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0.386cm"/>
    </style:style>
    <style:style style:name="co8" style:family="table-column">
      <style:table-column-properties fo:break-before="auto" style:column-width="5.114cm"/>
    </style:style>
    <style:style style:name="co9" style:family="table-column">
      <style:table-column-properties fo:break-before="auto" style:column-width="2.127cm"/>
    </style:style>
    <style:style style:name="co10" style:family="table-column">
      <style:table-column-properties fo:break-before="auto" style:column-width="0.275cm"/>
    </style:style>
    <style:style style:name="co11" style:family="table-column">
      <style:table-column-properties fo:break-before="auto" style:column-width="4.89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3.896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4.367cm"/>
    </style:style>
    <style:style style:name="co19" style:family="table-column">
      <style:table-column-properties fo:break-before="auto" style:column-width="4.001cm"/>
    </style:style>
    <style:style style:name="co20" style:family="table-column">
      <style:table-column-properties fo:break-before="auto" style:column-width="2.875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3.399cm"/>
    </style:style>
    <style:style style:name="co23" style:family="table-column">
      <style:table-column-properties fo:break-before="auto" style:column-width="3.124cm"/>
    </style:style>
    <style:style style:name="co24" style:family="table-column">
      <style:table-column-properties fo:break-before="auto" style:column-width="4.008cm"/>
    </style:style>
    <style:style style:name="co25" style:family="table-column">
      <style:table-column-properties fo:break-before="auto" style:column-width="3.925cm"/>
    </style:style>
    <style:style style:name="co26" style:family="table-column">
      <style:table-column-properties fo:break-before="auto" style:column-width="12.55cm"/>
    </style:style>
    <style:style style:name="co27" style:family="table-column">
      <style:table-column-properties fo:break-before="auto" style:column-width="1cm"/>
    </style:style>
    <style:style style:name="co28" style:family="table-column">
      <style:table-column-properties fo:break-before="auto" style:column-width="0.938cm"/>
    </style:style>
    <style:style style:name="co29" style:family="table-column">
      <style:table-column-properties fo:break-before="auto" style:column-width="1.05cm"/>
    </style:style>
    <style:style style:name="co30" style:family="table-column">
      <style:table-column-properties fo:break-before="auto" style:column-width="1.055cm"/>
    </style:style>
    <style:style style:name="co31" style:family="table-column">
      <style:table-column-properties fo:break-before="auto" style:column-width="1.249cm"/>
    </style:style>
    <style:style style:name="co32" style:family="table-column">
      <style:table-column-properties fo:break-before="auto" style:column-width="2.404cm"/>
    </style:style>
    <style:style style:name="co33" style:family="table-column">
      <style:table-column-properties fo:break-before="auto" style:column-width="1.99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2.321cm"/>
    </style:style>
    <style:style style:name="co36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2.238cm"/>
    </style:style>
    <style:style style:name="co38" style:family="table-column">
      <style:table-column-properties fo:break-before="auto" style:column-width="0.303cm"/>
    </style:style>
    <style:style style:name="co39" style:family="table-column">
      <style:table-column-properties fo:break-before="auto" style:column-width="2.764cm"/>
    </style:style>
    <style:style style:name="co40" style:family="table-column">
      <style:table-column-properties fo:break-before="auto" style:column-width="2.902cm"/>
    </style:style>
    <style:style style:name="co41" style:family="table-column">
      <style:table-column-properties fo:break-before="auto" style:column-width="1.603cm"/>
    </style:style>
    <style:style style:name="co42" style:family="table-column">
      <style:table-column-properties fo:break-before="auto" style:column-width="2.018cm"/>
    </style:style>
    <style:style style:name="co43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2.847cm"/>
    </style:style>
    <style:style style:name="co45" style:family="table-column">
      <style:table-column-properties fo:break-before="auto" style:column-width="1.6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2.237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" style:family="table-cell" style:parent-style-name="Default">
      <style:table-cell-properties fo:border="none" style:vertical-align="middl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6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padding="0.071cm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36" style:family="table-cell" style:parent-style-name="Default">
      <style:table-cell-properties fo:background-color="#999999" fo:border="none" fo:padding="0.071cm"/>
      <style:text-properties fo:color="#999999"/>
    </style:style>
    <style:style style:name="ce37" style:family="table-cell" style:parent-style-name="Default">
      <style:table-cell-properties fo:background-color="#999999" fo:border="none" fo:padding="0.071cm"/>
      <style:text-properties fo:color="#ffffff"/>
    </style:style>
    <style:style style:name="ce38" style:family="table-cell" style:parent-style-name="Default">
      <style:table-cell-properties fo:background-color="#999999" fo:padding="0.071cm"/>
      <style:text-properties fo:color="#999999"/>
    </style:style>
    <style:style style:name="ce39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0" style:family="table-cell" style:parent-style-name="Default">
      <style:table-cell-properties fo:background-color="#999999" fo:border="none"/>
      <style:text-properties fo:color="#999999"/>
    </style:style>
    <style:style style:name="ce41" style:family="table-cell" style:parent-style-name="Default">
      <style:table-cell-properties fo:background-color="#999999" fo:border="none"/>
      <style:text-properties fo:color="#ffffff"/>
    </style:style>
    <style:style style:name="ce42" style:family="table-cell" style:parent-style-name="Default">
      <style:table-cell-properties fo:background-color="#999999"/>
      <style:text-properties fo:color="#999999"/>
    </style:style>
    <style:style style:name="ce43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45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48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50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1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52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54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5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58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="none"/>
    </style:style>
    <style:style style:name="ce61" style:family="table-cell" style:parent-style-name="Default" style:data-style-name="N3">
      <style:table-cell-properties fo:border="none"/>
      <style:text-properties fo:color="#ffffff"/>
    </style:style>
    <style:style style:name="ce62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20_5f_5f_5f__5f_5f_5f_28_5f_5f_5f_user_5f_5f_5f_29_5f_5f_5f_" style:base-cell-address="'Activities &amp; Employment'.L3"/>
    </style:style>
    <style:style style:name="ce63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20_5f_5f_5f__5f_5f_5f_28_5f_5f_5f_user_5f_5f_5f_29_5f_5f_5f_" style:base-cell-address="'Activities &amp; Employment'.L3"/>
    </style:style>
    <style:style style:name="ce64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6pt solid #000000" style:vertical-align="middle"/>
    </style:style>
    <style:style style:name="ce68" style:family="table-cell" style:parent-style-name="Default" style:data-style-name="N3">
      <style:table-cell-properties fo:background-color="#dddddd" fo:border="0.06pt solid #000000" fo:padding="0.071cm"/>
    </style:style>
    <style:style style:name="ce69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70" style:family="table-cell" style:parent-style-name="Default">
      <style:table-cell-properties fo:background-color="#dddddd" fo:border="0.06pt solid #000000" fo:padding="0.071cm"/>
    </style:style>
    <style:style style:name="ce71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4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76" style:family="table-cell" style:parent-style-name="Default" style:data-style-name="N11">
      <style:table-cell-properties fo:background-color="#dddddd" fo:border="0.06pt solid #000000"/>
    </style:style>
    <style:style style:name="ce77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9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80" style:family="table-cell" style:parent-style-name="Default" style:data-style-name="N3">
      <style:table-cell-properties fo:background-color="#dddddd" fo:border="0.06pt solid #000000"/>
    </style:style>
    <style:style style:name="ce81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82" style:family="table-cell" style:parent-style-name="Default">
      <style:table-cell-properties fo:background-color="#dddddd" fo:border="0.06pt solid #000000"/>
      <style:text-properties fo:color="#000000"/>
    </style:style>
    <style:style style:name="ce83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85" style:family="table-cell" style:parent-style-name="Default">
      <style:table-cell-properties fo:background-color="#dddddd" fo:border="0.06pt solid #000000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#dddddd" fo:border="0.06pt solid #000000"/>
    </style:style>
    <style:style style:name="ce89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90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91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ddddd" fo:wrap-option="wrap" fo:border="0.06pt solid #000000" style:vertical-align="middle"/>
    </style:style>
    <style:style style:name="ce96" style:family="table-cell" style:parent-style-name="Default">
      <style:table-cell-properties fo:background-color="#dddddd" fo:border="0.06pt solid #000000"/>
      <style:text-properties fo:color="#ffffff"/>
    </style:style>
    <style:style style:name="ce97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wrap-option="wrap" style:vertical-align="middle"/>
    </style:style>
    <style:style style:name="ce99" style:family="table-cell" style:parent-style-name="Default">
      <style:table-cell-properties fo:border="none"/>
      <style:text-properties fo: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5"/>
          <table:table-cell office:value-type="string" calcext:value-type="string">
            <text:p>maxEffectValue</text:p>
          </table:table-cell>
          <table:table-cell office:value-type="string" calcext:value-type="string">
            <text:p>higherValue</text:p>
          </table:table-cell>
          <table:table-cell office:value-type="string" calcext:value-type="string">
            <text:p>lowerValue</text:p>
          </table:table-cell>
          <table:table-cell/>
          <table:table-cell office:value-type="string" calcext:value-type="string">
            <text:p>GetMaxPercentFromLowDiff</text:p>
          </table:table-cell>
          <table:table-cell office:value-type="string" calcext:value-type="string">
            <text:p>LimitEffect</text:p>
          </table:table-cell>
          <table:table-cell/>
          <table:table-cell office:value-type="string" calcext:value-type="string">
            <text:p>GetMaxPercentFromHighDiff</text:p>
          </table:table-cell>
          <table:table-cell office:value-type="string" calcext:value-type="string">
            <text:p>LimitEffect</text:p>
          </table:table-cell>
        </table:table-row>
        <table:table-row table:style-name="ro1">
          <table:table-cell office:value-type="string" calcext:value-type="string">
            <text:p>baseDeathRatio = 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formula="of:=[.F4]*([.H4]/[.G4])" office:value-type="string" office:string-value="" calcext:value-type="error">
            <text:p>#DIV/0 !</text:p>
          </table:table-cell>
          <table:table-cell table:formula="of:=[.F4]*[.J4]/([.F4]+1)" office:value-type="string" office:string-value="" calcext:value-type="error">
            <text:p>#DIV/0 !</text:p>
          </table:table-cell>
          <table:table-cell/>
          <table:table-cell table:formula="of:=[.F4]*(100-([.H4]/[.G4]*100))/100" office:value-type="string" office:string-value="" calcext:value-type="error">
            <text:p>#DIV/0 !</text:p>
          </table:table-cell>
          <table:table-cell table:formula="of:=[.F4]*[.M4]/([.F4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</text:p>
          </table:table-cell>
          <table:table-cell table:formula="of:=100-[.B4]" office:value-type="float" office:value="60" calcext:value-type="float">
            <text:p>60</text:p>
          </table:table-cell>
          <table:table-cell table:number-columns-repeated="3"/>
          <table:table-cell table:formula="of:=IF([.C7]&gt;[.C8];[.B5];[.B6])" office:value-type="float" office:value="60" calcext:value-type="float">
            <text:p>60</text:p>
          </table:table-cell>
          <table:table-cell table:formula="of:=IF([.C7]&gt;[.C8];[.C7];[.C8])" office:value-type="float" office:value="160" calcext:value-type="float">
            <text:p>160</text:p>
          </table:table-cell>
          <table:table-cell table:formula="of:=IF([.C7]&gt;[.C8];[.C8];[.C7])" office:value-type="float" office:value="40" calcext:value-type="float">
            <text:p>40</text:p>
          </table:table-cell>
          <table:table-cell/>
          <table:table-cell table:formula="of:=[.F5]*([.H5]/[.G5])" office:value-type="float" office:value="15" calcext:value-type="float">
            <text:p>15,00</text:p>
          </table:table-cell>
          <table:table-cell table:formula="of:=[.F5]*[.J5]/([.F5]+1)" office:value-type="float" office:value="14.7540983606557" calcext:value-type="float">
            <text:p>14,75</text:p>
          </table:table-cell>
          <table:table-cell/>
          <table:table-cell table:formula="of:=[.F5]*(100-([.H5]/[.G5]*100))/100" office:value-type="float" office:value="45" calcext:value-type="float">
            <text:p>45,00</text:p>
          </table:table-cell>
          <table:table-cell table:formula="of:=[.F5]*[.M5]/([.F5]+1)" office:value-type="float" office:value="44.2622950819672" calcext:value-type="float">
            <text:p>44,26</text:p>
          </table:table-cell>
        </table:table-row>
        <table:table-row table:style-name="ro1">
          <table:table-cell office:value-type="string" calcext:value-type="string">
            <text:p>maxDefenseBonus = </text:p>
          </table:table-cell>
          <table:table-cell table:formula="of:=[.B4]" office:value-type="float" office:value="40" calcext:value-type="float">
            <text:p>40</text:p>
          </table:table-cell>
          <table:table-cell table:number-columns-repeated="3"/>
          <table:table-cell table:formula="of:=IF([.D7]&gt;[.D8];[.B5];[.B6])" office:value-type="float" office:value="60" calcext:value-type="float">
            <text:p>60</text:p>
          </table:table-cell>
          <table:table-cell table:formula="of:=IF([.D7]&gt;[.D8];[.D7];[.D8])" office:value-type="float" office:value="140" calcext:value-type="float">
            <text:p>140</text:p>
          </table:table-cell>
          <table:table-cell table:formula="of:=IF([.D7]&gt;[.D8];[.D8];[.D7])" office:value-type="float" office:value="60" calcext:value-type="float">
            <text:p>60</text:p>
          </table:table-cell>
          <table:table-cell/>
          <table:table-cell table:formula="of:=[.F6]*([.H6]/[.G6])" office:value-type="float" office:value="25.7142857142857" calcext:value-type="float">
            <text:p>25,71</text:p>
          </table:table-cell>
          <table:table-cell table:formula="of:=[.F6]*[.J6]/([.F6]+1)" office:value-type="float" office:value="25.2927400468384" calcext:value-type="float">
            <text:p>25,29</text:p>
          </table:table-cell>
          <table:table-cell/>
          <table:table-cell table:formula="of:=[.F6]*(100-([.H6]/[.G6]*100))/100" office:value-type="float" office:value="34.2857142857143" calcext:value-type="float">
            <text:p>34,29</text:p>
          </table:table-cell>
          <table:table-cell table:formula="of:=[.F6]*[.M6]/([.F6]+1)" office:value-type="float" office:value="33.7236533957845" calcext:value-type="float">
            <text:p>33,72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office:value-type="float" office:value="100" calcext:value-type="float">
            <text:p>100</text:p>
          </table:table-cell>
          <table:table-cell table:formula="of:=[.B5]+[.B7]" office:value-type="float" office:value="160" calcext:value-type="float">
            <text:p>160</text:p>
          </table:table-cell>
          <table:table-cell table:formula="of:=[.B6]+[.B7]" office:value-type="float" office:value="140" calcext:value-type="float">
            <text:p>140</text:p>
          </table:table-cell>
          <table:table-cell table:number-columns-repeated="5"/>
          <table:table-cell table:formula="of:=[.F7]*([.H7]/[.G7])" office:value-type="string" office:string-value="" calcext:value-type="error">
            <text:p>#DIV/0 !</text:p>
          </table:table-cell>
          <table:table-cell table:formula="of:=[.F7]*[.J7]/([.F7]+1)" office:value-type="string" office:string-value="" calcext:value-type="error">
            <text:p>#DIV/0 !</text:p>
          </table:table-cell>
          <table:table-cell/>
          <table:table-cell table:formula="of:=[.F7]*(100-([.H7]/[.G7]*100))/100" office:value-type="string" office:string-value="" calcext:value-type="error">
            <text:p>#DIV/0 !</text:p>
          </table:table-cell>
          <table:table-cell table:formula="of:=[.F7]*[.M7]/([.F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rmorValue =</text:p>
          </table:table-cell>
          <table:table-cell office:value-type="float" office:value="0" calcext:value-type="float">
            <text:p>0</text:p>
          </table:table-cell>
          <table:table-cell table:formula="of:=[.B6]+[.B8]" office:value-type="float" office:value="40" calcext:value-type="float">
            <text:p>40</text:p>
          </table:table-cell>
          <table:table-cell table:formula="of:=[.B5]+[.B8]" office:value-type="float" office:value="60" calcext:value-type="float">
            <text:p>60</text:p>
          </table:table-cell>
          <table:table-cell table:number-columns-repeated="5"/>
          <table:table-cell table:formula="of:=[.F8]*([.H8]/[.G8])" office:value-type="string" office:string-value="" calcext:value-type="error">
            <text:p>#DIV/0 !</text:p>
          </table:table-cell>
          <table:table-cell table:formula="of:=[.F8]*[.J8]/([.F8]+1)" office:value-type="string" office:string-value="" calcext:value-type="error">
            <text:p>#DIV/0 !</text:p>
          </table:table-cell>
          <table:table-cell/>
          <table:table-cell table:formula="of:=[.F8]*(100-([.H8]/[.G8]*100))/100" office:value-type="string" office:string-value="" calcext:value-type="error">
            <text:p>#DIV/0 !</text:p>
          </table:table-cell>
          <table:table-cell table:formula="of:=[.F8]*[.M8]/([.F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]*([.H9]/[.G9])" office:value-type="string" office:string-value="" calcext:value-type="error">
            <text:p>#DIV/0 !</text:p>
          </table:table-cell>
          <table:table-cell table:formula="of:=[.F9]*[.J9]/([.F9]+1)" office:value-type="string" office:string-value="" calcext:value-type="error">
            <text:p>#DIV/0 !</text:p>
          </table:table-cell>
          <table:table-cell/>
          <table:table-cell table:formula="of:=[.F9]*(100-([.H9]/[.G9]*100))/100" office:value-type="string" office:string-value="" calcext:value-type="error">
            <text:p>#DIV/0 !</text:p>
          </table:table-cell>
          <table:table-cell table:formula="of:=[.F9]*[.M9]/([.F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eathRatio =</text:p>
          </table:table-cell>
          <table:table-cell/>
          <table:table-cell table:formula="of:=IF([.C7]&gt;[.C8];[.B4]+[.N5];[.B4]-[.N5])" office:value-type="float" office:value="84.2622950819672" calcext:value-type="float">
            <text:p>84,26</text:p>
          </table:table-cell>
          <table:table-cell table:formula="of:=IF([.D7]&gt;[.D8];[.B4]+[.N6];[.B4]-[.N6])" office:value-type="float" office:value="73.7236533957845" calcext:value-type="float">
            <text:p>73,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[.F10]*([.H10]/[.G10])" office:value-type="float" office:value="50" calcext:value-type="float">
            <text:p>50,00</text:p>
          </table:table-cell>
          <table:table-cell table:formula="of:=[.F10]*[.J10]/([.F10]+1)" office:value-type="float" office:value="49.0196078431373" calcext:value-type="float">
            <text:p>49,02</text:p>
          </table:table-cell>
          <table:table-cell/>
          <table:table-cell table:formula="of:=[.F10]*(100-([.H10]/[.G10]*100))/100" office:value-type="float" office:value="0" calcext:value-type="float">
            <text:p>0,00</text:p>
          </table:table-cell>
          <table:table-cell table:formula="of:=[.F10]*[.M10]/([.F10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*([.H11]/[.G11])" office:value-type="float" office:value="33.3333333333333" calcext:value-type="float">
            <text:p>33,33</text:p>
          </table:table-cell>
          <table:table-cell table:formula="of:=[.F11]*[.J11]/([.F11]+1)" office:value-type="float" office:value="32.6797385620915" calcext:value-type="float">
            <text:p>32,68</text:p>
          </table:table-cell>
          <table:table-cell/>
          <table:table-cell table:formula="of:=[.F11]*(100-([.H11]/[.G11]*100))/100" office:value-type="float" office:value="16.6666666666667" calcext:value-type="float">
            <text:p>16,67</text:p>
          </table:table-cell>
          <table:table-cell table:formula="of:=[.F11]*[.M11]/([.F11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2]*([.H12]/[.G12])" office:value-type="float" office:value="21.4285714285714" calcext:value-type="float">
            <text:p>21,43</text:p>
          </table:table-cell>
          <table:table-cell table:formula="of:=[.F12]*[.J12]/([.F12]+1)" office:value-type="float" office:value="21.0084033613445" calcext:value-type="float">
            <text:p>21,01</text:p>
          </table:table-cell>
          <table:table-cell/>
          <table:table-cell table:formula="of:=[.F12]*(100-([.H12]/[.G12]*100))/100" office:value-type="float" office:value="28.5714285714286" calcext:value-type="float">
            <text:p>28,57</text:p>
          </table:table-cell>
          <table:table-cell table:formula="of:=[.F12]*[.M12]/([.F12]+1)" office:value-type="float" office:value="28.0112044817927" calcext:value-type="float">
            <text:p>28,0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13]*([.H13]/[.G13])" office:value-type="float" office:value="12.5" calcext:value-type="float">
            <text:p>12,50</text:p>
          </table:table-cell>
          <table:table-cell table:formula="of:=[.F13]*[.J13]/([.F13]+1)" office:value-type="float" office:value="12.2549019607843" calcext:value-type="float">
            <text:p>12,25</text:p>
          </table:table-cell>
          <table:table-cell/>
          <table:table-cell table:formula="of:=[.F13]*(100-([.H13]/[.G13]*100))/100" office:value-type="float" office:value="37.5" calcext:value-type="float">
            <text:p>37,50</text:p>
          </table:table-cell>
          <table:table-cell table:formula="of:=[.F13]*[.M13]/([.F13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4]*([.H14]/[.G14])" office:value-type="float" office:value="5.55555555555556" calcext:value-type="float">
            <text:p>5,56</text:p>
          </table:table-cell>
          <table:table-cell table:formula="of:=[.F14]*[.J14]/([.F14]+1)" office:value-type="float" office:value="5.44662309368192" calcext:value-type="float">
            <text:p>5,45</text:p>
          </table:table-cell>
          <table:table-cell/>
          <table:table-cell table:formula="of:=[.F14]*(100-([.H14]/[.G14]*100))/100" office:value-type="float" office:value="44.4444444444444" calcext:value-type="float">
            <text:p>44,44</text:p>
          </table:table-cell>
          <table:table-cell table:formula="of:=[.F14]*[.M14]/([.F14]+1)" office:value-type="float" office:value="43.5729847494553" calcext:value-type="float">
            <text:p>43,5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5]*([.H15]/[.G15])" office:value-type="float" office:value="0" calcext:value-type="float">
            <text:p>0,00</text:p>
          </table:table-cell>
          <table:table-cell table:formula="of:=[.F15]*[.J15]/([.F15]+1)" office:value-type="float" office:value="0" calcext:value-type="float">
            <text:p>0,00</text:p>
          </table:table-cell>
          <table:table-cell/>
          <table:table-cell table:formula="of:=[.F15]*(100-([.H15]/[.G15]*100))/100" office:value-type="float" office:value="50" calcext:value-type="float">
            <text:p>50,00</text:p>
          </table:table-cell>
          <table:table-cell table:formula="of:=[.F15]*[.M15]/([.F15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6]*([.H16]/[.G16])" office:value-type="float" office:value="45.4545454545455" calcext:value-type="float">
            <text:p>45,45</text:p>
          </table:table-cell>
          <table:table-cell table:formula="of:=[.F16]*[.J16]/([.F16]+1)" office:value-type="float" office:value="44.5632798573975" calcext:value-type="float">
            <text:p>44,56</text:p>
          </table:table-cell>
          <table:table-cell/>
          <table:table-cell table:formula="of:=[.F16]*(100-([.H16]/[.G16]*100))/100" office:value-type="float" office:value="4.54545454545455" calcext:value-type="float">
            <text:p>4,55</text:p>
          </table:table-cell>
          <table:table-cell table:formula="of:=[.F16]*[.M16]/([.F16]+1)" office:value-type="float" office:value="4.45632798573975" calcext:value-type="float">
            <text:p>4,4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17]*([.H17]/[.G17])" office:value-type="string" office:string-value="" calcext:value-type="error">
            <text:p>#DIV/0 !</text:p>
          </table:table-cell>
          <table:table-cell table:formula="of:=[.F17]*[.J17]/([.F17]+1)" office:value-type="string" office:string-value="" calcext:value-type="error">
            <text:p>#DIV/0 !</text:p>
          </table:table-cell>
          <table:table-cell/>
          <table:table-cell table:formula="of:=[.F17]*(100-([.H17]/[.G17]*100))/100" office:value-type="string" office:string-value="" calcext:value-type="error">
            <text:p>#DIV/0 !</text:p>
          </table:table-cell>
          <table:table-cell table:formula="of:=[.F17]*[.M17]/([.F1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8]*([.H18]/[.G18])" office:value-type="float" office:value="33.3333333333333" calcext:value-type="float">
            <text:p>33,33</text:p>
          </table:table-cell>
          <table:table-cell table:formula="of:=[.F18]*[.J18]/([.F18]+1)" office:value-type="float" office:value="32.6797385620915" calcext:value-type="float">
            <text:p>32,68</text:p>
          </table:table-cell>
          <table:table-cell/>
          <table:table-cell table:formula="of:=[.F18]*(100-([.H18]/[.G18]*100))/100" office:value-type="float" office:value="16.6666666666667" calcext:value-type="float">
            <text:p>16,67</text:p>
          </table:table-cell>
          <table:table-cell table:formula="of:=[.F18]*[.M18]/([.F18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F19]*([.H19]/[.G19])" office:value-type="float" office:value="34.375" calcext:value-type="float">
            <text:p>34,38</text:p>
          </table:table-cell>
          <table:table-cell table:formula="of:=[.F19]*[.J19]/([.F19]+1)" office:value-type="float" office:value="33.7009803921569" calcext:value-type="float">
            <text:p>33,70</text:p>
          </table:table-cell>
          <table:table-cell/>
          <table:table-cell table:formula="of:=[.F19]*(100-([.H19]/[.G19]*100))/100" office:value-type="float" office:value="15.625" calcext:value-type="float">
            <text:p>15,63</text:p>
          </table:table-cell>
          <table:table-cell table:formula="of:=[.F19]*[.M19]/([.F19]+1)" office:value-type="float" office:value="15.3186274509804" calcext:value-type="float">
            <text:p>15,3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20]*([.H20]/[.G20])" office:value-type="float" office:value="35.2941176470588" calcext:value-type="float">
            <text:p>35,29</text:p>
          </table:table-cell>
          <table:table-cell table:formula="of:=[.F20]*[.J20]/([.F20]+1)" office:value-type="float" office:value="34.6020761245675" calcext:value-type="float">
            <text:p>34,60</text:p>
          </table:table-cell>
          <table:table-cell/>
          <table:table-cell table:formula="of:=[.F20]*(100-([.H20]/[.G20]*100))/100" office:value-type="float" office:value="14.7058823529412" calcext:value-type="float">
            <text:p>14,71</text:p>
          </table:table-cell>
          <table:table-cell table:formula="of:=[.F20]*[.M20]/([.F20]+1)" office:value-type="float" office:value="14.4175317185698" calcext:value-type="float">
            <text:p>14,4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21]*([.H21]/[.G21])" office:value-type="float" office:value="36.1111111111111" calcext:value-type="float">
            <text:p>36,11</text:p>
          </table:table-cell>
          <table:table-cell table:formula="of:=[.F21]*[.J21]/([.F21]+1)" office:value-type="float" office:value="35.4030501089325" calcext:value-type="float">
            <text:p>35,40</text:p>
          </table:table-cell>
          <table:table-cell/>
          <table:table-cell table:formula="of:=[.F21]*(100-([.H21]/[.G21]*100))/100" office:value-type="float" office:value="13.8888888888889" calcext:value-type="float">
            <text:p>13,89</text:p>
          </table:table-cell>
          <table:table-cell table:formula="of:=[.F21]*[.M21]/([.F21]+1)" office:value-type="float" office:value="13.6165577342048" calcext:value-type="float">
            <text:p>13,6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22]*([.H22]/[.G22])" office:value-type="float" office:value="36.8421052631579" calcext:value-type="float">
            <text:p>36,84</text:p>
          </table:table-cell>
          <table:table-cell table:formula="of:=[.F22]*[.J22]/([.F22]+1)" office:value-type="float" office:value="36.1197110423117" calcext:value-type="float">
            <text:p>36,12</text:p>
          </table:table-cell>
          <table:table-cell/>
          <table:table-cell table:formula="of:=[.F22]*(100-([.H22]/[.G22]*100))/100" office:value-type="float" office:value="13.1578947368421" calcext:value-type="float">
            <text:p>13,16</text:p>
          </table:table-cell>
          <table:table-cell table:formula="of:=[.F22]*[.M22]/([.F22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23]*([.H23]/[.G23])" office:value-type="float" office:value="37.5" calcext:value-type="float">
            <text:p>37,50</text:p>
          </table:table-cell>
          <table:table-cell table:formula="of:=[.F23]*[.J23]/([.F23]+1)" office:value-type="float" office:value="36.7647058823529" calcext:value-type="float">
            <text:p>36,76</text:p>
          </table:table-cell>
          <table:table-cell/>
          <table:table-cell table:formula="of:=[.F23]*(100-([.H23]/[.G23]*100))/100" office:value-type="float" office:value="12.5" calcext:value-type="float">
            <text:p>12,50</text:p>
          </table:table-cell>
          <table:table-cell table:formula="of:=[.F23]*[.M23]/([.F2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4]*([.H24]/[.G24])" office:value-type="float" office:value="42.1052631578947" calcext:value-type="float">
            <text:p>42,11</text:p>
          </table:table-cell>
          <table:table-cell table:formula="of:=[.F24]*[.J24]/([.F24]+1)" office:value-type="float" office:value="41.2796697626419" calcext:value-type="float">
            <text:p>41,28</text:p>
          </table:table-cell>
          <table:table-cell/>
          <table:table-cell table:formula="of:=[.F24]*(100-([.H24]/[.G24]*100))/100" office:value-type="float" office:value="7.89473684210527" calcext:value-type="float">
            <text:p>7,89</text:p>
          </table:table-cell>
          <table:table-cell table:formula="of:=[.F24]*[.M24]/([.F24]+1)" office:value-type="float" office:value="7.73993808049536" calcext:value-type="float">
            <text:p>7,7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F25]*([.H25]/[.G25])" office:value-type="float" office:value="47.2222222222222" calcext:value-type="float">
            <text:p>47,22</text:p>
          </table:table-cell>
          <table:table-cell table:formula="of:=[.F25]*[.J25]/([.F25]+1)" office:value-type="float" office:value="46.2962962962963" calcext:value-type="float">
            <text:p>46,30</text:p>
          </table:table-cell>
          <table:table-cell/>
          <table:table-cell table:formula="of:=[.F25]*(100-([.H25]/[.G25]*100))/100" office:value-type="float" office:value="2.77777777777778" calcext:value-type="float">
            <text:p>2,78</text:p>
          </table:table-cell>
          <table:table-cell table:formula="of:=[.F25]*[.M25]/([.F25]+1)" office:value-type="float" office:value="2.72331154684096" calcext:value-type="float">
            <text:p>2,7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26]*([.H26]/[.G26])" office:value-type="string" office:string-value="" calcext:value-type="error">
            <text:p>#DIV/0 !</text:p>
          </table:table-cell>
          <table:table-cell table:formula="of:=[.F26]*[.J26]/([.F26]+1)" office:value-type="string" office:string-value="" calcext:value-type="error">
            <text:p>#DIV/0 !</text:p>
          </table:table-cell>
          <table:table-cell/>
          <table:table-cell table:formula="of:=[.F26]*(100-([.H26]/[.G26]*100))/100" office:value-type="string" office:string-value="" calcext:value-type="error">
            <text:p>#DIV/0 !</text:p>
          </table:table-cell>
          <table:table-cell table:formula="of:=[.F26]*[.M26]/([.F2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F27]*([.H27]/[.G27])" office:value-type="float" office:value="59.375" calcext:value-type="float">
            <text:p>59,38</text:p>
          </table:table-cell>
          <table:table-cell table:formula="of:=[.F27]*[.J27]/([.F27]+1)" office:value-type="float" office:value="58.2107843137255" calcext:value-type="float">
            <text:p>58,21</text:p>
          </table:table-cell>
          <table:table-cell/>
          <table:table-cell table:formula="of:=[.F27]*(100-([.H27]/[.G27]*100))/100" office:value-type="float" office:value="-9.375" calcext:value-type="float">
            <text:p>-9,38</text:p>
          </table:table-cell>
          <table:table-cell table:formula="of:=[.F27]*[.M27]/([.F27]+1)" office:value-type="float" office:value="-9.19117647058824" calcext:value-type="float">
            <text:p>-9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F28]*([.H28]/[.G28])" office:value-type="float" office:value="61.3333333333333" calcext:value-type="float">
            <text:p>61,33</text:p>
          </table:table-cell>
          <table:table-cell table:formula="of:=[.F28]*[.J28]/([.F28]+1)" office:value-type="float" office:value="60.1307189542484" calcext:value-type="float">
            <text:p>60,13</text:p>
          </table:table-cell>
          <table:table-cell/>
          <table:table-cell table:formula="of:=[.F28]*(100-([.H28]/[.G28]*100))/100" office:value-type="float" office:value="-11.3333333333333" calcext:value-type="float">
            <text:p>-11,33</text:p>
          </table:table-cell>
          <table:table-cell table:formula="of:=[.F28]*[.M28]/([.F28]+1)" office:value-type="float" office:value="-11.1111111111111" calcext:value-type="float">
            <text:p>-11,1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F29]*([.H29]/[.G29])" office:value-type="float" office:value="63.5714285714286" calcext:value-type="float">
            <text:p>63,57</text:p>
          </table:table-cell>
          <table:table-cell table:formula="of:=[.F29]*[.J29]/([.F29]+1)" office:value-type="float" office:value="62.3249299719888" calcext:value-type="float">
            <text:p>62,32</text:p>
          </table:table-cell>
          <table:table-cell/>
          <table:table-cell table:formula="of:=[.F29]*(100-([.H29]/[.G29]*100))/100" office:value-type="float" office:value="-13.5714285714286" calcext:value-type="float">
            <text:p>-13,57</text:p>
          </table:table-cell>
          <table:table-cell table:formula="of:=[.F29]*[.M29]/([.F29]+1)" office:value-type="float" office:value="-13.3053221288515" calcext:value-type="float">
            <text:p>-13,3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F30]*([.H30]/[.G30])" office:value-type="float" office:value="66.1538461538462" calcext:value-type="float">
            <text:p>66,15</text:p>
          </table:table-cell>
          <table:table-cell table:formula="of:=[.F30]*[.J30]/([.F30]+1)" office:value-type="float" office:value="64.8567119155354" calcext:value-type="float">
            <text:p>64,86</text:p>
          </table:table-cell>
          <table:table-cell/>
          <table:table-cell table:formula="of:=[.F30]*(100-([.H30]/[.G30]*100))/100" office:value-type="float" office:value="-16.1538461538461" calcext:value-type="float">
            <text:p>-16,15</text:p>
          </table:table-cell>
          <table:table-cell table:formula="of:=[.F30]*[.M30]/([.F30]+1)" office:value-type="float" office:value="-15.8371040723982" calcext:value-type="float">
            <text:p>-15,8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F31]*([.H31]/[.G31])" office:value-type="float" office:value="69.1666666666667" calcext:value-type="float">
            <text:p>69,17</text:p>
          </table:table-cell>
          <table:table-cell table:formula="of:=[.F31]*[.J31]/([.F31]+1)" office:value-type="float" office:value="67.8104575163399" calcext:value-type="float">
            <text:p>67,81</text:p>
          </table:table-cell>
          <table:table-cell/>
          <table:table-cell table:formula="of:=[.F31]*(100-([.H31]/[.G31]*100))/100" office:value-type="float" office:value="-19.1666666666667" calcext:value-type="float">
            <text:p>-19,17</text:p>
          </table:table-cell>
          <table:table-cell table:formula="of:=[.F31]*[.M31]/([.F31]+1)" office:value-type="float" office:value="-18.7908496732026" calcext:value-type="float">
            <text:p>-18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32]*([.H32]/[.G32])" office:value-type="float" office:value="72.7272727272727" calcext:value-type="float">
            <text:p>72,73</text:p>
          </table:table-cell>
          <table:table-cell table:formula="of:=[.F32]*[.J32]/([.F32]+1)" office:value-type="float" office:value="71.301247771836" calcext:value-type="float">
            <text:p>71,30</text:p>
          </table:table-cell>
          <table:table-cell/>
          <table:table-cell table:formula="of:=[.F32]*(100-([.H32]/[.G32]*100))/100" office:value-type="float" office:value="-22.7272727272727" calcext:value-type="float">
            <text:p>-22,73</text:p>
          </table:table-cell>
          <table:table-cell table:formula="of:=[.F32]*[.M32]/([.F32]+1)" office:value-type="float" office:value="-22.2816399286988" calcext:value-type="float">
            <text:p>-22,2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F33]*([.H33]/[.G33])" office:value-type="float" office:value="77" calcext:value-type="float">
            <text:p>77,00</text:p>
          </table:table-cell>
          <table:table-cell table:formula="of:=[.F33]*[.J33]/([.F33]+1)" office:value-type="float" office:value="75.4901960784314" calcext:value-type="float">
            <text:p>75,49</text:p>
          </table:table-cell>
          <table:table-cell/>
          <table:table-cell table:formula="of:=[.F33]*(100-([.H33]/[.G33]*100))/100" office:value-type="float" office:value="-27" calcext:value-type="float">
            <text:p>-27,00</text:p>
          </table:table-cell>
          <table:table-cell table:formula="of:=[.F33]*[.M33]/([.F33]+1)" office:value-type="float" office:value="-26.4705882352941" calcext:value-type="float">
            <text:p>-26,4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34]*([.H34]/[.G34])" office:value-type="float" office:value="40.6593406593407" calcext:value-type="float">
            <text:p>40,66</text:p>
          </table:table-cell>
          <table:table-cell table:formula="of:=[.F34]*[.J34]/([.F34]+1)" office:value-type="float" office:value="39.8620986856281" calcext:value-type="float">
            <text:p>39,86</text:p>
          </table:table-cell>
          <table:table-cell/>
          <table:table-cell table:formula="of:=[.F34]*(100-([.H34]/[.G34]*100))/100" office:value-type="float" office:value="9.34065934065934" calcext:value-type="float">
            <text:p>9,34</text:p>
          </table:table-cell>
          <table:table-cell table:formula="of:=[.F34]*[.M34]/([.F34]+1)" office:value-type="float" office:value="9.15750915750916" calcext:value-type="float">
            <text:p>9,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5]*([.H35]/[.G35])" office:value-type="float" office:value="38.5869565217391" calcext:value-type="float">
            <text:p>38,59</text:p>
          </table:table-cell>
          <table:table-cell table:formula="of:=[.F35]*[.J35]/([.F35]+1)" office:value-type="float" office:value="37.8303495311168" calcext:value-type="float">
            <text:p>37,83</text:p>
          </table:table-cell>
          <table:table-cell/>
          <table:table-cell table:formula="of:=[.F35]*(100-([.H35]/[.G35]*100))/100" office:value-type="float" office:value="11.4130434782609" calcext:value-type="float">
            <text:p>11,41</text:p>
          </table:table-cell>
          <table:table-cell table:formula="of:=[.F35]*[.M35]/([.F35]+1)" office:value-type="float" office:value="11.1892583120205" calcext:value-type="float">
            <text:p>11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F36]*([.H36]/[.G36])" office:value-type="float" office:value="36.5591397849462" calcext:value-type="float">
            <text:p>36,56</text:p>
          </table:table-cell>
          <table:table-cell table:formula="of:=[.F36]*[.J36]/([.F36]+1)" office:value-type="float" office:value="35.84229390681" calcext:value-type="float">
            <text:p>35,84</text:p>
          </table:table-cell>
          <table:table-cell/>
          <table:table-cell table:formula="of:=[.F36]*(100-([.H36]/[.G36]*100))/100" office:value-type="float" office:value="13.4408602150538" calcext:value-type="float">
            <text:p>13,44</text:p>
          </table:table-cell>
          <table:table-cell table:formula="of:=[.F36]*[.M36]/([.F36]+1)" office:value-type="float" office:value="13.1773139363272" calcext:value-type="float">
            <text:p>13,1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F37]*([.H37]/[.G37])" office:value-type="float" office:value="36.7021276595745" calcext:value-type="float">
            <text:p>36,70</text:p>
          </table:table-cell>
          <table:table-cell table:formula="of:=[.F37]*[.J37]/([.F37]+1)" office:value-type="float" office:value="35.982478097622" calcext:value-type="float">
            <text:p>35,98</text:p>
          </table:table-cell>
          <table:table-cell/>
          <table:table-cell table:formula="of:=[.F37]*(100-([.H37]/[.G37]*100))/100" office:value-type="float" office:value="13.2978723404255" calcext:value-type="float">
            <text:p>13,30</text:p>
          </table:table-cell>
          <table:table-cell table:formula="of:=[.F37]*[.M37]/([.F37]+1)" office:value-type="float" office:value="13.0371297455152" calcext:value-type="float">
            <text:p>13,0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38]*([.H38]/[.G38])" office:value-type="float" office:value="36.8421052631579" calcext:value-type="float">
            <text:p>36,84</text:p>
          </table:table-cell>
          <table:table-cell table:formula="of:=[.F38]*[.J38]/([.F38]+1)" office:value-type="float" office:value="36.1197110423117" calcext:value-type="float">
            <text:p>36,12</text:p>
          </table:table-cell>
          <table:table-cell/>
          <table:table-cell table:formula="of:=[.F38]*(100-([.H38]/[.G38]*100))/100" office:value-type="float" office:value="13.1578947368421" calcext:value-type="float">
            <text:p>13,16</text:p>
          </table:table-cell>
          <table:table-cell table:formula="of:=[.F38]*[.M38]/([.F38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9]*([.H39]/[.G39])" office:value-type="float" office:value="36.9791666666667" calcext:value-type="float">
            <text:p>36,98</text:p>
          </table:table-cell>
          <table:table-cell table:formula="of:=[.F39]*[.J39]/([.F39]+1)" office:value-type="float" office:value="36.2540849673203" calcext:value-type="float">
            <text:p>36,25</text:p>
          </table:table-cell>
          <table:table-cell/>
          <table:table-cell table:formula="of:=[.F39]*(100-([.H39]/[.G39]*100))/100" office:value-type="float" office:value="13.0208333333333" calcext:value-type="float">
            <text:p>13,02</text:p>
          </table:table-cell>
          <table:table-cell table:formula="of:=[.F39]*[.M39]/([.F39]+1)" office:value-type="float" office:value="12.765522875817" calcext:value-type="float">
            <text:p>12,7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40]*([.H40]/[.G40])" office:value-type="float" office:value="37.1134020618557" calcext:value-type="float">
            <text:p>37,11</text:p>
          </table:table-cell>
          <table:table-cell table:formula="of:=[.F40]*[.J40]/([.F40]+1)" office:value-type="float" office:value="36.3856882959369" calcext:value-type="float">
            <text:p>36,39</text:p>
          </table:table-cell>
          <table:table-cell/>
          <table:table-cell table:formula="of:=[.F40]*(100-([.H40]/[.G40]*100))/100" office:value-type="float" office:value="12.8865979381443" calcext:value-type="float">
            <text:p>12,89</text:p>
          </table:table-cell>
          <table:table-cell table:formula="of:=[.F40]*[.M40]/([.F40]+1)" office:value-type="float" office:value="12.6339195472003" calcext:value-type="float">
            <text:p>12,6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F41]*([.H41]/[.G41])" office:value-type="float" office:value="37.2448979591837" calcext:value-type="float">
            <text:p>37,24</text:p>
          </table:table-cell>
          <table:table-cell table:formula="of:=[.F41]*[.J41]/([.F41]+1)" office:value-type="float" office:value="36.5146058423369" calcext:value-type="float">
            <text:p>36,51</text:p>
          </table:table-cell>
          <table:table-cell/>
          <table:table-cell table:formula="of:=[.F41]*(100-([.H41]/[.G41]*100))/100" office:value-type="float" office:value="12.7551020408163" calcext:value-type="float">
            <text:p>12,76</text:p>
          </table:table-cell>
          <table:table-cell table:formula="of:=[.F41]*[.M41]/([.F41]+1)" office:value-type="float" office:value="12.5050020008003" calcext:value-type="float">
            <text:p>12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42]*([.H42]/[.G42])" office:value-type="float" office:value="37.3737373737374" calcext:value-type="float">
            <text:p>37,37</text:p>
          </table:table-cell>
          <table:table-cell table:formula="of:=[.F42]*[.J42]/([.F42]+1)" office:value-type="float" office:value="36.6409189938602" calcext:value-type="float">
            <text:p>36,64</text:p>
          </table:table-cell>
          <table:table-cell/>
          <table:table-cell table:formula="of:=[.F42]*(100-([.H42]/[.G42]*100))/100" office:value-type="float" office:value="12.6262626262626" calcext:value-type="float">
            <text:p>12,63</text:p>
          </table:table-cell>
          <table:table-cell table:formula="of:=[.F42]*[.M42]/([.F42]+1)" office:value-type="float" office:value="12.3786888492771" calcext:value-type="float">
            <text:p>12,3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3]*([.H43]/[.G43])" office:value-type="float" office:value="37.5" calcext:value-type="float">
            <text:p>37,50</text:p>
          </table:table-cell>
          <table:table-cell table:formula="of:=[.F43]*[.J43]/([.F43]+1)" office:value-type="float" office:value="36.7647058823529" calcext:value-type="float">
            <text:p>36,76</text:p>
          </table:table-cell>
          <table:table-cell/>
          <table:table-cell table:formula="of:=[.F43]*(100-([.H43]/[.G43]*100))/100" office:value-type="float" office:value="12.5" calcext:value-type="float">
            <text:p>12,50</text:p>
          </table:table-cell>
          <table:table-cell table:formula="of:=[.F43]*[.M43]/([.F4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44]*([.H44]/[.G44])" office:value-type="float" office:value="25" calcext:value-type="float">
            <text:p>25,00</text:p>
          </table:table-cell>
          <table:table-cell table:formula="of:=[.F44]*[.J44]/([.F44]+1)" office:value-type="float" office:value="24.5098039215686" calcext:value-type="float">
            <text:p>24,51</text:p>
          </table:table-cell>
          <table:table-cell/>
          <table:table-cell table:formula="of:=[.F44]*(100-([.H44]/[.G44]*100))/100" office:value-type="float" office:value="25" calcext:value-type="float">
            <text:p>25,00</text:p>
          </table:table-cell>
          <table:table-cell table:formula="of:=[.F44]*[.M44]/([.F44]+1)" office:value-type="float" office:value="24.5098039215686" calcext:value-type="float">
            <text:p>24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45]*([.H45]/[.G45])" office:value-type="float" office:value="12.5" calcext:value-type="float">
            <text:p>12,50</text:p>
          </table:table-cell>
          <table:table-cell table:formula="of:=[.F45]*[.J45]/([.F45]+1)" office:value-type="float" office:value="12.2549019607843" calcext:value-type="float">
            <text:p>12,25</text:p>
          </table:table-cell>
          <table:table-cell/>
          <table:table-cell table:formula="of:=[.F45]*(100-([.H45]/[.G45]*100))/100" office:value-type="float" office:value="37.5" calcext:value-type="float">
            <text:p>37,50</text:p>
          </table:table-cell>
          <table:table-cell table:formula="of:=[.F45]*[.M45]/([.F45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6]*([.H46]/[.G46])" office:value-type="float" office:value="0" calcext:value-type="float">
            <text:p>0,00</text:p>
          </table:table-cell>
          <table:table-cell table:formula="of:=[.F46]*[.J46]/([.F46]+1)" office:value-type="float" office:value="0" calcext:value-type="float">
            <text:p>0,00</text:p>
          </table:table-cell>
          <table:table-cell/>
          <table:table-cell table:formula="of:=[.F46]*(100-([.H46]/[.G46]*100))/100" office:value-type="float" office:value="50" calcext:value-type="float">
            <text:p>50,00</text:p>
          </table:table-cell>
          <table:table-cell table:formula="of:=[.F46]*[.M46]/([.F46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9"/>
          <table:table-cell table:formula="of:=[.F47]*([.H47]/[.G47])" office:value-type="string" office:string-value="" calcext:value-type="error">
            <text:p>#DIV/0 !</text:p>
          </table:table-cell>
          <table:table-cell table:formula="of:=[.F47]*[.J47]/([.F47]+1)" office:value-type="string" office:string-value="" calcext:value-type="error">
            <text:p>#DIV/0 !</text:p>
          </table:table-cell>
          <table:table-cell/>
          <table:table-cell table:formula="of:=[.F47]*(100-([.H47]/[.G47]*100))/100" office:value-type="string" office:string-value="" calcext:value-type="error">
            <text:p>#DIV/0 !</text:p>
          </table:table-cell>
          <table:table-cell table:formula="of:=[.F47]*[.M47]/([.F4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8]*([.H48]/[.G48])" office:value-type="float" office:value="0" calcext:value-type="float">
            <text:p>0,00</text:p>
          </table:table-cell>
          <table:table-cell table:formula="of:=[.F48]*[.J48]/([.F48]+1)" office:value-type="float" office:value="0" calcext:value-type="float">
            <text:p>0,00</text:p>
          </table:table-cell>
          <table:table-cell/>
          <table:table-cell table:formula="of:=[.F48]*(100-([.H48]/[.G48]*100))/100" office:value-type="float" office:value="50" calcext:value-type="float">
            <text:p>50,00</text:p>
          </table:table-cell>
          <table:table-cell table:formula="of:=[.F48]*[.M48]/([.F48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49]*([.H49]/[.G49])" office:value-type="float" office:value="8" calcext:value-type="float">
            <text:p>8,00</text:p>
          </table:table-cell>
          <table:table-cell table:formula="of:=[.F49]*[.J49]/([.F49]+1)" office:value-type="float" office:value="7.84313725490196" calcext:value-type="float">
            <text:p>7,84</text:p>
          </table:table-cell>
          <table:table-cell/>
          <table:table-cell table:formula="of:=[.F49]*(100-([.H49]/[.G49]*100))/100" office:value-type="float" office:value="42" calcext:value-type="float">
            <text:p>42,00</text:p>
          </table:table-cell>
          <table:table-cell table:formula="of:=[.F49]*[.M49]/([.F49]+1)" office:value-type="float" office:value="41.1764705882353" calcext:value-type="float">
            <text:p>41,1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50]*([.H50]/[.G50])" office:value-type="float" office:value="16" calcext:value-type="float">
            <text:p>16,00</text:p>
          </table:table-cell>
          <table:table-cell table:formula="of:=[.F50]*[.J50]/([.F50]+1)" office:value-type="float" office:value="15.6862745098039" calcext:value-type="float">
            <text:p>15,69</text:p>
          </table:table-cell>
          <table:table-cell/>
          <table:table-cell table:formula="of:=[.F50]*(100-([.H50]/[.G50]*100))/100" office:value-type="float" office:value="34" calcext:value-type="float">
            <text:p>34,00</text:p>
          </table:table-cell>
          <table:table-cell table:formula="of:=[.F50]*[.M50]/([.F50]+1)" office:value-type="float" office:value="33.3333333333333" calcext:value-type="float">
            <text:p>33,3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51]*([.H51]/[.G51])" office:value-type="float" office:value="24" calcext:value-type="float">
            <text:p>24,00</text:p>
          </table:table-cell>
          <table:table-cell table:formula="of:=[.F51]*[.J51]/([.F51]+1)" office:value-type="float" office:value="23.5294117647059" calcext:value-type="float">
            <text:p>23,53</text:p>
          </table:table-cell>
          <table:table-cell/>
          <table:table-cell table:formula="of:=[.F51]*(100-([.H51]/[.G51]*100))/100" office:value-type="float" office:value="26" calcext:value-type="float">
            <text:p>26,00</text:p>
          </table:table-cell>
          <table:table-cell table:formula="of:=[.F51]*[.M51]/([.F51]+1)" office:value-type="float" office:value="25.4901960784314" calcext:value-type="float">
            <text:p>25,49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52]*([.H52]/[.G52])" office:value-type="float" office:value="32" calcext:value-type="float">
            <text:p>32,00</text:p>
          </table:table-cell>
          <table:table-cell table:formula="of:=[.F52]*[.J52]/([.F52]+1)" office:value-type="float" office:value="31.3725490196078" calcext:value-type="float">
            <text:p>31,37</text:p>
          </table:table-cell>
          <table:table-cell/>
          <table:table-cell table:formula="of:=[.F52]*(100-([.H52]/[.G52]*100))/100" office:value-type="float" office:value="18" calcext:value-type="float">
            <text:p>18,00</text:p>
          </table:table-cell>
          <table:table-cell table:formula="of:=[.F52]*[.M52]/([.F52]+1)" office:value-type="float" office:value="17.6470588235294" calcext:value-type="float">
            <text:p>17,6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53]*([.H53]/[.G53])" office:value-type="float" office:value="40" calcext:value-type="float">
            <text:p>40,00</text:p>
          </table:table-cell>
          <table:table-cell table:formula="of:=[.F53]*[.J53]/([.F53]+1)" office:value-type="float" office:value="39.2156862745098" calcext:value-type="float">
            <text:p>39,22</text:p>
          </table:table-cell>
          <table:table-cell/>
          <table:table-cell table:formula="of:=[.F53]*(100-([.H53]/[.G53]*100))/100" office:value-type="float" office:value="10" calcext:value-type="float">
            <text:p>10,00</text:p>
          </table:table-cell>
          <table:table-cell table:formula="of:=[.F53]*[.M53]/([.F53]+1)" office:value-type="float" office:value="9.80392156862745" calcext:value-type="float">
            <text:p>9,8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F54]*([.H54]/[.G54])" office:value-type="float" office:value="48" calcext:value-type="float">
            <text:p>48,00</text:p>
          </table:table-cell>
          <table:table-cell table:formula="of:=[.F54]*[.J54]/([.F54]+1)" office:value-type="float" office:value="47.0588235294118" calcext:value-type="float">
            <text:p>47,06</text:p>
          </table:table-cell>
          <table:table-cell/>
          <table:table-cell table:formula="of:=[.F54]*(100-([.H54]/[.G54]*100))/100" office:value-type="float" office:value="2" calcext:value-type="float">
            <text:p>2,00</text:p>
          </table:table-cell>
          <table:table-cell table:formula="of:=[.F54]*[.M54]/([.F54]+1)" office:value-type="float" office:value="1.96078431372549" calcext:value-type="float">
            <text:p>1,96</text:p>
          </table:table-cell>
        </table:table-row>
        <table:table-row table:style-name="ro1">
          <table:table-cell table:number-columns-repeated="9"/>
          <table:table-cell table:formula="of:=[.F55]*([.H55]/[.G55])" office:value-type="string" office:string-value="" calcext:value-type="error">
            <text:p>#DIV/0 !</text:p>
          </table:table-cell>
          <table:table-cell table:formula="of:=[.F55]*[.J55]/([.F55]+1)" office:value-type="string" office:string-value="" calcext:value-type="error">
            <text:p>#DIV/0 !</text:p>
          </table:table-cell>
          <table:table-cell/>
          <table:table-cell table:formula="of:=[.F55]*(100-([.H55]/[.G55]*100))/100" office:value-type="string" office:string-value="" calcext:value-type="error">
            <text:p>#DIV/0 !</text:p>
          </table:table-cell>
          <table:table-cell table:formula="of:=[.F55]*[.M55]/([.F5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50" calcext:value-type="float">
            <text:p>50</text:p>
          </table:table-cell>
          <table:table-cell/>
          <table:table-cell table:formula="of:=[.F56]*([.H56]/[.G56])" office:value-type="float" office:value="50" calcext:value-type="float">
            <text:p>50,00</text:p>
          </table:table-cell>
          <table:table-cell table:formula="of:=[.F56]*[.J56]/([.F56]+1)" office:value-type="float" office:value="49.0196078431373" calcext:value-type="float">
            <text:p>49,02</text:p>
          </table:table-cell>
          <table:table-cell/>
          <table:table-cell table:formula="of:=[.F56]*(100-([.H56]/[.G56]*100))/100" office:value-type="float" office:value="0" calcext:value-type="float">
            <text:p>0,00</text:p>
          </table:table-cell>
          <table:table-cell table:formula="of:=[.F56]*[.M56]/([.F56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7]*([.H57]/[.G57])" office:value-type="float" office:value="43.1034482758621" calcext:value-type="float">
            <text:p>43,10</text:p>
          </table:table-cell>
          <table:table-cell table:formula="of:=[.F57]*[.J57]/([.F57]+1)" office:value-type="float" office:value="42.2582826233942" calcext:value-type="float">
            <text:p>42,26</text:p>
          </table:table-cell>
          <table:table-cell/>
          <table:table-cell table:formula="of:=[.F57]*(100-([.H57]/[.G57]*100))/100" office:value-type="float" office:value="6.89655172413794" calcext:value-type="float">
            <text:p>6,90</text:p>
          </table:table-cell>
          <table:table-cell table:formula="of:=[.F57]*[.M57]/([.F57]+1)" office:value-type="float" office:value="6.76132521974307" calcext:value-type="float">
            <text:p>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8]*([.H58]/[.G58])" office:value-type="float" office:value="37.8787878787879" calcext:value-type="float">
            <text:p>37,88</text:p>
          </table:table-cell>
          <table:table-cell table:formula="of:=[.F58]*[.J58]/([.F58]+1)" office:value-type="float" office:value="37.1360665478312" calcext:value-type="float">
            <text:p>37,14</text:p>
          </table:table-cell>
          <table:table-cell/>
          <table:table-cell table:formula="of:=[.F58]*(100-([.H58]/[.G58]*100))/100" office:value-type="float" office:value="12.1212121212121" calcext:value-type="float">
            <text:p>12,12</text:p>
          </table:table-cell>
          <table:table-cell table:formula="of:=[.F58]*[.M58]/([.F58]+1)" office:value-type="float" office:value="11.883541295306" calcext:value-type="float">
            <text:p>11,8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9]*([.H59]/[.G59])" office:value-type="float" office:value="33.7837837837838" calcext:value-type="float">
            <text:p>33,78</text:p>
          </table:table-cell>
          <table:table-cell table:formula="of:=[.F59]*[.J59]/([.F59]+1)" office:value-type="float" office:value="33.1213566507684" calcext:value-type="float">
            <text:p>33,12</text:p>
          </table:table-cell>
          <table:table-cell/>
          <table:table-cell table:formula="of:=[.F59]*(100-([.H59]/[.G59]*100))/100" office:value-type="float" office:value="16.2162162162162" calcext:value-type="float">
            <text:p>16,22</text:p>
          </table:table-cell>
          <table:table-cell table:formula="of:=[.F59]*[.M59]/([.F59]+1)" office:value-type="float" office:value="15.8982511923688" calcext:value-type="float">
            <text:p>15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0]*([.H60]/[.G60])" office:value-type="float" office:value="30.4878048780488" calcext:value-type="float">
            <text:p>30,49</text:p>
          </table:table-cell>
          <table:table-cell table:formula="of:=[.F60]*[.J60]/([.F60]+1)" office:value-type="float" office:value="29.8900047824008" calcext:value-type="float">
            <text:p>29,89</text:p>
          </table:table-cell>
          <table:table-cell/>
          <table:table-cell table:formula="of:=[.F60]*(100-([.H60]/[.G60]*100))/100" office:value-type="float" office:value="19.5121951219512" calcext:value-type="float">
            <text:p>19,51</text:p>
          </table:table-cell>
          <table:table-cell table:formula="of:=[.F60]*[.M60]/([.F60]+1)" office:value-type="float" office:value="19.1296030607365" calcext:value-type="float">
            <text:p>19,1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1]*([.H61]/[.G61])" office:value-type="float" office:value="27.7777777777778" calcext:value-type="float">
            <text:p>27,78</text:p>
          </table:table-cell>
          <table:table-cell table:formula="of:=[.F61]*[.J61]/([.F61]+1)" office:value-type="float" office:value="27.2331154684096" calcext:value-type="float">
            <text:p>27,23</text:p>
          </table:table-cell>
          <table:table-cell/>
          <table:table-cell table:formula="of:=[.F61]*(100-([.H61]/[.G61]*100))/100" office:value-type="float" office:value="22.2222222222222" calcext:value-type="float">
            <text:p>22,22</text:p>
          </table:table-cell>
          <table:table-cell table:formula="of:=[.F61]*[.M61]/([.F61]+1)" office:value-type="float" office:value="21.7864923747277" calcext:value-type="float">
            <text:p>21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2]*([.H62]/[.G62])" office:value-type="float" office:value="25.5102040816327" calcext:value-type="float">
            <text:p>25,51</text:p>
          </table:table-cell>
          <table:table-cell table:formula="of:=[.F62]*[.J62]/([.F62]+1)" office:value-type="float" office:value="25.0100040016006" calcext:value-type="float">
            <text:p>25,01</text:p>
          </table:table-cell>
          <table:table-cell/>
          <table:table-cell table:formula="of:=[.F62]*(100-([.H62]/[.G62]*100))/100" office:value-type="float" office:value="24.4897959183673" calcext:value-type="float">
            <text:p>24,49</text:p>
          </table:table-cell>
          <table:table-cell table:formula="of:=[.F62]*[.M62]/([.F62]+1)" office:value-type="float" office:value="24.0096038415366" calcext:value-type="float">
            <text:p>24,01</text:p>
          </table:table-cell>
        </table:table-row>
        <table:table-row table:style-name="ro1">
          <table:table-cell table:number-columns-repeated="9"/>
          <table:table-cell table:formula="of:=[.F63]*([.H63]/[.G63])" office:value-type="string" office:string-value="" calcext:value-type="error">
            <text:p>#DIV/0 !</text:p>
          </table:table-cell>
          <table:table-cell table:formula="of:=[.F63]*[.J63]/([.F63]+1)" office:value-type="string" office:string-value="" calcext:value-type="error">
            <text:p>#DIV/0 !</text:p>
          </table:table-cell>
          <table:table-cell/>
          <table:table-cell table:formula="of:=[.F63]*(100-([.H63]/[.G63]*100))/100" office:value-type="string" office:string-value="" calcext:value-type="error">
            <text:p>#DIV/0 !</text:p>
          </table:table-cell>
          <table:table-cell table:formula="of:=[.F63]*[.M63]/([.F6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64]*([.H64]/[.G64])" office:value-type="float" office:value="26.6666666666667" calcext:value-type="float">
            <text:p>26,67</text:p>
          </table:table-cell>
          <table:table-cell table:formula="of:=[.F64]*[.J64]/([.F64]+1)" office:value-type="float" office:value="26.0162601626016" calcext:value-type="float">
            <text:p>26,02</text:p>
          </table:table-cell>
          <table:table-cell/>
          <table:table-cell table:formula="of:=[.F64]*(100-([.H64]/[.G64]*100))/100" office:value-type="float" office:value="13.3333333333333" calcext:value-type="float">
            <text:p>13,33</text:p>
          </table:table-cell>
          <table:table-cell table:formula="of:=[.F64]*[.M64]/([.F64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5]*([.H65]/[.G65])" office:value-type="float" office:value="33.3333333333333" calcext:value-type="float">
            <text:p>33,33</text:p>
          </table:table-cell>
          <table:table-cell table:formula="of:=[.F65]*[.J65]/([.F65]+1)" office:value-type="float" office:value="32.520325203252" calcext:value-type="float">
            <text:p>32,52</text:p>
          </table:table-cell>
          <table:table-cell/>
          <table:table-cell table:formula="of:=[.F65]*(100-([.H65]/[.G65]*100))/100" office:value-type="float" office:value="6.66666666666666" calcext:value-type="float">
            <text:p>6,67</text:p>
          </table:table-cell>
          <table:table-cell table:formula="of:=[.F65]*[.M65]/([.F65]+1)" office:value-type="float" office:value="6.5040650406504" calcext:value-type="float">
            <text:p>6,5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6]*([.H66]/[.G66])" office:value-type="float" office:value="34.2857142857143" calcext:value-type="float">
            <text:p>34,29</text:p>
          </table:table-cell>
          <table:table-cell table:formula="of:=[.F66]*[.J66]/([.F66]+1)" office:value-type="float" office:value="33.4494773519164" calcext:value-type="float">
            <text:p>33,45</text:p>
          </table:table-cell>
          <table:table-cell/>
          <table:table-cell table:formula="of:=[.F66]*(100-([.H66]/[.G66]*100))/100" office:value-type="float" office:value="5.71428571428572" calcext:value-type="float">
            <text:p>5,71</text:p>
          </table:table-cell>
          <table:table-cell table:formula="of:=[.F66]*[.M66]/([.F66]+1)" office:value-type="float" office:value="5.57491289198607" calcext:value-type="float">
            <text:p>5,5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7]*([.H67]/[.G67])" office:value-type="float" office:value="30" calcext:value-type="float">
            <text:p>30,00</text:p>
          </table:table-cell>
          <table:table-cell table:formula="of:=[.F67]*[.J67]/([.F67]+1)" office:value-type="float" office:value="29.2682926829268" calcext:value-type="float">
            <text:p>29,27</text:p>
          </table:table-cell>
          <table:table-cell/>
          <table:table-cell table:formula="of:=[.F67]*(100-([.H67]/[.G67]*100))/100" office:value-type="float" office:value="10" calcext:value-type="float">
            <text:p>10,00</text:p>
          </table:table-cell>
          <table:table-cell table:formula="of:=[.F67]*[.M67]/([.F67]+1)" office:value-type="float" office:value="9.75609756097561" calcext:value-type="float">
            <text:p>9,7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8]*([.H68]/[.G68])" office:value-type="float" office:value="26.6666666666667" calcext:value-type="float">
            <text:p>26,67</text:p>
          </table:table-cell>
          <table:table-cell table:formula="of:=[.F68]*[.J68]/([.F68]+1)" office:value-type="float" office:value="26.0162601626016" calcext:value-type="float">
            <text:p>26,02</text:p>
          </table:table-cell>
          <table:table-cell/>
          <table:table-cell table:formula="of:=[.F68]*(100-([.H68]/[.G68]*100))/100" office:value-type="float" office:value="13.3333333333333" calcext:value-type="float">
            <text:p>13,33</text:p>
          </table:table-cell>
          <table:table-cell table:formula="of:=[.F68]*[.M68]/([.F68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9]*([.H69]/[.G69])" office:value-type="float" office:value="24" calcext:value-type="float">
            <text:p>24,00</text:p>
          </table:table-cell>
          <table:table-cell table:formula="of:=[.F69]*[.J69]/([.F69]+1)" office:value-type="float" office:value="23.4146341463415" calcext:value-type="float">
            <text:p>23,41</text:p>
          </table:table-cell>
          <table:table-cell/>
          <table:table-cell table:formula="of:=[.F69]*(100-([.H69]/[.G69]*100))/100" office:value-type="float" office:value="16" calcext:value-type="float">
            <text:p>16,00</text:p>
          </table:table-cell>
          <table:table-cell table:formula="of:=[.F69]*[.M69]/([.F69]+1)" office:value-type="float" office:value="15.609756097561" calcext:value-type="float">
            <text:p>15,6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0]*([.H70]/[.G70])" office:value-type="float" office:value="21.8181818181818" calcext:value-type="float">
            <text:p>21,82</text:p>
          </table:table-cell>
          <table:table-cell table:formula="of:=[.F70]*[.J70]/([.F70]+1)" office:value-type="float" office:value="21.2860310421286" calcext:value-type="float">
            <text:p>21,29</text:p>
          </table:table-cell>
          <table:table-cell/>
          <table:table-cell table:formula="of:=[.F70]*(100-([.H70]/[.G70]*100))/100" office:value-type="float" office:value="18.1818181818182" calcext:value-type="float">
            <text:p>18,18</text:p>
          </table:table-cell>
          <table:table-cell table:formula="of:=[.F70]*[.M70]/([.F70]+1)" office:value-type="float" office:value="17.7383592017738" calcext:value-type="float">
            <text:p>17,74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1]*([.H71]/[.G71])" office:value-type="float" office:value="20" calcext:value-type="float">
            <text:p>20,00</text:p>
          </table:table-cell>
          <table:table-cell table:formula="of:=[.F71]*[.J71]/([.F71]+1)" office:value-type="float" office:value="19.5121951219512" calcext:value-type="float">
            <text:p>19,51</text:p>
          </table:table-cell>
          <table:table-cell/>
          <table:table-cell table:formula="of:=[.F71]*(100-([.H71]/[.G71]*100))/100" office:value-type="float" office:value="20" calcext:value-type="float">
            <text:p>20,00</text:p>
          </table:table-cell>
          <table:table-cell table:formula="of:=[.F71]*[.M71]/([.F71]+1)" office:value-type="float" office:value="19.5121951219512" calcext:value-type="float">
            <text:p>19,5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2]*([.H72]/[.G72])" office:value-type="float" office:value="18.4615384615385" calcext:value-type="float">
            <text:p>18,46</text:p>
          </table:table-cell>
          <table:table-cell table:formula="of:=[.F72]*[.J72]/([.F72]+1)" office:value-type="float" office:value="18.0112570356473" calcext:value-type="float">
            <text:p>18,01</text:p>
          </table:table-cell>
          <table:table-cell/>
          <table:table-cell table:formula="of:=[.F72]*(100-([.H72]/[.G72]*100))/100" office:value-type="float" office:value="21.5384615384615" calcext:value-type="float">
            <text:p>21,54</text:p>
          </table:table-cell>
          <table:table-cell table:formula="of:=[.F72]*[.M72]/([.F72]+1)" office:value-type="float" office:value="21.0131332082552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3]*([.H73]/[.G73])" office:value-type="float" office:value="17.1428571428571" calcext:value-type="float">
            <text:p>17,14</text:p>
          </table:table-cell>
          <table:table-cell table:formula="of:=[.F73]*[.J73]/([.F73]+1)" office:value-type="float" office:value="16.7247386759582" calcext:value-type="float">
            <text:p>16,72</text:p>
          </table:table-cell>
          <table:table-cell/>
          <table:table-cell table:formula="of:=[.F73]*(100-([.H73]/[.G73]*100))/100" office:value-type="float" office:value="22.8571428571429" calcext:value-type="float">
            <text:p>22,86</text:p>
          </table:table-cell>
          <table:table-cell table:formula="of:=[.F73]*[.M73]/([.F73]+1)" office:value-type="float" office:value="22.2996515679443" calcext:value-type="float">
            <text:p>22,3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4]*([.H74]/[.G74])" office:value-type="float" office:value="16" calcext:value-type="float">
            <text:p>16,00</text:p>
          </table:table-cell>
          <table:table-cell table:formula="of:=[.F74]*[.J74]/([.F74]+1)" office:value-type="float" office:value="15.609756097561" calcext:value-type="float">
            <text:p>15,61</text:p>
          </table:table-cell>
          <table:table-cell/>
          <table:table-cell table:formula="of:=[.F74]*(100-([.H74]/[.G74]*100))/100" office:value-type="float" office:value="24" calcext:value-type="float">
            <text:p>24,00</text:p>
          </table:table-cell>
          <table:table-cell table:formula="of:=[.F74]*[.M74]/([.F74]+1)" office:value-type="float" office:value="23.4146341463415" calcext:value-type="float">
            <text:p>23,41</text:p>
          </table:table-cell>
        </table:table-row>
        <table:table-row table:style-name="ro1">
          <table:table-cell table:number-columns-repeated="9"/>
          <table:table-cell table:formula="of:=[.F75]*([.H75]/[.G75])" office:value-type="string" office:string-value="" calcext:value-type="error">
            <text:p>#DIV/0 !</text:p>
          </table:table-cell>
          <table:table-cell table:formula="of:=[.F75]*[.J75]/([.F75]+1)" office:value-type="string" office:string-value="" calcext:value-type="error">
            <text:p>#DIV/0 !</text:p>
          </table:table-cell>
          <table:table-cell/>
          <table:table-cell table:formula="of:=[.F75]*(100-([.H75]/[.G75]*100))/100" office:value-type="string" office:string-value="" calcext:value-type="error">
            <text:p>#DIV/0 !</text:p>
          </table:table-cell>
          <table:table-cell table:formula="of:=[.F75]*[.M75]/([.F7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76]*([.H76]/[.G76])" office:value-type="float" office:value="40" calcext:value-type="float">
            <text:p>40,00</text:p>
          </table:table-cell>
          <table:table-cell table:formula="of:=[.F76]*[.J76]/([.F76]+1)" office:value-type="float" office:value="39.344262295082" calcext:value-type="float">
            <text:p>39,34</text:p>
          </table:table-cell>
          <table:table-cell/>
          <table:table-cell table:formula="of:=[.F76]*(100-([.H76]/[.G76]*100))/100" office:value-type="float" office:value="20" calcext:value-type="float">
            <text:p>20,00</text:p>
          </table:table-cell>
          <table:table-cell table:formula="of:=[.F76]*[.M76]/([.F76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77]*([.H77]/[.G77])" office:value-type="float" office:value="50" calcext:value-type="float">
            <text:p>50,00</text:p>
          </table:table-cell>
          <table:table-cell table:formula="of:=[.F77]*[.J77]/([.F77]+1)" office:value-type="float" office:value="49.1803278688525" calcext:value-type="float">
            <text:p>49,18</text:p>
          </table:table-cell>
          <table:table-cell/>
          <table:table-cell table:formula="of:=[.F77]*(100-([.H77]/[.G77]*100))/100" office:value-type="float" office:value="10" calcext:value-type="float">
            <text:p>10,00</text:p>
          </table:table-cell>
          <table:table-cell table:formula="of:=[.F77]*[.M77]/([.F77]+1)" office:value-type="float" office:value="9.83606557377049" calcext:value-type="float">
            <text:p>9,84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8]*([.H78]/[.G78])" office:value-type="float" office:value="51.4285714285714" calcext:value-type="float">
            <text:p>51,43</text:p>
          </table:table-cell>
          <table:table-cell table:formula="of:=[.F78]*[.J78]/([.F78]+1)" office:value-type="float" office:value="50.5854800936768" calcext:value-type="float">
            <text:p>50,59</text:p>
          </table:table-cell>
          <table:table-cell/>
          <table:table-cell table:formula="of:=[.F78]*(100-([.H78]/[.G78]*100))/100" office:value-type="float" office:value="8.57142857142858" calcext:value-type="float">
            <text:p>8,57</text:p>
          </table:table-cell>
          <table:table-cell table:formula="of:=[.F78]*[.M78]/([.F78]+1)" office:value-type="float" office:value="8.43091334894614" calcext:value-type="float">
            <text:p>8,4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9]*([.H79]/[.G79])" office:value-type="float" office:value="45" calcext:value-type="float">
            <text:p>45,00</text:p>
          </table:table-cell>
          <table:table-cell table:formula="of:=[.F79]*[.J79]/([.F79]+1)" office:value-type="float" office:value="44.2622950819672" calcext:value-type="float">
            <text:p>44,26</text:p>
          </table:table-cell>
          <table:table-cell/>
          <table:table-cell table:formula="of:=[.F79]*(100-([.H79]/[.G79]*100))/100" office:value-type="float" office:value="15" calcext:value-type="float">
            <text:p>15,00</text:p>
          </table:table-cell>
          <table:table-cell table:formula="of:=[.F79]*[.M79]/([.F79]+1)" office:value-type="float" office:value="14.7540983606557" calcext:value-type="float">
            <text:p>14,7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0]*([.H80]/[.G80])" office:value-type="float" office:value="40" calcext:value-type="float">
            <text:p>40,00</text:p>
          </table:table-cell>
          <table:table-cell table:formula="of:=[.F80]*[.J80]/([.F80]+1)" office:value-type="float" office:value="39.344262295082" calcext:value-type="float">
            <text:p>39,34</text:p>
          </table:table-cell>
          <table:table-cell/>
          <table:table-cell table:formula="of:=[.F80]*(100-([.H80]/[.G80]*100))/100" office:value-type="float" office:value="20" calcext:value-type="float">
            <text:p>20,00</text:p>
          </table:table-cell>
          <table:table-cell table:formula="of:=[.F80]*[.M80]/([.F80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1]*([.H81]/[.G81])" office:value-type="float" office:value="36" calcext:value-type="float">
            <text:p>36,00</text:p>
          </table:table-cell>
          <table:table-cell table:formula="of:=[.F81]*[.J81]/([.F81]+1)" office:value-type="float" office:value="35.4098360655738" calcext:value-type="float">
            <text:p>35,41</text:p>
          </table:table-cell>
          <table:table-cell/>
          <table:table-cell table:formula="of:=[.F81]*(100-([.H81]/[.G81]*100))/100" office:value-type="float" office:value="24" calcext:value-type="float">
            <text:p>24,00</text:p>
          </table:table-cell>
          <table:table-cell table:formula="of:=[.F81]*[.M81]/([.F81]+1)" office:value-type="float" office:value="23.6065573770492" calcext:value-type="float">
            <text:p>23,6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2]*([.H82]/[.G82])" office:value-type="float" office:value="32.7272727272727" calcext:value-type="float">
            <text:p>32,73</text:p>
          </table:table-cell>
          <table:table-cell table:formula="of:=[.F82]*[.J82]/([.F82]+1)" office:value-type="float" office:value="32.1907600596125" calcext:value-type="float">
            <text:p>32,19</text:p>
          </table:table-cell>
          <table:table-cell/>
          <table:table-cell table:formula="of:=[.F82]*(100-([.H82]/[.G82]*100))/100" office:value-type="float" office:value="27.2727272727273" calcext:value-type="float">
            <text:p>27,27</text:p>
          </table:table-cell>
          <table:table-cell table:formula="of:=[.F82]*[.M82]/([.F82]+1)" office:value-type="float" office:value="26.8256333830104" calcext:value-type="float">
            <text:p>26,8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3]*([.H83]/[.G83])" office:value-type="float" office:value="30" calcext:value-type="float">
            <text:p>30,00</text:p>
          </table:table-cell>
          <table:table-cell table:formula="of:=[.F83]*[.J83]/([.F83]+1)" office:value-type="float" office:value="29.5081967213115" calcext:value-type="float">
            <text:p>29,51</text:p>
          </table:table-cell>
          <table:table-cell/>
          <table:table-cell table:formula="of:=[.F83]*(100-([.H83]/[.G83]*100))/100" office:value-type="float" office:value="30" calcext:value-type="float">
            <text:p>30,00</text:p>
          </table:table-cell>
          <table:table-cell table:formula="of:=[.F83]*[.M83]/([.F83]+1)" office:value-type="float" office:value="29.5081967213115" calcext:value-type="float">
            <text:p>29,5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4]*([.H84]/[.G84])" office:value-type="float" office:value="27.6923076923077" calcext:value-type="float">
            <text:p>27,69</text:p>
          </table:table-cell>
          <table:table-cell table:formula="of:=[.F84]*[.J84]/([.F84]+1)" office:value-type="float" office:value="27.2383354350567" calcext:value-type="float">
            <text:p>27,24</text:p>
          </table:table-cell>
          <table:table-cell/>
          <table:table-cell table:formula="of:=[.F84]*(100-([.H84]/[.G84]*100))/100" office:value-type="float" office:value="32.3076923076923" calcext:value-type="float">
            <text:p>32,31</text:p>
          </table:table-cell>
          <table:table-cell table:formula="of:=[.F84]*[.M84]/([.F84]+1)" office:value-type="float" office:value="31.7780580075662" calcext:value-type="float">
            <text:p>31,78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5]*([.H85]/[.G85])" office:value-type="float" office:value="25.7142857142857" calcext:value-type="float">
            <text:p>25,71</text:p>
          </table:table-cell>
          <table:table-cell table:formula="of:=[.F85]*[.J85]/([.F85]+1)" office:value-type="float" office:value="25.2927400468384" calcext:value-type="float">
            <text:p>25,29</text:p>
          </table:table-cell>
          <table:table-cell/>
          <table:table-cell table:formula="of:=[.F85]*(100-([.H85]/[.G85]*100))/100" office:value-type="float" office:value="34.2857142857143" calcext:value-type="float">
            <text:p>34,29</text:p>
          </table:table-cell>
          <table:table-cell table:formula="of:=[.F85]*[.M85]/([.F85]+1)" office:value-type="float" office:value="33.7236533957845" calcext:value-type="float">
            <text:p>33,7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6]*([.H86]/[.G86])" office:value-type="float" office:value="24" calcext:value-type="float">
            <text:p>24,00</text:p>
          </table:table-cell>
          <table:table-cell table:formula="of:=[.F86]*[.J86]/([.F86]+1)" office:value-type="float" office:value="23.6065573770492" calcext:value-type="float">
            <text:p>23,61</text:p>
          </table:table-cell>
          <table:table-cell/>
          <table:table-cell table:formula="of:=[.F86]*(100-([.H86]/[.G86]*100))/100" office:value-type="float" office:value="36" calcext:value-type="float">
            <text:p>36,00</text:p>
          </table:table-cell>
          <table:table-cell table:formula="of:=[.F86]*[.M86]/([.F86]+1)" office:value-type="float" office:value="35.4098360655738" calcext:value-type="float">
            <text:p>35,41</text:p>
          </table:table-cell>
        </table:table-row>
        <table:table-row table:style-name="ro1">
          <table:table-cell office:value-type="string" calcext:value-type="string">
            <text:p>baseDeathRatio = 40</text:p>
          </table:table-cell>
          <table:table-cell table:number-columns-repeated="8"/>
          <table:table-cell table:formula="of:=[.F87]*([.H87]/[.G87])" office:value-type="string" office:string-value="" calcext:value-type="error">
            <text:p>#DIV/0 !</text:p>
          </table:table-cell>
          <table:table-cell table:formula="of:=[.F87]*[.J87]/([.F87]+1)" office:value-type="string" office:string-value="" calcext:value-type="error">
            <text:p>#DIV/0 !</text:p>
          </table:table-cell>
          <table:table-cell/>
          <table:table-cell table:formula="of:=[.F87]*(100-([.H87]/[.G87]*100))/100" office:value-type="string" office:string-value="" calcext:value-type="error">
            <text:p>#DIV/0 !</text:p>
          </table:table-cell>
          <table:table-cell table:formula="of:=[.F87]*[.M87]/([.F8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60</text:p>
          </table:table-cell>
          <table:table-cell table:number-columns-repeated="8"/>
          <table:table-cell table:formula="of:=[.F88]*([.H88]/[.G88])" office:value-type="string" office:string-value="" calcext:value-type="error">
            <text:p>#DIV/0 !</text:p>
          </table:table-cell>
          <table:table-cell table:formula="of:=[.F88]*[.J88]/([.F88]+1)" office:value-type="string" office:string-value="" calcext:value-type="error">
            <text:p>#DIV/0 !</text:p>
          </table:table-cell>
          <table:table-cell/>
          <table:table-cell table:formula="of:=[.F88]*(100-([.H88]/[.G88]*100))/100" office:value-type="string" office:string-value="" calcext:value-type="error">
            <text:p>#DIV/0 !</text:p>
          </table:table-cell>
          <table:table-cell table:formula="of:=[.F88]*[.M88]/([.F88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DefenseBonus = 40</text:p>
          </table:table-cell>
          <table:table-cell table:number-columns-repeated="8"/>
          <table:table-cell table:formula="of:=[.F89]*([.H89]/[.G89])" office:value-type="string" office:string-value="" calcext:value-type="error">
            <text:p>#DIV/0 !</text:p>
          </table:table-cell>
          <table:table-cell table:formula="of:=[.F89]*[.J89]/([.F89]+1)" office:value-type="string" office:string-value="" calcext:value-type="error">
            <text:p>#DIV/0 !</text:p>
          </table:table-cell>
          <table:table-cell/>
          <table:table-cell table:formula="of:=[.F89]*(100-([.H89]/[.G89]*100))/100" office:value-type="string" office:string-value="" calcext:value-type="error">
            <text:p>#DIV/0 !</text:p>
          </table:table-cell>
          <table:table-cell table:formula="of:=[.F89]*[.M89]/([.F8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table:number-columns-repeated="8"/>
          <table:table-cell table:formula="of:=[.F90]*([.H90]/[.G90])" office:value-type="string" office:string-value="" calcext:value-type="error">
            <text:p>#DIV/0 !</text:p>
          </table:table-cell>
          <table:table-cell table:formula="of:=[.F90]*[.J90]/([.F90]+1)" office:value-type="string" office:string-value="" calcext:value-type="error">
            <text:p>#DIV/0 !</text:p>
          </table:table-cell>
          <table:table-cell/>
          <table:table-cell table:formula="of:=[.F90]*(100-([.H90]/[.G90]*100))/100" office:value-type="string" office:string-value="" calcext:value-type="error">
            <text:p>#DIV/0 !</text:p>
          </table:table-cell>
          <table:table-cell table:formula="of:=[.F90]*[.M90]/([.F9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1]*([.H91]/[.G91])" office:value-type="string" office:string-value="" calcext:value-type="error">
            <text:p>#DIV/0 !</text:p>
          </table:table-cell>
          <table:table-cell table:formula="of:=[.F91]*[.J91]/([.F91]+1)" office:value-type="string" office:string-value="" calcext:value-type="error">
            <text:p>#DIV/0 !</text:p>
          </table:table-cell>
          <table:table-cell/>
          <table:table-cell table:formula="of:=[.F91]*(100-([.H91]/[.G91]*100))/100" office:value-type="string" office:string-value="" calcext:value-type="error">
            <text:p>#DIV/0 !</text:p>
          </table:table-cell>
          <table:table-cell table:formula="of:=[.F91]*[.M91]/([.F9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2]*([.H92]/[.G92])" office:value-type="string" office:string-value="" calcext:value-type="error">
            <text:p>#DIV/0 !</text:p>
          </table:table-cell>
          <table:table-cell table:formula="of:=[.F92]*[.J92]/([.F92]+1)" office:value-type="string" office:string-value="" calcext:value-type="error">
            <text:p>#DIV/0 !</text:p>
          </table:table-cell>
          <table:table-cell/>
          <table:table-cell table:formula="of:=[.F92]*(100-([.H92]/[.G92]*100))/100" office:value-type="string" office:string-value="" calcext:value-type="error">
            <text:p>#DIV/0 !</text:p>
          </table:table-cell>
          <table:table-cell table:formula="of:=[.F92]*[.M92]/([.F9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3]*([.H93]/[.G93])" office:value-type="string" office:string-value="" calcext:value-type="error">
            <text:p>#DIV/0 !</text:p>
          </table:table-cell>
          <table:table-cell table:formula="of:=[.F93]*[.J93]/([.F93]+1)" office:value-type="string" office:string-value="" calcext:value-type="error">
            <text:p>#DIV/0 !</text:p>
          </table:table-cell>
          <table:table-cell/>
          <table:table-cell table:formula="of:=[.F93]*(100-([.H93]/[.G93]*100))/100" office:value-type="string" office:string-value="" calcext:value-type="error">
            <text:p>#DIV/0 !</text:p>
          </table:table-cell>
          <table:table-cell table:formula="of:=[.F93]*[.M93]/([.F9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4]*([.H94]/[.G94])" office:value-type="string" office:string-value="" calcext:value-type="error">
            <text:p>#DIV/0 !</text:p>
          </table:table-cell>
          <table:table-cell table:formula="of:=[.F94]*[.J94]/([.F94]+1)" office:value-type="string" office:string-value="" calcext:value-type="error">
            <text:p>#DIV/0 !</text:p>
          </table:table-cell>
          <table:table-cell/>
          <table:table-cell table:formula="of:=[.F94]*(100-([.H94]/[.G94]*100))/100" office:value-type="string" office:string-value="" calcext:value-type="error">
            <text:p>#DIV/0 !</text:p>
          </table:table-cell>
          <table:table-cell table:formula="of:=[.F94]*[.M94]/([.F9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5]*([.H95]/[.G95])" office:value-type="string" office:string-value="" calcext:value-type="error">
            <text:p>#DIV/0 !</text:p>
          </table:table-cell>
          <table:table-cell table:formula="of:=[.F95]*[.J95]/([.F95]+1)" office:value-type="string" office:string-value="" calcext:value-type="error">
            <text:p>#DIV/0 !</text:p>
          </table:table-cell>
          <table:table-cell/>
          <table:table-cell table:formula="of:=[.F95]*(100-([.H95]/[.G95]*100))/100" office:value-type="string" office:string-value="" calcext:value-type="error">
            <text:p>#DIV/0 !</text:p>
          </table:table-cell>
          <table:table-cell table:formula="of:=[.F95]*[.M95]/([.F9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6]*([.H96]/[.G96])" office:value-type="string" office:string-value="" calcext:value-type="error">
            <text:p>#DIV/0 !</text:p>
          </table:table-cell>
          <table:table-cell table:formula="of:=[.F96]*[.J96]/([.F96]+1)" office:value-type="string" office:string-value="" calcext:value-type="error">
            <text:p>#DIV/0 !</text:p>
          </table:table-cell>
          <table:table-cell/>
          <table:table-cell table:formula="of:=[.F96]*(100-([.H96]/[.G96]*100))/100" office:value-type="string" office:string-value="" calcext:value-type="error">
            <text:p>#DIV/0 !</text:p>
          </table:table-cell>
          <table:table-cell table:formula="of:=[.F96]*[.M96]/([.F9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7]*([.H97]/[.G97])" office:value-type="string" office:string-value="" calcext:value-type="error">
            <text:p>#DIV/0 !</text:p>
          </table:table-cell>
          <table:table-cell table:formula="of:=[.F97]*[.J97]/([.F97]+1)" office:value-type="string" office:string-value="" calcext:value-type="error">
            <text:p>#DIV/0 !</text:p>
          </table:table-cell>
          <table:table-cell/>
          <table:table-cell table:formula="of:=[.F97]*(100-([.H97]/[.G97]*100))/100" office:value-type="string" office:string-value="" calcext:value-type="error">
            <text:p>#DIV/0 !</text:p>
          </table:table-cell>
          <table:table-cell table:formula="of:=[.F97]*[.M97]/([.F9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8]*([.H98]/[.G98])" office:value-type="string" office:string-value="" calcext:value-type="error">
            <text:p>#DIV/0 !</text:p>
          </table:table-cell>
          <table:table-cell table:formula="of:=[.F98]*[.J98]/([.F98]+1)" office:value-type="string" office:string-value="" calcext:value-type="error">
            <text:p>#DIV/0 !</text:p>
          </table:table-cell>
          <table:table-cell/>
          <table:table-cell table:formula="of:=[.F98]*(100-([.H98]/[.G98]*100))/100" office:value-type="string" office:string-value="" calcext:value-type="error">
            <text:p>#DIV/0 !</text:p>
          </table:table-cell>
          <table:table-cell table:formula="of:=[.F98]*[.M98]/([.F9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9]*([.H99]/[.G99])" office:value-type="string" office:string-value="" calcext:value-type="error">
            <text:p>#DIV/0 !</text:p>
          </table:table-cell>
          <table:table-cell table:formula="of:=[.F99]*[.J99]/([.F99]+1)" office:value-type="string" office:string-value="" calcext:value-type="error">
            <text:p>#DIV/0 !</text:p>
          </table:table-cell>
          <table:table-cell/>
          <table:table-cell table:formula="of:=[.F99]*(100-([.H99]/[.G99]*100))/100" office:value-type="string" office:string-value="" calcext:value-type="error">
            <text:p>#DIV/0 !</text:p>
          </table:table-cell>
          <table:table-cell table:formula="of:=[.F99]*[.M99]/([.F99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0]*([.H100]/[.G100])" office:value-type="string" office:string-value="" calcext:value-type="error">
            <text:p>#DIV/0 !</text:p>
          </table:table-cell>
          <table:table-cell table:formula="of:=[.F100]*[.J100]/([.F100]+1)" office:value-type="string" office:string-value="" calcext:value-type="error">
            <text:p>#DIV/0 !</text:p>
          </table:table-cell>
          <table:table-cell/>
          <table:table-cell table:formula="of:=[.F100]*(100-([.H100]/[.G100]*100))/100" office:value-type="string" office:string-value="" calcext:value-type="error">
            <text:p>#DIV/0 !</text:p>
          </table:table-cell>
          <table:table-cell table:formula="of:=[.F100]*[.M100]/([.F10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1]*([.H101]/[.G101])" office:value-type="string" office:string-value="" calcext:value-type="error">
            <text:p>#DIV/0 !</text:p>
          </table:table-cell>
          <table:table-cell table:formula="of:=[.F101]*[.J101]/([.F101]+1)" office:value-type="string" office:string-value="" calcext:value-type="error">
            <text:p>#DIV/0 !</text:p>
          </table:table-cell>
          <table:table-cell/>
          <table:table-cell table:formula="of:=[.F101]*(100-([.H101]/[.G101]*100))/100" office:value-type="string" office:string-value="" calcext:value-type="error">
            <text:p>#DIV/0 !</text:p>
          </table:table-cell>
          <table:table-cell table:formula="of:=[.F101]*[.M101]/([.F10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2]*([.H102]/[.G102])" office:value-type="string" office:string-value="" calcext:value-type="error">
            <text:p>#DIV/0 !</text:p>
          </table:table-cell>
          <table:table-cell table:formula="of:=[.F102]*[.J102]/([.F102]+1)" office:value-type="string" office:string-value="" calcext:value-type="error">
            <text:p>#DIV/0 !</text:p>
          </table:table-cell>
          <table:table-cell/>
          <table:table-cell table:formula="of:=[.F102]*(100-([.H102]/[.G102]*100))/100" office:value-type="string" office:string-value="" calcext:value-type="error">
            <text:p>#DIV/0 !</text:p>
          </table:table-cell>
          <table:table-cell table:formula="of:=[.F102]*[.M102]/([.F10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3]*([.H103]/[.G103])" office:value-type="string" office:string-value="" calcext:value-type="error">
            <text:p>#DIV/0 !</text:p>
          </table:table-cell>
          <table:table-cell table:formula="of:=[.F103]*[.J103]/([.F103]+1)" office:value-type="string" office:string-value="" calcext:value-type="error">
            <text:p>#DIV/0 !</text:p>
          </table:table-cell>
          <table:table-cell/>
          <table:table-cell table:formula="of:=[.F103]*(100-([.H103]/[.G103]*100))/100" office:value-type="string" office:string-value="" calcext:value-type="error">
            <text:p>#DIV/0 !</text:p>
          </table:table-cell>
          <table:table-cell table:formula="of:=[.F103]*[.M103]/([.F10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4]*([.H104]/[.G104])" office:value-type="string" office:string-value="" calcext:value-type="error">
            <text:p>#DIV/0 !</text:p>
          </table:table-cell>
          <table:table-cell table:formula="of:=[.F104]*[.J104]/([.F104]+1)" office:value-type="string" office:string-value="" calcext:value-type="error">
            <text:p>#DIV/0 !</text:p>
          </table:table-cell>
          <table:table-cell/>
          <table:table-cell table:formula="of:=[.F104]*(100-([.H104]/[.G104]*100))/100" office:value-type="string" office:string-value="" calcext:value-type="error">
            <text:p>#DIV/0 !</text:p>
          </table:table-cell>
          <table:table-cell table:formula="of:=[.F104]*[.M104]/([.F10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5]*([.H105]/[.G105])" office:value-type="string" office:string-value="" calcext:value-type="error">
            <text:p>#DIV/0 !</text:p>
          </table:table-cell>
          <table:table-cell table:formula="of:=[.F105]*[.J105]/([.F105]+1)" office:value-type="string" office:string-value="" calcext:value-type="error">
            <text:p>#DIV/0 !</text:p>
          </table:table-cell>
          <table:table-cell/>
          <table:table-cell table:formula="of:=[.F105]*(100-([.H105]/[.G105]*100))/100" office:value-type="string" office:string-value="" calcext:value-type="error">
            <text:p>#DIV/0 !</text:p>
          </table:table-cell>
          <table:table-cell table:formula="of:=[.F105]*[.M105]/([.F10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6]*([.H106]/[.G106])" office:value-type="string" office:string-value="" calcext:value-type="error">
            <text:p>#DIV/0 !</text:p>
          </table:table-cell>
          <table:table-cell table:formula="of:=[.F106]*[.J106]/([.F106]+1)" office:value-type="string" office:string-value="" calcext:value-type="error">
            <text:p>#DIV/0 !</text:p>
          </table:table-cell>
          <table:table-cell/>
          <table:table-cell table:formula="of:=[.F106]*(100-([.H106]/[.G106]*100))/100" office:value-type="string" office:string-value="" calcext:value-type="error">
            <text:p>#DIV/0 !</text:p>
          </table:table-cell>
          <table:table-cell table:formula="of:=[.F106]*[.M106]/([.F10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7]*([.H107]/[.G107])" office:value-type="string" office:string-value="" calcext:value-type="error">
            <text:p>#DIV/0 !</text:p>
          </table:table-cell>
          <table:table-cell table:formula="of:=[.F107]*[.J107]/([.F107]+1)" office:value-type="string" office:string-value="" calcext:value-type="error">
            <text:p>#DIV/0 !</text:p>
          </table:table-cell>
          <table:table-cell/>
          <table:table-cell table:formula="of:=[.F107]*(100-([.H107]/[.G107]*100))/100" office:value-type="string" office:string-value="" calcext:value-type="error">
            <text:p>#DIV/0 !</text:p>
          </table:table-cell>
          <table:table-cell table:formula="of:=[.F107]*[.M107]/([.F107]+1)" office:value-type="string" office:string-value="" calcext:value-type="error">
            <text:p>#DIV/0 !</text:p>
          </table:table-cell>
        </table:table-row>
        <table:table-row table:style-name="ro1" table:number-rows-repeated="10484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1" table:style-name="ta2">
        <office:forms form:automatic-focus="false" form:apply-design-mode="false"/>
        <table:table-column table:style-name="co14" table:number-columns-repeated="101" table:default-cell-style-name="ce5"/>
        <table:table-column table:style-name="co15" table:number-columns-repeated="156" table:default-cell-style-name="ce5"/>
        <table:table-column table:style-name="co15" table:number-columns-repeated="767" table:default-cell-style-name="Default"/>
        <table:table-row table:style-name="ro2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 tree" table:style-name="ta1">
        <office:forms form:automatic-focus="false" form:apply-design-mode="false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row table:style-name="ro4" table:number-rows-repeated="5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18" table:default-cell-style-name="Default"/>
        <table:table-column table:style-name="co19" table:number-columns-repeated="1023" table:default-cell-style-name="Default"/>
        <table:table-row table:style-name="ro5">
          <table:table-cell table:style-name="ce6" office:value-type="string" calcext:value-type="string">
            <text:p>MERCENARY</text:p>
          </table:table-cell>
          <table:table-cell table:style-name="ce7" table:number-columns-repeated="4"/>
          <table:table-cell table:number-columns-repeated="5"/>
          <table:table-cell table:style-name="ce7" table:number-columns-repeated="1014"/>
        </table:table-row>
        <table:table-row table:style-name="ro5">
          <table:table-cell table:style-name="ce7"/>
          <table:table-cell table:style-name="ce13" office:value-type="string" calcext:value-type="string">
            <text:p>Unique Units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5">
          <table:table-cell table:style-name="ce7" table:number-columns-repeated="5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MELEE_ELITE</text:p>
          </table:table-cell>
          <table:table-cell table:style-name="ce7" office:value-type="string" calcext:value-type="string">
            <text:p>(standing army)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8" office:value-type="string" calcext:value-type="string">
            <text:p>Warrior</text:p>
          </table:table-cell>
          <table:table-cell table:style-name="ce14" office:value-type="string" calcext:value-type="string">
            <text:p>Light Swords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Longswordsman</text:p>
          </table:table-cell>
          <table:table-cell table:style-name="ce14" office:value-type="string" calcext:value-type="string">
            <text:p>Musketman</text:p>
          </table:table-cell>
          <table:table-cell table:style-name="ce14" office:value-type="string" calcext:value-type="string">
            <text:p>Naval Infantry</text:p>
          </table:table-cell>
          <table:table-cell table:style-name="ce14"/>
          <table:table-cell table:style-name="ce14" office:value-type="string" calcext:value-type="string">
            <text:p>Marine</text:p>
          </table:table-cell>
          <table:table-cell table:style-name="ce19"/>
          <table:table-cell table:style-name="ce21" office:value-type="string" calcext:value-type="string">
            <text:p>Modern Marine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Club</text:p>
          </table:table-cell>
          <table:table-cell table:style-name="ce11" office:value-type="string" calcext:value-type="string">
            <text:p>Swords</text:p>
          </table:table-cell>
          <table:table-cell table:style-name="ce11" office:value-type="string" calcext:value-type="string">
            <text:p>Swords</text:p>
            <text:p>Heavy Shield</text:p>
          </table:table-cell>
          <table:table-cell table:style-name="ce11" office:value-type="string" calcext:value-type="string">
            <text:p>Swords</text:p>
            <text:p>Knight Armor</text:p>
          </table:table-cell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3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 table:number-columns-repeated="7"/>
          <table:table-cell table:style-name="ce23"/>
          <table:table-cell table:style-name="ce27" office:value-type="string" calcext:value-type="string">
            <text:p>Mechanized Marine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7"/>
          <table:table-cell table:style-name="ce20"/>
          <table:table-cell table:style-name="ce22" office:value-type="string" calcext:value-type="string">
            <text:p>Assault Rifles</text:p>
            <text:p>APC</text:p>
          </table:table-cell>
          <table:table-cell table:style-name="ce7" table:number-columns-repeated="1014"/>
        </table:table-row>
        <table:table-row table:style-name="ro6">
          <table:table-cell table:style-name="ce11" table:number-columns-repeated="8"/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MELEE</text:p>
          </table:table-cell>
          <table:table-cell table:style-name="ce7" office:value-type="string" calcext:value-type="string">
            <text:p>(conscript)</text:p>
          </table:table-cell>
          <table:table-cell table:style-name="ce7" table:number-columns-repeated="3"/>
          <table:table-cell table:number-columns-repeated="5"/>
          <table:table-cell table:style-name="ce7" table:number-columns-repeated="1014"/>
        </table:table-row>
        <table:table-row table:style-name="ro6">
          <table:table-cell table:style-name="ce8" office:value-type="string" calcext:value-type="string">
            <text:p>Light Spearman</text:p>
          </table:table-cell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Heavy Spearman</text:p>
          </table:table-cell>
          <table:table-cell table:style-name="ce14" office:value-type="string" calcext:value-type="string">
            <text:p>Pikeman</text:p>
          </table:table-cell>
          <table:table-cell table:style-name="ce14" office:value-type="string" calcext:value-type="string">
            <text:p>Tercio</text:p>
          </table:table-cell>
          <table:table-cell table:style-name="ce14" office:value-type="string" calcext:value-type="string">
            <text:p>Rifleman</text:p>
          </table:table-cell>
          <table:table-cell table:style-name="ce14"/>
          <table:table-cell table:style-name="ce14" office:value-type="string" calcext:value-type="string">
            <text:p>Infantry</text:p>
          </table:table-cell>
          <table:table-cell table:style-name="ce14"/>
          <table:table-cell table:style-name="ce21" office:value-type="string" calcext:value-type="string">
            <text:p>Modern Infantry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Spears</text:p>
          </table:table-cell>
          <table:table-cell table:style-name="ce11" office:value-type="string" calcext:value-type="string">
            <text:p>Spears</text:p>
            <text:p>Shield</text:p>
          </table:table-cell>
          <table:table-cell table:style-name="ce11" office:value-type="string" calcext:value-type="string">
            <text:p>Spears</text:p>
            <text:p>Heavy Shield</text:p>
          </table:table-cell>
          <table:table-cell table:style-name="ce11" office:value-type="string" calcext:value-type="string">
            <text:p>Pikes</text:p>
          </table:table-cell>
          <table:table-cell table:style-name="ce11" office:value-type="string" calcext:value-type="string">
            <text:p>Muskets</text:p>
            <text:p>Pike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11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 table:number-columns-repeated="6"/>
          <table:table-cell table:style-name="ce16" office:value-type="string" calcext:value-type="string">
            <text:p>Motorized Infantry</text:p>
          </table:table-cell>
          <table:table-cell table:style-name="ce11"/>
          <table:table-cell table:style-name="ce27" office:value-type="string" calcext:value-type="string">
            <text:p>Mechanized Infantry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6"/>
          <table:table-cell table:style-name="ce15" office:value-type="string" calcext:value-type="string">
            <text:p>Automatic Rifles</text:p>
            <text:p>Personnel Carrier</text:p>
          </table:table-cell>
          <table:table-cell table:style-name="ce15"/>
          <table:table-cell table:style-name="ce22" office:value-type="string" calcext:value-type="string">
            <text:p>Assault Rifles</text:p>
            <text:p>APC</text:p>
          </table:table-cell>
          <table:table-cell table:style-name="ce7" table:number-columns-repeated="1014"/>
        </table:table-row>
        <table:table-row table:style-name="ro6">
          <table:table-cell table:number-columns-repeated="4"/>
          <table:table-cell table:style-name="ce7" table:number-columns-repeated="1020"/>
        </table:table-row>
        <table:table-row table:style-name="ro6">
          <table:table-cell table:style-name="ce12" office:value-type="string" calcext:value-type="string">
            <text:p>RECON</text:p>
          </table:table-cell>
          <table:table-cell table:number-columns-repeated="3"/>
          <table:table-cell table:style-name="ce7" table:number-columns-repeated="1020"/>
        </table:table-row>
        <table:table-row table:style-name="ro6">
          <table:table-cell table:style-name="ce8" office:value-type="string" calcext:value-type="string">
            <text:p>Scout</text:p>
          </table:table-cell>
          <table:table-cell table:style-name="ce14"/>
          <table:table-cell table:style-name="ce14" office:value-type="string" calcext:value-type="string">
            <text:p>Skirmisher (archer)</text:p>
          </table:table-cell>
          <table:table-cell table:style-name="ce14"/>
          <table:table-cell table:style-name="ce14" office:value-type="string" calcext:value-type="string">
            <text:p>Explorer</text:p>
          </table:table-cell>
          <table:table-cell table:style-name="ce14" office:value-type="string" calcext:value-type="string">
            <text:p>Ranger</text:p>
          </table:table-cell>
          <table:table-cell table:style-name="ce14"/>
          <table:table-cell table:style-name="ce14" office:value-type="string" calcext:value-type="string">
            <text:p>Commando</text:p>
          </table:table-cell>
          <table:table-cell table:style-name="ce19"/>
          <table:table-cell table:style-name="ce21" office:value-type="string" calcext:value-type="string">
            <text:p>Special Forces</text:p>
          </table:table-cell>
          <table:table-cell table:style-name="ce7" table:number-columns-repeated="1014"/>
        </table:table-row>
        <table:table-row table:style-name="ro6">
          <table:table-cell table:style-name="ce9" office:value-type="string" calcext:value-type="string">
            <text:p>Staff</text:p>
          </table:table-cell>
          <table:table-cell table:style-name="ce11"/>
          <table:table-cell table:style-name="ce11" office:value-type="string" calcext:value-type="string">
            <text:p>Bows</text:p>
          </table:table-cell>
          <table:table-cell table:style-name="ce11"/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3"/>
          <table:table-cell table:style-name="ce26" office:value-type="string" calcext:value-type="string">
            <text:p>Assault Rifles</text:p>
          </table:table-cell>
          <table:table-cell table:style-name="ce7" table:number-columns-repeated="1014"/>
        </table:table-row>
        <table:table-row table:style-name="ro6">
          <table:table-cell table:style-name="ce9"/>
          <table:table-cell table:style-name="ce11"/>
          <table:table-cell table:style-name="ce16" office:value-type="string" calcext:value-type="string">
            <text:p>Mounted Skirmisher</text:p>
          </table:table-cell>
          <table:table-cell table:style-name="ce11"/>
          <table:table-cell table:style-name="ce16" office:value-type="string" calcext:value-type="string">
            <text:p>Mounted Explorer</text:p>
          </table:table-cell>
          <table:table-cell table:style-name="ce11"/>
          <table:table-cell table:style-name="ce16" office:value-type="string" calcext:value-type="string">
            <text:p>Rough Riders</text:p>
          </table:table-cell>
          <table:table-cell table:style-name="ce11"/>
          <table:table-cell table:style-name="ce23"/>
          <table:table-cell table:style-name="ce26"/>
          <table:table-cell table:style-name="ce7" table:number-columns-repeated="1014"/>
        </table:table-row>
        <table:table-row table:style-name="ro6">
          <table:table-cell table:style-name="ce10"/>
          <table:table-cell table:style-name="ce15"/>
          <table:table-cell table:style-name="ce15" office:value-type="string" calcext:value-type="string">
            <text:p>Bows</text:p>
            <text:p>War Horses</text:p>
          </table:table-cell>
          <table:table-cell table:style-name="ce15"/>
          <table:table-cell table:style-name="ce15" office:value-type="string" calcext:value-type="string">
            <text:p>Muskets</text:p>
            <text:p>War Horses</text:p>
          </table:table-cell>
          <table:table-cell table:style-name="ce15"/>
          <table:table-cell table:style-name="ce15" office:value-type="string" calcext:value-type="string">
            <text:p>Rifles</text:p>
            <text:p>War Horses</text:p>
          </table:table-cell>
          <table:table-cell table:style-name="ce15"/>
          <table:table-cell table:style-name="ce20"/>
          <table:table-cell table:style-name="ce22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RANGED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Sling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Composite Bowman</text:p>
          </table:table-cell>
          <table:table-cell table:style-name="ce14" office:value-type="string" calcext:value-type="string">
            <text:p>Longbowman</text:p>
          </table:table-cell>
          <table:table-cell table:style-name="ce14" office:value-type="string" calcext:value-type="string">
            <text:p>Field cannon</text:p>
          </table:table-cell>
          <table:table-cell table:style-name="ce14" office:value-type="string" calcext:value-type="string">
            <text:p>Field gun</text:p>
          </table:table-cell>
          <table:table-cell table:style-name="ce14"/>
          <table:table-cell table:style-name="ce14" office:value-type="string" calcext:value-type="string">
            <text:p>AT gun</text:p>
          </table:table-cell>
          <table:table-cell table:style-name="ce19"/>
          <table:table-cell table:style-name="ce21" office:value-type="string" calcext:value-type="string">
            <text:p>Mortar</text:p>
          </table:table-cell>
          <table:table-cell table:style-name="ce7" table:number-columns-repeated="1014"/>
        </table:table-row>
        <table:table-row table:style-name="ro6">
          <table:table-cell table:style-name="ce10" office:value-type="string" calcext:value-type="string">
            <text:p>Sling</text:p>
          </table:table-cell>
          <table:table-cell table:style-name="ce15" office:value-type="string" calcext:value-type="string">
            <text:p>Bows</text:p>
          </table:table-cell>
          <table:table-cell table:style-name="ce15" office:value-type="string" calcext:value-type="string">
            <text:p>Composite Bows</text:p>
          </table:table-cell>
          <table:table-cell table:style-name="ce15" office:value-type="string" calcext:value-type="string">
            <text:p>Longbows</text:p>
          </table:table-cell>
          <table:table-cell table:style-name="ce15" office:value-type="string" calcext:value-type="string">
            <text:p>Field cannons</text:p>
          </table:table-cell>
          <table:table-cell table:style-name="ce15" office:value-type="string" calcext:value-type="string">
            <text:p>Field guns</text:p>
          </table:table-cell>
          <table:table-cell table:style-name="ce15"/>
          <table:table-cell table:style-name="ce15" office:value-type="string" calcext:value-type="string">
            <text:p>AT guns</text:p>
          </table:table-cell>
          <table:table-cell table:style-name="ce20"/>
          <table:table-cell table:style-name="ce22" office:value-type="string" calcext:value-type="string">
            <text:p>Morta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DEFENSIVE_RANGED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3"/>
          <table:table-cell table:style-name="ce8" office:value-type="string" calcext:value-type="string">
            <text:p>Crossbowman</text:p>
          </table:table-cell>
          <table:table-cell table:style-name="ce14" office:value-type="string" calcext:value-type="string">
            <text:p>Culverin</text:p>
          </table:table-cell>
          <table:table-cell table:style-name="ce14" office:value-type="string" calcext:value-type="string">
            <text:p>Gatling gun</text:p>
          </table:table-cell>
          <table:table-cell table:style-name="ce14"/>
          <table:table-cell table:style-name="ce21" office:value-type="string" calcext:value-type="string">
            <text:p>Machine gun</text:p>
          </table:table-cell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7" table:number-columns-repeated="3"/>
          <table:table-cell table:style-name="ce10" office:value-type="string" calcext:value-type="string">
            <text:p>Crossbows</text:p>
          </table:table-cell>
          <table:table-cell table:style-name="ce15" office:value-type="string" calcext:value-type="string">
            <text:p>Culverins</text:p>
          </table:table-cell>
          <table:table-cell table:style-name="ce15" office:value-type="string" calcext:value-type="string">
            <text:p>Gatling guns</text:p>
          </table:table-cell>
          <table:table-cell table:style-name="ce15"/>
          <table:table-cell table:style-name="ce22" office:value-type="string" calcext:value-type="string">
            <text:p>Machine guns</text:p>
          </table:table-cell>
          <table:table-cell table:style-name="ce23"/>
          <table:table-cell table:style-name="ce11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SIEGE</text:p>
          </table:table-cell>
          <table:table-cell table:style-name="ce7" table:number-columns-repeated="1023"/>
        </table:table-row>
        <table:table-row table:style-name="ro6">
          <table:table-cell table:style-name="ce11"/>
          <table:table-cell table:style-name="ce8" office:value-type="string" calcext:value-type="string">
            <text:p>Catapult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Bombard</text:p>
          </table:table-cell>
          <table:table-cell table:style-name="ce14"/>
          <table:table-cell table:style-name="ce14" office:value-type="string" calcext:value-type="string">
            <text:p>Rifled Cannon</text:p>
          </table:table-cell>
          <table:table-cell table:style-name="ce14" office:value-type="string" calcext:value-type="string">
            <text:p>Artillery</text:p>
          </table:table-cell>
          <table:table-cell table:style-name="ce14"/>
          <table:table-cell table:style-name="ce24" office:value-type="string" calcext:value-type="string">
            <text:p>Self Propelled Artillery </text:p>
          </table:table-cell>
          <table:table-cell table:style-name="ce14"/>
          <table:table-cell table:style-name="ce21" office:value-type="string" calcext:value-type="string">
            <text:p>Missile Artillery</text:p>
          </table:table-cell>
          <table:table-cell table:style-name="ce7" table:number-columns-repeated="1013"/>
        </table:table-row>
        <table:table-row table:style-name="ro6">
          <table:table-cell table:style-name="ce11"/>
          <table:table-cell table:style-name="ce10" office:value-type="string" calcext:value-type="string">
            <text:p>Catapults</text:p>
          </table:table-cell>
          <table:table-cell table:style-name="ce15" office:value-type="string" calcext:value-type="string">
            <text:p>Trebuchets</text:p>
          </table:table-cell>
          <table:table-cell table:style-name="ce15" office:value-type="string" calcext:value-type="string">
            <text:p>Bombards</text:p>
          </table:table-cell>
          <table:table-cell table:style-name="ce15"/>
          <table:table-cell table:style-name="ce15" office:value-type="string" calcext:value-type="string">
            <text:p>Rifled Cannons</text:p>
          </table:table-cell>
          <table:table-cell table:style-name="ce15" office:value-type="string" calcext:value-type="string">
            <text:p>Howitzer Guns</text:p>
          </table:table-cell>
          <table:table-cell table:style-name="ce15"/>
          <table:table-cell table:style-name="ce25" office:value-type="string" calcext:value-type="string">
            <text:p>SPGs</text:p>
          </table:table-cell>
          <table:table-cell table:style-name="ce15"/>
          <table:table-cell table:style-name="ce22" office:value-type="string" calcext:value-type="string">
            <text:p>Missile Launchers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CAVALRY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Chariot</text:p>
          </table:table-cell>
          <table:table-cell table:style-name="ce14"/>
          <table:table-cell table:style-name="ce14" office:value-type="string" calcext:value-type="string">
            <text:p>Armored Horseman</text:p>
          </table:table-cell>
          <table:table-cell table:style-name="ce14" office:value-type="string" calcext:value-type="string">
            <text:p>Knight</text:p>
          </table:table-cell>
          <table:table-cell table:style-name="ce14" office:value-type="string" calcext:value-type="string">
            <text:p>Reiter</text:p>
          </table:table-cell>
          <table:table-cell table:style-name="ce14" office:value-type="string" calcext:value-type="string">
            <text:p>Cuirassier</text:p>
          </table:table-cell>
          <table:table-cell table:style-name="ce14" office:value-type="string" calcext:value-type="string">
            <text:p>Landship</text:p>
          </table:table-cell>
          <table:table-cell table:style-name="ce14"/>
          <table:table-cell table:style-name="ce14" office:value-type="string" calcext:value-type="string">
            <text:p>Tank</text:p>
          </table:table-cell>
          <table:table-cell table:style-name="ce21" office:value-type="string" calcext:value-type="string">
            <text:p>Modern Armor</text:p>
          </table:table-cell>
          <table:table-cell table:style-name="ce7" table:number-columns-repeated="1014"/>
        </table:table-row>
        <table:table-row table:style-name="ro6">
          <table:table-cell table:style-name="ce10" office:value-type="string" calcext:value-type="string">
            <text:p>Spears</text:p>
            <text:p>Chariots</text:p>
          </table:table-cell>
          <table:table-cell table:style-name="ce15"/>
          <table:table-cell table:style-name="ce15" office:value-type="string" calcext:value-type="string">
            <text:p>Spears</text:p>
            <text:p>Armored Horses</text:p>
          </table:table-cell>
          <table:table-cell table:style-name="ce15" office:value-type="string" calcext:value-type="string">
            <text:p>Lances/Knight Armors</text:p>
            <text:p>War Horses</text:p>
          </table:table-cell>
          <table:table-cell table:style-name="ce15" office:value-type="string" calcext:value-type="string">
            <text:p>Muskets/Knight Armors</text:p>
            <text:p>War Horses</text:p>
          </table:table-cell>
          <table:table-cell table:style-name="ce15" office:value-type="string" calcext:value-type="string">
            <text:p>Rifles/Cuirasses</text:p>
            <text:p>War Horses</text:p>
          </table:table-cell>
          <table:table-cell table:style-name="ce15" office:value-type="string" calcext:value-type="string">
            <text:p>Landships</text:p>
          </table:table-cell>
          <table:table-cell table:style-name="ce15"/>
          <table:table-cell table:style-name="ce15" office:value-type="string" calcext:value-type="string">
            <text:p>Tanks</text:p>
          </table:table-cell>
          <table:table-cell table:style-name="ce22" office:value-type="string" calcext:value-type="string">
            <text:p>Modern Armo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7"/>
          <table:table-cell table:number-columns-repeated="3"/>
          <table:table-cell table:style-name="ce7" table:number-columns-repeated="1014"/>
        </table:table-row>
        <table:table-row table:style-name="ro6">
          <table:table-cell table:style-name="ce6" office:value-type="string" calcext:value-type="string">
            <text:p>LIGHT_CAVALRY</text:p>
          </table:table-cell>
          <table:table-cell table:style-name="ce7" table:number-columns-repeated="6"/>
          <table:table-cell table:number-columns-repeated="3"/>
          <table:table-cell table:style-name="ce7" table:number-columns-repeated="1014"/>
        </table:table-row>
        <table:table-row table:style-name="ro6">
          <table:table-cell table:style-name="ce7"/>
          <table:table-cell table:style-name="ce8" office:value-type="string" calcext:value-type="string">
            <text:p>Rider</text:p>
          </table:table-cell>
          <table:table-cell table:style-name="ce14" office:value-type="string" calcext:value-type="string">
            <text:p>Horseman</text:p>
          </table:table-cell>
          <table:table-cell table:style-name="ce19"/>
          <table:table-cell table:style-name="ce14" office:value-type="string" calcext:value-type="string">
            <text:p>Lancer</text:p>
          </table:table-cell>
          <table:table-cell table:style-name="ce14" office:value-type="string" calcext:value-type="string">
            <text:p>Cavalry</text:p>
          </table:table-cell>
          <table:table-cell table:style-name="ce14" office:value-type="string" calcext:value-type="string">
            <text:p>Armored Cavalry</text:p>
          </table:table-cell>
          <table:table-cell table:style-name="ce14"/>
          <table:table-cell table:style-name="ce14" office:value-type="string" calcext:value-type="string">
            <text:p>Light Tank</text:p>
          </table:table-cell>
          <table:table-cell table:style-name="ce21" office:value-type="string" calcext:value-type="string">
            <text:p>Armored Recon</text:p>
          </table:table-cell>
          <table:table-cell table:style-name="ce7" table:number-columns-repeated="1014"/>
        </table:table-row>
        <table:table-row table:style-name="ro6">
          <table:table-cell table:style-name="ce7"/>
          <table:table-cell table:style-name="ce10" office:value-type="string" calcext:value-type="string">
            <text:p>Spears</text:p>
            <text:p>War Horses</text:p>
          </table:table-cell>
          <table:table-cell table:style-name="ce15" office:value-type="string" calcext:value-type="string">
            <text:p>Spears / Armors</text:p>
            <text:p>War Horses</text:p>
          </table:table-cell>
          <table:table-cell table:style-name="ce20"/>
          <table:table-cell table:style-name="ce15" office:value-type="string" calcext:value-type="string">
            <text:p>Lances</text:p>
            <text:p>War Horses</text:p>
          </table:table-cell>
          <table:table-cell table:style-name="ce15" office:value-type="string" calcext:value-type="string">
            <text:p>Rifles</text:p>
            <text:p>War Horses</text:p>
          </table:table-cell>
          <table:table-cell table:style-name="ce15" office:value-type="string" calcext:value-type="string">
            <text:p>Armored Cars</text:p>
          </table:table-cell>
          <table:table-cell table:style-name="ce15"/>
          <table:table-cell table:style-name="ce15" office:value-type="string" calcext:value-type="string">
            <text:p>Light Tanks</text:p>
          </table:table-cell>
          <table:table-cell table:style-name="ce22" office:value-type="string" calcext:value-type="string">
            <text:p>Modern Armored Cars</text:p>
          </table:table-cell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FIGHT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Fighter</text:p>
          </table:table-cell>
          <table:table-cell table:style-name="ce14"/>
          <table:table-cell table:style-name="ce14" office:value-type="string" calcext:value-type="string">
            <text:p>Fighter</text:p>
          </table:table-cell>
          <table:table-cell table:style-name="ce14" office:value-type="string" calcext:value-type="string">
            <text:p>Jet Fighter</text:p>
          </table:table-cell>
          <table:table-cell table:style-name="ce21" office:value-type="string" calcext:value-type="string">
            <text:p>Stealth Fight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 table:number-columns-repeated="3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GROUND_ATTACK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Recon</text:p>
          </table:table-cell>
          <table:table-cell table:style-name="ce14"/>
          <table:table-cell table:style-name="ce14" office:value-type="string" calcext:value-type="string">
            <text:p>Ground Attack</text:p>
          </table:table-cell>
          <table:table-cell table:style-name="ce14" office:value-type="string" calcext:value-type="string">
            <text:p>Jet Ground Attack</text:p>
          </table:table-cell>
          <table:table-cell table:style-name="ce21" office:value-type="string" calcext:value-type="string">
            <text:p>Stealth Attack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/>
          <table:table-cell table:style-name="ce15" office:value-type="string" calcext:value-type="string">
            <text:p>Ju-87s</text:p>
          </table:table-cell>
          <table:table-cell table:style-name="ce15" office:value-type="string" calcext:value-type="string">
            <text:p>A-10s</text:p>
          </table:table-cell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BOMB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6"/>
          <table:table-cell table:style-name="ce8" office:value-type="string" calcext:value-type="string">
            <text:p>Biplane Bomber</text:p>
          </table:table-cell>
          <table:table-cell table:style-name="ce14"/>
          <table:table-cell table:style-name="ce14" office:value-type="string" calcext:value-type="string">
            <text:p>Bomber</text:p>
          </table:table-cell>
          <table:table-cell table:style-name="ce14" office:value-type="string" calcext:value-type="string">
            <text:p>Jet Bomber</text:p>
          </table:table-cell>
          <table:table-cell table:style-name="ce21" office:value-type="string" calcext:value-type="string">
            <text:p>Stealth bomb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6"/>
          <table:table-cell table:style-name="ce10"/>
          <table:table-cell table:style-name="ce15" table:number-columns-repeated="2"/>
          <table:table-cell table:style-name="ce15" office:value-type="string" calcext:value-type="string">
            <text:p>B-52s</text:p>
          </table:table-cell>
          <table:table-cell table:style-name="ce22" office:value-type="string" calcext:value-type="string">
            <text:p>B-2s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</text:p>
          </table:table-cell>
          <table:table-cell table:style-name="ce7" table:number-columns-repeated="1023"/>
        </table:table-row>
        <table:table-row table:style-name="ro6">
          <table:table-cell table:style-name="ce8" office:value-type="string" calcext:value-type="string">
            <text:p>Galley</text:p>
          </table:table-cell>
          <table:table-cell table:style-name="ce14" table:number-columns-repeated="2"/>
          <table:table-cell table:style-name="ce14" office:value-type="string" calcext:value-type="string">
            <text:p>Caravel</text:p>
          </table:table-cell>
          <table:table-cell table:style-name="ce14" office:value-type="string" calcext:value-type="string">
            <text:p>Corvette</text:p>
          </table:table-cell>
          <table:table-cell table:style-name="ce14" office:value-type="string" calcext:value-type="string">
            <text:p>Ironclad</text:p>
          </table:table-cell>
          <table:table-cell table:style-name="ce14"/>
          <table:table-cell table:style-name="ce14" office:value-type="string" calcext:value-type="string">
            <text:p>Destroyer</text:p>
          </table:table-cell>
          <table:table-cell table:style-name="ce14"/>
          <table:table-cell table:style-name="ce21" office:value-type="string" calcext:value-type="string">
            <text:p>Missile Destroyer</text:p>
          </table:table-cell>
          <table:table-cell table:style-name="ce7" table:number-columns-repeated="1014"/>
        </table:table-row>
        <table:table-row table:style-name="ro6">
          <table:table-cell table:style-name="ce10"/>
          <table:table-cell table:style-name="ce15" table:number-columns-repeated="8"/>
          <table:table-cell table:style-name="ce22"/>
          <table:table-cell table:style-name="ce7" table:number-columns-repeated="1014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_RANGED</text:p>
          </table:table-cell>
          <table:table-cell table:style-name="ce7" table:number-columns-repeated="1023"/>
        </table:table-row>
        <table:table-row table:style-name="ro6">
          <table:table-cell table:style-name="ce7"/>
          <table:table-cell table:style-name="ce8" office:value-type="string" calcext:value-type="string">
            <text:p>Quadrireme</text:p>
          </table:table-cell>
          <table:table-cell table:style-name="ce14" office:value-type="string" calcext:value-type="string">
            <text:p>Galleas</text:p>
          </table:table-cell>
          <table:table-cell table:style-name="ce14"/>
          <table:table-cell table:style-name="ce14" office:value-type="string" calcext:value-type="string">
            <text:p>Frigate</text:p>
          </table:table-cell>
          <table:table-cell table:style-name="ce14" office:value-type="string" calcext:value-type="string">
            <text:p>Armored Cruiser</text:p>
          </table:table-cell>
          <table:table-cell table:style-name="ce14" table:number-columns-repeated="2"/>
          <table:table-cell table:style-name="ce14" office:value-type="string" calcext:value-type="string">
            <text:p>Heavy Cruiser</text:p>
          </table:table-cell>
          <table:table-cell table:style-name="ce14"/>
          <table:table-cell table:style-name="ce21" office:value-type="string" calcext:value-type="string">
            <text:p>Missile Cruiser</text:p>
          </table:table-cell>
          <table:table-cell table:style-name="ce7" table:number-columns-repeated="1013"/>
        </table:table-row>
        <table:table-row table:style-name="ro6">
          <table:table-cell table:style-name="ce7"/>
          <table:table-cell table:style-name="ce10"/>
          <table:table-cell table:style-name="ce15" table:number-columns-repeated="8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NAVAL_BOMBARD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3"/>
          <table:table-cell table:style-name="ce8" office:value-type="string" calcext:value-type="string">
            <text:p>Galleon</text:p>
          </table:table-cell>
          <table:table-cell table:style-name="ce14" office:value-type="string" calcext:value-type="string">
            <text:p>Ship of the Line</text:p>
          </table:table-cell>
          <table:table-cell table:style-name="ce14"/>
          <table:table-cell table:style-name="ce14" office:value-type="string" calcext:value-type="string">
            <text:p>pre-Dreadnough</text:p>
          </table:table-cell>
          <table:table-cell table:style-name="ce14" office:value-type="string" calcext:value-type="string">
            <text:p>Dreadnough</text:p>
          </table:table-cell>
          <table:table-cell table:style-name="ce14" office:value-type="string" calcext:value-type="string">
            <text:p>Battleship</text:p>
          </table:table-cell>
          <table:table-cell table:style-name="ce14"/>
          <table:table-cell table:style-name="ce21" office:value-type="string" calcext:value-type="string">
            <text:p>Missile BattleCruis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3"/>
          <table:table-cell table:style-name="ce10"/>
          <table:table-cell table:style-name="ce15" table:number-columns-repeated="6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SUBMARINE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7"/>
          <table:table-cell table:style-name="ce8" office:value-type="string" calcext:value-type="string">
            <text:p>Submarine</text:p>
          </table:table-cell>
          <table:table-cell table:style-name="ce14"/>
          <table:table-cell table:style-name="ce21" office:value-type="string" calcext:value-type="string">
            <text:p>Attack Submarine</text:p>
          </table:table-cell>
          <table:table-cell table:style-name="ce17" office:value-type="string" calcext:value-type="string">
            <text:p>SSBN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7"/>
          <table:table-cell table:style-name="ce10"/>
          <table:table-cell table:style-name="ce15"/>
          <table:table-cell table:style-name="ce22"/>
          <table:table-cell table:style-name="ce18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CARRIER</text:p>
          </table:table-cell>
          <table:table-cell table:style-name="ce7" table:number-columns-repeated="1023"/>
        </table:table-row>
        <table:table-row table:style-name="ro6">
          <table:table-cell table:style-name="ce7" table:number-columns-repeated="8"/>
          <table:table-cell table:style-name="ce8" office:value-type="string" calcext:value-type="string">
            <text:p>Aircraft Carrier</text:p>
          </table:table-cell>
          <table:table-cell table:style-name="ce19"/>
          <table:table-cell table:style-name="ce21" office:value-type="string" calcext:value-type="string">
            <text:p>SuperCarrier</text:p>
          </table:table-cell>
          <table:table-cell table:style-name="ce7" table:number-columns-repeated="1013"/>
        </table:table-row>
        <table:table-row table:style-name="ro6">
          <table:table-cell table:style-name="ce7" table:number-columns-repeated="8"/>
          <table:table-cell table:style-name="ce10"/>
          <table:table-cell table:style-name="ce20"/>
          <table:table-cell table:style-name="ce22"/>
          <table:table-cell table:style-name="ce7" table:number-columns-repeated="1013"/>
        </table:table-row>
        <table:table-row table:style-name="ro6">
          <table:table-cell table:style-name="ce7" table:number-columns-repeated="1024"/>
        </table:table-row>
        <table:table-row table:style-name="ro6">
          <table:table-cell table:style-name="ce6" office:value-type="string" calcext:value-type="string">
            <text:p>RAIDER</text:p>
          </table:table-cell>
          <table:table-cell table:style-name="ce7" office:value-type="string" calcext:value-type="string">
            <text:p>(mercenaries)</text:p>
          </table:table-cell>
          <table:table-cell table:style-name="ce7" table:number-columns-repeated="8"/>
          <table:table-cell table:style-name="ce11"/>
          <table:table-cell table:style-name="ce7" table:number-columns-repeated="1013"/>
        </table:table-row>
        <table:table-row table:style-name="ro6">
          <table:table-cell table:style-name="ce7" table:number-columns-repeated="2"/>
          <table:table-cell table:style-name="ce17" office:value-type="string" calcext:value-type="string">
            <text:p>Longship</text:p>
          </table:table-cell>
          <table:table-cell table:style-name="ce7"/>
          <table:table-cell table:style-name="ce17" office:value-type="string" calcext:value-type="string">
            <text:p>Privateer</text:p>
          </table:table-cell>
          <table:table-cell table:style-name="ce7" table:number-columns-repeated="1019"/>
        </table:table-row>
        <table:table-row table:style-name="ro6">
          <table:table-cell table:style-name="ce7" table:number-columns-repeated="2"/>
          <table:table-cell table:style-name="ce18"/>
          <table:table-cell table:style-name="ce7"/>
          <table:table-cell table:style-name="ce18"/>
          <table:table-cell table:style-name="ce7" table:number-columns-repeated="1019"/>
        </table:table-row>
        <table:table-row table:style-name="ro7" table:number-rows-repeated="654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3" table:style-name="ta4">
        <office:forms form:automatic-focus="false" form:apply-design-mode="false"/>
        <table:table-column table:style-name="co20" table:default-cell-style-name="ce28"/>
        <table:table-column table:style-name="co21" table:number-columns-repeated="2" table:default-cell-style-name="Default"/>
        <table:table-column table:style-name="co22" table:default-cell-style-name="ce29"/>
        <table:table-column table:style-name="co21" table:default-cell-style-name="Default"/>
        <table:table-column table:style-name="co23" table:default-cell-style-name="ce31"/>
        <table:table-column table:style-name="co24" table:default-cell-style-name="ce28"/>
        <table:table-column table:style-name="co21" table:default-cell-style-name="Default"/>
        <table:table-column table:style-name="co25" table:default-cell-style-name="ce28"/>
        <table:table-column table:style-name="co21" table:number-columns-repeated="2" table:default-cell-style-name="Default"/>
        <table:table-column table:style-name="co26" table:default-cell-style-name="ce28"/>
        <table:table-column table:style-name="co21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0" office:value-type="string" calcext:value-type="string">
            <text:p>TotalPopArea</text:p>
          </table:table-cell>
          <table:table-cell table:style-name="ce30" office:value-type="string" calcext:value-type="string">
            <text:p>MaxPopPerWorkedTile</text:p>
          </table:table-cell>
          <table:table-cell/>
          <table:table-cell table:style-name="ce30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8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1" table:formula="of:=ROUND(POWER([.D2];[.$B$3])*1000;0)" office:value-type="float" office:value="1000" calcext:value-type="float">
            <text:p>1 000</text:p>
          </table:table-cell>
          <table:table-cell/>
          <table:table-cell table:style-name="ce31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otSizePower</text:p>
          </table:table-cell>
          <table:table-cell table:style-name="ce28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1" table:formula="of:=ROUND(POWER([.D3];[.$B$3])*1000;0)" office:value-type="float" office:value="3482" calcext:value-type="float">
            <text:p>3 482</text:p>
          </table:table-cell>
          <table:table-cell/>
          <table:table-cell table:style-name="ce31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1" table:formula="of:=ROUND(POWER([.D4];[.$B$3])*1000;0)" office:value-type="float" office:value="7225" calcext:value-type="float">
            <text:p>7 225</text:p>
          </table:table-cell>
          <table:table-cell/>
          <table:table-cell table:style-name="ce31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1" table:formula="of:=ROUND(POWER([.D5];[.$B$3])*1000;0)" office:value-type="float" office:value="12126" calcext:value-type="float">
            <text:p>12 126</text:p>
          </table:table-cell>
          <table:table-cell/>
          <table:table-cell table:style-name="ce31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1" table:formula="of:=ROUND(POWER([.D6];[.$B$3])*1000;0)" office:value-type="float" office:value="18119" calcext:value-type="float">
            <text:p>18 119</text:p>
          </table:table-cell>
          <table:table-cell/>
          <table:table-cell table:style-name="ce31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1" table:formula="of:=ROUND(POWER([.D7];[.$B$3])*1000;0)" office:value-type="float" office:value="25158" calcext:value-type="float">
            <text:p>25 158</text:p>
          </table:table-cell>
          <table:table-cell/>
          <table:table-cell table:style-name="ce31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1" table:formula="of:=ROUND(POWER([.D8];[.$B$3])*1000;0)" office:value-type="float" office:value="33203" calcext:value-type="float">
            <text:p>33 203</text:p>
          </table:table-cell>
          <table:table-cell/>
          <table:table-cell table:style-name="ce31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1" table:formula="of:=ROUND(POWER([.D9];[.$B$3])*1000;0)" office:value-type="float" office:value="42224" calcext:value-type="float">
            <text:p>42 224</text:p>
          </table:table-cell>
          <table:table-cell/>
          <table:table-cell table:style-name="ce31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1" table:formula="of:=ROUND(POWER([.D10];[.$B$3])*1000;0)" office:value-type="float" office:value="52196" calcext:value-type="float">
            <text:p>52 196</text:p>
          </table:table-cell>
          <table:table-cell/>
          <table:table-cell table:style-name="ce31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1" table:formula="of:=ROUND(POWER([.D11];[.$B$3])*1000;0)" office:value-type="float" office:value="63096" calcext:value-type="float">
            <text:p>63 096</text:p>
          </table:table-cell>
          <table:table-cell/>
          <table:table-cell table:style-name="ce31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1" table:formula="of:=ROUND(POWER([.D12];[.$B$3])*1000;0)" office:value-type="float" office:value="74904" calcext:value-type="float">
            <text:p>74 904</text:p>
          </table:table-cell>
          <table:table-cell/>
          <table:table-cell table:style-name="ce31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1" table:formula="of:=ROUND(POWER([.D13];[.$B$3])*1000;0)" office:value-type="float" office:value="87604" calcext:value-type="float">
            <text:p>87 604</text:p>
          </table:table-cell>
          <table:table-cell/>
          <table:table-cell table:style-name="ce31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1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1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1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1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1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1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1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1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1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1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1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1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1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1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1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1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1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1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1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1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1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1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1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1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1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1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1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1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1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1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1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1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1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1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1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1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1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1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1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1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1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1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1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1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1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1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1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1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1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1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1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1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1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1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1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1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1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1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1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1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1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1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1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1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1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1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1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1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1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1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1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1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1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1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1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1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1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1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1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1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1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1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1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1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1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1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1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1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1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1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1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1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1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1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1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1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xa" table:style-name="ta5">
        <table:table-column table:style-name="co27" table:number-columns-repeated="96" table:default-cell-style-name="ce5"/>
        <table:table-column table:style-name="co14" table:number-columns-repeated="5" table:default-cell-style-name="ce5"/>
        <table:table-column table:style-name="co15" table:number-columns-repeated="156" table:default-cell-style-name="ce5"/>
        <table:table-column table:style-name="co15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2" office:value-type="string" calcext:value-type="string" table:number-columns-spanned="2" table:number-rows-spanned="1">
            <text:p>Grass</text:p>
            <text:p>Farm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33"/>
          <table:table-cell table:style-name="ce32" office:value-type="string" calcext:value-type="string" table:number-columns-spanned="2" table:number-rows-spanned="1">
            <text:p>Grass</text:p>
            <text:p>Cattl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x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2" office:value-type="string" calcext:value-type="string" table:number-columns-spanned="2" table:number-rows-spanned="1">
            <text:p>Sea</text:p>
            <text:p>Fish</text:p>
          </table:table-cell>
          <table:covered-table-cell table:style-name="ce32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2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3" table:number-rows-repeated="6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 &amp; Employment" table:style-name="ta1">
        <table:table-column table:style-name="co10" table:default-cell-style-name="ce38"/>
        <table:table-column table:style-name="co10" table:default-cell-style-name="ce42"/>
        <table:table-column table:style-name="co10" table:default-cell-style-name="ce43"/>
        <table:table-column table:style-name="co28" table:default-cell-style-name="ce46"/>
        <table:table-column table:style-name="co29" table:default-cell-style-name="ce51"/>
        <table:table-column table:style-name="co30" table:default-cell-style-name="ce53"/>
        <table:table-column table:style-name="co29" table:default-cell-style-name="ce51"/>
        <table:table-column table:style-name="co30" table:default-cell-style-name="ce53"/>
        <table:table-column table:style-name="co31" table:default-cell-style-name="ce51"/>
        <table:table-column table:style-name="co32" table:default-cell-style-name="ce56"/>
        <table:table-column table:style-name="co33" table:default-cell-style-name="Default"/>
        <table:table-column table:style-name="co10" table:default-cell-style-name="ce43"/>
        <table:table-column table:style-name="co34" table:default-cell-style-name="ce65"/>
        <table:table-column table:style-name="co10" table:default-cell-style-name="ce43"/>
        <table:table-column table:style-name="co35" table:default-cell-style-name="ce70"/>
        <table:table-column table:style-name="co36" table:default-cell-style-name="ce70"/>
        <table:table-column table:style-name="co10" table:default-cell-style-name="ce43"/>
        <table:table-column table:style-name="co10" table:default-cell-style-name="ce51"/>
        <table:table-column table:style-name="co37" table:default-cell-style-name="ce74"/>
        <table:table-column table:style-name="co13" table:default-cell-style-name="ce76"/>
        <table:table-column table:style-name="co10" table:default-cell-style-name="ce43"/>
        <table:table-column table:style-name="co38" table:default-cell-style-name="ce56"/>
        <table:table-column table:style-name="co13" table:default-cell-style-name="ce80"/>
        <table:table-column table:style-name="co13" table:default-cell-style-name="ce82"/>
        <table:table-column table:style-name="co10" table:default-cell-style-name="ce43"/>
        <table:table-column table:style-name="co13" table:number-columns-repeated="2" table:default-cell-style-name="ce80"/>
        <table:table-column table:style-name="co34" table:default-cell-style-name="ce80"/>
        <table:table-column table:style-name="co39" table:default-cell-style-name="ce80"/>
        <table:table-column table:style-name="co10" table:default-cell-style-name="ce43"/>
        <table:table-column table:style-name="co13" table:number-columns-repeated="2" table:default-cell-style-name="ce85"/>
        <table:table-column table:style-name="co6" table:default-cell-style-name="ce85"/>
        <table:table-column table:style-name="co10" table:default-cell-style-name="ce43"/>
        <table:table-column table:style-name="co40" table:default-cell-style-name="ce85"/>
        <table:table-column table:style-name="co41" table:default-cell-style-name="ce88"/>
        <table:table-column table:style-name="co10" table:default-cell-style-name="ce43"/>
        <table:table-column table:style-name="co13" table:default-cell-style-name="ce90"/>
        <table:table-column table:style-name="co32" table:default-cell-style-name="ce90"/>
        <table:table-column table:style-name="co36" table:default-cell-style-name="ce90"/>
        <table:table-column table:style-name="co10" table:default-cell-style-name="ce43"/>
        <table:table-column table:style-name="co13" table:default-cell-style-name="ce85"/>
        <table:table-column table:style-name="co10" table:default-cell-style-name="Default"/>
        <table:table-column table:style-name="co10" table:default-cell-style-name="ce43"/>
        <table:table-column table:style-name="co42" table:default-cell-style-name="ce85"/>
        <table:table-column table:style-name="co43" table:default-cell-style-name="ce85"/>
        <table:table-column table:style-name="co13" table:number-columns-repeated="2" table:default-cell-style-name="ce85"/>
        <table:table-column table:style-name="co10" table:default-cell-style-name="ce43"/>
        <table:table-column table:style-name="co13" table:number-columns-repeated="2" table:default-cell-style-name="ce85"/>
        <table:table-column table:style-name="co10" table:default-cell-style-name="ce43"/>
        <table:table-column table:style-name="co44" table:default-cell-style-name="ce85"/>
        <table:table-column table:style-name="co45" table:default-cell-style-name="ce88"/>
        <table:table-column table:style-name="co10" table:default-cell-style-name="ce43"/>
        <table:table-column table:style-name="co13" table:number-columns-repeated="969" table:default-cell-style-name="Default"/>
        <table:table-row table:style-name="ro11">
          <table:table-cell table:style-name="ce35"/>
          <table:table-cell table:style-name="ce39"/>
          <table:table-cell/>
          <table:table-cell table:style-name="ce45" office:value-type="string" calcext:value-type="string" table:number-columns-spanned="1" table:number-rows-spanned="2">
            <text:p>CitySize </text:p>
          </table:table-cell>
          <table:table-cell table:style-name="ce48" office:value-type="string" calcext:value-type="string" table:number-columns-spanned="1" table:number-rows-spanned="2">
            <text:p>Num Buildings</text:p>
          </table:table-cell>
          <table:table-cell table:style-name="ce48" office:value-type="string" calcext:value-type="string" table:number-columns-spanned="1" table:number-rows-spanned="2">
            <text:p>CityEmploymentPow</text:p>
          </table:table-cell>
          <table:table-cell table:style-name="ce48" office:value-type="string" calcext:value-type="string" table:number-columns-spanned="1" table:number-rows-spanned="2">
            <text:p>CityFactor</text:p>
          </table:table-cell>
          <table:table-cell table:style-name="ce48" office:value-type="string" calcext:value-type="string" table:number-columns-spanned="1" table:number-rows-spanned="2">
            <text:p>PlotEmploymentPow</text:p>
          </table:table-cell>
          <table:table-cell table:style-name="ce48" office:value-type="string" calcext:value-type="string" table:number-columns-spanned="1" table:number-rows-spanned="2">
            <text:p>PlotFactor</text:p>
          </table:table-cell>
          <table:table-cell table:style-name="ce55" office:value-type="string" calcext:value-type="string" table:number-columns-spanned="1" table:number-rows-spanned="2">
            <text:p>Urban Population</text:p>
          </table:table-cell>
          <table:table-cell table:style-name="ce58" office:value-type="string" calcext:value-type="string" table:number-columns-spanned="1" table:number-rows-spanned="2">
            <text:p>Population On Tile</text:p>
          </table:table-cell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71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73"/>
          <table:table-cell/>
          <table:table-cell table:style-name="ce77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73"/>
          <table:table-cell/>
          <table:table-cell table:style-name="ce77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78"/>
          <table:covered-table-cell table:style-name="ce67"/>
          <table:covered-table-cell table:style-name="ce73"/>
          <table:covered-table-cell table:number-columns-repeated="2" table:style-name="ce86"/>
          <table:table-cell/>
          <table:table-cell table:style-name="ce87" office:value-type="string" calcext:value-type="string" table:number-columns-spanned="2" table:number-rows-spanned="1">
            <text:p>URBAN PRODUCTION FACTOR</text:p>
          </table:table-cell>
          <table:covered-table-cell table:style-name="ce87"/>
          <table:table-cell/>
          <table:table-cell table:style-name="ce77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83"/>
          <table:covered-table-cell table:style-name="ce67"/>
          <table:covered-table-cell table:style-name="ce92"/>
          <table:covered-table-cell table:style-name="ce93"/>
          <table:table-cell/>
          <table:table-cell table:style-name="ce94" office:value-type="string" calcext:value-type="string" table:number-columns-spanned="7" table:number-rows-spanned="1">
            <text:p>RURAL (PER TILE) EMPLOYMENT</text:p>
          </table:table-cell>
          <table:covered-table-cell table:style-name="ce92"/>
          <table:covered-table-cell table:number-columns-repeated="2" table:style-name="ce95"/>
          <table:covered-table-cell table:style-name="ce67"/>
          <table:covered-table-cell table:style-name="ce73"/>
          <table:covered-table-cell table:style-name="ce86"/>
          <table:table-cell/>
          <table:table-cell table:style-name="ce87" office:value-type="string" calcext:value-type="string" table:number-columns-spanned="2" table:number-rows-spanned="1">
            <text:p>RURAL PRODUCTION FACTOR</text:p>
          </table:table-cell>
          <table:covered-table-cell table:style-name="ce97"/>
          <table:table-cell/>
          <table:table-cell table:style-name="ce98" table:number-columns-repeated="969"/>
        </table:table-row>
        <table:table-row table:style-name="ro12">
          <table:table-cell table:style-name="ce35"/>
          <table:table-cell table:style-name="ce39"/>
          <table:table-cell/>
          <table:covered-table-cell table:style-name="ce45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5"/>
          <table:covered-table-cell table:style-name="ce59"/>
          <table:table-cell/>
          <table:table-cell table:style-name="ce64" office:value-type="string" calcext:value-type="string">
            <text:p>Max Total Population = <text:span text:style-name="T2">Urban</text:span> + Rural</text:p>
          </table:table-cell>
          <table:table-cell table:style-name="ce67"/>
          <table:table-cell table:style-name="ce64" office:value-type="string" calcext:value-type="string">
            <text:p>Max <text:span text:style-name="T2">Employment</text:span> Rural</text:p>
          </table:table-cell>
          <table:table-cell table:style-name="ce64" office:value-type="string" calcext:value-type="string">
            <text:p>Max Employment <text:span text:style-name="T2">Urban</text:span></text:p>
          </table:table-cell>
          <table:table-cell/>
          <table:table-cell table:style-name="ce72"/>
          <table:table-cell table:style-name="ce73" office:value-type="string" calcext:value-type="string">
            <text:p><text:s/>Percentage of Production From Num Buildings</text:p>
          </table:table-cell>
          <table:table-cell table:style-name="ce73" office:value-type="string" calcext:value-type="string">
            <text:p>Percentage of Employment</text:p>
          </table:table-cell>
          <table:table-cell/>
          <table:table-cell table:style-name="ce78"/>
          <table:table-cell table:style-name="ce73" office:value-type="string" calcext:value-type="string">
            <text:p>Min Percentage of Population </text:p>
          </table:table-cell>
          <table:table-cell table:style-name="ce73" office:value-type="string" calcext:value-type="string">
            <text:p>Max Percentage of Population </text:p>
          </table:table-cell>
          <table:table-cell/>
          <table:table-cell table:style-name="ce83" office:value-type="string" calcext:value-type="string">
            <text:p>Employed</text:p>
          </table:table-cell>
          <table:table-cell table:style-name="ce78" office:value-type="string" calcext:value-type="string">
            <text:p>Unemployed</text:p>
          </table:table-cell>
          <table:table-cell table:style-name="ce78" office:value-type="string" calcext:value-type="string">
            <text:p>Max Employment </text:p>
          </table:table-cell>
          <table:table-cell table:style-name="ce78" office:value-type="string" calcext:value-type="string">
            <text:p>Available Employment</text:p>
          </table:table-cell>
          <table:table-cell/>
          <table:table-cell table:style-name="ce73" office:value-type="string" calcext:value-type="string">
            <text:p>Percentage of Population Employed</text:p>
          </table:table-cell>
          <table:table-cell table:style-name="ce86" office:value-type="string" calcext:value-type="string">
            <text:p>Percentage of population Unemployed</text:p>
          </table:table-cell>
          <table:table-cell table:style-name="ce86" office:value-type="string" calcext:value-type="string">
            <text:p>Percentage of <text:s/>Activity = Employed / Max Employment</text:p>
          </table:table-cell>
          <table:table-cell/>
          <table:table-cell table:style-name="ce86" office:value-type="string" calcext:value-type="string">
            <text:p><text:s/>PF = % from buildings * % from activity</text:p>
          </table:table-cell>
          <table:table-cell table:style-name="ce86" office:value-type="string" calcext:value-type="string">
            <text:p>Output per yield</text:p>
          </table:table-cell>
          <table:table-cell/>
          <table:table-cell table:style-name="ce83" office:value-type="string" calcext:value-type="string">
            <text:p>Max Rural Population</text:p>
          </table:table-cell>
          <table:table-cell table:style-name="ce73" office:value-type="string" calcext:value-type="string">
            <text:p>Max Percentage of Population</text:p>
          </table:table-cell>
          <table:table-cell table:style-name="ce73" office:value-type="string" calcext:value-type="string">
            <text:p>Min Percentage of Population </text:p>
          </table:table-cell>
          <table:table-cell/>
          <table:table-cell table:style-name="ce73" office:value-type="string" calcext:value-type="string">
            <text:p>Average Population Per Worked Tile</text:p>
          </table:table-cell>
          <table:table-cell table:style-name="ce73"/>
          <table:table-cell/>
          <table:table-cell table:style-name="ce83" office:value-type="string" calcext:value-type="string">
            <text:p>Employed</text:p>
          </table:table-cell>
          <table:table-cell table:style-name="ce78" office:value-type="string" calcext:value-type="string">
            <text:p>Unemployed</text:p>
          </table:table-cell>
          <table:table-cell table:style-name="ce78" office:value-type="string" calcext:value-type="string">
            <text:p>Max Employment </text:p>
          </table:table-cell>
          <table:table-cell table:style-name="ce73" office:value-type="string" calcext:value-type="string">
            <text:p>Available Employment </text:p>
          </table:table-cell>
          <table:table-cell/>
          <table:table-cell table:style-name="ce73" office:value-type="string" calcext:value-type="string">
            <text:p>Percentage of Employed</text:p>
          </table:table-cell>
          <table:table-cell table:style-name="ce86" office:value-type="string" calcext:value-type="string">
            <text:p>Percentage of Unemployed</text:p>
          </table:table-cell>
          <table:table-cell/>
          <table:table-cell table:style-name="ce86" office:value-type="string" calcext:value-type="string">
            <text:p>Percentage of <text:s/>Activity = Employed / Max Employment</text:p>
          </table:table-cell>
          <table:table-cell table:style-name="ce86" office:value-type="string" calcext:value-type="string">
            <text:p>Output per yield</text:p>
          </table:table-cell>
          <table:table-cell/>
          <table:table-cell table:style-name="ce98" table:number-columns-repeated="969"/>
        </table:table-row>
        <table:table-row table:style-name="ro13">
          <table:table-cell table:style-name="ce36" office:value-type="string" calcext:value-type="string">
            <text:p>CitySizePower</text:p>
          </table:table-cell>
          <table:table-cell table:style-name="ce36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60" office:value-type="float" office:value="5000" calcext:value-type="float">
            <text:p>5 000</text:p>
          </table:table-cell>
          <table:table-cell table:style-name="ce62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68" table:formula="of:=ROUND(POWER([.D3];[.H3])*[.I3])" office:value-type="float" office:value="1000" calcext:value-type="float">
            <text:p>1 000</text:p>
          </table:table-cell>
          <table:table-cell table:style-name="ce68" table:formula="of:=ROUND(POWER([.D3];[.F3])*[.G3])" office:value-type="float" office:value="500" calcext:value-type="float">
            <text:p>500</text:p>
          </table:table-cell>
          <table:table-cell/>
          <table:table-cell table:style-name="ce50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74" table:formula="of:=MIN(1;[.R3]/[.D3])" office:value-type="percentage" office:value="1" calcext:value-type="percentage">
            <text:p>100,00%</text:p>
          </table:table-cell>
          <table:table-cell/>
          <table:table-cell table:style-name="ce57" table:formula="of:=[.J3]" office:value-type="float" office:value="400" calcext:value-type="float">
            <text:p>400</text:p>
          </table:table-cell>
          <table:table-cell table:style-name="ce76" table:formula="of:=[.V3]/[.M4]" office:value-type="percentage" office:value="0.0574382538770821" calcext:value-type="percentage">
            <text:p>5,74%</text:p>
          </table:table-cell>
          <table:table-cell table:style-name="ce81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76" table:formula="of:=[.Z3]/[.V3]" office:value-type="percentage" office:value="1" calcext:value-type="percentage">
            <text:p>100,00%</text:p>
          </table:table-cell>
          <table:table-cell table:style-name="ce76" table:formula="of:=[.AA3]/[.V3]" office:value-type="percentage" office:value="0" calcext:value-type="percentage">
            <text:p>0,00%</text:p>
          </table:table-cell>
          <table:table-cell table:style-name="ce76" table:formula="of:=[.Z3]/[.AB3]" office:value-type="percentage" office:value="0.4" calcext:value-type="percentage">
            <text:p>40,00%</text:p>
          </table:table-cell>
          <table:table-cell/>
          <table:table-cell table:style-name="ce76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76" table:formula="of:=[.AL3]/[.M4]" office:value-type="percentage" office:value="0.942561746122918" calcext:value-type="percentage">
            <text:p>94,26%</text:p>
          </table:table-cell>
          <table:table-cell table:style-name="ce76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80" table:formula="of:=ROUND([.AL3]/[.D3])" office:value-type="float" office:value="6564" calcext:value-type="float">
            <text:p>6 564</text:p>
          </table:table-cell>
          <table:table-cell table:style-name="ce61" table:formula="of:=[.K3]" office:value-type="float" office:value="5000" calcext:value-type="float">
            <text:p>5 000</text:p>
          </table:table-cell>
          <table:table-cell/>
          <table:table-cell table:style-name="ce80" table:formula="of:=MIN([.AQ3];[.AU3])" office:value-type="float" office:value="3482" calcext:value-type="float">
            <text:p>3 482</text:p>
          </table:table-cell>
          <table:table-cell table:style-name="ce80" table:formula="of:=[.AQ3]-[.AS3]" office:value-type="float" office:value="1518" calcext:value-type="float">
            <text:p>1 518</text:p>
          </table:table-cell>
          <table:table-cell table:style-name="ce80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76" table:formula="of:=[.AS3]/[.AQ3]" office:value-type="percentage" office:value="0.6964" calcext:value-type="percentage">
            <text:p>69,64%</text:p>
          </table:table-cell>
          <table:table-cell table:style-name="ce76" table:formula="of:=[.AT3]/[.AQ3]" office:value-type="percentage" office:value="0.3036" calcext:value-type="percentage">
            <text:p>30,36%</text:p>
          </table:table-cell>
          <table:table-cell/>
          <table:table-cell table:style-name="ce76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PlotEmploymentPower</text:p>
          </table:table-cell>
          <table:table-cell table:style-name="ce36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60" office:value-type="float" office:value="10000" calcext:value-type="float">
            <text:p>10 000</text:p>
          </table:table-cell>
          <table:table-cell table:style-name="ce62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68" table:formula="of:=ROUND(POWER([.D4];[.H4])*[.I4])" office:value-type="float" office:value="3482" calcext:value-type="float">
            <text:p>3 482</text:p>
          </table:table-cell>
          <table:table-cell table:style-name="ce68" table:formula="of:=ROUND(POWER([.D4];[.F4])*[.G4])" office:value-type="float" office:value="1000" calcext:value-type="float">
            <text:p>1 000</text:p>
          </table:table-cell>
          <table:table-cell/>
          <table:table-cell table:style-name="ce50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74" table:formula="of:=MIN(1;[.R4]/[.D4])" office:value-type="percentage" office:value="1" calcext:value-type="percentage">
            <text:p>100,00%</text:p>
          </table:table-cell>
          <table:table-cell/>
          <table:table-cell table:style-name="ce57" table:formula="of:=[.J4]" office:value-type="float" office:value="1000" calcext:value-type="float">
            <text:p>1 000</text:p>
          </table:table-cell>
          <table:table-cell table:style-name="ce76" table:formula="of:=[.V4]/[.M5]" office:value-type="percentage" office:value="0.0461382301374919" calcext:value-type="percentage">
            <text:p>4,61%</text:p>
          </table:table-cell>
          <table:table-cell table:style-name="ce81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76" table:formula="of:=[.Z4]/[.V4]" office:value-type="percentage" office:value="1" calcext:value-type="percentage">
            <text:p>100,00%</text:p>
          </table:table-cell>
          <table:table-cell table:style-name="ce76" table:formula="of:=[.AA4]/[.V4]" office:value-type="percentage" office:value="0" calcext:value-type="percentage">
            <text:p>0,00%</text:p>
          </table:table-cell>
          <table:table-cell table:style-name="ce76" table:formula="of:=[.Z4]/[.AB4]" office:value-type="percentage" office:value="0.666666666666667" calcext:value-type="percentage">
            <text:p>66,67%</text:p>
          </table:table-cell>
          <table:table-cell/>
          <table:table-cell table:style-name="ce76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76" table:formula="of:=[.AL4]/[.M5]" office:value-type="percentage" office:value="0.953861769862508" calcext:value-type="percentage">
            <text:p>95,39%</text:p>
          </table:table-cell>
          <table:table-cell table:style-name="ce76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80" table:formula="of:=ROUND([.AL4]/[.D4])" office:value-type="float" office:value="10337" calcext:value-type="float">
            <text:p>10 337</text:p>
          </table:table-cell>
          <table:table-cell table:style-name="ce61" table:formula="of:=[.K4]" office:value-type="float" office:value="10000" calcext:value-type="float">
            <text:p>10 000</text:p>
          </table:table-cell>
          <table:table-cell/>
          <table:table-cell table:style-name="ce80" table:formula="of:=MIN([.AQ4];[.AU4])" office:value-type="float" office:value="7225" calcext:value-type="float">
            <text:p>7 225</text:p>
          </table:table-cell>
          <table:table-cell table:style-name="ce80" table:formula="of:=[.AQ4]-[.AS4]" office:value-type="float" office:value="2775" calcext:value-type="float">
            <text:p>2 775</text:p>
          </table:table-cell>
          <table:table-cell table:style-name="ce80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76" table:formula="of:=[.AS4]/[.AQ4]" office:value-type="percentage" office:value="0.7225" calcext:value-type="percentage">
            <text:p>72,25%</text:p>
          </table:table-cell>
          <table:table-cell table:style-name="ce76" table:formula="of:=[.AT4]/[.AQ4]" office:value-type="percentage" office:value="0.2775" calcext:value-type="percentage">
            <text:p>27,75%</text:p>
          </table:table-cell>
          <table:table-cell/>
          <table:table-cell table:style-name="ce76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CityEmploymentPow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60" office:value-type="float" office:value="15000" calcext:value-type="float">
            <text:p>15 000</text:p>
          </table:table-cell>
          <table:table-cell table:style-name="ce62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68" table:formula="of:=ROUND(POWER([.D5];[.H5])*[.I5])" office:value-type="float" office:value="7225" calcext:value-type="float">
            <text:p>7 225</text:p>
          </table:table-cell>
          <table:table-cell table:style-name="ce68" table:formula="of:=ROUND(POWER([.D5];[.F5])*[.G5])" office:value-type="float" office:value="1500" calcext:value-type="float">
            <text:p>1 500</text:p>
          </table:table-cell>
          <table:table-cell/>
          <table:table-cell table:style-name="ce50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74" table:formula="of:=MIN(1;[.R5]/[.D5])" office:value-type="percentage" office:value="1" calcext:value-type="percentage">
            <text:p>100,00%</text:p>
          </table:table-cell>
          <table:table-cell/>
          <table:table-cell table:style-name="ce57" table:formula="of:=[.J5]" office:value-type="float" office:value="2000" calcext:value-type="float">
            <text:p>2 000</text:p>
          </table:table-cell>
          <table:table-cell table:style-name="ce76" table:formula="of:=[.V5]/[.M6]" office:value-type="percentage" office:value="0.0412345628105478" calcext:value-type="percentage">
            <text:p>4,12%</text:p>
          </table:table-cell>
          <table:table-cell table:style-name="ce81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76" table:formula="of:=[.Z5]/[.V5]" office:value-type="percentage" office:value="1" calcext:value-type="percentage">
            <text:p>100,00%</text:p>
          </table:table-cell>
          <table:table-cell table:style-name="ce76" table:formula="of:=[.AA5]/[.V5]" office:value-type="percentage" office:value="0" calcext:value-type="percentage">
            <text:p>0,00%</text:p>
          </table:table-cell>
          <table:table-cell table:style-name="ce76" table:formula="of:=[.Z5]/[.AB5]" office:value-type="percentage" office:value="1" calcext:value-type="percentage">
            <text:p>100,00%</text:p>
          </table:table-cell>
          <table:table-cell/>
          <table:table-cell table:style-name="ce76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76" table:formula="of:=[.AL5]/[.M6]" office:value-type="percentage" office:value="0.958765437189452" calcext:value-type="percentage">
            <text:p>95,88%</text:p>
          </table:table-cell>
          <table:table-cell table:style-name="ce76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80" table:formula="of:=ROUND([.AL5]/[.D5])" office:value-type="float" office:value="15501" calcext:value-type="float">
            <text:p>15 501</text:p>
          </table:table-cell>
          <table:table-cell table:style-name="ce61" table:formula="of:=[.K5]" office:value-type="float" office:value="15000" calcext:value-type="float">
            <text:p>15 000</text:p>
          </table:table-cell>
          <table:table-cell/>
          <table:table-cell table:style-name="ce80" table:formula="of:=MIN([.AQ5];[.AU5])" office:value-type="float" office:value="12126" calcext:value-type="float">
            <text:p>12 126</text:p>
          </table:table-cell>
          <table:table-cell table:style-name="ce80" table:formula="of:=[.AQ5]-[.AS5]" office:value-type="float" office:value="2874" calcext:value-type="float">
            <text:p>2 874</text:p>
          </table:table-cell>
          <table:table-cell table:style-name="ce80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76" table:formula="of:=[.AS5]/[.AQ5]" office:value-type="percentage" office:value="0.8084" calcext:value-type="percentage">
            <text:p>80,84%</text:p>
          </table:table-cell>
          <table:table-cell table:style-name="ce76" table:formula="of:=[.AT5]/[.AQ5]" office:value-type="percentage" office:value="0.1916" calcext:value-type="percentage">
            <text:p>19,16%</text:p>
          </table:table-cell>
          <table:table-cell/>
          <table:table-cell table:style-name="ce76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0" office:value-type="float" office:value="20000" calcext:value-type="float">
            <text:p>20 000</text:p>
          </table:table-cell>
          <table:table-cell table:style-name="ce62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68" table:formula="of:=ROUND(POWER([.D6];[.H6])*[.I6])" office:value-type="float" office:value="12126" calcext:value-type="float">
            <text:p>12 126</text:p>
          </table:table-cell>
          <table:table-cell table:style-name="ce68" table:formula="of:=ROUND(POWER([.D6];[.F6])*[.G6])" office:value-type="float" office:value="2000" calcext:value-type="float">
            <text:p>2 000</text:p>
          </table:table-cell>
          <table:table-cell/>
          <table:table-cell table:style-name="ce50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74" table:formula="of:=MIN(1;[.R6]/[.D6])" office:value-type="percentage" office:value="0.75" calcext:value-type="percentage">
            <text:p>75,00%</text:p>
          </table:table-cell>
          <table:table-cell/>
          <table:table-cell table:style-name="ce57" table:formula="of:=[.J6]" office:value-type="float" office:value="5000" calcext:value-type="float">
            <text:p>5 000</text:p>
          </table:table-cell>
          <table:table-cell table:style-name="ce76" table:formula="of:=[.V6]/[.M7]" office:value-type="percentage" office:value="0.0551894654348378" calcext:value-type="percentage">
            <text:p>5,52%</text:p>
          </table:table-cell>
          <table:table-cell table:style-name="ce81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76" table:formula="of:=[.Z6]/[.V6]" office:value-type="percentage" office:value="0.8386" calcext:value-type="percentage">
            <text:p>83,86%</text:p>
          </table:table-cell>
          <table:table-cell table:style-name="ce76" table:formula="of:=[.AA6]/[.V6]" office:value-type="percentage" office:value="0.1614" calcext:value-type="percentage">
            <text:p>16,14%</text:p>
          </table:table-cell>
          <table:table-cell table:style-name="ce76" table:formula="of:=[.Z6]/[.AB6]" office:value-type="percentage" office:value="1" calcext:value-type="percentage">
            <text:p>100,00%</text:p>
          </table:table-cell>
          <table:table-cell/>
          <table:table-cell table:style-name="ce76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76" table:formula="of:=[.AL6]/[.M7]" office:value-type="percentage" office:value="0.944810534565162" calcext:value-type="percentage">
            <text:p>94,48%</text:p>
          </table:table-cell>
          <table:table-cell table:style-name="ce76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80" table:formula="of:=ROUND([.AL6]/[.D6])" office:value-type="float" office:value="21399" calcext:value-type="float">
            <text:p>21 399</text:p>
          </table:table-cell>
          <table:table-cell table:style-name="ce61" table:formula="of:=[.K6]" office:value-type="float" office:value="20000" calcext:value-type="float">
            <text:p>20 000</text:p>
          </table:table-cell>
          <table:table-cell/>
          <table:table-cell table:style-name="ce80" table:formula="of:=MIN([.AQ6];[.AU6])" office:value-type="float" office:value="18119" calcext:value-type="float">
            <text:p>18 119</text:p>
          </table:table-cell>
          <table:table-cell table:style-name="ce80" table:formula="of:=[.AQ6]-[.AS6]" office:value-type="float" office:value="1881" calcext:value-type="float">
            <text:p>1 881</text:p>
          </table:table-cell>
          <table:table-cell table:style-name="ce80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76" table:formula="of:=[.AS6]/[.AQ6]" office:value-type="percentage" office:value="0.90595" calcext:value-type="percentage">
            <text:p>90,60%</text:p>
          </table:table-cell>
          <table:table-cell table:style-name="ce76" table:formula="of:=[.AT6]/[.AQ6]" office:value-type="percentage" office:value="0.09405" calcext:value-type="percentage">
            <text:p>9,41%</text:p>
          </table:table-cell>
          <table:table-cell/>
          <table:table-cell table:style-name="ce76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Employment Power/Factor</text:p>
          </table:table-cell>
          <table:table-cell table:style-name="ce40"/>
          <table:table-cell/>
          <table:table-cell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60" office:value-type="float" office:value="28000" calcext:value-type="float">
            <text:p>28 000</text:p>
          </table:table-cell>
          <table:table-cell table:style-name="ce62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68" table:formula="of:=ROUND(POWER([.D7];[.H7])*[.I7])" office:value-type="float" office:value="18119" calcext:value-type="float">
            <text:p>18 119</text:p>
          </table:table-cell>
          <table:table-cell table:style-name="ce68" table:formula="of:=ROUND(POWER([.D7];[.F7])*[.G7])" office:value-type="float" office:value="5590" calcext:value-type="float">
            <text:p>5 590</text:p>
          </table:table-cell>
          <table:table-cell/>
          <table:table-cell table:style-name="ce50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74" table:formula="of:=MIN(1;[.R7]/[.D7])" office:value-type="percentage" office:value="0.6" calcext:value-type="percentage">
            <text:p>60,00%</text:p>
          </table:table-cell>
          <table:table-cell/>
          <table:table-cell table:style-name="ce57" table:formula="of:=[.J7]" office:value-type="float" office:value="10000" calcext:value-type="float">
            <text:p>10 000</text:p>
          </table:table-cell>
          <table:table-cell table:style-name="ce76" table:formula="of:=[.V7]/[.M8]" office:value-type="percentage" office:value="0.0662484183190126" calcext:value-type="percentage">
            <text:p>6,62%</text:p>
          </table:table-cell>
          <table:table-cell table:style-name="ce81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76" table:formula="of:=[.Z7]/[.V7]" office:value-type="percentage" office:value="0.6173" calcext:value-type="percentage">
            <text:p>61,73%</text:p>
          </table:table-cell>
          <table:table-cell table:style-name="ce76" table:formula="of:=[.AA7]/[.V7]" office:value-type="percentage" office:value="0.3827" calcext:value-type="percentage">
            <text:p>38,27%</text:p>
          </table:table-cell>
          <table:table-cell table:style-name="ce76" table:formula="of:=[.Z7]/[.AB7]" office:value-type="percentage" office:value="1" calcext:value-type="percentage">
            <text:p>100,00%</text:p>
          </table:table-cell>
          <table:table-cell/>
          <table:table-cell table:style-name="ce76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76" table:formula="of:=[.AL7]/[.M8]" office:value-type="percentage" office:value="0.933751581680987" calcext:value-type="percentage">
            <text:p>93,38%</text:p>
          </table:table-cell>
          <table:table-cell table:style-name="ce76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80" table:formula="of:=ROUND([.AL7]/[.D7])" office:value-type="float" office:value="28189" calcext:value-type="float">
            <text:p>28 189</text:p>
          </table:table-cell>
          <table:table-cell table:style-name="ce61" table:formula="of:=[.K7]" office:value-type="float" office:value="28000" calcext:value-type="float">
            <text:p>28 000</text:p>
          </table:table-cell>
          <table:table-cell/>
          <table:table-cell table:style-name="ce80" table:formula="of:=MIN([.AQ7];[.AU7])" office:value-type="float" office:value="25158" calcext:value-type="float">
            <text:p>25 158</text:p>
          </table:table-cell>
          <table:table-cell table:style-name="ce80" table:formula="of:=[.AQ7]-[.AS7]" office:value-type="float" office:value="2842" calcext:value-type="float">
            <text:p>2 842</text:p>
          </table:table-cell>
          <table:table-cell table:style-name="ce80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76" table:formula="of:=[.AS7]/[.AQ7]" office:value-type="percentage" office:value="0.8985" calcext:value-type="percentage">
            <text:p>89,85%</text:p>
          </table:table-cell>
          <table:table-cell table:style-name="ce76" table:formula="of:=[.AT7]/[.AQ7]" office:value-type="percentage" office:value="0.1015" calcext:value-type="percentage">
            <text:p>10,15%</text:p>
          </table:table-cell>
          <table:table-cell/>
          <table:table-cell table:style-name="ce76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change with Era/Tecs/Civics</text:p>
          </table:table-cell>
          <table:table-cell table:style-name="ce40"/>
          <table:table-cell/>
          <table:table-cell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0" office:value-type="float" office:value="36000" calcext:value-type="float">
            <text:p>36 000</text:p>
          </table:table-cell>
          <table:table-cell table:style-name="ce62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68" table:formula="of:=ROUND(POWER([.D8];[.H8])*[.I8])" office:value-type="float" office:value="25158" calcext:value-type="float">
            <text:p>25 158</text:p>
          </table:table-cell>
          <table:table-cell table:style-name="ce68" table:formula="of:=ROUND(POWER([.D8];[.F8])*[.G8])" office:value-type="float" office:value="10288" calcext:value-type="float">
            <text:p>10 288</text:p>
          </table:table-cell>
          <table:table-cell/>
          <table:table-cell table:style-name="ce50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74" table:formula="of:=MIN(1;[.R8]/[.D8])" office:value-type="percentage" office:value="1" calcext:value-type="percentage">
            <text:p>100,00%</text:p>
          </table:table-cell>
          <table:table-cell/>
          <table:table-cell table:style-name="ce57" table:formula="of:=[.J8]" office:value-type="float" office:value="5000" calcext:value-type="float">
            <text:p>5 000</text:p>
          </table:table-cell>
          <table:table-cell table:style-name="ce76" table:formula="of:=[.V8]/[.M9]" office:value-type="percentage" office:value="0.0215126860309525" calcext:value-type="percentage">
            <text:p>2,15%</text:p>
          </table:table-cell>
          <table:table-cell table:style-name="ce81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76" table:formula="of:=[.Z8]/[.V8]" office:value-type="percentage" office:value="1" calcext:value-type="percentage">
            <text:p>100,00%</text:p>
          </table:table-cell>
          <table:table-cell table:style-name="ce76" table:formula="of:=[.AA8]/[.V8]" office:value-type="percentage" office:value="0" calcext:value-type="percentage">
            <text:p>0,00%</text:p>
          </table:table-cell>
          <table:table-cell table:style-name="ce76" table:formula="of:=[.Z8]/[.AB8]" office:value-type="percentage" office:value="0.482299604514324" calcext:value-type="percentage">
            <text:p>48,23%</text:p>
          </table:table-cell>
          <table:table-cell/>
          <table:table-cell table:style-name="ce76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76" table:formula="of:=[.AL8]/[.M9]" office:value-type="percentage" office:value="0.978487313969048" calcext:value-type="percentage">
            <text:p>97,85%</text:p>
          </table:table-cell>
          <table:table-cell table:style-name="ce76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80" table:formula="of:=ROUND([.AL8]/[.D8])" office:value-type="float" office:value="37904" calcext:value-type="float">
            <text:p>37 904</text:p>
          </table:table-cell>
          <table:table-cell table:style-name="ce61" table:formula="of:=[.K8]" office:value-type="float" office:value="36000" calcext:value-type="float">
            <text:p>36 000</text:p>
          </table:table-cell>
          <table:table-cell/>
          <table:table-cell table:style-name="ce80" table:formula="of:=MIN([.AQ8];[.AU8])" office:value-type="float" office:value="33203" calcext:value-type="float">
            <text:p>33 203</text:p>
          </table:table-cell>
          <table:table-cell table:style-name="ce80" table:formula="of:=[.AQ8]-[.AS8]" office:value-type="float" office:value="2797" calcext:value-type="float">
            <text:p>2 797</text:p>
          </table:table-cell>
          <table:table-cell table:style-name="ce80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76" table:formula="of:=[.AS8]/[.AQ8]" office:value-type="percentage" office:value="0.922305555555556" calcext:value-type="percentage">
            <text:p>92,23%</text:p>
          </table:table-cell>
          <table:table-cell table:style-name="ce76" table:formula="of:=[.AT8]/[.AQ8]" office:value-type="percentage" office:value="0.0776944444444444" calcext:value-type="percentage">
            <text:p>7,77%</text:p>
          </table:table-cell>
          <table:table-cell/>
          <table:table-cell table:style-name="ce76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49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60" office:value-type="float" office:value="45000" calcext:value-type="float">
            <text:p>45 000</text:p>
          </table:table-cell>
          <table:table-cell table:style-name="ce62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68" table:formula="of:=ROUND(POWER([.D9];[.H9])*[.I9])" office:value-type="float" office:value="33203" calcext:value-type="float">
            <text:p>33 203</text:p>
          </table:table-cell>
          <table:table-cell table:style-name="ce68" table:formula="of:=ROUND(POWER([.D9];[.F9])*[.G9])" office:value-type="float" office:value="10367" calcext:value-type="float">
            <text:p>10 367</text:p>
          </table:table-cell>
          <table:table-cell/>
          <table:table-cell table:style-name="ce50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74" table:formula="of:=MIN(1;[.R9]/[.D9])" office:value-type="percentage" office:value="1" calcext:value-type="percentage">
            <text:p>100,00%</text:p>
          </table:table-cell>
          <table:table-cell/>
          <table:table-cell table:style-name="ce57" table:formula="of:=[.J9]" office:value-type="float" office:value="14000" calcext:value-type="float">
            <text:p>14 000</text:p>
          </table:table-cell>
          <table:table-cell table:style-name="ce76" table:formula="of:=[.V9]/[.M10]" office:value-type="percentage" office:value="0.0414453779522431" calcext:value-type="percentage">
            <text:p>4,14%</text:p>
          </table:table-cell>
          <table:table-cell table:style-name="ce81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76" table:formula="of:=[.Z9]/[.V9]" office:value-type="percentage" office:value="0.808142857142857" calcext:value-type="percentage">
            <text:p>80,81%</text:p>
          </table:table-cell>
          <table:table-cell table:style-name="ce76" table:formula="of:=[.AA9]/[.V9]" office:value-type="percentage" office:value="0.191857142857143" calcext:value-type="percentage">
            <text:p>19,19%</text:p>
          </table:table-cell>
          <table:table-cell table:style-name="ce76" table:formula="of:=[.Z9]/[.AB9]" office:value-type="percentage" office:value="1" calcext:value-type="percentage">
            <text:p>100,00%</text:p>
          </table:table-cell>
          <table:table-cell/>
          <table:table-cell table:style-name="ce76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76" table:formula="of:=[.AL9]/[.M10]" office:value-type="percentage" office:value="0.958554622047757" calcext:value-type="percentage">
            <text:p>95,86%</text:p>
          </table:table-cell>
          <table:table-cell table:style-name="ce76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80" table:formula="of:=ROUND([.AL9]/[.D9])" office:value-type="float" office:value="46256" calcext:value-type="float">
            <text:p>46 256</text:p>
          </table:table-cell>
          <table:table-cell table:style-name="ce61" table:formula="of:=[.K9]" office:value-type="float" office:value="45000" calcext:value-type="float">
            <text:p>45 000</text:p>
          </table:table-cell>
          <table:table-cell/>
          <table:table-cell table:style-name="ce80" table:formula="of:=MIN([.AQ9];[.AU9])" office:value-type="float" office:value="42224" calcext:value-type="float">
            <text:p>42 224</text:p>
          </table:table-cell>
          <table:table-cell table:style-name="ce80" table:formula="of:=[.AQ9]-[.AS9]" office:value-type="float" office:value="2776" calcext:value-type="float">
            <text:p>2 776</text:p>
          </table:table-cell>
          <table:table-cell table:style-name="ce80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76" table:formula="of:=[.AS9]/[.AQ9]" office:value-type="percentage" office:value="0.938311111111111" calcext:value-type="percentage">
            <text:p>93,83%</text:p>
          </table:table-cell>
          <table:table-cell table:style-name="ce76" table:formula="of:=[.AT9]/[.AQ9]" office:value-type="percentage" office:value="0.0616888888888889" calcext:value-type="percentage">
            <text:p>6,17%</text:p>
          </table:table-cell>
          <table:table-cell/>
          <table:table-cell table:style-name="ce76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PlotFactor</text:p>
          </table:table-cell>
          <table:table-cell table:style-name="ce40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60" office:value-type="float" office:value="58000" calcext:value-type="float">
            <text:p>58 000</text:p>
          </table:table-cell>
          <table:table-cell table:style-name="ce62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68" table:formula="of:=ROUND(POWER([.D10];[.H10])*[.I10])" office:value-type="float" office:value="42224" calcext:value-type="float">
            <text:p>42 224</text:p>
          </table:table-cell>
          <table:table-cell table:style-name="ce68" table:formula="of:=ROUND(POWER([.D10];[.F10])*[.G10])" office:value-type="float" office:value="11314" calcext:value-type="float">
            <text:p>11 314</text:p>
          </table:table-cell>
          <table:table-cell/>
          <table:table-cell table:style-name="ce50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74" table:formula="of:=MIN(1;[.R10]/[.D10])" office:value-type="percentage" office:value="1" calcext:value-type="percentage">
            <text:p>100,00%</text:p>
          </table:table-cell>
          <table:table-cell/>
          <table:table-cell table:style-name="ce57" table:formula="of:=[.J10]" office:value-type="float" office:value="16000" calcext:value-type="float">
            <text:p>16 000</text:p>
          </table:table-cell>
          <table:table-cell table:style-name="ce76" table:formula="of:=[.V10]/[.M11]" office:value-type="percentage" office:value="0.0340597279904973" calcext:value-type="percentage">
            <text:p>3,41%</text:p>
          </table:table-cell>
          <table:table-cell table:style-name="ce81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76" table:formula="of:=[.Z10]/[.V10]" office:value-type="percentage" office:value="0.84375" calcext:value-type="percentage">
            <text:p>84,38%</text:p>
          </table:table-cell>
          <table:table-cell table:style-name="ce76" table:formula="of:=[.AA10]/[.V10]" office:value-type="percentage" office:value="0.15625" calcext:value-type="percentage">
            <text:p>15,63%</text:p>
          </table:table-cell>
          <table:table-cell table:style-name="ce76" table:formula="of:=[.Z10]/[.AB10]" office:value-type="percentage" office:value="1" calcext:value-type="percentage">
            <text:p>100,00%</text:p>
          </table:table-cell>
          <table:table-cell/>
          <table:table-cell table:style-name="ce76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76" table:formula="of:=[.AL10]/[.M11]" office:value-type="percentage" office:value="0.965940272009503" calcext:value-type="percentage">
            <text:p>96,59%</text:p>
          </table:table-cell>
          <table:table-cell table:style-name="ce76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80" table:formula="of:=ROUND([.AL10]/[.D10])" office:value-type="float" office:value="56720" calcext:value-type="float">
            <text:p>56 720</text:p>
          </table:table-cell>
          <table:table-cell table:style-name="ce61" table:formula="of:=[.K10]" office:value-type="float" office:value="58000" calcext:value-type="float">
            <text:p>58 000</text:p>
          </table:table-cell>
          <table:table-cell/>
          <table:table-cell table:style-name="ce80" table:formula="of:=MIN([.AQ10];[.AU10])" office:value-type="float" office:value="52196" calcext:value-type="float">
            <text:p>52 196</text:p>
          </table:table-cell>
          <table:table-cell table:style-name="ce80" table:formula="of:=[.AQ10]-[.AS10]" office:value-type="float" office:value="5804" calcext:value-type="float">
            <text:p>5 804</text:p>
          </table:table-cell>
          <table:table-cell table:style-name="ce80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76" table:formula="of:=[.AS10]/[.AQ10]" office:value-type="percentage" office:value="0.899931034482758" calcext:value-type="percentage">
            <text:p>89,99%</text:p>
          </table:table-cell>
          <table:table-cell table:style-name="ce76" table:formula="of:=[.AT10]/[.AQ10]" office:value-type="percentage" office:value="0.100068965517241" calcext:value-type="percentage">
            <text:p>10,01%</text:p>
          </table:table-cell>
          <table:table-cell/>
          <table:table-cell table:style-name="ce76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 office:value-type="string" calcext:value-type="string">
            <text:p>CityFactor</text:p>
          </table:table-cell>
          <table:table-cell table:style-name="ce40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60" office:value-type="float" office:value="70000" calcext:value-type="float">
            <text:p>70 000</text:p>
          </table:table-cell>
          <table:table-cell table:style-name="ce62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68" table:formula="of:=ROUND(POWER([.D11];[.H11])*[.I11])" office:value-type="float" office:value="52196" calcext:value-type="float">
            <text:p>52 196</text:p>
          </table:table-cell>
          <table:table-cell table:style-name="ce68" table:formula="of:=ROUND(POWER([.D11];[.F11])*[.G11])" office:value-type="float" office:value="13500" calcext:value-type="float">
            <text:p>13 500</text:p>
          </table:table-cell>
          <table:table-cell/>
          <table:table-cell table:style-name="ce50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74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57" table:formula="of:=[.J11]" office:value-type="float" office:value="18000" calcext:value-type="float">
            <text:p>18 000</text:p>
          </table:table-cell>
          <table:table-cell table:style-name="ce76" table:formula="of:=[.V11]/[.M12]" office:value-type="percentage" office:value="0.0285280930396208" calcext:value-type="percentage">
            <text:p>2,85%</text:p>
          </table:table-cell>
          <table:table-cell table:style-name="ce81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76" table:formula="of:=[.Z11]/[.V11]" office:value-type="percentage" office:value="0.780777777777778" calcext:value-type="percentage">
            <text:p>78,08%</text:p>
          </table:table-cell>
          <table:table-cell table:style-name="ce76" table:formula="of:=[.AA11]/[.V11]" office:value-type="percentage" office:value="0.219222222222222" calcext:value-type="percentage">
            <text:p>21,92%</text:p>
          </table:table-cell>
          <table:table-cell table:style-name="ce76" table:formula="of:=[.Z11]/[.AB11]" office:value-type="percentage" office:value="1" calcext:value-type="percentage">
            <text:p>100,00%</text:p>
          </table:table-cell>
          <table:table-cell/>
          <table:table-cell table:style-name="ce76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76" table:formula="of:=[.AL11]/[.M12]" office:value-type="percentage" office:value="0.971471906960379" calcext:value-type="percentage">
            <text:p>97,15%</text:p>
          </table:table-cell>
          <table:table-cell table:style-name="ce76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80" table:formula="of:=ROUND([.AL11]/[.D11])" office:value-type="float" office:value="68106" calcext:value-type="float">
            <text:p>68 106</text:p>
          </table:table-cell>
          <table:table-cell table:style-name="ce61" table:formula="of:=[.K11]" office:value-type="float" office:value="70000" calcext:value-type="float">
            <text:p>70 000</text:p>
          </table:table-cell>
          <table:table-cell/>
          <table:table-cell table:style-name="ce80" table:formula="of:=MIN([.AQ11];[.AU11])" office:value-type="float" office:value="63096" calcext:value-type="float">
            <text:p>63 096</text:p>
          </table:table-cell>
          <table:table-cell table:style-name="ce80" table:formula="of:=[.AQ11]-[.AS11]" office:value-type="float" office:value="6904" calcext:value-type="float">
            <text:p>6 904</text:p>
          </table:table-cell>
          <table:table-cell table:style-name="ce80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76" table:formula="of:=[.AS11]/[.AQ11]" office:value-type="percentage" office:value="0.901371428571429" calcext:value-type="percentage">
            <text:p>90,14%</text:p>
          </table:table-cell>
          <table:table-cell table:style-name="ce76" table:formula="of:=[.AT11]/[.AQ11]" office:value-type="percentage" office:value="0.0986285714285714" calcext:value-type="percentage">
            <text:p>9,86%</text:p>
          </table:table-cell>
          <table:table-cell/>
          <table:table-cell table:style-name="ce76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60" office:value-type="float" office:value="80000" calcext:value-type="float">
            <text:p>80 000</text:p>
          </table:table-cell>
          <table:table-cell table:style-name="ce62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68" table:formula="of:=ROUND(POWER([.D12];[.H12])*[.I12])" office:value-type="float" office:value="63096" calcext:value-type="float">
            <text:p>63 096</text:p>
          </table:table-cell>
          <table:table-cell table:style-name="ce68" table:formula="of:=ROUND(POWER([.D12];[.F12])*[.G12])" office:value-type="float" office:value="15811" calcext:value-type="float">
            <text:p>15 811</text:p>
          </table:table-cell>
          <table:table-cell/>
          <table:table-cell table:style-name="ce50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74" table:formula="of:=MIN(1;[.R12]/[.D12])" office:value-type="percentage" office:value="0.9" calcext:value-type="percentage">
            <text:p>90,00%</text:p>
          </table:table-cell>
          <table:table-cell/>
          <table:table-cell table:style-name="ce57" table:formula="of:=[.J12]" office:value-type="float" office:value="20000" calcext:value-type="float">
            <text:p>20 000</text:p>
          </table:table-cell>
          <table:table-cell table:style-name="ce76" table:formula="of:=[.V12]/[.M13]" office:value-type="percentage" office:value="0.0242734059350905" calcext:value-type="percentage">
            <text:p>2,43%</text:p>
          </table:table-cell>
          <table:table-cell table:style-name="ce81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76" table:formula="of:=[.Z12]/[.V12]" office:value-type="percentage" office:value="0.2475" calcext:value-type="percentage">
            <text:p>24,75%</text:p>
          </table:table-cell>
          <table:table-cell table:style-name="ce76" table:formula="of:=[.AA12]/[.V12]" office:value-type="percentage" office:value="0.7525" calcext:value-type="percentage">
            <text:p>75,25%</text:p>
          </table:table-cell>
          <table:table-cell table:style-name="ce76" table:formula="of:=[.Z12]/[.AB12]" office:value-type="percentage" office:value="1" calcext:value-type="percentage">
            <text:p>100,00%</text:p>
          </table:table-cell>
          <table:table-cell/>
          <table:table-cell table:style-name="ce76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76" table:formula="of:=[.AL12]/[.M13]" office:value-type="percentage" office:value="0.97572659406491" calcext:value-type="percentage">
            <text:p>97,57%</text:p>
          </table:table-cell>
          <table:table-cell table:style-name="ce76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80" table:formula="of:=ROUND([.AL12]/[.D12])" office:value-type="float" office:value="80395" calcext:value-type="float">
            <text:p>80 395</text:p>
          </table:table-cell>
          <table:table-cell table:style-name="ce61" table:formula="of:=[.K12]" office:value-type="float" office:value="80000" calcext:value-type="float">
            <text:p>80 000</text:p>
          </table:table-cell>
          <table:table-cell/>
          <table:table-cell table:style-name="ce80" table:formula="of:=MIN([.AQ12];[.AU12])" office:value-type="float" office:value="74904" calcext:value-type="float">
            <text:p>74 904</text:p>
          </table:table-cell>
          <table:table-cell table:style-name="ce80" table:formula="of:=[.AQ12]-[.AS12]" office:value-type="float" office:value="5096" calcext:value-type="float">
            <text:p>5 096</text:p>
          </table:table-cell>
          <table:table-cell table:style-name="ce80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76" table:formula="of:=[.AS12]/[.AQ12]" office:value-type="percentage" office:value="0.9363" calcext:value-type="percentage">
            <text:p>93,63%</text:p>
          </table:table-cell>
          <table:table-cell table:style-name="ce76" table:formula="of:=[.AT12]/[.AQ12]" office:value-type="percentage" office:value="0.0637" calcext:value-type="percentage">
            <text:p>6,37%</text:p>
          </table:table-cell>
          <table:table-cell/>
          <table:table-cell table:style-name="ce76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7" office:value-type="string" calcext:value-type="string">
            <text:p>Plot will lower</text:p>
          </table:table-cell>
          <table:table-cell table:style-name="ce41"/>
          <table:table-cell table:style-name="ce44"/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9" calcext:value-type="float">
            <text:p>9</text:p>
          </table:table-cell>
          <table:table-cell table:style-name="ce54"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table:style-name="ce54"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table:style-name="ce57" office:value-type="float" office:value="20000" calcext:value-type="float">
            <text:p>2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13]+[.K13]" office:value-type="float" office:value="100000" calcext:value-type="float">
            <text:p>100000</text:p>
          </table:table-cell>
          <table:table-cell table:style-name="ce66" table:formula="of:=ROUND(POWER([.D13];[.$B$3])*1000;0)" office:value-type="float" office:value="823947" calcext:value-type="float">
            <text:p>823 947</text:p>
          </table:table-cell>
          <table:table-cell table:style-name="ce44"/>
          <table:table-cell table:style-name="ce69" table:formula="of:=ROUND(POWER([.D13];[.H13])*[.I13])" office:value-type="float" office:value="74904" calcext:value-type="float">
            <text:p>74 904</text:p>
          </table:table-cell>
          <table:table-cell table:style-name="ce69" table:formula="of:=ROUND(POWER([.D13];[.F13])*[.G13])" office:value-type="float" office:value="5500" calcext:value-type="float">
            <text:p>5 500</text:p>
          </table:table-cell>
          <table:table-cell table:style-name="ce44"/>
          <table:table-cell table:style-name="ce50" table:formula="of:=[.E13]" office:value-type="float" office:value="9" calcext:value-type="float">
            <text:p>9</text:p>
          </table:table-cell>
          <table:table-cell table:style-name="ce75" table:formula="of:=MIN(1;[.D13]/[.R13])" office:value-type="percentage" office:value="1" calcext:value-type="percentage">
            <text:p>100,00%</text:p>
          </table:table-cell>
          <table:table-cell table:style-name="ce75" table:formula="of:=MIN(1;[.R13]/[.D13])" office:value-type="percentage" office:value="0.818181818181818" calcext:value-type="percentage">
            <text:p>81,82%</text:p>
          </table:table-cell>
          <table:table-cell table:style-name="ce44"/>
          <table:table-cell table:style-name="ce57" table:formula="of:=[.J13]" office:value-type="float" office:value="20000" calcext:value-type="float">
            <text:p>20 000</text:p>
          </table:table-cell>
          <table:table-cell table:style-name="ce79" table:formula="of:=[.V13]/[.M14]" office:value-type="percentage" office:value="20" calcext:value-type="percentage">
            <text:p>2000,00%</text:p>
          </table:table-cell>
          <table:table-cell table:style-name="ce79" table:formula="of:=MIN(1;[.V13]/[.M13])" office:value-type="percentage" office:value="0.0242734059350905" calcext:value-type="percentage">
            <text:p>2,43%</text:p>
          </table:table-cell>
          <table:table-cell table:style-name="ce44"/>
          <table:table-cell table:style-name="ce84" table:formula="of:=MIN([.AB13];[.V13])" office:value-type="float" office:value="818" calcext:value-type="float">
            <text:p>818</text:p>
          </table:table-cell>
          <table:table-cell table:style-name="ce84" table:formula="of:=[.V13]-[.Z13]" office:value-type="float" office:value="19182" calcext:value-type="float">
            <text:p>19 182</text:p>
          </table:table-cell>
          <table:table-cell table:style-name="ce84" table:formula="of:=ROUND(([.P14]*[.T13]))" office:value-type="float" office:value="818" calcext:value-type="float">
            <text:p>818</text:p>
          </table:table-cell>
          <table:table-cell table:style-name="ce84" table:formula="of:=[.AB13]-[.Z13]" office:value-type="float" office:value="0" calcext:value-type="float">
            <text:p>0</text:p>
          </table:table-cell>
          <table:table-cell table:style-name="ce44"/>
          <table:table-cell table:style-name="ce79" table:formula="of:=[.Z13]/[.V13]" office:value-type="percentage" office:value="0.0409" calcext:value-type="percentage">
            <text:p>4,09%</text:p>
          </table:table-cell>
          <table:table-cell table:style-name="ce79" table:formula="of:=[.AA13]/[.V13]" office:value-type="percentage" office:value="0.9591" calcext:value-type="percentage">
            <text:p>95,91%</text:p>
          </table:table-cell>
          <table:table-cell table:style-name="ce79" table:formula="of:=[.Z13]/[.AB13]" office:value-type="percentage" office:value="1" calcext:value-type="percentage">
            <text:p>100,00%</text:p>
          </table:table-cell>
          <table:table-cell table:style-name="ce44"/>
          <table:table-cell table:style-name="ce79" table:formula="of:=[.S13]*[.AG13]" office:value-type="percentage" office:value="1" calcext:value-type="percentage">
            <text:p>100,00%</text:p>
          </table:table-cell>
          <table:table-cell table:style-name="ce89" table:formula="of:=[.D13]*[.AI13]" office:value-type="float" office:value="11" calcext:value-type="float">
            <text:p>11,00</text:p>
          </table:table-cell>
          <table:table-cell table:style-name="ce44"/>
          <table:table-cell table:style-name="ce91" table:formula="of:=[.M14]-[.V13]" office:value-type="float" office:value="-19000" calcext:value-type="float">
            <text:p>-19 000</text:p>
          </table:table-cell>
          <table:table-cell table:style-name="ce79" table:formula="of:=[.AL13]/[.M14]" office:value-type="percentage" office:value="-19" calcext:value-type="percentage">
            <text:p>-1900,00%</text:p>
          </table:table-cell>
          <table:table-cell table:style-name="ce79" table:formula="of:=MIN(1;MAX(0; [.M13]-[.V13])/[.M13])" office:value-type="percentage" office:value="0.97572659406491" calcext:value-type="percentage">
            <text:p>97,57%</text:p>
          </table:table-cell>
          <table:table-cell table:style-name="ce44"/>
          <table:table-cell table:style-name="ce84" table:formula="of:=ROUND([.AL13]/[.D13])" office:value-type="float" office:value="-1727" calcext:value-type="float">
            <text:p>-1 727</text:p>
          </table:table-cell>
          <table:table-cell table:style-name="ce61" table:formula="of:=[.K13]" office:value-type="float" office:value="80000" calcext:value-type="float">
            <text:p>80 000</text:p>
          </table:table-cell>
          <table:table-cell table:style-name="ce44"/>
          <table:table-cell table:style-name="ce84" table:formula="of:=MIN([.AQ13];[.AU13])" office:value-type="float" office:value="500" calcext:value-type="float">
            <text:p>500</text:p>
          </table:table-cell>
          <table:table-cell table:style-name="ce84" table:formula="of:=[.AQ13]-[.AS13]" office:value-type="float" office:value="79500" calcext:value-type="float">
            <text:p>79 500</text:p>
          </table:table-cell>
          <table:table-cell table:style-name="ce84" table:formula="of:=[.O14]" office:value-type="float" office:value="500" calcext:value-type="float">
            <text:p>500</text:p>
          </table:table-cell>
          <table:table-cell table:style-name="ce96" table:formula="of:=MAX(0;[.O14]-[.AQ13])" office:value-type="float" office:value="0" calcext:value-type="float">
            <text:p>0</text:p>
          </table:table-cell>
          <table:table-cell table:style-name="ce44"/>
          <table:table-cell table:style-name="ce79" table:formula="of:=[.AS13]/[.AQ13]" office:value-type="percentage" office:value="0.00625" calcext:value-type="percentage">
            <text:p>0,63%</text:p>
          </table:table-cell>
          <table:table-cell table:style-name="ce79" table:formula="of:=[.AT13]/[.AQ13]" office:value-type="percentage" office:value="0.99375" calcext:value-type="percentage">
            <text:p>99,38%</text:p>
          </table:table-cell>
          <table:table-cell table:style-name="ce44"/>
          <table:table-cell table:style-name="ce79" table:formula="of:=[.AS13]/[.AU13]" office:value-type="percentage" office:value="1" calcext:value-type="percentage">
            <text:p>100,00%</text:p>
          </table:table-cell>
          <table:table-cell table:style-name="ce89" table:formula="of:=[.D13]*[.BA13]" office:value-type="float" office:value="11" calcext:value-type="float">
            <text:p>11,00</text:p>
          </table:table-cell>
          <table:table-cell table:style-name="ce44"/>
          <table:table-cell table:style-name="ce99" table:number-columns-repeated="969"/>
        </table:table-row>
        <table:table-row table:style-name="ro13">
          <table:table-cell table:style-name="ce36" office:value-type="string" calcext:value-type="string">
            <text:p>City will raise</text:p>
          </table:table-cell>
          <table:table-cell table:style-name="ce40"/>
          <table:table-cell/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60" office:value-type="float" office:value="5000" calcext:value-type="float">
            <text:p>5 000</text:p>
          </table:table-cell>
          <table:table-cell table:style-name="ce62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68" table:formula="of:=ROUND(POWER([.D14];[.H14])*[.I14])" office:value-type="float" office:value="500" calcext:value-type="float">
            <text:p>500</text:p>
          </table:table-cell>
          <table:table-cell table:style-name="ce68" table:formula="of:=ROUND(POWER([.D14];[.F14])*[.G14])" office:value-type="float" office:value="1000" calcext:value-type="float">
            <text:p>1 000</text:p>
          </table:table-cell>
          <table:table-cell/>
          <table:table-cell table:style-name="ce50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74" table:formula="of:=MIN(1;[.R14]/[.D14])" office:value-type="percentage" office:value="1" calcext:value-type="percentage">
            <text:p>100,00%</text:p>
          </table:table-cell>
          <table:table-cell/>
          <table:table-cell table:style-name="ce57" table:formula="of:=[.J14]" office:value-type="float" office:value="990" calcext:value-type="float">
            <text:p>990</text:p>
          </table:table-cell>
          <table:table-cell table:style-name="ce76" table:formula="of:=[.V14]/[.M15]" office:value-type="percentage" office:value="0.142159678345778" calcext:value-type="percentage">
            <text:p>14,22%</text:p>
          </table:table-cell>
          <table:table-cell table:style-name="ce81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76" table:formula="of:=[.Z14]/[.V14]" office:value-type="percentage" office:value="1" calcext:value-type="percentage">
            <text:p>100,00%</text:p>
          </table:table-cell>
          <table:table-cell table:style-name="ce76" table:formula="of:=[.AA14]/[.V14]" office:value-type="percentage" office:value="0" calcext:value-type="percentage">
            <text:p>0,00%</text:p>
          </table:table-cell>
          <table:table-cell table:style-name="ce76" table:formula="of:=[.Z14]/[.AB14]" office:value-type="percentage" office:value="0.142159678345778" calcext:value-type="percentage">
            <text:p>14,22%</text:p>
          </table:table-cell>
          <table:table-cell/>
          <table:table-cell table:style-name="ce76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76" table:formula="of:=[.AL14]/[.M15]" office:value-type="percentage" office:value="0.857840321654222" calcext:value-type="percentage">
            <text:p>85,78%</text:p>
          </table:table-cell>
          <table:table-cell table:style-name="ce76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80" table:formula="of:=ROUND([.AL14]/[.D14])" office:value-type="float" office:value="5974" calcext:value-type="float">
            <text:p>5 974</text:p>
          </table:table-cell>
          <table:table-cell table:style-name="ce61" table:formula="of:=[.K14]" office:value-type="float" office:value="5000" calcext:value-type="float">
            <text:p>5 000</text:p>
          </table:table-cell>
          <table:table-cell/>
          <table:table-cell table:style-name="ce80" table:formula="of:=MIN([.AQ14];[.AU14])" office:value-type="float" office:value="1414" calcext:value-type="float">
            <text:p>1 414</text:p>
          </table:table-cell>
          <table:table-cell table:style-name="ce80" table:formula="of:=[.AQ14]-[.AS14]" office:value-type="float" office:value="3586" calcext:value-type="float">
            <text:p>3 586</text:p>
          </table:table-cell>
          <table:table-cell table:style-name="ce80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76" table:formula="of:=[.AS14]/[.AQ14]" office:value-type="percentage" office:value="0.2828" calcext:value-type="percentage">
            <text:p>28,28%</text:p>
          </table:table-cell>
          <table:table-cell table:style-name="ce76" table:formula="of:=[.AT14]/[.AQ14]" office:value-type="percentage" office:value="0.7172" calcext:value-type="percentage">
            <text:p>71,72%</text:p>
          </table:table-cell>
          <table:table-cell/>
          <table:table-cell table:style-name="ce76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60" office:value-type="float" office:value="7000" calcext:value-type="float">
            <text:p>7 000</text:p>
          </table:table-cell>
          <table:table-cell table:style-name="ce62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68" table:formula="of:=ROUND(POWER([.D15];[.H15])*[.I15])" office:value-type="float" office:value="1414" calcext:value-type="float">
            <text:p>1 414</text:p>
          </table:table-cell>
          <table:table-cell table:style-name="ce68" table:formula="of:=ROUND(POWER([.D15];[.F15])*[.G15])" office:value-type="float" office:value="6964" calcext:value-type="float">
            <text:p>6 964</text:p>
          </table:table-cell>
          <table:table-cell/>
          <table:table-cell table:style-name="ce50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74" table:formula="of:=MIN(1;[.R15]/[.D15])" office:value-type="percentage" office:value="1" calcext:value-type="percentage">
            <text:p>100,00%</text:p>
          </table:table-cell>
          <table:table-cell/>
          <table:table-cell table:style-name="ce57" table:formula="of:=[.J15]" office:value-type="float" office:value="6850" calcext:value-type="float">
            <text:p>6 850</text:p>
          </table:table-cell>
          <table:table-cell table:style-name="ce76" table:formula="of:=[.V15]/[.M16]" office:value-type="percentage" office:value="0.31604687644182" calcext:value-type="percentage">
            <text:p>31,60%</text:p>
          </table:table-cell>
          <table:table-cell table:style-name="ce81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76" table:formula="of:=[.Z15]/[.V15]" office:value-type="percentage" office:value="1" calcext:value-type="percentage">
            <text:p>100,00%</text:p>
          </table:table-cell>
          <table:table-cell table:style-name="ce76" table:formula="of:=[.AA15]/[.V15]" office:value-type="percentage" office:value="0" calcext:value-type="percentage">
            <text:p>0,00%</text:p>
          </table:table-cell>
          <table:table-cell table:style-name="ce76" table:formula="of:=[.Z15]/[.AB15]" office:value-type="percentage" office:value="0.31604687644182" calcext:value-type="percentage">
            <text:p>31,60%</text:p>
          </table:table-cell>
          <table:table-cell/>
          <table:table-cell table:style-name="ce76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76" table:formula="of:=[.AL15]/[.M16]" office:value-type="percentage" office:value="0.68395312355818" calcext:value-type="percentage">
            <text:p>68,40%</text:p>
          </table:table-cell>
          <table:table-cell table:style-name="ce76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80" table:formula="of:=ROUND([.AL15]/[.D15])" office:value-type="float" office:value="7412" calcext:value-type="float">
            <text:p>7 412</text:p>
          </table:table-cell>
          <table:table-cell table:style-name="ce61" table:formula="of:=[.K15]" office:value-type="float" office:value="7000" calcext:value-type="float">
            <text:p>7 000</text:p>
          </table:table-cell>
          <table:table-cell/>
          <table:table-cell table:style-name="ce80" table:formula="of:=MIN([.AQ15];[.AU15])" office:value-type="float" office:value="2598" calcext:value-type="float">
            <text:p>2 598</text:p>
          </table:table-cell>
          <table:table-cell table:style-name="ce80" table:formula="of:=[.AQ15]-[.AS15]" office:value-type="float" office:value="4402" calcext:value-type="float">
            <text:p>4 402</text:p>
          </table:table-cell>
          <table:table-cell table:style-name="ce80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76" table:formula="of:=[.AS15]/[.AQ15]" office:value-type="percentage" office:value="0.371142857142857" calcext:value-type="percentage">
            <text:p>37,11%</text:p>
          </table:table-cell>
          <table:table-cell table:style-name="ce76" table:formula="of:=[.AT15]/[.AQ15]" office:value-type="percentage" office:value="0.628857142857143" calcext:value-type="percentage">
            <text:p>62,89%</text:p>
          </table:table-cell>
          <table:table-cell/>
          <table:table-cell table:style-name="ce76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60" office:value-type="float" office:value="9000" calcext:value-type="float">
            <text:p>9 000</text:p>
          </table:table-cell>
          <table:table-cell table:style-name="ce62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68" table:formula="of:=ROUND(POWER([.D16];[.H16])*[.I16])" office:value-type="float" office:value="2598" calcext:value-type="float">
            <text:p>2 598</text:p>
          </table:table-cell>
          <table:table-cell table:style-name="ce68" table:formula="of:=ROUND(POWER([.D16];[.F16])*[.G16])" office:value-type="float" office:value="21674" calcext:value-type="float">
            <text:p>21 674</text:p>
          </table:table-cell>
          <table:table-cell/>
          <table:table-cell table:style-name="ce50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74" table:formula="of:=MIN(1;[.R16]/[.D16])" office:value-type="percentage" office:value="1" calcext:value-type="percentage">
            <text:p>100,00%</text:p>
          </table:table-cell>
          <table:table-cell/>
          <table:table-cell table:style-name="ce57" table:formula="of:=[.J16]" office:value-type="float" office:value="21500" calcext:value-type="float">
            <text:p>21 500</text:p>
          </table:table-cell>
          <table:table-cell table:style-name="ce76" table:formula="of:=[.V16]/[.M17]" office:value-type="percentage" office:value="0.443271550213389" calcext:value-type="percentage">
            <text:p>44,33%</text:p>
          </table:table-cell>
          <table:table-cell table:style-name="ce81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76" table:formula="of:=[.Z16]/[.V16]" office:value-type="percentage" office:value="1" calcext:value-type="percentage">
            <text:p>100,00%</text:p>
          </table:table-cell>
          <table:table-cell table:style-name="ce76" table:formula="of:=[.AA16]/[.V16]" office:value-type="percentage" office:value="0" calcext:value-type="percentage">
            <text:p>0,00%</text:p>
          </table:table-cell>
          <table:table-cell table:style-name="ce76" table:formula="of:=[.Z16]/[.AB16]" office:value-type="percentage" office:value="0.443271550213389" calcext:value-type="percentage">
            <text:p>44,33%</text:p>
          </table:table-cell>
          <table:table-cell/>
          <table:table-cell table:style-name="ce76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76" table:formula="of:=[.AL16]/[.M17]" office:value-type="percentage" office:value="0.556728449786611" calcext:value-type="percentage">
            <text:p>55,67%</text:p>
          </table:table-cell>
          <table:table-cell table:style-name="ce76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80" table:formula="of:=ROUND([.AL16]/[.D16])" office:value-type="float" office:value="9001" calcext:value-type="float">
            <text:p>9 001</text:p>
          </table:table-cell>
          <table:table-cell table:style-name="ce61" table:formula="of:=[.K16]" office:value-type="float" office:value="9000" calcext:value-type="float">
            <text:p>9 000</text:p>
          </table:table-cell>
          <table:table-cell/>
          <table:table-cell table:style-name="ce80" table:formula="of:=MIN([.AQ16];[.AU16])" office:value-type="float" office:value="4000" calcext:value-type="float">
            <text:p>4 000</text:p>
          </table:table-cell>
          <table:table-cell table:style-name="ce80" table:formula="of:=[.AQ16]-[.AS16]" office:value-type="float" office:value="5000" calcext:value-type="float">
            <text:p>5 000</text:p>
          </table:table-cell>
          <table:table-cell table:style-name="ce80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76" table:formula="of:=[.AS16]/[.AQ16]" office:value-type="percentage" office:value="0.444444444444444" calcext:value-type="percentage">
            <text:p>44,44%</text:p>
          </table:table-cell>
          <table:table-cell table:style-name="ce76" table:formula="of:=[.AT16]/[.AQ16]" office:value-type="percentage" office:value="0.555555555555556" calcext:value-type="percentage">
            <text:p>55,56%</text:p>
          </table:table-cell>
          <table:table-cell/>
          <table:table-cell table:style-name="ce76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60" office:value-type="float" office:value="11000" calcext:value-type="float">
            <text:p>11 000</text:p>
          </table:table-cell>
          <table:table-cell table:style-name="ce62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68" table:formula="of:=ROUND(POWER([.D17];[.H17])*[.I17])" office:value-type="float" office:value="4000" calcext:value-type="float">
            <text:p>4 000</text:p>
          </table:table-cell>
          <table:table-cell table:style-name="ce68" table:formula="of:=ROUND(POWER([.D17];[.F17])*[.G17])" office:value-type="float" office:value="48503" calcext:value-type="float">
            <text:p>48 503</text:p>
          </table:table-cell>
          <table:table-cell/>
          <table:table-cell table:style-name="ce50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74" table:formula="of:=MIN(1;[.R17]/[.D17])" office:value-type="percentage" office:value="1" calcext:value-type="percentage">
            <text:p>100,00%</text:p>
          </table:table-cell>
          <table:table-cell/>
          <table:table-cell table:style-name="ce57" table:formula="of:=[.J17]" office:value-type="float" office:value="45000" calcext:value-type="float">
            <text:p>45 000</text:p>
          </table:table-cell>
          <table:table-cell table:style-name="ce76" table:formula="of:=[.V17]/[.M18]" office:value-type="percentage" office:value="0.49670518891354" calcext:value-type="percentage">
            <text:p>49,67%</text:p>
          </table:table-cell>
          <table:table-cell table:style-name="ce81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76" table:formula="of:=[.Z17]/[.V17]" office:value-type="percentage" office:value="1" calcext:value-type="percentage">
            <text:p>100,00%</text:p>
          </table:table-cell>
          <table:table-cell table:style-name="ce76" table:formula="of:=[.AA17]/[.V17]" office:value-type="percentage" office:value="0" calcext:value-type="percentage">
            <text:p>0,00%</text:p>
          </table:table-cell>
          <table:table-cell table:style-name="ce76" table:formula="of:=[.Z17]/[.AB17]" office:value-type="percentage" office:value="0.49670518891354" calcext:value-type="percentage">
            <text:p>49,67%</text:p>
          </table:table-cell>
          <table:table-cell/>
          <table:table-cell table:style-name="ce76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76" table:formula="of:=[.AL17]/[.M18]" office:value-type="percentage" office:value="0.50329481108646" calcext:value-type="percentage">
            <text:p>50,33%</text:p>
          </table:table-cell>
          <table:table-cell table:style-name="ce76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80" table:formula="of:=ROUND([.AL17]/[.D17])" office:value-type="float" office:value="11399" calcext:value-type="float">
            <text:p>11 399</text:p>
          </table:table-cell>
          <table:table-cell table:style-name="ce61" table:formula="of:=[.K17]" office:value-type="float" office:value="11000" calcext:value-type="float">
            <text:p>11 000</text:p>
          </table:table-cell>
          <table:table-cell/>
          <table:table-cell table:style-name="ce80" table:formula="of:=MIN([.AQ17];[.AU17])" office:value-type="float" office:value="5590" calcext:value-type="float">
            <text:p>5 590</text:p>
          </table:table-cell>
          <table:table-cell table:style-name="ce80" table:formula="of:=[.AQ17]-[.AS17]" office:value-type="float" office:value="5410" calcext:value-type="float">
            <text:p>5 410</text:p>
          </table:table-cell>
          <table:table-cell table:style-name="ce80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76" table:formula="of:=[.AS17]/[.AQ17]" office:value-type="percentage" office:value="0.508181818181818" calcext:value-type="percentage">
            <text:p>50,82%</text:p>
          </table:table-cell>
          <table:table-cell table:style-name="ce76" table:formula="of:=[.AT17]/[.AQ17]" office:value-type="percentage" office:value="0.491818181818182" calcext:value-type="percentage">
            <text:p>49,18%</text:p>
          </table:table-cell>
          <table:table-cell/>
          <table:table-cell table:style-name="ce76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60" office:value-type="float" office:value="12000" calcext:value-type="float">
            <text:p>12 000</text:p>
          </table:table-cell>
          <table:table-cell table:style-name="ce62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68" table:formula="of:=ROUND(POWER([.D18];[.H18])*[.I18])" office:value-type="float" office:value="5590" calcext:value-type="float">
            <text:p>5 590</text:p>
          </table:table-cell>
          <table:table-cell table:style-name="ce68" table:formula="of:=ROUND(POWER([.D18];[.F18])*[.G18])" office:value-type="float" office:value="90597" calcext:value-type="float">
            <text:p>90 597</text:p>
          </table:table-cell>
          <table:table-cell/>
          <table:table-cell table:style-name="ce50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74" table:formula="of:=MIN(1;[.R18]/[.D18])" office:value-type="percentage" office:value="1" calcext:value-type="percentage">
            <text:p>100,00%</text:p>
          </table:table-cell>
          <table:table-cell/>
          <table:table-cell table:style-name="ce57" table:formula="of:=[.J18]" office:value-type="float" office:value="90000" calcext:value-type="float">
            <text:p>90 000</text:p>
          </table:table-cell>
          <table:table-cell table:style-name="ce76" table:formula="of:=[.V18]/[.M19]" office:value-type="percentage" office:value="0.596235764871114" calcext:value-type="percentage">
            <text:p>59,62%</text:p>
          </table:table-cell>
          <table:table-cell table:style-name="ce81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76" table:formula="of:=[.Z18]/[.V18]" office:value-type="percentage" office:value="1" calcext:value-type="percentage">
            <text:p>100,00%</text:p>
          </table:table-cell>
          <table:table-cell table:style-name="ce76" table:formula="of:=[.AA18]/[.V18]" office:value-type="percentage" office:value="0" calcext:value-type="percentage">
            <text:p>0,00%</text:p>
          </table:table-cell>
          <table:table-cell table:style-name="ce76" table:formula="of:=[.Z18]/[.AB18]" office:value-type="percentage" office:value="0.596235764871114" calcext:value-type="percentage">
            <text:p>59,62%</text:p>
          </table:table-cell>
          <table:table-cell/>
          <table:table-cell table:style-name="ce76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76" table:formula="of:=[.AL18]/[.M19]" office:value-type="percentage" office:value="0.403764235128886" calcext:value-type="percentage">
            <text:p>40,38%</text:p>
          </table:table-cell>
          <table:table-cell table:style-name="ce76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80" table:formula="of:=ROUND([.AL18]/[.D18])" office:value-type="float" office:value="12189" calcext:value-type="float">
            <text:p>12 189</text:p>
          </table:table-cell>
          <table:table-cell table:style-name="ce61" table:formula="of:=[.K18]" office:value-type="float" office:value="12000" calcext:value-type="float">
            <text:p>12 000</text:p>
          </table:table-cell>
          <table:table-cell/>
          <table:table-cell table:style-name="ce80" table:formula="of:=MIN([.AQ18];[.AU18])" office:value-type="float" office:value="7348" calcext:value-type="float">
            <text:p>7 348</text:p>
          </table:table-cell>
          <table:table-cell table:style-name="ce80" table:formula="of:=[.AQ18]-[.AS18]" office:value-type="float" office:value="4652" calcext:value-type="float">
            <text:p>4 652</text:p>
          </table:table-cell>
          <table:table-cell table:style-name="ce80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76" table:formula="of:=[.AS18]/[.AQ18]" office:value-type="percentage" office:value="0.612333333333333" calcext:value-type="percentage">
            <text:p>61,23%</text:p>
          </table:table-cell>
          <table:table-cell table:style-name="ce76" table:formula="of:=[.AT18]/[.AQ18]" office:value-type="percentage" office:value="0.387666666666667" calcext:value-type="percentage">
            <text:p>38,77%</text:p>
          </table:table-cell>
          <table:table-cell/>
          <table:table-cell table:style-name="ce76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60" office:value-type="float" office:value="2000" calcext:value-type="float">
            <text:p>2 000</text:p>
          </table:table-cell>
          <table:table-cell table:style-name="ce62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68" table:formula="of:=ROUND(POWER([.D19];[.H19])*[.I19])" office:value-type="float" office:value="7348" calcext:value-type="float">
            <text:p>7 348</text:p>
          </table:table-cell>
          <table:table-cell table:style-name="ce68" table:formula="of:=ROUND(POWER([.D19];[.F19])*[.G19])" office:value-type="float" office:value="150947" calcext:value-type="float">
            <text:p>150 947</text:p>
          </table:table-cell>
          <table:table-cell/>
          <table:table-cell table:style-name="ce50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74" table:formula="of:=MIN(1;[.R19]/[.D19])" office:value-type="percentage" office:value="1" calcext:value-type="percentage">
            <text:p>100,00%</text:p>
          </table:table-cell>
          <table:table-cell/>
          <table:table-cell table:style-name="ce57" table:formula="of:=[.J19]" office:value-type="float" office:value="150000" calcext:value-type="float">
            <text:p>150 000</text:p>
          </table:table-cell>
          <table:table-cell table:style-name="ce76" table:formula="of:=[.V19]/[.M20]" office:value-type="percentage" office:value="0.645380580928574" calcext:value-type="percentage">
            <text:p>64,54%</text:p>
          </table:table-cell>
          <table:table-cell table:style-name="ce81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76" table:formula="of:=[.Z19]/[.V19]" office:value-type="percentage" office:value="1" calcext:value-type="percentage">
            <text:p>100,00%</text:p>
          </table:table-cell>
          <table:table-cell table:style-name="ce76" table:formula="of:=[.AA19]/[.V19]" office:value-type="percentage" office:value="0" calcext:value-type="percentage">
            <text:p>0,00%</text:p>
          </table:table-cell>
          <table:table-cell table:style-name="ce76" table:formula="of:=[.Z19]/[.AB19]" office:value-type="percentage" office:value="0.645380580928574" calcext:value-type="percentage">
            <text:p>64,54%</text:p>
          </table:table-cell>
          <table:table-cell/>
          <table:table-cell table:style-name="ce76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76" table:formula="of:=[.AL19]/[.M20]" office:value-type="percentage" office:value="0.354619419071426" calcext:value-type="percentage">
            <text:p>35,46%</text:p>
          </table:table-cell>
          <table:table-cell table:style-name="ce76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80" table:formula="of:=ROUND([.AL19]/[.D19])" office:value-type="float" office:value="13737" calcext:value-type="float">
            <text:p>13 737</text:p>
          </table:table-cell>
          <table:table-cell table:style-name="ce61" table:formula="of:=[.K19]" office:value-type="float" office:value="2000" calcext:value-type="float">
            <text:p>2 000</text:p>
          </table:table-cell>
          <table:table-cell/>
          <table:table-cell table:style-name="ce80" table:formula="of:=MIN([.AQ19];[.AU19])" office:value-type="float" office:value="2000" calcext:value-type="float">
            <text:p>2 000</text:p>
          </table:table-cell>
          <table:table-cell table:style-name="ce80" table:formula="of:=[.AQ19]-[.AS19]" office:value-type="float" office:value="0" calcext:value-type="float">
            <text:p>0</text:p>
          </table:table-cell>
          <table:table-cell table:style-name="ce80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76" table:formula="of:=[.AS19]/[.AQ19]" office:value-type="percentage" office:value="1" calcext:value-type="percentage">
            <text:p>100,00%</text:p>
          </table:table-cell>
          <table:table-cell table:style-name="ce76" table:formula="of:=[.AT19]/[.AQ19]" office:value-type="percentage" office:value="0" calcext:value-type="percentage">
            <text:p>0,00%</text:p>
          </table:table-cell>
          <table:table-cell/>
          <table:table-cell table:style-name="ce76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60" office:value-type="float" office:value="15000" calcext:value-type="float">
            <text:p>15 000</text:p>
          </table:table-cell>
          <table:table-cell table:style-name="ce62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68" table:formula="of:=ROUND(POWER([.D20];[.H20])*[.I20])" office:value-type="float" office:value="9260" calcext:value-type="float">
            <text:p>9 260</text:p>
          </table:table-cell>
          <table:table-cell table:style-name="ce68" table:formula="of:=ROUND(POWER([.D20];[.F20])*[.G20])" office:value-type="float" office:value="232421" calcext:value-type="float">
            <text:p>232 421</text:p>
          </table:table-cell>
          <table:table-cell/>
          <table:table-cell table:style-name="ce50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74" table:formula="of:=MIN(1;[.R20]/[.D20])" office:value-type="percentage" office:value="1" calcext:value-type="percentage">
            <text:p>100,00%</text:p>
          </table:table-cell>
          <table:table-cell/>
          <table:table-cell table:style-name="ce57" table:formula="of:=[.J20]" office:value-type="float" office:value="230000" calcext:value-type="float">
            <text:p>230 000</text:p>
          </table:table-cell>
          <table:table-cell table:style-name="ce76" table:formula="of:=[.V20]/[.M21]" office:value-type="percentage" office:value="0.680888352072565" calcext:value-type="percentage">
            <text:p>68,09%</text:p>
          </table:table-cell>
          <table:table-cell table:style-name="ce81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76" table:formula="of:=[.Z20]/[.V20]" office:value-type="percentage" office:value="1" calcext:value-type="percentage">
            <text:p>100,00%</text:p>
          </table:table-cell>
          <table:table-cell table:style-name="ce76" table:formula="of:=[.AA20]/[.V20]" office:value-type="percentage" office:value="0" calcext:value-type="percentage">
            <text:p>0,00%</text:p>
          </table:table-cell>
          <table:table-cell table:style-name="ce76" table:formula="of:=[.Z20]/[.AB20]" office:value-type="percentage" office:value="0.680888352072565" calcext:value-type="percentage">
            <text:p>68,09%</text:p>
          </table:table-cell>
          <table:table-cell/>
          <table:table-cell table:style-name="ce76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76" table:formula="of:=[.AL20]/[.M21]" office:value-type="percentage" office:value="0.319111647927435" calcext:value-type="percentage">
            <text:p>31,91%</text:p>
          </table:table-cell>
          <table:table-cell table:style-name="ce76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80" table:formula="of:=ROUND([.AL20]/[.D20])" office:value-type="float" office:value="15399" calcext:value-type="float">
            <text:p>15 399</text:p>
          </table:table-cell>
          <table:table-cell table:style-name="ce61" table:formula="of:=[.K20]" office:value-type="float" office:value="15000" calcext:value-type="float">
            <text:p>15 000</text:p>
          </table:table-cell>
          <table:table-cell/>
          <table:table-cell table:style-name="ce80" table:formula="of:=MIN([.AQ20];[.AU20])" office:value-type="float" office:value="11314" calcext:value-type="float">
            <text:p>11 314</text:p>
          </table:table-cell>
          <table:table-cell table:style-name="ce80" table:formula="of:=[.AQ20]-[.AS20]" office:value-type="float" office:value="3686" calcext:value-type="float">
            <text:p>3 686</text:p>
          </table:table-cell>
          <table:table-cell table:style-name="ce80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76" table:formula="of:=[.AS20]/[.AQ20]" office:value-type="percentage" office:value="0.754266666666667" calcext:value-type="percentage">
            <text:p>75,43%</text:p>
          </table:table-cell>
          <table:table-cell table:style-name="ce76" table:formula="of:=[.AT20]/[.AQ20]" office:value-type="percentage" office:value="0.245733333333333" calcext:value-type="percentage">
            <text:p>24,57%</text:p>
          </table:table-cell>
          <table:table-cell/>
          <table:table-cell table:style-name="ce76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8" calcext:value-type="float">
            <text:p>8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60" office:value-type="float" office:value="17000" calcext:value-type="float">
            <text:p>17 000</text:p>
          </table:table-cell>
          <table:table-cell table:style-name="ce62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68" table:formula="of:=ROUND(POWER([.D21];[.H21])*[.I21])" office:value-type="float" office:value="11314" calcext:value-type="float">
            <text:p>11 314</text:p>
          </table:table-cell>
          <table:table-cell table:style-name="ce68" table:formula="of:=ROUND(POWER([.D21];[.F21])*[.G21])" office:value-type="float" office:value="337794" calcext:value-type="float">
            <text:p>337 794</text:p>
          </table:table-cell>
          <table:table-cell/>
          <table:table-cell table:style-name="ce50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74" table:formula="of:=MIN(1;[.R21]/[.D21])" office:value-type="percentage" office:value="1" calcext:value-type="percentage">
            <text:p>100,00%</text:p>
          </table:table-cell>
          <table:table-cell/>
          <table:table-cell table:style-name="ce57" table:formula="of:=[.J21]" office:value-type="float" office:value="330000" calcext:value-type="float">
            <text:p>330 000</text:p>
          </table:table-cell>
          <table:table-cell table:style-name="ce76" table:formula="of:=[.V21]/[.M22]" office:value-type="percentage" office:value="0.702481889804008" calcext:value-type="percentage">
            <text:p>70,25%</text:p>
          </table:table-cell>
          <table:table-cell table:style-name="ce81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76" table:formula="of:=[.Z21]/[.V21]" office:value-type="percentage" office:value="1" calcext:value-type="percentage">
            <text:p>100,00%</text:p>
          </table:table-cell>
          <table:table-cell table:style-name="ce76" table:formula="of:=[.AA21]/[.V21]" office:value-type="percentage" office:value="0" calcext:value-type="percentage">
            <text:p>0,00%</text:p>
          </table:table-cell>
          <table:table-cell table:style-name="ce76" table:formula="of:=[.Z21]/[.AB21]" office:value-type="percentage" office:value="0.702481889804008" calcext:value-type="percentage">
            <text:p>70,25%</text:p>
          </table:table-cell>
          <table:table-cell/>
          <table:table-cell table:style-name="ce76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76" table:formula="of:=[.AL21]/[.M22]" office:value-type="percentage" office:value="0.297518110195992" calcext:value-type="percentage">
            <text:p>29,75%</text:p>
          </table:table-cell>
          <table:table-cell table:style-name="ce76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80" table:formula="of:=ROUND([.AL21]/[.D21])" office:value-type="float" office:value="17470" calcext:value-type="float">
            <text:p>17 470</text:p>
          </table:table-cell>
          <table:table-cell table:style-name="ce61" table:formula="of:=[.K21]" office:value-type="float" office:value="17000" calcext:value-type="float">
            <text:p>17 000</text:p>
          </table:table-cell>
          <table:table-cell/>
          <table:table-cell table:style-name="ce80" table:formula="of:=MIN([.AQ21];[.AU21])" office:value-type="float" office:value="13500" calcext:value-type="float">
            <text:p>13 500</text:p>
          </table:table-cell>
          <table:table-cell table:style-name="ce80" table:formula="of:=[.AQ21]-[.AS21]" office:value-type="float" office:value="3500" calcext:value-type="float">
            <text:p>3 500</text:p>
          </table:table-cell>
          <table:table-cell table:style-name="ce80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76" table:formula="of:=[.AS21]/[.AQ21]" office:value-type="percentage" office:value="0.794117647058823" calcext:value-type="percentage">
            <text:p>79,41%</text:p>
          </table:table-cell>
          <table:table-cell table:style-name="ce76" table:formula="of:=[.AT21]/[.AQ21]" office:value-type="percentage" office:value="0.205882352941176" calcext:value-type="percentage">
            <text:p>20,59%</text:p>
          </table:table-cell>
          <table:table-cell/>
          <table:table-cell table:style-name="ce76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60" office:value-type="float" office:value="18000" calcext:value-type="float">
            <text:p>18 000</text:p>
          </table:table-cell>
          <table:table-cell table:style-name="ce62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68" table:formula="of:=ROUND(POWER([.D22];[.H22])*[.I22])" office:value-type="float" office:value="13500" calcext:value-type="float">
            <text:p>13 500</text:p>
          </table:table-cell>
          <table:table-cell table:style-name="ce68" table:formula="of:=ROUND(POWER([.D22];[.F22])*[.G22])" office:value-type="float" office:value="469763" calcext:value-type="float">
            <text:p>469 763</text:p>
          </table:table-cell>
          <table:table-cell/>
          <table:table-cell table:style-name="ce50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74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57" table:formula="of:=[.J22]" office:value-type="float" office:value="465000" calcext:value-type="float">
            <text:p>465 000</text:p>
          </table:table-cell>
          <table:table-cell table:style-name="ce76" table:formula="of:=[.V22]/[.M23]" office:value-type="percentage" office:value="0.73697573685687" calcext:value-type="percentage">
            <text:p>73,70%</text:p>
          </table:table-cell>
          <table:table-cell table:style-name="ce81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76" table:formula="of:=[.Z22]/[.V22]" office:value-type="percentage" office:value="1" calcext:value-type="percentage">
            <text:p>100,00%</text:p>
          </table:table-cell>
          <table:table-cell table:style-name="ce76" table:formula="of:=[.AA22]/[.V22]" office:value-type="percentage" office:value="0" calcext:value-type="percentage">
            <text:p>0,00%</text:p>
          </table:table-cell>
          <table:table-cell table:style-name="ce76" table:formula="of:=[.Z22]/[.AB22]" office:value-type="percentage" office:value="0.829097211202262" calcext:value-type="percentage">
            <text:p>82,91%</text:p>
          </table:table-cell>
          <table:table-cell/>
          <table:table-cell table:style-name="ce76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76" table:formula="of:=[.AL22]/[.M23]" office:value-type="percentage" office:value="0.26302426314313" calcext:value-type="percentage">
            <text:p>26,30%</text:p>
          </table:table-cell>
          <table:table-cell table:style-name="ce76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80" table:formula="of:=ROUND([.AL22]/[.D22])" office:value-type="float" office:value="18440" calcext:value-type="float">
            <text:p>18 440</text:p>
          </table:table-cell>
          <table:table-cell table:style-name="ce61" table:formula="of:=[.K22]" office:value-type="float" office:value="18000" calcext:value-type="float">
            <text:p>18 000</text:p>
          </table:table-cell>
          <table:table-cell/>
          <table:table-cell table:style-name="ce80" table:formula="of:=MIN([.AQ22];[.AU22])" office:value-type="float" office:value="15811" calcext:value-type="float">
            <text:p>15 811</text:p>
          </table:table-cell>
          <table:table-cell table:style-name="ce80" table:formula="of:=[.AQ22]-[.AS22]" office:value-type="float" office:value="2189" calcext:value-type="float">
            <text:p>2 189</text:p>
          </table:table-cell>
          <table:table-cell table:style-name="ce80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76" table:formula="of:=[.AS22]/[.AQ22]" office:value-type="percentage" office:value="0.878388888888889" calcext:value-type="percentage">
            <text:p>87,84%</text:p>
          </table:table-cell>
          <table:table-cell table:style-name="ce76" table:formula="of:=[.AT22]/[.AQ22]" office:value-type="percentage" office:value="0.121611111111111" calcext:value-type="percentage">
            <text:p>12,16%</text:p>
          </table:table-cell>
          <table:table-cell/>
          <table:table-cell table:style-name="ce76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49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49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60" office:value-type="float" office:value="19000" calcext:value-type="float">
            <text:p>19 000</text:p>
          </table:table-cell>
          <table:table-cell table:style-name="ce62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68" table:formula="of:=ROUND(POWER([.D23];[.H23])*[.I23])" office:value-type="float" office:value="15811" calcext:value-type="float">
            <text:p>15 811</text:p>
          </table:table-cell>
          <table:table-cell table:style-name="ce68" table:formula="of:=ROUND(POWER([.D23];[.F23])*[.G23])" office:value-type="float" office:value="630957" calcext:value-type="float">
            <text:p>630 957</text:p>
          </table:table-cell>
          <table:table-cell/>
          <table:table-cell table:style-name="ce50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74" table:formula="of:=MIN(1;[.R23]/[.D23])" office:value-type="percentage" office:value="0.9" calcext:value-type="percentage">
            <text:p>90,00%</text:p>
          </table:table-cell>
          <table:table-cell/>
          <table:table-cell table:style-name="ce57" table:formula="of:=[.J23]" office:value-type="float" office:value="630000" calcext:value-type="float">
            <text:p>630 000</text:p>
          </table:table-cell>
          <table:table-cell table:style-name="ce76" table:formula="of:=[.V23]/[.M24]" office:value-type="percentage" office:value="0.76461228695535" calcext:value-type="percentage">
            <text:p>76,46%</text:p>
          </table:table-cell>
          <table:table-cell table:style-name="ce81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76" table:formula="of:=[.Z23]/[.V23]" office:value-type="percentage" office:value="1" calcext:value-type="percentage">
            <text:p>100,00%</text:p>
          </table:table-cell>
          <table:table-cell table:style-name="ce76" table:formula="of:=[.AA23]/[.V23]" office:value-type="percentage" office:value="0" calcext:value-type="percentage">
            <text:p>0,00%</text:p>
          </table:table-cell>
          <table:table-cell table:style-name="ce76" table:formula="of:=[.Z23]/[.AB23]" office:value-type="percentage" office:value="0.849569551427277" calcext:value-type="percentage">
            <text:p>84,96%</text:p>
          </table:table-cell>
          <table:table-cell/>
          <table:table-cell table:style-name="ce76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76" table:formula="of:=[.AL23]/[.M24]" office:value-type="percentage" office:value="0.23538771304465" calcext:value-type="percentage">
            <text:p>23,54%</text:p>
          </table:table-cell>
          <table:table-cell table:style-name="ce76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80" table:formula="of:=ROUND([.AL23]/[.D23])" office:value-type="float" office:value="19395" calcext:value-type="float">
            <text:p>19 395</text:p>
          </table:table-cell>
          <table:table-cell table:style-name="ce61" table:formula="of:=[.K23]" office:value-type="float" office:value="19000" calcext:value-type="float">
            <text:p>19 000</text:p>
          </table:table-cell>
          <table:table-cell/>
          <table:table-cell table:style-name="ce80" table:formula="of:=MIN([.AQ23];[.AU23])" office:value-type="float" office:value="18241" calcext:value-type="float">
            <text:p>18 241</text:p>
          </table:table-cell>
          <table:table-cell table:style-name="ce80" table:formula="of:=[.AQ23]-[.AS23]" office:value-type="float" office:value="759" calcext:value-type="float">
            <text:p>759</text:p>
          </table:table-cell>
          <table:table-cell table:style-name="ce80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76" table:formula="of:=[.AS23]/[.AQ23]" office:value-type="percentage" office:value="0.960052631578947" calcext:value-type="percentage">
            <text:p>96,01%</text:p>
          </table:table-cell>
          <table:table-cell table:style-name="ce76" table:formula="of:=[.AT23]/[.AQ23]" office:value-type="percentage" office:value="0.0399473684210526" calcext:value-type="percentage">
            <text:p>3,99%</text:p>
          </table:table-cell>
          <table:table-cell/>
          <table:table-cell table:style-name="ce76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7"/>
          <table:table-cell table:style-name="ce41"/>
          <table:table-cell table:style-name="ce44"/>
          <table:table-cell table:style-name="ce47" office:value-type="float" office:value="11" calcext:value-type="float">
            <text:p>11</text:p>
          </table:table-cell>
          <table:table-cell table:style-name="ce50" office:value-type="float" office:value="11" calcext:value-type="float">
            <text:p>11</text:p>
          </table:table-cell>
          <table:table-cell table:style-name="ce54"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table:style-name="ce54"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800000" calcext:value-type="float">
            <text:p>800 000</text:p>
          </table:table-cell>
          <table:table-cell table:style-name="ce61" office:value-type="float" office:value="20000" calcext:value-type="float">
            <text:p>20 000</text:p>
          </table:table-cell>
          <table:table-cell table:style-name="ce63" table:formula="of:=[.J24]+[.K24]" office:value-type="float" office:value="820000" calcext:value-type="float">
            <text:p>820000</text:p>
          </table:table-cell>
          <table:table-cell table:style-name="ce66" table:formula="of:=ROUND(POWER([.D24];[.$B$3])*1000;0)" office:value-type="float" office:value="823947" calcext:value-type="float">
            <text:p>823 947</text:p>
          </table:table-cell>
          <table:table-cell table:style-name="ce44"/>
          <table:table-cell table:style-name="ce69" table:formula="of:=ROUND(POWER([.D24];[.H24])*[.I24])" office:value-type="float" office:value="18241" calcext:value-type="float">
            <text:p>18 241</text:p>
          </table:table-cell>
          <table:table-cell table:style-name="ce69" table:formula="of:=ROUND(POWER([.D24];[.F24])*[.G24])" office:value-type="float" office:value="823947" calcext:value-type="float">
            <text:p>823 947</text:p>
          </table:table-cell>
          <table:table-cell table:style-name="ce44"/>
          <table:table-cell table:style-name="ce50" table:formula="of:=[.E24]" office:value-type="float" office:value="11" calcext:value-type="float">
            <text:p>11</text:p>
          </table:table-cell>
          <table:table-cell table:style-name="ce75" table:formula="of:=MIN(1;[.D24]/[.R24])" office:value-type="percentage" office:value="1" calcext:value-type="percentage">
            <text:p>100,00%</text:p>
          </table:table-cell>
          <table:table-cell table:style-name="ce75" table:formula="of:=MIN(1;[.R24]/[.D24])" office:value-type="percentage" office:value="1" calcext:value-type="percentage">
            <text:p>100,00%</text:p>
          </table:table-cell>
          <table:table-cell table:style-name="ce44"/>
          <table:table-cell table:style-name="ce57" table:formula="of:=[.J24]" office:value-type="float" office:value="800000" calcext:value-type="float">
            <text:p>800 000</text:p>
          </table:table-cell>
          <table:table-cell table:style-name="ce79" table:formula="of:=[.V24]/[.M25]" office:value-type="percentage" office:value="0.123098304305471" calcext:value-type="percentage">
            <text:p>12,31%</text:p>
          </table:table-cell>
          <table:table-cell table:style-name="ce79" table:formula="of:=MIN(1;[.V24]/[.M24])" office:value-type="percentage" office:value="0.970936237403619" calcext:value-type="percentage">
            <text:p>97,09%</text:p>
          </table:table-cell>
          <table:table-cell table:style-name="ce44"/>
          <table:table-cell table:style-name="ce84" table:formula="of:=MIN([.AB24];[.V24])" office:value-type="float" office:value="0" calcext:value-type="float">
            <text:p>0</text:p>
          </table:table-cell>
          <table:table-cell table:style-name="ce84" table:formula="of:=[.V24]-[.Z24]" office:value-type="float" office:value="800000" calcext:value-type="float">
            <text:p>800 000</text:p>
          </table:table-cell>
          <table:table-cell table:style-name="ce84" table:formula="of:=ROUND(([.P25]*[.T24]))" office:value-type="float" office:value="0" calcext:value-type="float">
            <text:p>0</text:p>
          </table:table-cell>
          <table:table-cell table:style-name="ce84" table:formula="of:=[.AB24]-[.Z24]" office:value-type="float" office:value="0" calcext:value-type="float">
            <text:p>0</text:p>
          </table:table-cell>
          <table:table-cell table:style-name="ce44"/>
          <table:table-cell table:style-name="ce79" table:formula="of:=[.Z24]/[.V24]" office:value-type="percentage" office:value="0" calcext:value-type="percentage">
            <text:p>0,00%</text:p>
          </table:table-cell>
          <table:table-cell table:style-name="ce79" table:formula="of:=[.AA24]/[.V24]" office:value-type="percentage" office:value="1" calcext:value-type="percentage">
            <text:p>100,00%</text:p>
          </table:table-cell>
          <table:table-cell table:style-name="ce79" table:formula="of:=[.Z24]/[.AB24]" office:value-type="string" office:string-value="#DIV/0 !" calcext:value-type="string">
            <text:p>#DIV/0 !</text:p>
          </table:table-cell>
          <table:table-cell table:style-name="ce44"/>
          <table:table-cell table:style-name="ce79" table:formula="of:=[.S24]*[.AG24]" office:value-type="string" office:string-value="#DIV/0 !" calcext:value-type="string">
            <text:p>#DIV/0 !</text:p>
          </table:table-cell>
          <table:table-cell table:style-name="ce89" table:formula="of:=[.D24]*[.AI24]" office:value-type="string" office:string-value="#DIV/0 !" calcext:value-type="string">
            <text:p>#DIV/0 !</text:p>
          </table:table-cell>
          <table:table-cell table:style-name="ce44"/>
          <table:table-cell table:style-name="ce91" table:formula="of:=[.M25]-[.V24]" office:value-type="float" office:value="5698871" calcext:value-type="float">
            <text:p>5 698 871</text:p>
          </table:table-cell>
          <table:table-cell table:style-name="ce79" table:formula="of:=[.AL24]/[.M25]" office:value-type="percentage" office:value="0.876901695694529" calcext:value-type="percentage">
            <text:p>87,69%</text:p>
          </table:table-cell>
          <table:table-cell table:style-name="ce79" table:formula="of:=MIN(1;MAX(0; [.M24]-[.V24])/[.M24])" office:value-type="percentage" office:value="0.0290637625963806" calcext:value-type="percentage">
            <text:p>2,91%</text:p>
          </table:table-cell>
          <table:table-cell table:style-name="ce44"/>
          <table:table-cell table:style-name="ce84" table:formula="of:=ROUND([.AL24]/[.D24])" office:value-type="float" office:value="518079" calcext:value-type="float">
            <text:p>518 079</text:p>
          </table:table-cell>
          <table:table-cell table:style-name="ce61" table:formula="of:=[.K24]" office:value-type="float" office:value="20000" calcext:value-type="float">
            <text:p>20 000</text:p>
          </table:table-cell>
          <table:table-cell table:style-name="ce44"/>
          <table:table-cell table:style-name="ce84" table:formula="of:=MIN([.AQ24];[.AU24])" office:value-type="float" office:value="0" calcext:value-type="float">
            <text:p>0</text:p>
          </table:table-cell>
          <table:table-cell table:style-name="ce84" table:formula="of:=[.AQ24]-[.AS24]" office:value-type="float" office:value="20000" calcext:value-type="float">
            <text:p>20 000</text:p>
          </table:table-cell>
          <table:table-cell table:style-name="ce84" table:formula="of:=[.O25]" office:value-type="float" office:value="0" calcext:value-type="float">
            <text:p>0</text:p>
          </table:table-cell>
          <table:table-cell table:style-name="ce96" table:formula="of:=MAX(0;[.O25]-[.AQ24])" office:value-type="float" office:value="0" calcext:value-type="float">
            <text:p>0</text:p>
          </table:table-cell>
          <table:table-cell table:style-name="ce44"/>
          <table:table-cell table:style-name="ce79" table:formula="of:=[.AS24]/[.AQ24]" office:value-type="percentage" office:value="0" calcext:value-type="percentage">
            <text:p>0,00%</text:p>
          </table:table-cell>
          <table:table-cell table:style-name="ce79" table:formula="of:=[.AT24]/[.AQ24]" office:value-type="percentage" office:value="1" calcext:value-type="percentage">
            <text:p>100,00%</text:p>
          </table:table-cell>
          <table:table-cell table:style-name="ce44"/>
          <table:table-cell table:style-name="ce79" table:formula="of:=[.AS24]/[.AU24]" office:value-type="string" office:string-value="#DIV/0 !" calcext:value-type="string">
            <text:p>#DIV/0 !</text:p>
          </table:table-cell>
          <table:table-cell table:style-name="ce89" table:formula="of:=[.D24]*[.BA24]" office:value-type="string" office:string-value="#DIV/0 !" calcext:value-type="string">
            <text:p>#DIV/0 !</text:p>
          </table:table-cell>
          <table:table-cell table:style-name="ce44"/>
          <table:table-cell table:style-name="ce99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3" calcext:value-type="float">
            <text:p>23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5000000" calcext:value-type="float">
            <text:p>5 000 000</text:p>
          </table:table-cell>
          <table:table-cell table:style-name="ce60" office:value-type="float" office:value="70000" calcext:value-type="float">
            <text:p>70 000</text:p>
          </table:table-cell>
          <table:table-cell table:style-name="ce62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68" table:formula="of:=ROUND(POWER([.D25];[.H25])*[.I25])" office:value-type="float" office:value="0" calcext:value-type="float">
            <text:p>0</text:p>
          </table:table-cell>
          <table:table-cell table:style-name="ce68" table:formula="of:=ROUND(POWER([.D25];[.F25])*[.G25])" office:value-type="float" office:value="0" calcext:value-type="float">
            <text:p>0</text:p>
          </table:table-cell>
          <table:table-cell/>
          <table:table-cell table:style-name="ce50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74" table:formula="of:=MIN(1;[.R25]/[.D25])" office:value-type="percentage" office:value="1" calcext:value-type="percentage">
            <text:p>100,00%</text:p>
          </table:table-cell>
          <table:table-cell/>
          <table:table-cell table:style-name="ce57" table:formula="of:=[.J25]" office:value-type="float" office:value="5000000" calcext:value-type="float">
            <text:p>5 000 000</text:p>
          </table:table-cell>
          <table:table-cell table:style-name="ce76" table:formula="of:=[.V25]/[.M26]" office:value-type="percentage" office:value="0.682933691919051" calcext:value-type="percentage">
            <text:p>68,29%</text:p>
          </table:table-cell>
          <table:table-cell table:style-name="ce81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0" calcext:value-type="float">
            <text:p>0</text:p>
          </table:table-cell>
          <table:table-cell table:formula="of:=[.V25]-[.Z25]" office:value-type="float" office:value="5000000" calcext:value-type="float">
            <text:p>5 000 000</text:p>
          </table:table-cell>
          <table:table-cell table:formula="of:=ROUND(([.P26]*[.T25]))" office:value-type="float" office:value="0" calcext:value-type="float">
            <text:p>0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76" table:formula="of:=[.Z25]/[.V25]" office:value-type="percentage" office:value="0" calcext:value-type="percentage">
            <text:p>0,00%</text:p>
          </table:table-cell>
          <table:table-cell table:style-name="ce76" table:formula="of:=[.AA25]/[.V25]" office:value-type="percentage" office:value="1" calcext:value-type="percentage">
            <text:p>100,00%</text:p>
          </table:table-cell>
          <table:table-cell table:style-name="ce76" table:formula="of:=[.Z25]/[.AB25]" office:value-type="string" office:string-value="#DIV/0 !" calcext:value-type="string">
            <text:p>#DIV/0 !</text:p>
          </table:table-cell>
          <table:table-cell/>
          <table:table-cell table:style-name="ce76" table:formula="of:=[.S25]*[.AG25]" office:value-type="string" office:string-value="#DIV/0 !" calcext:value-type="string">
            <text:p>#DIV/0 !</text:p>
          </table:table-cell>
          <table:table-cell table:formula="of:=[.D25]*[.AI25]" office:value-type="string" office:string-value="#DIV/0 !" calcext:value-type="string">
            <text:p>#DIV/0 !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76" table:formula="of:=[.AL25]/[.M26]" office:value-type="percentage" office:value="0.317066308080949" calcext:value-type="percentage">
            <text:p>31,71%</text:p>
          </table:table-cell>
          <table:table-cell table:style-name="ce76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80" table:formula="of:=ROUND([.AL25]/[.D25])" office:value-type="float" office:value="100928" calcext:value-type="float">
            <text:p>100 928</text:p>
          </table:table-cell>
          <table:table-cell table:style-name="ce61" table:formula="of:=[.K25]" office:value-type="float" office:value="70000" calcext:value-type="float">
            <text:p>70 000</text:p>
          </table:table-cell>
          <table:table-cell/>
          <table:table-cell table:style-name="ce80" table:formula="of:=MIN([.AQ25];[.AU25])" office:value-type="float" office:value="0" calcext:value-type="float">
            <text:p>0</text:p>
          </table:table-cell>
          <table:table-cell table:style-name="ce80" table:formula="of:=[.AQ25]-[.AS25]" office:value-type="float" office:value="70000" calcext:value-type="float">
            <text:p>70 000</text:p>
          </table:table-cell>
          <table:table-cell table:style-name="ce80" table:formula="of:=[.O26]" office:value-type="float" office:value="0" calcext:value-type="float">
            <text:p>0</text:p>
          </table:table-cell>
          <table:table-cell table:formula="of:=MAX(0;[.O26]-[.AQ25])" office:value-type="float" office:value="0" calcext:value-type="float">
            <text:p>0</text:p>
          </table:table-cell>
          <table:table-cell/>
          <table:table-cell table:style-name="ce76" table:formula="of:=[.AS25]/[.AQ25]" office:value-type="percentage" office:value="0" calcext:value-type="percentage">
            <text:p>0,00%</text:p>
          </table:table-cell>
          <table:table-cell table:style-name="ce76" table:formula="of:=[.AT25]/[.AQ25]" office:value-type="percentage" office:value="1" calcext:value-type="percentage">
            <text:p>100,00%</text:p>
          </table:table-cell>
          <table:table-cell/>
          <table:table-cell table:style-name="ce76" table:formula="of:=[.AS25]/[.AU25]" office:value-type="string" office:string-value="#DIV/0 !" calcext:value-type="string">
            <text:p>#DIV/0 !</text:p>
          </table:table-cell>
          <table:table-cell table:formula="of:=[.D25]*[.BA25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4" calcext:value-type="float">
            <text:p>24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2500000" calcext:value-type="float">
            <text:p>2 500 000</text:p>
          </table:table-cell>
          <table:table-cell table:style-name="ce60" office:value-type="float" office:value="70000" calcext:value-type="float">
            <text:p>70 000</text:p>
          </table:table-cell>
          <table:table-cell table:style-name="ce62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68" table:formula="of:=ROUND(POWER([.D26];[.H26])*[.I26])" office:value-type="float" office:value="0" calcext:value-type="float">
            <text:p>0</text:p>
          </table:table-cell>
          <table:table-cell table:style-name="ce68" table:formula="of:=ROUND(POWER([.D26];[.F26])*[.G26])" office:value-type="float" office:value="0" calcext:value-type="float">
            <text:p>0</text:p>
          </table:table-cell>
          <table:table-cell/>
          <table:table-cell table:style-name="ce50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74" table:formula="of:=MIN(1;[.R26]/[.D26])" office:value-type="percentage" office:value="1" calcext:value-type="percentage">
            <text:p>100,00%</text:p>
          </table:table-cell>
          <table:table-cell/>
          <table:table-cell table:style-name="ce57" table:formula="of:=[.J26]" office:value-type="float" office:value="2500000" calcext:value-type="float">
            <text:p>2 500 000</text:p>
          </table:table-cell>
          <table:table-cell table:style-name="ce76" table:formula="of:=[.V26]/[.M27]" office:value-type="percentage" office:value="0.304584644620993" calcext:value-type="percentage">
            <text:p>30,46%</text:p>
          </table:table-cell>
          <table:table-cell table:style-name="ce81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0" calcext:value-type="float">
            <text:p>0</text:p>
          </table:table-cell>
          <table:table-cell table:formula="of:=[.V26]-[.Z26]" office:value-type="float" office:value="2500000" calcext:value-type="float">
            <text:p>2 500 000</text:p>
          </table:table-cell>
          <table:table-cell table:formula="of:=ROUND(([.P27]*[.T26]))" office:value-type="float" office:value="0" calcext:value-type="float">
            <text:p>0</text:p>
          </table:table-cell>
          <table:table-cell table:formula="of:=[.AB26]-[.Z26]" office:value-type="float" office:value="0" calcext:value-type="float">
            <text:p>0</text:p>
          </table:table-cell>
          <table:table-cell/>
          <table:table-cell table:style-name="ce76" table:formula="of:=[.Z26]/[.V26]" office:value-type="percentage" office:value="0" calcext:value-type="percentage">
            <text:p>0,00%</text:p>
          </table:table-cell>
          <table:table-cell table:style-name="ce76" table:formula="of:=[.AA26]/[.V26]" office:value-type="percentage" office:value="1" calcext:value-type="percentage">
            <text:p>100,00%</text:p>
          </table:table-cell>
          <table:table-cell table:style-name="ce76" table:formula="of:=[.Z26]/[.AB26]" office:value-type="string" office:string-value="#DIV/0 !" calcext:value-type="string">
            <text:p>#DIV/0 !</text:p>
          </table:table-cell>
          <table:table-cell/>
          <table:table-cell table:style-name="ce76" table:formula="of:=[.S26]*[.AG26]" office:value-type="string" office:string-value="#DIV/0 !" calcext:value-type="string">
            <text:p>#DIV/0 !</text:p>
          </table:table-cell>
          <table:table-cell table:formula="of:=[.D26]*[.AI26]" office:value-type="string" office:string-value="#DIV/0 !" calcext:value-type="string">
            <text:p>#DIV/0 !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76" table:formula="of:=[.AL26]/[.M27]" office:value-type="percentage" office:value="0.695415355379007" calcext:value-type="percentage">
            <text:p>69,54%</text:p>
          </table:table-cell>
          <table:table-cell table:style-name="ce76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80" table:formula="of:=ROUND([.AL26]/[.D26])" office:value-type="float" office:value="237829" calcext:value-type="float">
            <text:p>237 829</text:p>
          </table:table-cell>
          <table:table-cell table:style-name="ce61" table:formula="of:=[.K26]" office:value-type="float" office:value="70000" calcext:value-type="float">
            <text:p>70 000</text:p>
          </table:table-cell>
          <table:table-cell/>
          <table:table-cell table:style-name="ce80" table:formula="of:=MIN([.AQ26];[.AU26])" office:value-type="float" office:value="0" calcext:value-type="float">
            <text:p>0</text:p>
          </table:table-cell>
          <table:table-cell table:style-name="ce80" table:formula="of:=[.AQ26]-[.AS26]" office:value-type="float" office:value="70000" calcext:value-type="float">
            <text:p>70 000</text:p>
          </table:table-cell>
          <table:table-cell table:style-name="ce80" table:formula="of:=[.O27]" office:value-type="float" office:value="0" calcext:value-type="float">
            <text:p>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76" table:formula="of:=[.AS26]/[.AQ26]" office:value-type="percentage" office:value="0" calcext:value-type="percentage">
            <text:p>0,00%</text:p>
          </table:table-cell>
          <table:table-cell table:style-name="ce76" table:formula="of:=[.AT26]/[.AQ26]" office:value-type="percentage" office:value="1" calcext:value-type="percentage">
            <text:p>100,00%</text:p>
          </table:table-cell>
          <table:table-cell/>
          <table:table-cell table:style-name="ce76" table:formula="of:=[.AS26]/[.AU26]" office:value-type="string" office:string-value="#DIV/0 !" calcext:value-type="string">
            <text:p>#DIV/0 !</text:p>
          </table:table-cell>
          <table:table-cell table:formula="of:=[.D26]*[.BA26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5" calcext:value-type="float">
            <text:p>25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6000000" calcext:value-type="float">
            <text:p>6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68" table:formula="of:=ROUND(POWER([.D27];[.H27])*[.I27])" office:value-type="float" office:value="0" calcext:value-type="float">
            <text:p>0</text:p>
          </table:table-cell>
          <table:table-cell table:style-name="ce68" table:formula="of:=ROUND(POWER([.D27];[.F27])*[.G27])" office:value-type="float" office:value="0" calcext:value-type="float">
            <text:p>0</text:p>
          </table:table-cell>
          <table:table-cell/>
          <table:table-cell table:style-name="ce50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74" table:formula="of:=MIN(1;[.R27]/[.D27])" office:value-type="percentage" office:value="1" calcext:value-type="percentage">
            <text:p>100,00%</text:p>
          </table:table-cell>
          <table:table-cell/>
          <table:table-cell table:style-name="ce57" table:formula="of:=[.J27]" office:value-type="float" office:value="6000000" calcext:value-type="float">
            <text:p>6 000 000</text:p>
          </table:table-cell>
          <table:table-cell table:style-name="ce76" table:formula="of:=[.V27]/[.M28]" office:value-type="percentage" office:value="0.654976715031967" calcext:value-type="percentage">
            <text:p>65,50%</text:p>
          </table:table-cell>
          <table:table-cell table:style-name="ce81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0" calcext:value-type="float">
            <text:p>0</text:p>
          </table:table-cell>
          <table:table-cell table:formula="of:=[.V27]-[.Z27]" office:value-type="float" office:value="6000000" calcext:value-type="float">
            <text:p>6 000 000</text:p>
          </table:table-cell>
          <table:table-cell table:formula="of:=ROUND(([.P28]*[.T27]))" office:value-type="float" office:value="0" calcext:value-type="float">
            <text:p>0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76" table:formula="of:=[.Z27]/[.V27]" office:value-type="percentage" office:value="0" calcext:value-type="percentage">
            <text:p>0,00%</text:p>
          </table:table-cell>
          <table:table-cell table:style-name="ce76" table:formula="of:=[.AA27]/[.V27]" office:value-type="percentage" office:value="1" calcext:value-type="percentage">
            <text:p>100,00%</text:p>
          </table:table-cell>
          <table:table-cell table:style-name="ce76" table:formula="of:=[.Z27]/[.AB27]" office:value-type="string" office:string-value="#DIV/0 !" calcext:value-type="string">
            <text:p>#DIV/0 !</text:p>
          </table:table-cell>
          <table:table-cell/>
          <table:table-cell table:style-name="ce76" table:formula="of:=[.S27]*[.AG27]" office:value-type="string" office:string-value="#DIV/0 !" calcext:value-type="string">
            <text:p>#DIV/0 !</text:p>
          </table:table-cell>
          <table:table-cell table:formula="of:=[.D27]*[.AI27]" office:value-type="string" office:string-value="#DIV/0 !" calcext:value-type="string">
            <text:p>#DIV/0 !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76" table:formula="of:=[.AL27]/[.M28]" office:value-type="percentage" office:value="0.345023284968033" calcext:value-type="percentage">
            <text:p>34,50%</text:p>
          </table:table-cell>
          <table:table-cell table:style-name="ce76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80" table:formula="of:=ROUND([.AL27]/[.D27])" office:value-type="float" office:value="126425" calcext:value-type="float">
            <text:p>126 425</text:p>
          </table:table-cell>
          <table:table-cell table:style-name="ce61" table:formula="of:=[.K27]" office:value-type="float" office:value="60000" calcext:value-type="float">
            <text:p>60 000</text:p>
          </table:table-cell>
          <table:table-cell/>
          <table:table-cell table:style-name="ce80" table:formula="of:=MIN([.AQ27];[.AU27])" office:value-type="float" office:value="0" calcext:value-type="float">
            <text:p>0</text:p>
          </table:table-cell>
          <table:table-cell table:style-name="ce80" table:formula="of:=[.AQ27]-[.AS27]" office:value-type="float" office:value="60000" calcext:value-type="float">
            <text:p>60 000</text:p>
          </table:table-cell>
          <table:table-cell table:style-name="ce80" table:formula="of:=[.O28]" office:value-type="float" office:value="0" calcext:value-type="float">
            <text:p>0</text:p>
          </table:table-cell>
          <table:table-cell table:formula="of:=MAX(0;[.O28]-[.AQ27])" office:value-type="float" office:value="0" calcext:value-type="float">
            <text:p>0</text:p>
          </table:table-cell>
          <table:table-cell/>
          <table:table-cell table:style-name="ce76" table:formula="of:=[.AS27]/[.AQ27]" office:value-type="percentage" office:value="0" calcext:value-type="percentage">
            <text:p>0,00%</text:p>
          </table:table-cell>
          <table:table-cell table:style-name="ce76" table:formula="of:=[.AT27]/[.AQ27]" office:value-type="percentage" office:value="1" calcext:value-type="percentage">
            <text:p>100,00%</text:p>
          </table:table-cell>
          <table:table-cell/>
          <table:table-cell table:style-name="ce76" table:formula="of:=[.AS27]/[.AU27]" office:value-type="string" office:string-value="#DIV/0 !" calcext:value-type="string">
            <text:p>#DIV/0 !</text:p>
          </table:table-cell>
          <table:table-cell table:formula="of:=[.D27]*[.BA27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6" calcext:value-type="float">
            <text:p>26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6500000" calcext:value-type="float">
            <text:p>6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68" table:formula="of:=ROUND(POWER([.D28];[.H28])*[.I28])" office:value-type="float" office:value="0" calcext:value-type="float">
            <text:p>0</text:p>
          </table:table-cell>
          <table:table-cell table:style-name="ce68" table:formula="of:=ROUND(POWER([.D28];[.F28])*[.G28])" office:value-type="float" office:value="0" calcext:value-type="float">
            <text:p>0</text:p>
          </table:table-cell>
          <table:table-cell/>
          <table:table-cell table:style-name="ce50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74" table:formula="of:=MIN(1;[.R28]/[.D28])" office:value-type="percentage" office:value="1" calcext:value-type="percentage">
            <text:p>100,00%</text:p>
          </table:table-cell>
          <table:table-cell/>
          <table:table-cell table:style-name="ce57" table:formula="of:=[.J28]" office:value-type="float" office:value="6500000" calcext:value-type="float">
            <text:p>6 500 000</text:p>
          </table:table-cell>
          <table:table-cell table:style-name="ce76" table:formula="of:=[.V28]/[.M29]" office:value-type="percentage" office:value="0.638402837887224" calcext:value-type="percentage">
            <text:p>63,84%</text:p>
          </table:table-cell>
          <table:table-cell table:style-name="ce81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0" calcext:value-type="float">
            <text:p>0</text:p>
          </table:table-cell>
          <table:table-cell table:formula="of:=[.V28]-[.Z28]" office:value-type="float" office:value="6500000" calcext:value-type="float">
            <text:p>6 500 000</text:p>
          </table:table-cell>
          <table:table-cell table:formula="of:=ROUND(([.P29]*[.T28]))" office:value-type="float" office:value="0" calcext:value-type="float">
            <text:p>0</text:p>
          </table:table-cell>
          <table:table-cell table:formula="of:=[.AB28]-[.Z28]" office:value-type="float" office:value="0" calcext:value-type="float">
            <text:p>0</text:p>
          </table:table-cell>
          <table:table-cell/>
          <table:table-cell table:style-name="ce76" table:formula="of:=[.Z28]/[.V28]" office:value-type="percentage" office:value="0" calcext:value-type="percentage">
            <text:p>0,00%</text:p>
          </table:table-cell>
          <table:table-cell table:style-name="ce76" table:formula="of:=[.AA28]/[.V28]" office:value-type="percentage" office:value="1" calcext:value-type="percentage">
            <text:p>100,00%</text:p>
          </table:table-cell>
          <table:table-cell table:style-name="ce76" table:formula="of:=[.Z28]/[.AB28]" office:value-type="string" office:string-value="#DIV/0 !" calcext:value-type="string">
            <text:p>#DIV/0 !</text:p>
          </table:table-cell>
          <table:table-cell/>
          <table:table-cell table:style-name="ce76" table:formula="of:=[.S28]*[.AG28]" office:value-type="string" office:string-value="#DIV/0 !" calcext:value-type="string">
            <text:p>#DIV/0 !</text:p>
          </table:table-cell>
          <table:table-cell table:formula="of:=[.D28]*[.AI28]" office:value-type="string" office:string-value="#DIV/0 !" calcext:value-type="string">
            <text:p>#DIV/0 !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76" table:formula="of:=[.AL28]/[.M29]" office:value-type="percentage" office:value="0.361597162112775" calcext:value-type="percentage">
            <text:p>36,16%</text:p>
          </table:table-cell>
          <table:table-cell table:style-name="ce76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80" table:formula="of:=ROUND([.AL28]/[.D28])" office:value-type="float" office:value="141602" calcext:value-type="float">
            <text:p>141 602</text:p>
          </table:table-cell>
          <table:table-cell table:style-name="ce61" table:formula="of:=[.K28]" office:value-type="float" office:value="60000" calcext:value-type="float">
            <text:p>60 000</text:p>
          </table:table-cell>
          <table:table-cell/>
          <table:table-cell table:style-name="ce80" table:formula="of:=MIN([.AQ28];[.AU28])" office:value-type="float" office:value="0" calcext:value-type="float">
            <text:p>0</text:p>
          </table:table-cell>
          <table:table-cell table:style-name="ce80" table:formula="of:=[.AQ28]-[.AS28]" office:value-type="float" office:value="60000" calcext:value-type="float">
            <text:p>60 000</text:p>
          </table:table-cell>
          <table:table-cell table:style-name="ce80" table:formula="of:=[.O29]" office:value-type="float" office:value="0" calcext:value-type="float">
            <text:p>0</text:p>
          </table:table-cell>
          <table:table-cell table:formula="of:=MAX(0;[.O29]-[.AQ28])" office:value-type="float" office:value="0" calcext:value-type="float">
            <text:p>0</text:p>
          </table:table-cell>
          <table:table-cell/>
          <table:table-cell table:style-name="ce76" table:formula="of:=[.AS28]/[.AQ28]" office:value-type="percentage" office:value="0" calcext:value-type="percentage">
            <text:p>0,00%</text:p>
          </table:table-cell>
          <table:table-cell table:style-name="ce76" table:formula="of:=[.AT28]/[.AQ28]" office:value-type="percentage" office:value="1" calcext:value-type="percentage">
            <text:p>100,00%</text:p>
          </table:table-cell>
          <table:table-cell/>
          <table:table-cell table:style-name="ce76" table:formula="of:=[.AS28]/[.AU28]" office:value-type="string" office:string-value="#DIV/0 !" calcext:value-type="string">
            <text:p>#DIV/0 !</text:p>
          </table:table-cell>
          <table:table-cell table:formula="of:=[.D28]*[.BA28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7000000" calcext:value-type="float">
            <text:p>7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68" table:formula="of:=ROUND(POWER([.D29];[.H29])*[.I29])" office:value-type="float" office:value="0" calcext:value-type="float">
            <text:p>0</text:p>
          </table:table-cell>
          <table:table-cell table:style-name="ce68" table:formula="of:=ROUND(POWER([.D29];[.F29])*[.G29])" office:value-type="float" office:value="0" calcext:value-type="float">
            <text:p>0</text:p>
          </table:table-cell>
          <table:table-cell/>
          <table:table-cell table:style-name="ce50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74" table:formula="of:=MIN(1;[.R29]/[.D29])" office:value-type="percentage" office:value="1" calcext:value-type="percentage">
            <text:p>100,00%</text:p>
          </table:table-cell>
          <table:table-cell/>
          <table:table-cell table:style-name="ce57" table:formula="of:=[.J29]" office:value-type="float" office:value="7000000" calcext:value-type="float">
            <text:p>7 000 000</text:p>
          </table:table-cell>
          <table:table-cell table:style-name="ce76" table:formula="of:=[.V29]/[.M30]" office:value-type="percentage" office:value="0.620948477509734" calcext:value-type="percentage">
            <text:p>62,09%</text:p>
          </table:table-cell>
          <table:table-cell table:style-name="ce81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0" calcext:value-type="float">
            <text:p>0</text:p>
          </table:table-cell>
          <table:table-cell table:formula="of:=[.V29]-[.Z29]" office:value-type="float" office:value="7000000" calcext:value-type="float">
            <text:p>7 000 000</text:p>
          </table:table-cell>
          <table:table-cell table:formula="of:=ROUND(([.P30]*[.T29]))" office:value-type="float" office:value="0" calcext:value-type="float">
            <text:p>0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76" table:formula="of:=[.Z29]/[.V29]" office:value-type="percentage" office:value="0" calcext:value-type="percentage">
            <text:p>0,00%</text:p>
          </table:table-cell>
          <table:table-cell table:style-name="ce76" table:formula="of:=[.AA29]/[.V29]" office:value-type="percentage" office:value="1" calcext:value-type="percentage">
            <text:p>100,00%</text:p>
          </table:table-cell>
          <table:table-cell table:style-name="ce76" table:formula="of:=[.Z29]/[.AB29]" office:value-type="string" office:string-value="#DIV/0 !" calcext:value-type="string">
            <text:p>#DIV/0 !</text:p>
          </table:table-cell>
          <table:table-cell/>
          <table:table-cell table:style-name="ce76" table:formula="of:=[.S29]*[.AG29]" office:value-type="string" office:string-value="#DIV/0 !" calcext:value-type="string">
            <text:p>#DIV/0 !</text:p>
          </table:table-cell>
          <table:table-cell table:formula="of:=[.D29]*[.AI29]" office:value-type="string" office:string-value="#DIV/0 !" calcext:value-type="string">
            <text:p>#DIV/0 !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76" table:formula="of:=[.AL29]/[.M30]" office:value-type="percentage" office:value="0.379051522490266" calcext:value-type="percentage">
            <text:p>37,91%</text:p>
          </table:table-cell>
          <table:table-cell table:style-name="ce76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80" table:formula="of:=ROUND([.AL29]/[.D29])" office:value-type="float" office:value="158262" calcext:value-type="float">
            <text:p>158 262</text:p>
          </table:table-cell>
          <table:table-cell table:style-name="ce61" table:formula="of:=[.K29]" office:value-type="float" office:value="60000" calcext:value-type="float">
            <text:p>60 000</text:p>
          </table:table-cell>
          <table:table-cell/>
          <table:table-cell table:style-name="ce80" table:formula="of:=MIN([.AQ29];[.AU29])" office:value-type="float" office:value="0" calcext:value-type="float">
            <text:p>0</text:p>
          </table:table-cell>
          <table:table-cell table:style-name="ce80" table:formula="of:=[.AQ29]-[.AS29]" office:value-type="float" office:value="60000" calcext:value-type="float">
            <text:p>60 000</text:p>
          </table:table-cell>
          <table:table-cell table:style-name="ce80" table:formula="of:=[.O30]" office:value-type="float" office:value="0" calcext:value-type="float">
            <text:p>0</text:p>
          </table:table-cell>
          <table:table-cell table:formula="of:=MAX(0;[.O30]-[.AQ29])" office:value-type="float" office:value="0" calcext:value-type="float">
            <text:p>0</text:p>
          </table:table-cell>
          <table:table-cell/>
          <table:table-cell table:style-name="ce76" table:formula="of:=[.AS29]/[.AQ29]" office:value-type="percentage" office:value="0" calcext:value-type="percentage">
            <text:p>0,00%</text:p>
          </table:table-cell>
          <table:table-cell table:style-name="ce76" table:formula="of:=[.AT29]/[.AQ29]" office:value-type="percentage" office:value="1" calcext:value-type="percentage">
            <text:p>100,00%</text:p>
          </table:table-cell>
          <table:table-cell/>
          <table:table-cell table:style-name="ce76" table:formula="of:=[.AS29]/[.AU29]" office:value-type="string" office:string-value="#DIV/0 !" calcext:value-type="string">
            <text:p>#DIV/0 !</text:p>
          </table:table-cell>
          <table:table-cell table:formula="of:=[.D29]*[.BA29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7500000" calcext:value-type="float">
            <text:p>7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68" table:formula="of:=ROUND(POWER([.D30];[.H30])*[.I30])" office:value-type="float" office:value="0" calcext:value-type="float">
            <text:p>0</text:p>
          </table:table-cell>
          <table:table-cell table:style-name="ce68" table:formula="of:=ROUND(POWER([.D30];[.F30])*[.G30])" office:value-type="float" office:value="0" calcext:value-type="float">
            <text:p>0</text:p>
          </table:table-cell>
          <table:table-cell/>
          <table:table-cell table:style-name="ce50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74" table:formula="of:=MIN(1;[.R30]/[.D30])" office:value-type="percentage" office:value="1" calcext:value-type="percentage">
            <text:p>100,00%</text:p>
          </table:table-cell>
          <table:table-cell/>
          <table:table-cell table:style-name="ce57" table:formula="of:=[.J30]" office:value-type="float" office:value="7500000" calcext:value-type="float">
            <text:p>7 500 000</text:p>
          </table:table-cell>
          <table:table-cell table:style-name="ce76" table:formula="of:=[.V30]/[.M31]" office:value-type="percentage" office:value="0.603041063719409" calcext:value-type="percentage">
            <text:p>60,30%</text:p>
          </table:table-cell>
          <table:table-cell table:style-name="ce81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0" calcext:value-type="float">
            <text:p>0</text:p>
          </table:table-cell>
          <table:table-cell table:formula="of:=[.V30]-[.Z30]" office:value-type="float" office:value="7500000" calcext:value-type="float">
            <text:p>7 500 000</text:p>
          </table:table-cell>
          <table:table-cell table:formula="of:=ROUND(([.P31]*[.T30]))" office:value-type="float" office:value="0" calcext:value-type="float">
            <text:p>0</text:p>
          </table:table-cell>
          <table:table-cell table:formula="of:=[.AB30]-[.Z30]" office:value-type="float" office:value="0" calcext:value-type="float">
            <text:p>0</text:p>
          </table:table-cell>
          <table:table-cell/>
          <table:table-cell table:style-name="ce76" table:formula="of:=[.Z30]/[.V30]" office:value-type="percentage" office:value="0" calcext:value-type="percentage">
            <text:p>0,00%</text:p>
          </table:table-cell>
          <table:table-cell table:style-name="ce76" table:formula="of:=[.AA30]/[.V30]" office:value-type="percentage" office:value="1" calcext:value-type="percentage">
            <text:p>100,00%</text:p>
          </table:table-cell>
          <table:table-cell table:style-name="ce76" table:formula="of:=[.Z30]/[.AB30]" office:value-type="string" office:string-value="#DIV/0 !" calcext:value-type="string">
            <text:p>#DIV/0 !</text:p>
          </table:table-cell>
          <table:table-cell/>
          <table:table-cell table:style-name="ce76" table:formula="of:=[.S30]*[.AG30]" office:value-type="string" office:string-value="#DIV/0 !" calcext:value-type="string">
            <text:p>#DIV/0 !</text:p>
          </table:table-cell>
          <table:table-cell table:formula="of:=[.D30]*[.AI30]" office:value-type="string" office:string-value="#DIV/0 !" calcext:value-type="string">
            <text:p>#DIV/0 !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76" table:formula="of:=[.AL30]/[.M31]" office:value-type="percentage" office:value="0.396958936280591" calcext:value-type="percentage">
            <text:p>39,70%</text:p>
          </table:table-cell>
          <table:table-cell table:style-name="ce76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80" table:formula="of:=ROUND([.AL30]/[.D30])" office:value-type="float" office:value="176320" calcext:value-type="float">
            <text:p>176 320</text:p>
          </table:table-cell>
          <table:table-cell table:style-name="ce61" table:formula="of:=[.K30]" office:value-type="float" office:value="60000" calcext:value-type="float">
            <text:p>60 000</text:p>
          </table:table-cell>
          <table:table-cell/>
          <table:table-cell table:style-name="ce80" table:formula="of:=MIN([.AQ30];[.AU30])" office:value-type="float" office:value="0" calcext:value-type="float">
            <text:p>0</text:p>
          </table:table-cell>
          <table:table-cell table:style-name="ce80" table:formula="of:=[.AQ30]-[.AS30]" office:value-type="float" office:value="60000" calcext:value-type="float">
            <text:p>60 000</text:p>
          </table:table-cell>
          <table:table-cell table:style-name="ce80" table:formula="of:=[.O31]" office:value-type="float" office:value="0" calcext:value-type="float">
            <text:p>0</text:p>
          </table:table-cell>
          <table:table-cell table:formula="of:=MAX(0;[.O31]-[.AQ30])" office:value-type="float" office:value="0" calcext:value-type="float">
            <text:p>0</text:p>
          </table:table-cell>
          <table:table-cell/>
          <table:table-cell table:style-name="ce76" table:formula="of:=[.AS30]/[.AQ30]" office:value-type="percentage" office:value="0" calcext:value-type="percentage">
            <text:p>0,00%</text:p>
          </table:table-cell>
          <table:table-cell table:style-name="ce76" table:formula="of:=[.AT30]/[.AQ30]" office:value-type="percentage" office:value="1" calcext:value-type="percentage">
            <text:p>100,00%</text:p>
          </table:table-cell>
          <table:table-cell/>
          <table:table-cell table:style-name="ce76" table:formula="of:=[.AS30]/[.AU30]" office:value-type="string" office:string-value="#DIV/0 !" calcext:value-type="string">
            <text:p>#DIV/0 !</text:p>
          </table:table-cell>
          <table:table-cell table:formula="of:=[.D30]*[.BA30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8000000" calcext:value-type="float">
            <text:p>8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68" table:formula="of:=ROUND(POWER([.D31];[.H31])*[.I31])" office:value-type="float" office:value="0" calcext:value-type="float">
            <text:p>0</text:p>
          </table:table-cell>
          <table:table-cell table:style-name="ce68" table:formula="of:=ROUND(POWER([.D31];[.F31])*[.G31])" office:value-type="float" office:value="0" calcext:value-type="float">
            <text:p>0</text:p>
          </table:table-cell>
          <table:table-cell/>
          <table:table-cell table:style-name="ce50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74" table:formula="of:=MIN(1;[.R31]/[.D31])" office:value-type="percentage" office:value="1" calcext:value-type="percentage">
            <text:p>100,00%</text:p>
          </table:table-cell>
          <table:table-cell/>
          <table:table-cell table:style-name="ce57" table:formula="of:=[.J31]" office:value-type="float" office:value="8000000" calcext:value-type="float">
            <text:p>8 000 000</text:p>
          </table:table-cell>
          <table:table-cell table:style-name="ce76" table:formula="of:=[.V31]/[.M32]" office:value-type="percentage" office:value="0.584992756692811" calcext:value-type="percentage">
            <text:p>58,50%</text:p>
          </table:table-cell>
          <table:table-cell table:style-name="ce81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0" calcext:value-type="float">
            <text:p>0</text:p>
          </table:table-cell>
          <table:table-cell table:formula="of:=[.V31]-[.Z31]" office:value-type="float" office:value="8000000" calcext:value-type="float">
            <text:p>8 000 000</text:p>
          </table:table-cell>
          <table:table-cell table:formula="of:=ROUND(([.P32]*[.T31]))" office:value-type="float" office:value="0" calcext:value-type="float">
            <text:p>0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76" table:formula="of:=[.Z31]/[.V31]" office:value-type="percentage" office:value="0" calcext:value-type="percentage">
            <text:p>0,00%</text:p>
          </table:table-cell>
          <table:table-cell table:style-name="ce76" table:formula="of:=[.AA31]/[.V31]" office:value-type="percentage" office:value="1" calcext:value-type="percentage">
            <text:p>100,00%</text:p>
          </table:table-cell>
          <table:table-cell table:style-name="ce76" table:formula="of:=[.Z31]/[.AB31]" office:value-type="string" office:string-value="#DIV/0 !" calcext:value-type="string">
            <text:p>#DIV/0 !</text:p>
          </table:table-cell>
          <table:table-cell/>
          <table:table-cell table:style-name="ce76" table:formula="of:=[.S31]*[.AG31]" office:value-type="string" office:string-value="#DIV/0 !" calcext:value-type="string">
            <text:p>#DIV/0 !</text:p>
          </table:table-cell>
          <table:table-cell table:formula="of:=[.D31]*[.AI31]" office:value-type="string" office:string-value="#DIV/0 !" calcext:value-type="string">
            <text:p>#DIV/0 !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76" table:formula="of:=[.AL31]/[.M32]" office:value-type="percentage" office:value="0.415007243307189" calcext:value-type="percentage">
            <text:p>41,50%</text:p>
          </table:table-cell>
          <table:table-cell table:style-name="ce76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80" table:formula="of:=ROUND([.AL31]/[.D31])" office:value-type="float" office:value="195703" calcext:value-type="float">
            <text:p>195 703</text:p>
          </table:table-cell>
          <table:table-cell table:style-name="ce61" table:formula="of:=[.K31]" office:value-type="float" office:value="60000" calcext:value-type="float">
            <text:p>60 000</text:p>
          </table:table-cell>
          <table:table-cell/>
          <table:table-cell table:style-name="ce80" table:formula="of:=MIN([.AQ31];[.AU31])" office:value-type="float" office:value="0" calcext:value-type="float">
            <text:p>0</text:p>
          </table:table-cell>
          <table:table-cell table:style-name="ce80" table:formula="of:=[.AQ31]-[.AS31]" office:value-type="float" office:value="60000" calcext:value-type="float">
            <text:p>60 000</text:p>
          </table:table-cell>
          <table:table-cell table:style-name="ce80" table:formula="of:=[.O32]" office:value-type="float" office:value="0" calcext:value-type="float">
            <text:p>0</text:p>
          </table:table-cell>
          <table:table-cell table:formula="of:=MAX(0;[.O32]-[.AQ31])" office:value-type="float" office:value="0" calcext:value-type="float">
            <text:p>0</text:p>
          </table:table-cell>
          <table:table-cell/>
          <table:table-cell table:style-name="ce76" table:formula="of:=[.AS31]/[.AQ31]" office:value-type="percentage" office:value="0" calcext:value-type="percentage">
            <text:p>0,00%</text:p>
          </table:table-cell>
          <table:table-cell table:style-name="ce76" table:formula="of:=[.AT31]/[.AQ31]" office:value-type="percentage" office:value="1" calcext:value-type="percentage">
            <text:p>100,00%</text:p>
          </table:table-cell>
          <table:table-cell/>
          <table:table-cell table:style-name="ce76" table:formula="of:=[.AS31]/[.AU31]" office:value-type="string" office:string-value="#DIV/0 !" calcext:value-type="string">
            <text:p>#DIV/0 !</text:p>
          </table:table-cell>
          <table:table-cell table:formula="of:=[.D31]*[.BA31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0" calcext:value-type="float">
            <text:p>30</text:p>
          </table:table-cell>
          <table:table-cell table:style-name="ce49" office:value-type="float" office:value="30" calcext:value-type="float">
            <text:p>30</text:p>
          </table:table-cell>
          <table:table-cell/>
          <table:table-cell table:style-name="ce49"/>
          <table:table-cell/>
          <table:table-cell table:style-name="ce49"/>
          <table:table-cell office:value-type="float" office:value="8500000" calcext:value-type="float">
            <text:p>8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68" table:formula="of:=ROUND(POWER([.D32];[.H32])*[.I32])" office:value-type="float" office:value="0" calcext:value-type="float">
            <text:p>0</text:p>
          </table:table-cell>
          <table:table-cell table:style-name="ce68" table:formula="of:=ROUND(POWER([.D32];[.F32])*[.G32])" office:value-type="float" office:value="0" calcext:value-type="float">
            <text:p>0</text:p>
          </table:table-cell>
          <table:table-cell/>
          <table:table-cell table:style-name="ce50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74" table:formula="of:=MIN(1;[.R32]/[.D32])" office:value-type="percentage" office:value="1" calcext:value-type="percentage">
            <text:p>100,00%</text:p>
          </table:table-cell>
          <table:table-cell/>
          <table:table-cell table:style-name="ce57" table:formula="of:=[.J32]" office:value-type="float" office:value="8500000" calcext:value-type="float">
            <text:p>8 500 000</text:p>
          </table:table-cell>
          <table:table-cell table:style-name="ce76" table:formula="of:=[.V32]/[.M33]" office:value-type="percentage" office:value="0.567030208634429" calcext:value-type="percentage">
            <text:p>56,70%</text:p>
          </table:table-cell>
          <table:table-cell table:style-name="ce81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0" calcext:value-type="float">
            <text:p>0</text:p>
          </table:table-cell>
          <table:table-cell table:formula="of:=[.V32]-[.Z32]" office:value-type="float" office:value="8500000" calcext:value-type="float">
            <text:p>8 500 000</text:p>
          </table:table-cell>
          <table:table-cell table:formula="of:=ROUND(([.P33]*[.T32]))" office:value-type="float" office:value="0" calcext:value-type="float">
            <text:p>0</text:p>
          </table:table-cell>
          <table:table-cell table:formula="of:=[.AB32]-[.Z32]" office:value-type="float" office:value="0" calcext:value-type="float">
            <text:p>0</text:p>
          </table:table-cell>
          <table:table-cell/>
          <table:table-cell table:style-name="ce76" table:formula="of:=[.Z32]/[.V32]" office:value-type="percentage" office:value="0" calcext:value-type="percentage">
            <text:p>0,00%</text:p>
          </table:table-cell>
          <table:table-cell table:style-name="ce76" table:formula="of:=[.AA32]/[.V32]" office:value-type="percentage" office:value="1" calcext:value-type="percentage">
            <text:p>100,00%</text:p>
          </table:table-cell>
          <table:table-cell table:style-name="ce76" table:formula="of:=[.Z32]/[.AB32]" office:value-type="string" office:string-value="#DIV/0 !" calcext:value-type="string">
            <text:p>#DIV/0 !</text:p>
          </table:table-cell>
          <table:table-cell/>
          <table:table-cell table:style-name="ce76" table:formula="of:=[.S32]*[.AG32]" office:value-type="string" office:string-value="#DIV/0 !" calcext:value-type="string">
            <text:p>#DIV/0 !</text:p>
          </table:table-cell>
          <table:table-cell table:formula="of:=[.D32]*[.AI32]" office:value-type="string" office:string-value="#DIV/0 !" calcext:value-type="string">
            <text:p>#DIV/0 !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76" table:formula="of:=[.AL32]/[.M33]" office:value-type="percentage" office:value="0.432969791365571" calcext:value-type="percentage">
            <text:p>43,30%</text:p>
          </table:table-cell>
          <table:table-cell table:style-name="ce76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80" table:formula="of:=ROUND([.AL32]/[.D32])" office:value-type="float" office:value="216346" calcext:value-type="float">
            <text:p>216 346</text:p>
          </table:table-cell>
          <table:table-cell table:style-name="ce61" table:formula="of:=[.K32]" office:value-type="float" office:value="60000" calcext:value-type="float">
            <text:p>60 000</text:p>
          </table:table-cell>
          <table:table-cell/>
          <table:table-cell table:style-name="ce80" table:formula="of:=MIN([.AQ32];[.AU32])" office:value-type="float" office:value="0" calcext:value-type="float">
            <text:p>0</text:p>
          </table:table-cell>
          <table:table-cell table:style-name="ce80" table:formula="of:=[.AQ32]-[.AS32]" office:value-type="float" office:value="60000" calcext:value-type="float">
            <text:p>60 000</text:p>
          </table:table-cell>
          <table:table-cell table:style-name="ce80" table:formula="of:=[.O33]" office:value-type="float" office:value="0" calcext:value-type="float">
            <text:p>0</text:p>
          </table:table-cell>
          <table:table-cell table:formula="of:=MAX(0;[.O33]-[.AQ32])" office:value-type="float" office:value="0" calcext:value-type="float">
            <text:p>0</text:p>
          </table:table-cell>
          <table:table-cell/>
          <table:table-cell table:style-name="ce76" table:formula="of:=[.AS32]/[.AQ32]" office:value-type="percentage" office:value="0" calcext:value-type="percentage">
            <text:p>0,00%</text:p>
          </table:table-cell>
          <table:table-cell table:style-name="ce76" table:formula="of:=[.AT32]/[.AQ32]" office:value-type="percentage" office:value="1" calcext:value-type="percentage">
            <text:p>100,00%</text:p>
          </table:table-cell>
          <table:table-cell/>
          <table:table-cell table:style-name="ce76" table:formula="of:=[.AS32]/[.AU32]" office:value-type="string" office:string-value="#DIV/0 !" calcext:value-type="string">
            <text:p>#DIV/0 !</text:p>
          </table:table-cell>
          <table:table-cell table:formula="of:=[.D32]*[.BA32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1" calcext:value-type="float">
            <text:p>31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9000000" calcext:value-type="float">
            <text:p>9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68" table:formula="of:=ROUND(POWER([.D33];[.H33])*[.I33])" office:value-type="float" office:value="0" calcext:value-type="float">
            <text:p>0</text:p>
          </table:table-cell>
          <table:table-cell table:style-name="ce68" table:formula="of:=ROUND(POWER([.D33];[.F33])*[.G33])" office:value-type="float" office:value="0" calcext:value-type="float">
            <text:p>0</text:p>
          </table:table-cell>
          <table:table-cell/>
          <table:table-cell table:style-name="ce50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74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57" table:formula="of:=[.J33]" office:value-type="float" office:value="9000000" calcext:value-type="float">
            <text:p>9 000 000</text:p>
          </table:table-cell>
          <table:table-cell table:style-name="ce76" table:formula="of:=[.V33]/[.M34]" office:value-type="percentage" office:value="0.54931640625" calcext:value-type="percentage">
            <text:p>54,93%</text:p>
          </table:table-cell>
          <table:table-cell table:style-name="ce81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0" calcext:value-type="float">
            <text:p>0</text:p>
          </table:table-cell>
          <table:table-cell table:formula="of:=[.V33]-[.Z33]" office:value-type="float" office:value="9000000" calcext:value-type="float">
            <text:p>9 000 000</text:p>
          </table:table-cell>
          <table:table-cell table:formula="of:=ROUND(([.P34]*[.T33]))" office:value-type="float" office:value="0" calcext:value-type="float">
            <text:p>0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76" table:formula="of:=[.Z33]/[.V33]" office:value-type="percentage" office:value="0" calcext:value-type="percentage">
            <text:p>0,00%</text:p>
          </table:table-cell>
          <table:table-cell table:style-name="ce76" table:formula="of:=[.AA33]/[.V33]" office:value-type="percentage" office:value="1" calcext:value-type="percentage">
            <text:p>100,00%</text:p>
          </table:table-cell>
          <table:table-cell table:style-name="ce76" table:formula="of:=[.Z33]/[.AB33]" office:value-type="string" office:string-value="#DIV/0 !" calcext:value-type="string">
            <text:p>#DIV/0 !</text:p>
          </table:table-cell>
          <table:table-cell/>
          <table:table-cell table:style-name="ce76" table:formula="of:=[.S33]*[.AG33]" office:value-type="string" office:string-value="#DIV/0 !" calcext:value-type="string">
            <text:p>#DIV/0 !</text:p>
          </table:table-cell>
          <table:table-cell table:formula="of:=[.D33]*[.AI33]" office:value-type="string" office:string-value="#DIV/0 !" calcext:value-type="string">
            <text:p>#DIV/0 !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76" table:formula="of:=[.AL33]/[.M34]" office:value-type="percentage" office:value="0.45068359375" calcext:value-type="percentage">
            <text:p>45,07%</text:p>
          </table:table-cell>
          <table:table-cell table:style-name="ce76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80" table:formula="of:=ROUND([.AL33]/[.D33])" office:value-type="float" office:value="238194" calcext:value-type="float">
            <text:p>238 194</text:p>
          </table:table-cell>
          <table:table-cell table:style-name="ce61" table:formula="of:=[.K33]" office:value-type="float" office:value="60000" calcext:value-type="float">
            <text:p>60 000</text:p>
          </table:table-cell>
          <table:table-cell/>
          <table:table-cell table:style-name="ce80" table:formula="of:=MIN([.AQ33];[.AU33])" office:value-type="float" office:value="0" calcext:value-type="float">
            <text:p>0</text:p>
          </table:table-cell>
          <table:table-cell table:style-name="ce80" table:formula="of:=[.AQ33]-[.AS33]" office:value-type="float" office:value="60000" calcext:value-type="float">
            <text:p>60 000</text:p>
          </table:table-cell>
          <table:table-cell table:style-name="ce80" table:formula="of:=[.O34]" office:value-type="float" office:value="0" calcext:value-type="float">
            <text:p>0</text:p>
          </table:table-cell>
          <table:table-cell table:formula="of:=MAX(0;[.O34]-[.AQ33])" office:value-type="float" office:value="0" calcext:value-type="float">
            <text:p>0</text:p>
          </table:table-cell>
          <table:table-cell/>
          <table:table-cell table:style-name="ce76" table:formula="of:=[.AS33]/[.AQ33]" office:value-type="percentage" office:value="0" calcext:value-type="percentage">
            <text:p>0,00%</text:p>
          </table:table-cell>
          <table:table-cell table:style-name="ce76" table:formula="of:=[.AT33]/[.AQ33]" office:value-type="percentage" office:value="1" calcext:value-type="percentage">
            <text:p>100,00%</text:p>
          </table:table-cell>
          <table:table-cell/>
          <table:table-cell table:style-name="ce76" table:formula="of:=[.AS33]/[.AU33]" office:value-type="string" office:string-value="#DIV/0 !" calcext:value-type="string">
            <text:p>#DIV/0 !</text:p>
          </table:table-cell>
          <table:table-cell table:formula="of:=[.D33]*[.BA33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2" calcext:value-type="float">
            <text:p>3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9500000" calcext:value-type="float">
            <text:p>9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68" table:formula="of:=ROUND(POWER([.D34];[.H34])*[.I34])" office:value-type="float" office:value="0" calcext:value-type="float">
            <text:p>0</text:p>
          </table:table-cell>
          <table:table-cell table:style-name="ce68" table:formula="of:=ROUND(POWER([.D34];[.F34])*[.G34])" office:value-type="float" office:value="0" calcext:value-type="float">
            <text:p>0</text:p>
          </table:table-cell>
          <table:table-cell/>
          <table:table-cell table:style-name="ce50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74" table:formula="of:=MIN(1;[.R34]/[.D34])" office:value-type="percentage" office:value="0.0625" calcext:value-type="percentage">
            <text:p>6,25%</text:p>
          </table:table-cell>
          <table:table-cell/>
          <table:table-cell table:style-name="ce57" table:formula="of:=[.J34]" office:value-type="float" office:value="9500000" calcext:value-type="float">
            <text:p>9 500 000</text:p>
          </table:table-cell>
          <table:table-cell table:style-name="ce76" table:formula="of:=[.V34]/[.M35]" office:value-type="percentage" office:value="0.531966869103392" calcext:value-type="percentage">
            <text:p>53,20%</text:p>
          </table:table-cell>
          <table:table-cell table:style-name="ce81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0" calcext:value-type="float">
            <text:p>0</text:p>
          </table:table-cell>
          <table:table-cell table:formula="of:=[.V34]-[.Z34]" office:value-type="float" office:value="9500000" calcext:value-type="float">
            <text:p>9 500 000</text:p>
          </table:table-cell>
          <table:table-cell table:formula="of:=ROUND(([.P35]*[.T34]))" office:value-type="float" office:value="0" calcext:value-type="float">
            <text:p>0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76" table:formula="of:=[.Z34]/[.V34]" office:value-type="percentage" office:value="0" calcext:value-type="percentage">
            <text:p>0,00%</text:p>
          </table:table-cell>
          <table:table-cell table:style-name="ce76" table:formula="of:=[.AA34]/[.V34]" office:value-type="percentage" office:value="1" calcext:value-type="percentage">
            <text:p>100,00%</text:p>
          </table:table-cell>
          <table:table-cell table:style-name="ce76" table:formula="of:=[.Z34]/[.AB34]" office:value-type="string" office:string-value="#DIV/0 !" calcext:value-type="string">
            <text:p>#DIV/0 !</text:p>
          </table:table-cell>
          <table:table-cell/>
          <table:table-cell table:style-name="ce76" table:formula="of:=[.S34]*[.AG34]" office:value-type="string" office:string-value="#DIV/0 !" calcext:value-type="string">
            <text:p>#DIV/0 !</text:p>
          </table:table-cell>
          <table:table-cell table:formula="of:=[.D34]*[.AI34]" office:value-type="string" office:string-value="#DIV/0 !" calcext:value-type="string">
            <text:p>#DIV/0 !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76" table:formula="of:=[.AL34]/[.M35]" office:value-type="percentage" office:value="0.468033130896608" calcext:value-type="percentage">
            <text:p>46,80%</text:p>
          </table:table-cell>
          <table:table-cell table:style-name="ce76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80" table:formula="of:=ROUND([.AL34]/[.D34])" office:value-type="float" office:value="261195" calcext:value-type="float">
            <text:p>261 195</text:p>
          </table:table-cell>
          <table:table-cell table:style-name="ce61" table:formula="of:=[.K34]" office:value-type="float" office:value="60000" calcext:value-type="float">
            <text:p>60 000</text:p>
          </table:table-cell>
          <table:table-cell/>
          <table:table-cell table:style-name="ce80" table:formula="of:=MIN([.AQ34];[.AU34])" office:value-type="float" office:value="0" calcext:value-type="float">
            <text:p>0</text:p>
          </table:table-cell>
          <table:table-cell table:style-name="ce80" table:formula="of:=[.AQ34]-[.AS34]" office:value-type="float" office:value="60000" calcext:value-type="float">
            <text:p>60 000</text:p>
          </table:table-cell>
          <table:table-cell table:style-name="ce80" table:formula="of:=[.O35]" office:value-type="float" office:value="0" calcext:value-type="float">
            <text:p>0</text:p>
          </table:table-cell>
          <table:table-cell table:formula="of:=MAX(0;[.O35]-[.AQ34])" office:value-type="float" office:value="0" calcext:value-type="float">
            <text:p>0</text:p>
          </table:table-cell>
          <table:table-cell/>
          <table:table-cell table:style-name="ce76" table:formula="of:=[.AS34]/[.AQ34]" office:value-type="percentage" office:value="0" calcext:value-type="percentage">
            <text:p>0,00%</text:p>
          </table:table-cell>
          <table:table-cell table:style-name="ce76" table:formula="of:=[.AT34]/[.AQ34]" office:value-type="percentage" office:value="1" calcext:value-type="percentage">
            <text:p>100,00%</text:p>
          </table:table-cell>
          <table:table-cell/>
          <table:table-cell table:style-name="ce76" table:formula="of:=[.AS34]/[.AU34]" office:value-type="string" office:string-value="#DIV/0 !" calcext:value-type="string">
            <text:p>#DIV/0 !</text:p>
          </table:table-cell>
          <table:table-cell table:formula="of:=[.D34]*[.BA34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3" calcext:value-type="float">
            <text:p>33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10000000" calcext:value-type="float">
            <text:p>10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68" table:formula="of:=ROUND(POWER([.D35];[.H35])*[.I35])" office:value-type="float" office:value="0" calcext:value-type="float">
            <text:p>0</text:p>
          </table:table-cell>
          <table:table-cell table:style-name="ce68" table:formula="of:=ROUND(POWER([.D35];[.F35])*[.G35])" office:value-type="float" office:value="0" calcext:value-type="float">
            <text:p>0</text:p>
          </table:table-cell>
          <table:table-cell/>
          <table:table-cell table:style-name="ce50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74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57" table:formula="of:=[.J35]" office:value-type="float" office:value="10000000" calcext:value-type="float">
            <text:p>10 000 000</text:p>
          </table:table-cell>
          <table:table-cell table:style-name="ce76" table:formula="of:=[.V35]/[.M36]" office:value-type="percentage" office:value="0.515061426225692" calcext:value-type="percentage">
            <text:p>51,51%</text:p>
          </table:table-cell>
          <table:table-cell table:style-name="ce81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0" calcext:value-type="float">
            <text:p>0</text:p>
          </table:table-cell>
          <table:table-cell table:formula="of:=[.V35]-[.Z35]" office:value-type="float" office:value="10000000" calcext:value-type="float">
            <text:p>10 000 000</text:p>
          </table:table-cell>
          <table:table-cell table:formula="of:=ROUND(([.P36]*[.T35]))" office:value-type="float" office:value="0" calcext:value-type="float">
            <text:p>0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76" table:formula="of:=[.Z35]/[.V35]" office:value-type="percentage" office:value="0" calcext:value-type="percentage">
            <text:p>0,00%</text:p>
          </table:table-cell>
          <table:table-cell table:style-name="ce76" table:formula="of:=[.AA35]/[.V35]" office:value-type="percentage" office:value="1" calcext:value-type="percentage">
            <text:p>100,00%</text:p>
          </table:table-cell>
          <table:table-cell table:style-name="ce76" table:formula="of:=[.Z35]/[.AB35]" office:value-type="string" office:string-value="#DIV/0 !" calcext:value-type="string">
            <text:p>#DIV/0 !</text:p>
          </table:table-cell>
          <table:table-cell/>
          <table:table-cell table:style-name="ce76" table:formula="of:=[.S35]*[.AG35]" office:value-type="string" office:string-value="#DIV/0 !" calcext:value-type="string">
            <text:p>#DIV/0 !</text:p>
          </table:table-cell>
          <table:table-cell table:formula="of:=[.D35]*[.AI35]" office:value-type="string" office:string-value="#DIV/0 !" calcext:value-type="string">
            <text:p>#DIV/0 !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76" table:formula="of:=[.AL35]/[.M36]" office:value-type="percentage" office:value="0.484938573774308" calcext:value-type="percentage">
            <text:p>48,49%</text:p>
          </table:table-cell>
          <table:table-cell table:style-name="ce76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80" table:formula="of:=ROUND([.AL35]/[.D35])" office:value-type="float" office:value="285308" calcext:value-type="float">
            <text:p>285 308</text:p>
          </table:table-cell>
          <table:table-cell table:style-name="ce61" table:formula="of:=[.K35]" office:value-type="float" office:value="60000" calcext:value-type="float">
            <text:p>60 000</text:p>
          </table:table-cell>
          <table:table-cell/>
          <table:table-cell table:style-name="ce80" table:formula="of:=MIN([.AQ35];[.AU35])" office:value-type="float" office:value="0" calcext:value-type="float">
            <text:p>0</text:p>
          </table:table-cell>
          <table:table-cell table:style-name="ce80" table:formula="of:=[.AQ35]-[.AS35]" office:value-type="float" office:value="60000" calcext:value-type="float">
            <text:p>60 000</text:p>
          </table:table-cell>
          <table:table-cell table:style-name="ce80" table:formula="of:=[.O36]" office:value-type="float" office:value="0" calcext:value-type="float">
            <text:p>0</text:p>
          </table:table-cell>
          <table:table-cell table:formula="of:=MAX(0;[.O36]-[.AQ35])" office:value-type="float" office:value="0" calcext:value-type="float">
            <text:p>0</text:p>
          </table:table-cell>
          <table:table-cell/>
          <table:table-cell table:style-name="ce76" table:formula="of:=[.AS35]/[.AQ35]" office:value-type="percentage" office:value="0" calcext:value-type="percentage">
            <text:p>0,00%</text:p>
          </table:table-cell>
          <table:table-cell table:style-name="ce76" table:formula="of:=[.AT35]/[.AQ35]" office:value-type="percentage" office:value="1" calcext:value-type="percentage">
            <text:p>100,00%</text:p>
          </table:table-cell>
          <table:table-cell/>
          <table:table-cell table:style-name="ce76" table:formula="of:=[.AS35]/[.AU35]" office:value-type="string" office:string-value="#DIV/0 !" calcext:value-type="string">
            <text:p>#DIV/0 !</text:p>
          </table:table-cell>
          <table:table-cell table:formula="of:=[.D35]*[.BA35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4" calcext:value-type="float">
            <text:p>34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10500000" calcext:value-type="float">
            <text:p>10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68" table:formula="of:=ROUND(POWER([.D36];[.H36])*[.I36])" office:value-type="float" office:value="0" calcext:value-type="float">
            <text:p>0</text:p>
          </table:table-cell>
          <table:table-cell table:style-name="ce68" table:formula="of:=ROUND(POWER([.D36];[.F36])*[.G36])" office:value-type="float" office:value="0" calcext:value-type="float">
            <text:p>0</text:p>
          </table:table-cell>
          <table:table-cell/>
          <table:table-cell table:style-name="ce50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74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57" table:formula="of:=[.J36]" office:value-type="float" office:value="10500000" calcext:value-type="float">
            <text:p>10 500 000</text:p>
          </table:table-cell>
          <table:table-cell table:style-name="ce76" table:formula="of:=[.V36]/[.M37]" office:value-type="percentage" office:value="0.498653398370401" calcext:value-type="percentage">
            <text:p>49,87%</text:p>
          </table:table-cell>
          <table:table-cell table:style-name="ce81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0" calcext:value-type="float">
            <text:p>0</text:p>
          </table:table-cell>
          <table:table-cell table:formula="of:=[.V36]-[.Z36]" office:value-type="float" office:value="10500000" calcext:value-type="float">
            <text:p>10 500 000</text:p>
          </table:table-cell>
          <table:table-cell table:formula="of:=ROUND(([.P37]*[.T36]))" office:value-type="float" office:value="0" calcext:value-type="float">
            <text:p>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76" table:formula="of:=[.Z36]/[.V36]" office:value-type="percentage" office:value="0" calcext:value-type="percentage">
            <text:p>0,00%</text:p>
          </table:table-cell>
          <table:table-cell table:style-name="ce76" table:formula="of:=[.AA36]/[.V36]" office:value-type="percentage" office:value="1" calcext:value-type="percentage">
            <text:p>100,00%</text:p>
          </table:table-cell>
          <table:table-cell table:style-name="ce76" table:formula="of:=[.Z36]/[.AB36]" office:value-type="string" office:string-value="#DIV/0 !" calcext:value-type="string">
            <text:p>#DIV/0 !</text:p>
          </table:table-cell>
          <table:table-cell/>
          <table:table-cell table:style-name="ce76" table:formula="of:=[.S36]*[.AG36]" office:value-type="string" office:string-value="#DIV/0 !" calcext:value-type="string">
            <text:p>#DIV/0 !</text:p>
          </table:table-cell>
          <table:table-cell table:formula="of:=[.D36]*[.AI36]" office:value-type="string" office:string-value="#DIV/0 !" calcext:value-type="string">
            <text:p>#DIV/0 !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76" table:formula="of:=[.AL36]/[.M37]" office:value-type="percentage" office:value="0.501346601629599" calcext:value-type="percentage">
            <text:p>50,13%</text:p>
          </table:table-cell>
          <table:table-cell table:style-name="ce76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80" table:formula="of:=ROUND([.AL36]/[.D36])" office:value-type="float" office:value="310491" calcext:value-type="float">
            <text:p>310 491</text:p>
          </table:table-cell>
          <table:table-cell table:style-name="ce61" table:formula="of:=[.K36]" office:value-type="float" office:value="60000" calcext:value-type="float">
            <text:p>60 000</text:p>
          </table:table-cell>
          <table:table-cell/>
          <table:table-cell table:style-name="ce80" table:formula="of:=MIN([.AQ36];[.AU36])" office:value-type="float" office:value="0" calcext:value-type="float">
            <text:p>0</text:p>
          </table:table-cell>
          <table:table-cell table:style-name="ce80" table:formula="of:=[.AQ36]-[.AS36]" office:value-type="float" office:value="60000" calcext:value-type="float">
            <text:p>60 000</text:p>
          </table:table-cell>
          <table:table-cell table:style-name="ce80" table:formula="of:=[.O37]" office:value-type="float" office:value="0" calcext:value-type="float">
            <text:p>0</text:p>
          </table:table-cell>
          <table:table-cell table:formula="of:=MAX(0;[.O37]-[.AQ36])" office:value-type="float" office:value="0" calcext:value-type="float">
            <text:p>0</text:p>
          </table:table-cell>
          <table:table-cell/>
          <table:table-cell table:style-name="ce76" table:formula="of:=[.AS36]/[.AQ36]" office:value-type="percentage" office:value="0" calcext:value-type="percentage">
            <text:p>0,00%</text:p>
          </table:table-cell>
          <table:table-cell table:style-name="ce76" table:formula="of:=[.AT36]/[.AQ36]" office:value-type="percentage" office:value="1" calcext:value-type="percentage">
            <text:p>100,00%</text:p>
          </table:table-cell>
          <table:table-cell/>
          <table:table-cell table:style-name="ce76" table:formula="of:=[.AS36]/[.AU36]" office:value-type="string" office:string-value="#DIV/0 !" calcext:value-type="string">
            <text:p>#DIV/0 !</text:p>
          </table:table-cell>
          <table:table-cell table:formula="of:=[.D36]*[.BA36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5" calcext:value-type="float">
            <text:p>35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11000000" calcext:value-type="float">
            <text:p>11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68" table:formula="of:=ROUND(POWER([.D37];[.H37])*[.I37])" office:value-type="float" office:value="0" calcext:value-type="float">
            <text:p>0</text:p>
          </table:table-cell>
          <table:table-cell table:style-name="ce68" table:formula="of:=ROUND(POWER([.D37];[.F37])*[.G37])" office:value-type="float" office:value="0" calcext:value-type="float">
            <text:p>0</text:p>
          </table:table-cell>
          <table:table-cell/>
          <table:table-cell table:style-name="ce50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74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57" table:formula="of:=[.J37]" office:value-type="float" office:value="11000000" calcext:value-type="float">
            <text:p>11 000 000</text:p>
          </table:table-cell>
          <table:table-cell table:style-name="ce76" table:formula="of:=[.V37]/[.M38]" office:value-type="percentage" office:value="0.482776021814103" calcext:value-type="percentage">
            <text:p>48,28%</text:p>
          </table:table-cell>
          <table:table-cell table:style-name="ce81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0" calcext:value-type="float">
            <text:p>0</text:p>
          </table:table-cell>
          <table:table-cell table:formula="of:=[.V37]-[.Z37]" office:value-type="float" office:value="11000000" calcext:value-type="float">
            <text:p>11 000 000</text:p>
          </table:table-cell>
          <table:table-cell table:formula="of:=ROUND(([.P38]*[.T37]))" office:value-type="float" office:value="0" calcext:value-type="float">
            <text:p>0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76" table:formula="of:=[.Z37]/[.V37]" office:value-type="percentage" office:value="0" calcext:value-type="percentage">
            <text:p>0,00%</text:p>
          </table:table-cell>
          <table:table-cell table:style-name="ce76" table:formula="of:=[.AA37]/[.V37]" office:value-type="percentage" office:value="1" calcext:value-type="percentage">
            <text:p>100,00%</text:p>
          </table:table-cell>
          <table:table-cell table:style-name="ce76" table:formula="of:=[.Z37]/[.AB37]" office:value-type="string" office:string-value="#DIV/0 !" calcext:value-type="string">
            <text:p>#DIV/0 !</text:p>
          </table:table-cell>
          <table:table-cell/>
          <table:table-cell table:style-name="ce76" table:formula="of:=[.S37]*[.AG37]" office:value-type="string" office:string-value="#DIV/0 !" calcext:value-type="string">
            <text:p>#DIV/0 !</text:p>
          </table:table-cell>
          <table:table-cell table:formula="of:=[.D37]*[.AI37]" office:value-type="string" office:string-value="#DIV/0 !" calcext:value-type="string">
            <text:p>#DIV/0 !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76" table:formula="of:=[.AL37]/[.M38]" office:value-type="percentage" office:value="0.517223978185897" calcext:value-type="percentage">
            <text:p>51,72%</text:p>
          </table:table-cell>
          <table:table-cell table:style-name="ce76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80" table:formula="of:=ROUND([.AL37]/[.D37])" office:value-type="float" office:value="336711" calcext:value-type="float">
            <text:p>336 711</text:p>
          </table:table-cell>
          <table:table-cell table:style-name="ce61" table:formula="of:=[.K37]" office:value-type="float" office:value="60000" calcext:value-type="float">
            <text:p>60 000</text:p>
          </table:table-cell>
          <table:table-cell/>
          <table:table-cell table:style-name="ce80" table:formula="of:=MIN([.AQ37];[.AU37])" office:value-type="float" office:value="0" calcext:value-type="float">
            <text:p>0</text:p>
          </table:table-cell>
          <table:table-cell table:style-name="ce80" table:formula="of:=[.AQ37]-[.AS37]" office:value-type="float" office:value="60000" calcext:value-type="float">
            <text:p>60 000</text:p>
          </table:table-cell>
          <table:table-cell table:style-name="ce80" table:formula="of:=[.O38]" office:value-type="float" office:value="0" calcext:value-type="float">
            <text:p>0</text:p>
          </table:table-cell>
          <table:table-cell table:formula="of:=MAX(0;[.O38]-[.AQ37])" office:value-type="float" office:value="0" calcext:value-type="float">
            <text:p>0</text:p>
          </table:table-cell>
          <table:table-cell/>
          <table:table-cell table:style-name="ce76" table:formula="of:=[.AS37]/[.AQ37]" office:value-type="percentage" office:value="0" calcext:value-type="percentage">
            <text:p>0,00%</text:p>
          </table:table-cell>
          <table:table-cell table:style-name="ce76" table:formula="of:=[.AT37]/[.AQ37]" office:value-type="percentage" office:value="1" calcext:value-type="percentage">
            <text:p>100,00%</text:p>
          </table:table-cell>
          <table:table-cell/>
          <table:table-cell table:style-name="ce76" table:formula="of:=[.AS37]/[.AU37]" office:value-type="string" office:string-value="#DIV/0 !" calcext:value-type="string">
            <text:p>#DIV/0 !</text:p>
          </table:table-cell>
          <table:table-cell table:formula="of:=[.D37]*[.BA37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6" calcext:value-type="float">
            <text:p>36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11500000" calcext:value-type="float">
            <text:p>11 5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68" table:formula="of:=ROUND(POWER([.D38];[.H38])*[.I38])" office:value-type="float" office:value="0" calcext:value-type="float">
            <text:p>0</text:p>
          </table:table-cell>
          <table:table-cell table:style-name="ce68" table:formula="of:=ROUND(POWER([.D38];[.F38])*[.G38])" office:value-type="float" office:value="0" calcext:value-type="float">
            <text:p>0</text:p>
          </table:table-cell>
          <table:table-cell/>
          <table:table-cell table:style-name="ce50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74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57" table:formula="of:=[.J38]" office:value-type="float" office:value="11500000" calcext:value-type="float">
            <text:p>11 500 000</text:p>
          </table:table-cell>
          <table:table-cell table:style-name="ce76" table:formula="of:=[.V38]/[.M39]" office:value-type="percentage" office:value="0.467447675533106" calcext:value-type="percentage">
            <text:p>46,74%</text:p>
          </table:table-cell>
          <table:table-cell table:style-name="ce81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0" calcext:value-type="float">
            <text:p>0</text:p>
          </table:table-cell>
          <table:table-cell table:formula="of:=[.V38]-[.Z38]" office:value-type="float" office:value="11500000" calcext:value-type="float">
            <text:p>11 500 000</text:p>
          </table:table-cell>
          <table:table-cell table:formula="of:=ROUND(([.P39]*[.T38]))" office:value-type="float" office:value="0" calcext:value-type="float">
            <text:p>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76" table:formula="of:=[.Z38]/[.V38]" office:value-type="percentage" office:value="0" calcext:value-type="percentage">
            <text:p>0,00%</text:p>
          </table:table-cell>
          <table:table-cell table:style-name="ce76" table:formula="of:=[.AA38]/[.V38]" office:value-type="percentage" office:value="1" calcext:value-type="percentage">
            <text:p>100,00%</text:p>
          </table:table-cell>
          <table:table-cell table:style-name="ce76" table:formula="of:=[.Z38]/[.AB38]" office:value-type="string" office:string-value="#DIV/0 !" calcext:value-type="string">
            <text:p>#DIV/0 !</text:p>
          </table:table-cell>
          <table:table-cell/>
          <table:table-cell table:style-name="ce76" table:formula="of:=[.S38]*[.AG38]" office:value-type="string" office:string-value="#DIV/0 !" calcext:value-type="string">
            <text:p>#DIV/0 !</text:p>
          </table:table-cell>
          <table:table-cell table:formula="of:=[.D38]*[.AI38]" office:value-type="string" office:string-value="#DIV/0 !" calcext:value-type="string">
            <text:p>#DIV/0 !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76" table:formula="of:=[.AL38]/[.M39]" office:value-type="percentage" office:value="0.532552324466894" calcext:value-type="percentage">
            <text:p>53,26%</text:p>
          </table:table-cell>
          <table:table-cell table:style-name="ce76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80" table:formula="of:=ROUND([.AL38]/[.D38])" office:value-type="float" office:value="363936" calcext:value-type="float">
            <text:p>363 936</text:p>
          </table:table-cell>
          <table:table-cell table:style-name="ce61" table:formula="of:=[.K38]" office:value-type="float" office:value="60000" calcext:value-type="float">
            <text:p>60 000</text:p>
          </table:table-cell>
          <table:table-cell/>
          <table:table-cell table:style-name="ce80" table:formula="of:=MIN([.AQ38];[.AU38])" office:value-type="float" office:value="0" calcext:value-type="float">
            <text:p>0</text:p>
          </table:table-cell>
          <table:table-cell table:style-name="ce80" table:formula="of:=[.AQ38]-[.AS38]" office:value-type="float" office:value="60000" calcext:value-type="float">
            <text:p>60 000</text:p>
          </table:table-cell>
          <table:table-cell table:style-name="ce80" table:formula="of:=[.O39]" office:value-type="float" office:value="0" calcext:value-type="float">
            <text:p>0</text:p>
          </table:table-cell>
          <table:table-cell table:formula="of:=MAX(0;[.O39]-[.AQ38])" office:value-type="float" office:value="0" calcext:value-type="float">
            <text:p>0</text:p>
          </table:table-cell>
          <table:table-cell/>
          <table:table-cell table:style-name="ce76" table:formula="of:=[.AS38]/[.AQ38]" office:value-type="percentage" office:value="0" calcext:value-type="percentage">
            <text:p>0,00%</text:p>
          </table:table-cell>
          <table:table-cell table:style-name="ce76" table:formula="of:=[.AT38]/[.AQ38]" office:value-type="percentage" office:value="1" calcext:value-type="percentage">
            <text:p>100,00%</text:p>
          </table:table-cell>
          <table:table-cell/>
          <table:table-cell table:style-name="ce76" table:formula="of:=[.AS38]/[.AU38]" office:value-type="string" office:string-value="#DIV/0 !" calcext:value-type="string">
            <text:p>#DIV/0 !</text:p>
          </table:table-cell>
          <table:table-cell table:formula="of:=[.D38]*[.BA38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7" calcext:value-type="float">
            <text:p>37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12000000" calcext:value-type="float">
            <text:p>12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68" table:formula="of:=ROUND(POWER([.D39];[.H39])*[.I39])" office:value-type="float" office:value="0" calcext:value-type="float">
            <text:p>0</text:p>
          </table:table-cell>
          <table:table-cell table:style-name="ce68" table:formula="of:=ROUND(POWER([.D39];[.F39])*[.G39])" office:value-type="float" office:value="0" calcext:value-type="float">
            <text:p>0</text:p>
          </table:table-cell>
          <table:table-cell/>
          <table:table-cell table:style-name="ce50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74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57" table:formula="of:=[.J39]" office:value-type="float" office:value="12000000" calcext:value-type="float">
            <text:p>12 000 000</text:p>
          </table:table-cell>
          <table:table-cell table:style-name="ce76" table:formula="of:=[.V39]/[.M40]" office:value-type="percentage" office:value="0.452675698150412" calcext:value-type="percentage">
            <text:p>45,27%</text:p>
          </table:table-cell>
          <table:table-cell table:style-name="ce81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0" calcext:value-type="float">
            <text:p>0</text:p>
          </table:table-cell>
          <table:table-cell table:formula="of:=[.V39]-[.Z39]" office:value-type="float" office:value="12000000" calcext:value-type="float">
            <text:p>12 000 000</text:p>
          </table:table-cell>
          <table:table-cell table:formula="of:=ROUND(([.P40]*[.T39]))" office:value-type="float" office:value="0" calcext:value-type="float">
            <text:p>0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76" table:formula="of:=[.Z39]/[.V39]" office:value-type="percentage" office:value="0" calcext:value-type="percentage">
            <text:p>0,00%</text:p>
          </table:table-cell>
          <table:table-cell table:style-name="ce76" table:formula="of:=[.AA39]/[.V39]" office:value-type="percentage" office:value="1" calcext:value-type="percentage">
            <text:p>100,00%</text:p>
          </table:table-cell>
          <table:table-cell table:style-name="ce76" table:formula="of:=[.Z39]/[.AB39]" office:value-type="string" office:string-value="#DIV/0 !" calcext:value-type="string">
            <text:p>#DIV/0 !</text:p>
          </table:table-cell>
          <table:table-cell/>
          <table:table-cell table:style-name="ce76" table:formula="of:=[.S39]*[.AG39]" office:value-type="string" office:string-value="#DIV/0 !" calcext:value-type="string">
            <text:p>#DIV/0 !</text:p>
          </table:table-cell>
          <table:table-cell table:formula="of:=[.D39]*[.AI39]" office:value-type="string" office:string-value="#DIV/0 !" calcext:value-type="string">
            <text:p>#DIV/0 !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76" table:formula="of:=[.AL39]/[.M40]" office:value-type="percentage" office:value="0.547324301849588" calcext:value-type="percentage">
            <text:p>54,73%</text:p>
          </table:table-cell>
          <table:table-cell table:style-name="ce76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80" table:formula="of:=ROUND([.AL39]/[.D39])" office:value-type="float" office:value="392136" calcext:value-type="float">
            <text:p>392 136</text:p>
          </table:table-cell>
          <table:table-cell table:style-name="ce61" table:formula="of:=[.K39]" office:value-type="float" office:value="60000" calcext:value-type="float">
            <text:p>60 000</text:p>
          </table:table-cell>
          <table:table-cell/>
          <table:table-cell table:style-name="ce80" table:formula="of:=MIN([.AQ39];[.AU39])" office:value-type="float" office:value="0" calcext:value-type="float">
            <text:p>0</text:p>
          </table:table-cell>
          <table:table-cell table:style-name="ce80" table:formula="of:=[.AQ39]-[.AS39]" office:value-type="float" office:value="60000" calcext:value-type="float">
            <text:p>60 000</text:p>
          </table:table-cell>
          <table:table-cell table:style-name="ce80" table:formula="of:=[.O40]" office:value-type="float" office:value="0" calcext:value-type="float">
            <text:p>0</text:p>
          </table:table-cell>
          <table:table-cell table:formula="of:=MAX(0;[.O40]-[.AQ39])" office:value-type="float" office:value="0" calcext:value-type="float">
            <text:p>0</text:p>
          </table:table-cell>
          <table:table-cell/>
          <table:table-cell table:style-name="ce76" table:formula="of:=[.AS39]/[.AQ39]" office:value-type="percentage" office:value="0" calcext:value-type="percentage">
            <text:p>0,00%</text:p>
          </table:table-cell>
          <table:table-cell table:style-name="ce76" table:formula="of:=[.AT39]/[.AQ39]" office:value-type="percentage" office:value="1" calcext:value-type="percentage">
            <text:p>100,00%</text:p>
          </table:table-cell>
          <table:table-cell/>
          <table:table-cell table:style-name="ce76" table:formula="of:=[.AS39]/[.AU39]" office:value-type="string" office:string-value="#DIV/0 !" calcext:value-type="string">
            <text:p>#DIV/0 !</text:p>
          </table:table-cell>
          <table:table-cell table:formula="of:=[.D39]*[.BA39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8" calcext:value-type="float">
            <text:p>38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20000000" calcext:value-type="float">
            <text:p>20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68" table:formula="of:=ROUND(POWER([.D40];[.H40])*[.I40])" office:value-type="float" office:value="0" calcext:value-type="float">
            <text:p>0</text:p>
          </table:table-cell>
          <table:table-cell table:style-name="ce68" table:formula="of:=ROUND(POWER([.D40];[.F40])*[.G40])" office:value-type="float" office:value="0" calcext:value-type="float">
            <text:p>0</text:p>
          </table:table-cell>
          <table:table-cell/>
          <table:table-cell table:style-name="ce50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74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57" table:formula="of:=[.J40]" office:value-type="float" office:value="20000000" calcext:value-type="float">
            <text:p>20 000 000</text:p>
          </table:table-cell>
          <table:table-cell table:style-name="ce76" table:formula="of:=[.V40]/[.M41]" office:value-type="percentage" office:value="0.70153459640662" calcext:value-type="percentage">
            <text:p>70,15%</text:p>
          </table:table-cell>
          <table:table-cell table:style-name="ce81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0" calcext:value-type="float">
            <text:p>0</text:p>
          </table:table-cell>
          <table:table-cell table:formula="of:=[.V40]-[.Z40]" office:value-type="float" office:value="20000000" calcext:value-type="float">
            <text:p>20 000 000</text:p>
          </table:table-cell>
          <table:table-cell table:formula="of:=ROUND(([.P41]*[.T40]))" office:value-type="float" office:value="0" calcext:value-type="float">
            <text:p>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76" table:formula="of:=[.Z40]/[.V40]" office:value-type="percentage" office:value="0" calcext:value-type="percentage">
            <text:p>0,00%</text:p>
          </table:table-cell>
          <table:table-cell table:style-name="ce76" table:formula="of:=[.AA40]/[.V40]" office:value-type="percentage" office:value="1" calcext:value-type="percentage">
            <text:p>100,00%</text:p>
          </table:table-cell>
          <table:table-cell table:style-name="ce76" table:formula="of:=[.Z40]/[.AB40]" office:value-type="string" office:string-value="#DIV/0 !" calcext:value-type="string">
            <text:p>#DIV/0 !</text:p>
          </table:table-cell>
          <table:table-cell/>
          <table:table-cell table:style-name="ce76" table:formula="of:=[.S40]*[.AG40]" office:value-type="string" office:string-value="#DIV/0 !" calcext:value-type="string">
            <text:p>#DIV/0 !</text:p>
          </table:table-cell>
          <table:table-cell table:formula="of:=[.D40]*[.AI40]" office:value-type="string" office:string-value="#DIV/0 !" calcext:value-type="string">
            <text:p>#DIV/0 !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76" table:formula="of:=[.AL40]/[.M41]" office:value-type="percentage" office:value="0.298465403593379" calcext:value-type="percentage">
            <text:p>29,85%</text:p>
          </table:table-cell>
          <table:table-cell table:style-name="ce76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80" table:formula="of:=ROUND([.AL40]/[.D40])" office:value-type="float" office:value="223919" calcext:value-type="float">
            <text:p>223 919</text:p>
          </table:table-cell>
          <table:table-cell table:style-name="ce61" table:formula="of:=[.K40]" office:value-type="float" office:value="60000" calcext:value-type="float">
            <text:p>60 000</text:p>
          </table:table-cell>
          <table:table-cell/>
          <table:table-cell table:style-name="ce80" table:formula="of:=MIN([.AQ40];[.AU40])" office:value-type="float" office:value="0" calcext:value-type="float">
            <text:p>0</text:p>
          </table:table-cell>
          <table:table-cell table:style-name="ce80" table:formula="of:=[.AQ40]-[.AS40]" office:value-type="float" office:value="60000" calcext:value-type="float">
            <text:p>60 000</text:p>
          </table:table-cell>
          <table:table-cell table:style-name="ce80" table:formula="of:=[.O41]" office:value-type="float" office:value="0" calcext:value-type="float">
            <text:p>0</text:p>
          </table:table-cell>
          <table:table-cell table:formula="of:=MAX(0;[.O41]-[.AQ40])" office:value-type="float" office:value="0" calcext:value-type="float">
            <text:p>0</text:p>
          </table:table-cell>
          <table:table-cell/>
          <table:table-cell table:style-name="ce76" table:formula="of:=[.AS40]/[.AQ40]" office:value-type="percentage" office:value="0" calcext:value-type="percentage">
            <text:p>0,00%</text:p>
          </table:table-cell>
          <table:table-cell table:style-name="ce76" table:formula="of:=[.AT40]/[.AQ40]" office:value-type="percentage" office:value="1" calcext:value-type="percentage">
            <text:p>100,00%</text:p>
          </table:table-cell>
          <table:table-cell/>
          <table:table-cell table:style-name="ce76" table:formula="of:=[.AS40]/[.AU40]" office:value-type="string" office:string-value="#DIV/0 !" calcext:value-type="string">
            <text:p>#DIV/0 !</text:p>
          </table:table-cell>
          <table:table-cell table:formula="of:=[.D40]*[.BA40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39" calcext:value-type="float">
            <text:p>39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25000000" calcext:value-type="float">
            <text:p>25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68" table:formula="of:=ROUND(POWER([.D41];[.H41])*[.I41])" office:value-type="float" office:value="0" calcext:value-type="float">
            <text:p>0</text:p>
          </table:table-cell>
          <table:table-cell table:style-name="ce68" table:formula="of:=ROUND(POWER([.D41];[.F41])*[.G41])" office:value-type="float" office:value="0" calcext:value-type="float">
            <text:p>0</text:p>
          </table:table-cell>
          <table:table-cell/>
          <table:table-cell table:style-name="ce50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74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57" table:formula="of:=[.J41]" office:value-type="float" office:value="25000000" calcext:value-type="float">
            <text:p>25 000 000</text:p>
          </table:table-cell>
          <table:table-cell table:style-name="ce76" table:formula="of:=[.V41]/[.M42]" office:value-type="percentage" office:value="0.816905900282584" calcext:value-type="percentage">
            <text:p>81,69%</text:p>
          </table:table-cell>
          <table:table-cell table:style-name="ce81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76" table:formula="of:=[.Z41]/[.V41]" office:value-type="percentage" office:value="0" calcext:value-type="percentage">
            <text:p>0,00%</text:p>
          </table:table-cell>
          <table:table-cell table:style-name="ce76" table:formula="of:=[.AA41]/[.V41]" office:value-type="percentage" office:value="1" calcext:value-type="percentage">
            <text:p>100,00%</text:p>
          </table:table-cell>
          <table:table-cell table:style-name="ce76" table:formula="of:=[.Z41]/[.AB41]" office:value-type="string" office:string-value="#DIV/0 !" calcext:value-type="string">
            <text:p>#DIV/0 !</text:p>
          </table:table-cell>
          <table:table-cell/>
          <table:table-cell table:style-name="ce76" table:formula="of:=[.S41]*[.AG41]" office:value-type="string" office:string-value="#DIV/0 !" calcext:value-type="string">
            <text:p>#DIV/0 !</text:p>
          </table:table-cell>
          <table:table-cell table:formula="of:=[.D41]*[.AI41]" office:value-type="string" office:string-value="#DIV/0 !" calcext:value-type="string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76" table:formula="of:=[.AL41]/[.M42]" office:value-type="percentage" office:value="0.183094099717416" calcext:value-type="percentage">
            <text:p>18,31%</text:p>
          </table:table-cell>
          <table:table-cell table:style-name="ce76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80" table:formula="of:=ROUND([.AL41]/[.D41])" office:value-type="float" office:value="143674" calcext:value-type="float">
            <text:p>143 674</text:p>
          </table:table-cell>
          <table:table-cell table:style-name="ce61" table:formula="of:=[.K41]" office:value-type="float" office:value="60000" calcext:value-type="float">
            <text:p>60 000</text:p>
          </table:table-cell>
          <table:table-cell/>
          <table:table-cell table:style-name="ce80" table:formula="of:=MIN([.AQ41];[.AU41])" office:value-type="float" office:value="0" calcext:value-type="float">
            <text:p>0</text:p>
          </table:table-cell>
          <table:table-cell table:style-name="ce80" table:formula="of:=[.AQ41]-[.AS41]" office:value-type="float" office:value="60000" calcext:value-type="float">
            <text:p>60 000</text:p>
          </table:table-cell>
          <table:table-cell table:style-name="ce80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76" table:formula="of:=[.AS41]/[.AQ41]" office:value-type="percentage" office:value="0" calcext:value-type="percentage">
            <text:p>0,00%</text:p>
          </table:table-cell>
          <table:table-cell table:style-name="ce76" table:formula="of:=[.AT41]/[.AQ41]" office:value-type="percentage" office:value="1" calcext:value-type="percentage">
            <text:p>100,00%</text:p>
          </table:table-cell>
          <table:table-cell/>
          <table:table-cell table:style-name="ce76" table:formula="of:=[.AS41]/[.AU41]" office:value-type="string" office:string-value="#DIV/0 !" calcext:value-type="string">
            <text:p>#DIV/0 !</text:p>
          </table:table-cell>
          <table:table-cell table:formula="of:=[.D41]*[.BA41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0" calcext:value-type="float">
            <text:p>40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30000000" calcext:value-type="float">
            <text:p>30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68" table:formula="of:=ROUND(POWER([.D42];[.H42])*[.I42])" office:value-type="float" office:value="0" calcext:value-type="float">
            <text:p>0</text:p>
          </table:table-cell>
          <table:table-cell table:style-name="ce68" table:formula="of:=ROUND(POWER([.D42];[.F42])*[.G42])" office:value-type="float" office:value="0" calcext:value-type="float">
            <text:p>0</text:p>
          </table:table-cell>
          <table:table-cell/>
          <table:table-cell table:style-name="ce50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74" table:formula="of:=MIN(1;[.R42]/[.D42])" office:value-type="percentage" office:value="1" calcext:value-type="percentage">
            <text:p>100,00%</text:p>
          </table:table-cell>
          <table:table-cell/>
          <table:table-cell table:style-name="ce57" table:formula="of:=[.J42]" office:value-type="float" office:value="30000000" calcext:value-type="float">
            <text:p>30 000 000</text:p>
          </table:table-cell>
          <table:table-cell table:style-name="ce76" table:formula="of:=[.V42]/[.M43]" office:value-type="percentage" office:value="0.91480062332075" calcext:value-type="percentage">
            <text:p>91,48%</text:p>
          </table:table-cell>
          <table:table-cell table:style-name="ce81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76" table:formula="of:=[.Z42]/[.V42]" office:value-type="percentage" office:value="0" calcext:value-type="percentage">
            <text:p>0,00%</text:p>
          </table:table-cell>
          <table:table-cell table:style-name="ce76" table:formula="of:=[.AA42]/[.V42]" office:value-type="percentage" office:value="1" calcext:value-type="percentage">
            <text:p>100,00%</text:p>
          </table:table-cell>
          <table:table-cell table:style-name="ce76" table:formula="of:=[.Z42]/[.AB42]" office:value-type="string" office:string-value="#DIV/0 !" calcext:value-type="string">
            <text:p>#DIV/0 !</text:p>
          </table:table-cell>
          <table:table-cell/>
          <table:table-cell table:style-name="ce76" table:formula="of:=[.S42]*[.AG42]" office:value-type="string" office:string-value="#DIV/0 !" calcext:value-type="string">
            <text:p>#DIV/0 !</text:p>
          </table:table-cell>
          <table:table-cell table:formula="of:=[.D42]*[.AI42]" office:value-type="string" office:string-value="#DIV/0 !" calcext:value-type="string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76" table:formula="of:=[.AL42]/[.M43]" office:value-type="percentage" office:value="0.08519937667925" calcext:value-type="percentage">
            <text:p>8,52%</text:p>
          </table:table-cell>
          <table:table-cell table:style-name="ce76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80" table:formula="of:=ROUND([.AL42]/[.D42])" office:value-type="float" office:value="69851" calcext:value-type="float">
            <text:p>69 851</text:p>
          </table:table-cell>
          <table:table-cell table:style-name="ce61" table:formula="of:=[.K42]" office:value-type="float" office:value="60000" calcext:value-type="float">
            <text:p>60 000</text:p>
          </table:table-cell>
          <table:table-cell/>
          <table:table-cell table:style-name="ce80" table:formula="of:=MIN([.AQ42];[.AU42])" office:value-type="float" office:value="0" calcext:value-type="float">
            <text:p>0</text:p>
          </table:table-cell>
          <table:table-cell table:style-name="ce80" table:formula="of:=[.AQ42]-[.AS42]" office:value-type="float" office:value="60000" calcext:value-type="float">
            <text:p>60 000</text:p>
          </table:table-cell>
          <table:table-cell table:style-name="ce80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76" table:formula="of:=[.AS42]/[.AQ42]" office:value-type="percentage" office:value="0" calcext:value-type="percentage">
            <text:p>0,00%</text:p>
          </table:table-cell>
          <table:table-cell table:style-name="ce76" table:formula="of:=[.AT42]/[.AQ42]" office:value-type="percentage" office:value="1" calcext:value-type="percentage">
            <text:p>100,00%</text:p>
          </table:table-cell>
          <table:table-cell/>
          <table:table-cell table:style-name="ce76" table:formula="of:=[.AS42]/[.AU42]" office:value-type="string" office:string-value="#DIV/0 !" calcext:value-type="string">
            <text:p>#DIV/0 !</text:p>
          </table:table-cell>
          <table:table-cell table:formula="of:=[.D42]*[.BA42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1" calcext:value-type="float">
            <text:p>41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31000000" calcext:value-type="float">
            <text:p>31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68" table:formula="of:=ROUND(POWER([.D43];[.H43])*[.I43])" office:value-type="float" office:value="0" calcext:value-type="float">
            <text:p>0</text:p>
          </table:table-cell>
          <table:table-cell table:style-name="ce68" table:formula="of:=ROUND(POWER([.D43];[.F43])*[.G43])" office:value-type="float" office:value="0" calcext:value-type="float">
            <text:p>0</text:p>
          </table:table-cell>
          <table:table-cell/>
          <table:table-cell table:style-name="ce50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74" table:formula="of:=MIN(1;[.R43]/[.D43])" office:value-type="percentage" office:value="1" calcext:value-type="percentage">
            <text:p>100,00%</text:p>
          </table:table-cell>
          <table:table-cell/>
          <table:table-cell table:style-name="ce57" table:formula="of:=[.J43]" office:value-type="float" office:value="31000000" calcext:value-type="float">
            <text:p>31 000 000</text:p>
          </table:table-cell>
          <table:table-cell table:style-name="ce76" table:formula="of:=[.V43]/[.M44]" office:value-type="percentage" office:value="0.88361622734408" calcext:value-type="percentage">
            <text:p>88,36%</text:p>
          </table:table-cell>
          <table:table-cell table:style-name="ce81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76" table:formula="of:=[.Z43]/[.V43]" office:value-type="percentage" office:value="0" calcext:value-type="percentage">
            <text:p>0,00%</text:p>
          </table:table-cell>
          <table:table-cell table:style-name="ce76" table:formula="of:=[.AA43]/[.V43]" office:value-type="percentage" office:value="1" calcext:value-type="percentage">
            <text:p>100,00%</text:p>
          </table:table-cell>
          <table:table-cell table:style-name="ce76" table:formula="of:=[.Z43]/[.AB43]" office:value-type="string" office:string-value="#DIV/0 !" calcext:value-type="string">
            <text:p>#DIV/0 !</text:p>
          </table:table-cell>
          <table:table-cell/>
          <table:table-cell table:style-name="ce76" table:formula="of:=[.S43]*[.AG43]" office:value-type="string" office:string-value="#DIV/0 !" calcext:value-type="string">
            <text:p>#DIV/0 !</text:p>
          </table:table-cell>
          <table:table-cell table:formula="of:=[.D43]*[.AI43]" office:value-type="string" office:string-value="#DIV/0 !" calcext:value-type="string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76" table:formula="of:=[.AL43]/[.M44]" office:value-type="percentage" office:value="0.11638377265592" calcext:value-type="percentage">
            <text:p>11,64%</text:p>
          </table:table-cell>
          <table:table-cell table:style-name="ce76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80" table:formula="of:=ROUND([.AL43]/[.D43])" office:value-type="float" office:value="99588" calcext:value-type="float">
            <text:p>99 588</text:p>
          </table:table-cell>
          <table:table-cell table:style-name="ce61" table:formula="of:=[.K43]" office:value-type="float" office:value="60000" calcext:value-type="float">
            <text:p>60 000</text:p>
          </table:table-cell>
          <table:table-cell/>
          <table:table-cell table:style-name="ce80" table:formula="of:=MIN([.AQ43];[.AU43])" office:value-type="float" office:value="0" calcext:value-type="float">
            <text:p>0</text:p>
          </table:table-cell>
          <table:table-cell table:style-name="ce80" table:formula="of:=[.AQ43]-[.AS43]" office:value-type="float" office:value="60000" calcext:value-type="float">
            <text:p>60 000</text:p>
          </table:table-cell>
          <table:table-cell table:style-name="ce80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76" table:formula="of:=[.AS43]/[.AQ43]" office:value-type="percentage" office:value="0" calcext:value-type="percentage">
            <text:p>0,00%</text:p>
          </table:table-cell>
          <table:table-cell table:style-name="ce76" table:formula="of:=[.AT43]/[.AQ43]" office:value-type="percentage" office:value="1" calcext:value-type="percentage">
            <text:p>100,00%</text:p>
          </table:table-cell>
          <table:table-cell/>
          <table:table-cell table:style-name="ce76" table:formula="of:=[.AS43]/[.AU43]" office:value-type="string" office:string-value="#DIV/0 !" calcext:value-type="string">
            <text:p>#DIV/0 !</text:p>
          </table:table-cell>
          <table:table-cell table:formula="of:=[.D43]*[.BA43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32000000" calcext:value-type="float">
            <text:p>32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68" table:formula="of:=ROUND(POWER([.D44];[.H44])*[.I44])" office:value-type="float" office:value="0" calcext:value-type="float">
            <text:p>0</text:p>
          </table:table-cell>
          <table:table-cell table:style-name="ce68" table:formula="of:=ROUND(POWER([.D44];[.F44])*[.G44])" office:value-type="float" office:value="0" calcext:value-type="float">
            <text:p>0</text:p>
          </table:table-cell>
          <table:table-cell/>
          <table:table-cell table:style-name="ce50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74" table:formula="of:=MIN(1;[.R44]/[.D44])" office:value-type="percentage" office:value="1" calcext:value-type="percentage">
            <text:p>100,00%</text:p>
          </table:table-cell>
          <table:table-cell/>
          <table:table-cell table:style-name="ce57" table:formula="of:=[.J44]" office:value-type="float" office:value="32000000" calcext:value-type="float">
            <text:p>32 000 000</text:p>
          </table:table-cell>
          <table:table-cell table:style-name="ce76" table:formula="of:=[.V44]/[.M45]" office:value-type="percentage" office:value="0.853961530207261" calcext:value-type="percentage">
            <text:p>85,40%</text:p>
          </table:table-cell>
          <table:table-cell table:style-name="ce81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76" table:formula="of:=[.Z44]/[.V44]" office:value-type="percentage" office:value="0" calcext:value-type="percentage">
            <text:p>0,00%</text:p>
          </table:table-cell>
          <table:table-cell table:style-name="ce76" table:formula="of:=[.AA44]/[.V44]" office:value-type="percentage" office:value="1" calcext:value-type="percentage">
            <text:p>100,00%</text:p>
          </table:table-cell>
          <table:table-cell table:style-name="ce76" table:formula="of:=[.Z44]/[.AB44]" office:value-type="string" office:string-value="#DIV/0 !" calcext:value-type="string">
            <text:p>#DIV/0 !</text:p>
          </table:table-cell>
          <table:table-cell/>
          <table:table-cell table:style-name="ce76" table:formula="of:=[.S44]*[.AG44]" office:value-type="string" office:string-value="#DIV/0 !" calcext:value-type="string">
            <text:p>#DIV/0 !</text:p>
          </table:table-cell>
          <table:table-cell table:formula="of:=[.D44]*[.AI44]" office:value-type="string" office:string-value="#DIV/0 !" calcext:value-type="string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76" table:formula="of:=[.AL44]/[.M45]" office:value-type="percentage" office:value="0.146038469792739" calcext:value-type="percentage">
            <text:p>14,60%</text:p>
          </table:table-cell>
          <table:table-cell table:style-name="ce76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80" table:formula="of:=ROUND([.AL44]/[.D44])" office:value-type="float" office:value="130296" calcext:value-type="float">
            <text:p>130 296</text:p>
          </table:table-cell>
          <table:table-cell table:style-name="ce61" table:formula="of:=[.K44]" office:value-type="float" office:value="60000" calcext:value-type="float">
            <text:p>60 000</text:p>
          </table:table-cell>
          <table:table-cell/>
          <table:table-cell table:style-name="ce80" table:formula="of:=MIN([.AQ44];[.AU44])" office:value-type="float" office:value="0" calcext:value-type="float">
            <text:p>0</text:p>
          </table:table-cell>
          <table:table-cell table:style-name="ce80" table:formula="of:=[.AQ44]-[.AS44]" office:value-type="float" office:value="60000" calcext:value-type="float">
            <text:p>60 000</text:p>
          </table:table-cell>
          <table:table-cell table:style-name="ce80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76" table:formula="of:=[.AS44]/[.AQ44]" office:value-type="percentage" office:value="0" calcext:value-type="percentage">
            <text:p>0,00%</text:p>
          </table:table-cell>
          <table:table-cell table:style-name="ce76" table:formula="of:=[.AT44]/[.AQ44]" office:value-type="percentage" office:value="1" calcext:value-type="percentage">
            <text:p>100,00%</text:p>
          </table:table-cell>
          <table:table-cell/>
          <table:table-cell table:style-name="ce76" table:formula="of:=[.AS44]/[.AU44]" office:value-type="string" office:string-value="#DIV/0 !" calcext:value-type="string">
            <text:p>#DIV/0 !</text:p>
          </table:table-cell>
          <table:table-cell table:formula="of:=[.D44]*[.BA44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37000000" calcext:value-type="float">
            <text:p>37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68" table:formula="of:=ROUND(POWER([.D45];[.H45])*[.I45])" office:value-type="float" office:value="0" calcext:value-type="float">
            <text:p>0</text:p>
          </table:table-cell>
          <table:table-cell table:style-name="ce68" table:formula="of:=ROUND(POWER([.D45];[.F45])*[.G45])" office:value-type="float" office:value="0" calcext:value-type="float">
            <text:p>0</text:p>
          </table:table-cell>
          <table:table-cell/>
          <table:table-cell table:style-name="ce50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74" table:formula="of:=MIN(1;[.R45]/[.D45])" office:value-type="percentage" office:value="1" calcext:value-type="percentage">
            <text:p>100,00%</text:p>
          </table:table-cell>
          <table:table-cell/>
          <table:table-cell table:style-name="ce57" table:formula="of:=[.J45]" office:value-type="float" office:value="37000000" calcext:value-type="float">
            <text:p>37 000 000</text:p>
          </table:table-cell>
          <table:table-cell table:style-name="ce76" table:formula="of:=[.V45]/[.M46]" office:value-type="percentage" office:value="0.92583635427063" calcext:value-type="percentage">
            <text:p>92,58%</text:p>
          </table:table-cell>
          <table:table-cell table:style-name="ce81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76" table:formula="of:=[.Z45]/[.V45]" office:value-type="percentage" office:value="0" calcext:value-type="percentage">
            <text:p>0,00%</text:p>
          </table:table-cell>
          <table:table-cell table:style-name="ce76" table:formula="of:=[.AA45]/[.V45]" office:value-type="percentage" office:value="1" calcext:value-type="percentage">
            <text:p>100,00%</text:p>
          </table:table-cell>
          <table:table-cell table:style-name="ce76" table:formula="of:=[.Z45]/[.AB45]" office:value-type="string" office:string-value="#DIV/0 !" calcext:value-type="string">
            <text:p>#DIV/0 !</text:p>
          </table:table-cell>
          <table:table-cell/>
          <table:table-cell table:style-name="ce76" table:formula="of:=[.S45]*[.AG45]" office:value-type="string" office:string-value="#DIV/0 !" calcext:value-type="string">
            <text:p>#DIV/0 !</text:p>
          </table:table-cell>
          <table:table-cell table:formula="of:=[.D45]*[.AI45]" office:value-type="string" office:string-value="#DIV/0 !" calcext:value-type="string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76" table:formula="of:=[.AL45]/[.M46]" office:value-type="percentage" office:value="0.0741636457293696" calcext:value-type="percentage">
            <text:p>7,42%</text:p>
          </table:table-cell>
          <table:table-cell table:style-name="ce76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80" table:formula="of:=ROUND([.AL45]/[.D45])" office:value-type="float" office:value="68927" calcext:value-type="float">
            <text:p>68 927</text:p>
          </table:table-cell>
          <table:table-cell table:style-name="ce61" table:formula="of:=[.K45]" office:value-type="float" office:value="60000" calcext:value-type="float">
            <text:p>60 000</text:p>
          </table:table-cell>
          <table:table-cell/>
          <table:table-cell table:style-name="ce80" table:formula="of:=MIN([.AQ45];[.AU45])" office:value-type="float" office:value="0" calcext:value-type="float">
            <text:p>0</text:p>
          </table:table-cell>
          <table:table-cell table:style-name="ce80" table:formula="of:=[.AQ45]-[.AS45]" office:value-type="float" office:value="60000" calcext:value-type="float">
            <text:p>60 000</text:p>
          </table:table-cell>
          <table:table-cell table:style-name="ce80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76" table:formula="of:=[.AS45]/[.AQ45]" office:value-type="percentage" office:value="0" calcext:value-type="percentage">
            <text:p>0,00%</text:p>
          </table:table-cell>
          <table:table-cell table:style-name="ce76" table:formula="of:=[.AT45]/[.AQ45]" office:value-type="percentage" office:value="1" calcext:value-type="percentage">
            <text:p>100,00%</text:p>
          </table:table-cell>
          <table:table-cell/>
          <table:table-cell table:style-name="ce76" table:formula="of:=[.AS45]/[.AU45]" office:value-type="string" office:string-value="#DIV/0 !" calcext:value-type="string">
            <text:p>#DIV/0 !</text:p>
          </table:table-cell>
          <table:table-cell table:formula="of:=[.D45]*[.BA45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39900000" calcext:value-type="float">
            <text:p>39 9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68" table:formula="of:=ROUND(POWER([.D46];[.H46])*[.I46])" office:value-type="float" office:value="0" calcext:value-type="float">
            <text:p>0</text:p>
          </table:table-cell>
          <table:table-cell table:style-name="ce68" table:formula="of:=ROUND(POWER([.D46];[.F46])*[.G46])" office:value-type="float" office:value="0" calcext:value-type="float">
            <text:p>0</text:p>
          </table:table-cell>
          <table:table-cell/>
          <table:table-cell table:style-name="ce50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74" table:formula="of:=MIN(1;[.R46]/[.D46])" office:value-type="percentage" office:value="1" calcext:value-type="percentage">
            <text:p>100,00%</text:p>
          </table:table-cell>
          <table:table-cell/>
          <table:table-cell table:style-name="ce57" table:formula="of:=[.J46]" office:value-type="float" office:value="39900000" calcext:value-type="float">
            <text:p>39 900 000</text:p>
          </table:table-cell>
          <table:table-cell table:style-name="ce76" table:formula="of:=[.V46]/[.M47]" office:value-type="percentage" office:value="0.937514208098314" calcext:value-type="percentage">
            <text:p>93,75%</text:p>
          </table:table-cell>
          <table:table-cell table:style-name="ce81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76" table:formula="of:=[.Z46]/[.V46]" office:value-type="percentage" office:value="0" calcext:value-type="percentage">
            <text:p>0,00%</text:p>
          </table:table-cell>
          <table:table-cell table:style-name="ce76" table:formula="of:=[.AA46]/[.V46]" office:value-type="percentage" office:value="1" calcext:value-type="percentage">
            <text:p>100,00%</text:p>
          </table:table-cell>
          <table:table-cell table:style-name="ce76" table:formula="of:=[.Z46]/[.AB46]" office:value-type="string" office:string-value="#DIV/0 !" calcext:value-type="string">
            <text:p>#DIV/0 !</text:p>
          </table:table-cell>
          <table:table-cell/>
          <table:table-cell table:style-name="ce76" table:formula="of:=[.S46]*[.AG46]" office:value-type="string" office:string-value="#DIV/0 !" calcext:value-type="string">
            <text:p>#DIV/0 !</text:p>
          </table:table-cell>
          <table:table-cell table:formula="of:=[.D46]*[.AI46]" office:value-type="string" office:string-value="#DIV/0 !" calcext:value-type="string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76" table:formula="of:=[.AL46]/[.M47]" office:value-type="percentage" office:value="0.0624857919016865" calcext:value-type="percentage">
            <text:p>6,25%</text:p>
          </table:table-cell>
          <table:table-cell table:style-name="ce76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80" table:formula="of:=ROUND([.AL46]/[.D46])" office:value-type="float" office:value="60440" calcext:value-type="float">
            <text:p>60 440</text:p>
          </table:table-cell>
          <table:table-cell table:style-name="ce61" table:formula="of:=[.K46]" office:value-type="float" office:value="60000" calcext:value-type="float">
            <text:p>60 000</text:p>
          </table:table-cell>
          <table:table-cell/>
          <table:table-cell table:style-name="ce80" table:formula="of:=MIN([.AQ46];[.AU46])" office:value-type="float" office:value="0" calcext:value-type="float">
            <text:p>0</text:p>
          </table:table-cell>
          <table:table-cell table:style-name="ce80" table:formula="of:=[.AQ46]-[.AS46]" office:value-type="float" office:value="60000" calcext:value-type="float">
            <text:p>60 000</text:p>
          </table:table-cell>
          <table:table-cell table:style-name="ce80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76" table:formula="of:=[.AS46]/[.AQ46]" office:value-type="percentage" office:value="0" calcext:value-type="percentage">
            <text:p>0,00%</text:p>
          </table:table-cell>
          <table:table-cell table:style-name="ce76" table:formula="of:=[.AT46]/[.AQ46]" office:value-type="percentage" office:value="1" calcext:value-type="percentage">
            <text:p>100,00%</text:p>
          </table:table-cell>
          <table:table-cell/>
          <table:table-cell table:style-name="ce76" table:formula="of:=[.AS46]/[.AU46]" office:value-type="string" office:string-value="#DIV/0 !" calcext:value-type="string">
            <text:p>#DIV/0 !</text:p>
          </table:table-cell>
          <table:table-cell table:formula="of:=[.D46]*[.BA46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5" calcext:value-type="float">
            <text:p>45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/>
          <table:table-cell/>
          <table:table-cell table:style-name="ce49"/>
          <table:table-cell office:value-type="float" office:value="42000000" calcext:value-type="float">
            <text:p>42 000 000</text:p>
          </table:table-cell>
          <table:table-cell table:style-name="ce60" office:value-type="float" office:value="60000" calcext:value-type="float">
            <text:p>60 000</text:p>
          </table:table-cell>
          <table:table-cell table:style-name="ce62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68" table:formula="of:=ROUND(POWER([.D47];[.H47])*[.I47])" office:value-type="float" office:value="0" calcext:value-type="float">
            <text:p>0</text:p>
          </table:table-cell>
          <table:table-cell table:style-name="ce68" table:formula="of:=ROUND(POWER([.D47];[.F47])*[.G47])" office:value-type="float" office:value="0" calcext:value-type="float">
            <text:p>0</text:p>
          </table:table-cell>
          <table:table-cell/>
          <table:table-cell table:style-name="ce50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74" table:formula="of:=MIN(1;[.R47]/[.D47])" office:value-type="percentage" office:value="1" calcext:value-type="percentage">
            <text:p>100,00%</text:p>
          </table:table-cell>
          <table:table-cell/>
          <table:table-cell table:style-name="ce57" table:formula="of:=[.J47]" office:value-type="float" office:value="42000000" calcext:value-type="float">
            <text:p>42 000 000</text:p>
          </table:table-cell>
          <table:table-cell table:style-name="ce76" table:formula="of:=[.V47]/[.M48]" office:value-type="percentage" office:value="0.927955952317116" calcext:value-type="percentage">
            <text:p>92,80%</text:p>
          </table:table-cell>
          <table:table-cell table:style-name="ce81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76" table:formula="of:=[.Z47]/[.V47]" office:value-type="percentage" office:value="0" calcext:value-type="percentage">
            <text:p>0,00%</text:p>
          </table:table-cell>
          <table:table-cell table:style-name="ce76" table:formula="of:=[.AA47]/[.V47]" office:value-type="percentage" office:value="1" calcext:value-type="percentage">
            <text:p>100,00%</text:p>
          </table:table-cell>
          <table:table-cell table:style-name="ce76" table:formula="of:=[.Z47]/[.AB47]" office:value-type="string" office:string-value="#DIV/0 !" calcext:value-type="string">
            <text:p>#DIV/0 !</text:p>
          </table:table-cell>
          <table:table-cell/>
          <table:table-cell table:style-name="ce76" table:formula="of:=[.S47]*[.AG47]" office:value-type="string" office:string-value="#DIV/0 !" calcext:value-type="string">
            <text:p>#DIV/0 !</text:p>
          </table:table-cell>
          <table:table-cell table:formula="of:=[.D47]*[.AI47]" office:value-type="string" office:string-value="#DIV/0 !" calcext:value-type="string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76" table:formula="of:=[.AL47]/[.M48]" office:value-type="percentage" office:value="0.072044047682884" calcext:value-type="percentage">
            <text:p>7,20%</text:p>
          </table:table-cell>
          <table:table-cell table:style-name="ce76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80" table:formula="of:=ROUND([.AL47]/[.D47])" office:value-type="float" office:value="72462" calcext:value-type="float">
            <text:p>72 462</text:p>
          </table:table-cell>
          <table:table-cell table:style-name="ce61" table:formula="of:=[.K47]" office:value-type="float" office:value="60000" calcext:value-type="float">
            <text:p>60 000</text:p>
          </table:table-cell>
          <table:table-cell/>
          <table:table-cell table:style-name="ce80" table:formula="of:=MIN([.AQ47];[.AU47])" office:value-type="float" office:value="0" calcext:value-type="float">
            <text:p>0</text:p>
          </table:table-cell>
          <table:table-cell table:style-name="ce80" table:formula="of:=[.AQ47]-[.AS47]" office:value-type="float" office:value="60000" calcext:value-type="float">
            <text:p>60 000</text:p>
          </table:table-cell>
          <table:table-cell table:style-name="ce80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76" table:formula="of:=[.AS47]/[.AQ47]" office:value-type="percentage" office:value="0" calcext:value-type="percentage">
            <text:p>0,00%</text:p>
          </table:table-cell>
          <table:table-cell table:style-name="ce76" table:formula="of:=[.AT47]/[.AQ47]" office:value-type="percentage" office:value="1" calcext:value-type="percentage">
            <text:p>100,00%</text:p>
          </table:table-cell>
          <table:table-cell/>
          <table:table-cell table:style-name="ce76" table:formula="of:=[.AS47]/[.AU47]" office:value-type="string" office:string-value="#DIV/0 !" calcext:value-type="string">
            <text:p>#DIV/0 !</text:p>
          </table:table-cell>
          <table:table-cell table:formula="of:=[.D47]*[.BA47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6" calcext:value-type="float">
            <text:p>46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36000000" calcext:value-type="float">
            <text:p>36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68" table:formula="of:=ROUND(POWER([.D48];[.H48])*[.I48])" office:value-type="float" office:value="0" calcext:value-type="float">
            <text:p>0</text:p>
          </table:table-cell>
          <table:table-cell table:style-name="ce68" table:formula="of:=ROUND(POWER([.D48];[.F48])*[.G48])" office:value-type="float" office:value="0" calcext:value-type="float">
            <text:p>0</text:p>
          </table:table-cell>
          <table:table-cell/>
          <table:table-cell table:style-name="ce50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74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57" table:formula="of:=[.J48]" office:value-type="float" office:value="36000000" calcext:value-type="float">
            <text:p>36 000 000</text:p>
          </table:table-cell>
          <table:table-cell table:style-name="ce76" table:formula="of:=[.V48]/[.M49]" office:value-type="percentage" office:value="0.748908045263253" calcext:value-type="percentage">
            <text:p>74,89%</text:p>
          </table:table-cell>
          <table:table-cell table:style-name="ce81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76" table:formula="of:=[.Z48]/[.V48]" office:value-type="percentage" office:value="0" calcext:value-type="percentage">
            <text:p>0,00%</text:p>
          </table:table-cell>
          <table:table-cell table:style-name="ce76" table:formula="of:=[.AA48]/[.V48]" office:value-type="percentage" office:value="1" calcext:value-type="percentage">
            <text:p>100,00%</text:p>
          </table:table-cell>
          <table:table-cell table:style-name="ce76" table:formula="of:=[.Z48]/[.AB48]" office:value-type="string" office:string-value="#DIV/0 !" calcext:value-type="string">
            <text:p>#DIV/0 !</text:p>
          </table:table-cell>
          <table:table-cell/>
          <table:table-cell table:style-name="ce76" table:formula="of:=[.S48]*[.AG48]" office:value-type="string" office:string-value="#DIV/0 !" calcext:value-type="string">
            <text:p>#DIV/0 !</text:p>
          </table:table-cell>
          <table:table-cell table:formula="of:=[.D48]*[.AI48]" office:value-type="string" office:string-value="#DIV/0 !" calcext:value-type="string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76" table:formula="of:=[.AL48]/[.M49]" office:value-type="percentage" office:value="0.251091954736747" calcext:value-type="percentage">
            <text:p>25,11%</text:p>
          </table:table-cell>
          <table:table-cell table:style-name="ce76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80" table:formula="of:=ROUND([.AL48]/[.D48])" office:value-type="float" office:value="262391" calcext:value-type="float">
            <text:p>262 391</text:p>
          </table:table-cell>
          <table:table-cell table:style-name="ce61" table:formula="of:=[.K48]" office:value-type="float" office:value="130000" calcext:value-type="float">
            <text:p>130 000</text:p>
          </table:table-cell>
          <table:table-cell/>
          <table:table-cell table:style-name="ce80" table:formula="of:=MIN([.AQ48];[.AU48])" office:value-type="float" office:value="0" calcext:value-type="float">
            <text:p>0</text:p>
          </table:table-cell>
          <table:table-cell table:style-name="ce80" table:formula="of:=[.AQ48]-[.AS48]" office:value-type="float" office:value="130000" calcext:value-type="float">
            <text:p>130 000</text:p>
          </table:table-cell>
          <table:table-cell table:style-name="ce80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76" table:formula="of:=[.AS48]/[.AQ48]" office:value-type="percentage" office:value="0" calcext:value-type="percentage">
            <text:p>0,00%</text:p>
          </table:table-cell>
          <table:table-cell table:style-name="ce76" table:formula="of:=[.AT48]/[.AQ48]" office:value-type="percentage" office:value="1" calcext:value-type="percentage">
            <text:p>100,00%</text:p>
          </table:table-cell>
          <table:table-cell/>
          <table:table-cell table:style-name="ce76" table:formula="of:=[.AS48]/[.AU48]" office:value-type="string" office:string-value="#DIV/0 !" calcext:value-type="string">
            <text:p>#DIV/0 !</text:p>
          </table:table-cell>
          <table:table-cell table:formula="of:=[.D48]*[.BA48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7" calcext:value-type="float">
            <text:p>47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37000000" calcext:value-type="float">
            <text:p>37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68" table:formula="of:=ROUND(POWER([.D49];[.H49])*[.I49])" office:value-type="float" office:value="0" calcext:value-type="float">
            <text:p>0</text:p>
          </table:table-cell>
          <table:table-cell table:style-name="ce68" table:formula="of:=ROUND(POWER([.D49];[.F49])*[.G49])" office:value-type="float" office:value="0" calcext:value-type="float">
            <text:p>0</text:p>
          </table:table-cell>
          <table:table-cell/>
          <table:table-cell table:style-name="ce50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74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57" table:formula="of:=[.J49]" office:value-type="float" office:value="37000000" calcext:value-type="float">
            <text:p>37 000 000</text:p>
          </table:table-cell>
          <table:table-cell table:style-name="ce76" table:formula="of:=[.V49]/[.M50]" office:value-type="percentage" office:value="0.7256484301214" calcext:value-type="percentage">
            <text:p>72,56%</text:p>
          </table:table-cell>
          <table:table-cell table:style-name="ce81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76" table:formula="of:=[.Z49]/[.V49]" office:value-type="percentage" office:value="0" calcext:value-type="percentage">
            <text:p>0,00%</text:p>
          </table:table-cell>
          <table:table-cell table:style-name="ce76" table:formula="of:=[.AA49]/[.V49]" office:value-type="percentage" office:value="1" calcext:value-type="percentage">
            <text:p>100,00%</text:p>
          </table:table-cell>
          <table:table-cell table:style-name="ce76" table:formula="of:=[.Z49]/[.AB49]" office:value-type="string" office:string-value="#DIV/0 !" calcext:value-type="string">
            <text:p>#DIV/0 !</text:p>
          </table:table-cell>
          <table:table-cell/>
          <table:table-cell table:style-name="ce76" table:formula="of:=[.S49]*[.AG49]" office:value-type="string" office:string-value="#DIV/0 !" calcext:value-type="string">
            <text:p>#DIV/0 !</text:p>
          </table:table-cell>
          <table:table-cell table:formula="of:=[.D49]*[.AI49]" office:value-type="string" office:string-value="#DIV/0 !" calcext:value-type="string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76" table:formula="of:=[.AL49]/[.M50]" office:value-type="percentage" office:value="0.2743515698786" calcext:value-type="percentage">
            <text:p>27,44%</text:p>
          </table:table-cell>
          <table:table-cell table:style-name="ce76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80" table:formula="of:=ROUND([.AL49]/[.D49])" office:value-type="float" office:value="297636" calcext:value-type="float">
            <text:p>297 636</text:p>
          </table:table-cell>
          <table:table-cell table:style-name="ce61" table:formula="of:=[.K49]" office:value-type="float" office:value="130000" calcext:value-type="float">
            <text:p>130 000</text:p>
          </table:table-cell>
          <table:table-cell/>
          <table:table-cell table:style-name="ce80" table:formula="of:=MIN([.AQ49];[.AU49])" office:value-type="float" office:value="0" calcext:value-type="float">
            <text:p>0</text:p>
          </table:table-cell>
          <table:table-cell table:style-name="ce80" table:formula="of:=[.AQ49]-[.AS49]" office:value-type="float" office:value="130000" calcext:value-type="float">
            <text:p>130 000</text:p>
          </table:table-cell>
          <table:table-cell table:style-name="ce80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76" table:formula="of:=[.AS49]/[.AQ49]" office:value-type="percentage" office:value="0" calcext:value-type="percentage">
            <text:p>0,00%</text:p>
          </table:table-cell>
          <table:table-cell table:style-name="ce76" table:formula="of:=[.AT49]/[.AQ49]" office:value-type="percentage" office:value="1" calcext:value-type="percentage">
            <text:p>100,00%</text:p>
          </table:table-cell>
          <table:table-cell/>
          <table:table-cell table:style-name="ce76" table:formula="of:=[.AS49]/[.AU49]" office:value-type="string" office:string-value="#DIV/0 !" calcext:value-type="string">
            <text:p>#DIV/0 !</text:p>
          </table:table-cell>
          <table:table-cell table:formula="of:=[.D49]*[.BA49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8" calcext:value-type="float">
            <text:p>48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38000000" calcext:value-type="float">
            <text:p>38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68" table:formula="of:=ROUND(POWER([.D50];[.H50])*[.I50])" office:value-type="float" office:value="0" calcext:value-type="float">
            <text:p>0</text:p>
          </table:table-cell>
          <table:table-cell table:style-name="ce68" table:formula="of:=ROUND(POWER([.D50];[.F50])*[.G50])" office:value-type="float" office:value="0" calcext:value-type="float">
            <text:p>0</text:p>
          </table:table-cell>
          <table:table-cell/>
          <table:table-cell table:style-name="ce50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74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57" table:formula="of:=[.J50]" office:value-type="float" office:value="38000000" calcext:value-type="float">
            <text:p>38 000 000</text:p>
          </table:table-cell>
          <table:table-cell table:style-name="ce76" table:formula="of:=[.V50]/[.M51]" office:value-type="percentage" office:value="0.703452167446274" calcext:value-type="percentage">
            <text:p>70,35%</text:p>
          </table:table-cell>
          <table:table-cell table:style-name="ce81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76" table:formula="of:=[.Z50]/[.V50]" office:value-type="percentage" office:value="0" calcext:value-type="percentage">
            <text:p>0,00%</text:p>
          </table:table-cell>
          <table:table-cell table:style-name="ce76" table:formula="of:=[.AA50]/[.V50]" office:value-type="percentage" office:value="1" calcext:value-type="percentage">
            <text:p>100,00%</text:p>
          </table:table-cell>
          <table:table-cell table:style-name="ce76" table:formula="of:=[.Z50]/[.AB50]" office:value-type="string" office:string-value="#DIV/0 !" calcext:value-type="string">
            <text:p>#DIV/0 !</text:p>
          </table:table-cell>
          <table:table-cell/>
          <table:table-cell table:style-name="ce76" table:formula="of:=[.S50]*[.AG50]" office:value-type="string" office:string-value="#DIV/0 !" calcext:value-type="string">
            <text:p>#DIV/0 !</text:p>
          </table:table-cell>
          <table:table-cell table:formula="of:=[.D50]*[.AI50]" office:value-type="string" office:string-value="#DIV/0 !" calcext:value-type="string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76" table:formula="of:=[.AL50]/[.M51]" office:value-type="percentage" office:value="0.296547832553726" calcext:value-type="percentage">
            <text:p>29,65%</text:p>
          </table:table-cell>
          <table:table-cell table:style-name="ce76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80" table:formula="of:=ROUND([.AL50]/[.D50])" office:value-type="float" office:value="333736" calcext:value-type="float">
            <text:p>333 736</text:p>
          </table:table-cell>
          <table:table-cell table:style-name="ce61" table:formula="of:=[.K50]" office:value-type="float" office:value="130000" calcext:value-type="float">
            <text:p>130 000</text:p>
          </table:table-cell>
          <table:table-cell/>
          <table:table-cell table:style-name="ce80" table:formula="of:=MIN([.AQ50];[.AU50])" office:value-type="float" office:value="0" calcext:value-type="float">
            <text:p>0</text:p>
          </table:table-cell>
          <table:table-cell table:style-name="ce80" table:formula="of:=[.AQ50]-[.AS50]" office:value-type="float" office:value="130000" calcext:value-type="float">
            <text:p>130 000</text:p>
          </table:table-cell>
          <table:table-cell table:style-name="ce80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76" table:formula="of:=[.AS50]/[.AQ50]" office:value-type="percentage" office:value="0" calcext:value-type="percentage">
            <text:p>0,00%</text:p>
          </table:table-cell>
          <table:table-cell table:style-name="ce76" table:formula="of:=[.AT50]/[.AQ50]" office:value-type="percentage" office:value="1" calcext:value-type="percentage">
            <text:p>100,00%</text:p>
          </table:table-cell>
          <table:table-cell/>
          <table:table-cell table:style-name="ce76" table:formula="of:=[.AS50]/[.AU50]" office:value-type="string" office:string-value="#DIV/0 !" calcext:value-type="string">
            <text:p>#DIV/0 !</text:p>
          </table:table-cell>
          <table:table-cell table:formula="of:=[.D50]*[.BA50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49" calcext:value-type="float">
            <text:p>49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49"/>
          <table:table-cell/>
          <table:table-cell table:style-name="ce49"/>
          <table:table-cell office:value-type="float" office:value="39000000" calcext:value-type="float">
            <text:p>39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68" table:formula="of:=ROUND(POWER([.D51];[.H51])*[.I51])" office:value-type="float" office:value="0" calcext:value-type="float">
            <text:p>0</text:p>
          </table:table-cell>
          <table:table-cell table:style-name="ce68" table:formula="of:=ROUND(POWER([.D51];[.F51])*[.G51])" office:value-type="float" office:value="0" calcext:value-type="float">
            <text:p>0</text:p>
          </table:table-cell>
          <table:table-cell/>
          <table:table-cell table:style-name="ce50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74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57" table:formula="of:=[.J51]" office:value-type="float" office:value="39000000" calcext:value-type="float">
            <text:p>39 000 000</text:p>
          </table:table-cell>
          <table:table-cell table:style-name="ce76" table:formula="of:=[.V51]/[.M52]" office:value-type="percentage" office:value="0.682257939999823" calcext:value-type="percentage">
            <text:p>68,23%</text:p>
          </table:table-cell>
          <table:table-cell table:style-name="ce81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76" table:formula="of:=[.Z51]/[.V51]" office:value-type="percentage" office:value="0" calcext:value-type="percentage">
            <text:p>0,00%</text:p>
          </table:table-cell>
          <table:table-cell table:style-name="ce76" table:formula="of:=[.AA51]/[.V51]" office:value-type="percentage" office:value="1" calcext:value-type="percentage">
            <text:p>100,00%</text:p>
          </table:table-cell>
          <table:table-cell table:style-name="ce76" table:formula="of:=[.Z51]/[.AB51]" office:value-type="string" office:string-value="#DIV/0 !" calcext:value-type="string">
            <text:p>#DIV/0 !</text:p>
          </table:table-cell>
          <table:table-cell/>
          <table:table-cell table:style-name="ce76" table:formula="of:=[.S51]*[.AG51]" office:value-type="string" office:string-value="#DIV/0 !" calcext:value-type="string">
            <text:p>#DIV/0 !</text:p>
          </table:table-cell>
          <table:table-cell table:formula="of:=[.D51]*[.AI51]" office:value-type="string" office:string-value="#DIV/0 !" calcext:value-type="string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76" table:formula="of:=[.AL51]/[.M52]" office:value-type="percentage" office:value="0.317742060000177" calcext:value-type="percentage">
            <text:p>31,77%</text:p>
          </table:table-cell>
          <table:table-cell table:style-name="ce76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80" table:formula="of:=ROUND([.AL51]/[.D51])" office:value-type="float" office:value="370676" calcext:value-type="float">
            <text:p>370 676</text:p>
          </table:table-cell>
          <table:table-cell table:style-name="ce61" table:formula="of:=[.K51]" office:value-type="float" office:value="130000" calcext:value-type="float">
            <text:p>130 000</text:p>
          </table:table-cell>
          <table:table-cell/>
          <table:table-cell table:style-name="ce80" table:formula="of:=MIN([.AQ51];[.AU51])" office:value-type="float" office:value="0" calcext:value-type="float">
            <text:p>0</text:p>
          </table:table-cell>
          <table:table-cell table:style-name="ce80" table:formula="of:=[.AQ51]-[.AS51]" office:value-type="float" office:value="130000" calcext:value-type="float">
            <text:p>130 000</text:p>
          </table:table-cell>
          <table:table-cell table:style-name="ce80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76" table:formula="of:=[.AS51]/[.AQ51]" office:value-type="percentage" office:value="0" calcext:value-type="percentage">
            <text:p>0,00%</text:p>
          </table:table-cell>
          <table:table-cell table:style-name="ce76" table:formula="of:=[.AT51]/[.AQ51]" office:value-type="percentage" office:value="1" calcext:value-type="percentage">
            <text:p>100,00%</text:p>
          </table:table-cell>
          <table:table-cell/>
          <table:table-cell table:style-name="ce76" table:formula="of:=[.AS51]/[.AU51]" office:value-type="string" office:string-value="#DIV/0 !" calcext:value-type="string">
            <text:p>#DIV/0 !</text:p>
          </table:table-cell>
          <table:table-cell table:formula="of:=[.D51]*[.BA51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0" calcext:value-type="float">
            <text:p>50</text:p>
          </table:table-cell>
          <table:table-cell table:style-name="ce49" office:value-type="float" office:value="60" calcext:value-type="float">
            <text:p>60</text:p>
          </table:table-cell>
          <table:table-cell/>
          <table:table-cell table:style-name="ce49"/>
          <table:table-cell/>
          <table:table-cell table:style-name="ce49"/>
          <table:table-cell office:value-type="float" office:value="40000000" calcext:value-type="float">
            <text:p>40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68" table:formula="of:=ROUND(POWER([.D52];[.H52])*[.I52])" office:value-type="float" office:value="0" calcext:value-type="float">
            <text:p>0</text:p>
          </table:table-cell>
          <table:table-cell table:style-name="ce68" table:formula="of:=ROUND(POWER([.D52];[.F52])*[.G52])" office:value-type="float" office:value="0" calcext:value-type="float">
            <text:p>0</text:p>
          </table:table-cell>
          <table:table-cell/>
          <table:table-cell table:style-name="ce50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74" table:formula="of:=MIN(1;[.R52]/[.D52])" office:value-type="percentage" office:value="1" calcext:value-type="percentage">
            <text:p>100,00%</text:p>
          </table:table-cell>
          <table:table-cell/>
          <table:table-cell table:style-name="ce57" table:formula="of:=[.J52]" office:value-type="float" office:value="40000000" calcext:value-type="float">
            <text:p>40 000 000</text:p>
          </table:table-cell>
          <table:table-cell table:style-name="ce76" table:formula="of:=[.V52]/[.M53]" office:value-type="percentage" office:value="0.662008400423195" calcext:value-type="percentage">
            <text:p>66,20%</text:p>
          </table:table-cell>
          <table:table-cell table:style-name="ce81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76" table:formula="of:=[.Z52]/[.V52]" office:value-type="percentage" office:value="0" calcext:value-type="percentage">
            <text:p>0,00%</text:p>
          </table:table-cell>
          <table:table-cell table:style-name="ce76" table:formula="of:=[.AA52]/[.V52]" office:value-type="percentage" office:value="1" calcext:value-type="percentage">
            <text:p>100,00%</text:p>
          </table:table-cell>
          <table:table-cell table:style-name="ce76" table:formula="of:=[.Z52]/[.AB52]" office:value-type="string" office:string-value="#DIV/0 !" calcext:value-type="string">
            <text:p>#DIV/0 !</text:p>
          </table:table-cell>
          <table:table-cell/>
          <table:table-cell table:style-name="ce76" table:formula="of:=[.S52]*[.AG52]" office:value-type="string" office:string-value="#DIV/0 !" calcext:value-type="string">
            <text:p>#DIV/0 !</text:p>
          </table:table-cell>
          <table:table-cell table:formula="of:=[.D52]*[.AI52]" office:value-type="string" office:string-value="#DIV/0 !" calcext:value-type="string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76" table:formula="of:=[.AL52]/[.M53]" office:value-type="percentage" office:value="0.337991599576804" calcext:value-type="percentage">
            <text:p>33,80%</text:p>
          </table:table-cell>
          <table:table-cell table:style-name="ce76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80" table:formula="of:=ROUND([.AL52]/[.D52])" office:value-type="float" office:value="408444" calcext:value-type="float">
            <text:p>408 444</text:p>
          </table:table-cell>
          <table:table-cell table:style-name="ce61" table:formula="of:=[.K52]" office:value-type="float" office:value="130000" calcext:value-type="float">
            <text:p>130 000</text:p>
          </table:table-cell>
          <table:table-cell/>
          <table:table-cell table:style-name="ce80" table:formula="of:=MIN([.AQ52];[.AU52])" office:value-type="float" office:value="0" calcext:value-type="float">
            <text:p>0</text:p>
          </table:table-cell>
          <table:table-cell table:style-name="ce80" table:formula="of:=[.AQ52]-[.AS52]" office:value-type="float" office:value="130000" calcext:value-type="float">
            <text:p>130 000</text:p>
          </table:table-cell>
          <table:table-cell table:style-name="ce80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76" table:formula="of:=[.AS52]/[.AQ52]" office:value-type="percentage" office:value="0" calcext:value-type="percentage">
            <text:p>0,00%</text:p>
          </table:table-cell>
          <table:table-cell table:style-name="ce76" table:formula="of:=[.AT52]/[.AQ52]" office:value-type="percentage" office:value="1" calcext:value-type="percentage">
            <text:p>100,00%</text:p>
          </table:table-cell>
          <table:table-cell/>
          <table:table-cell table:style-name="ce76" table:formula="of:=[.AS52]/[.AU52]" office:value-type="string" office:string-value="#DIV/0 !" calcext:value-type="string">
            <text:p>#DIV/0 !</text:p>
          </table:table-cell>
          <table:table-cell table:formula="of:=[.D52]*[.BA52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1" calcext:value-type="float">
            <text:p>51</text:p>
          </table:table-cell>
          <table:table-cell table:style-name="ce49" office:value-type="float" office:value="60" calcext:value-type="float">
            <text:p>60</text:p>
          </table:table-cell>
          <table:table-cell/>
          <table:table-cell table:style-name="ce49"/>
          <table:table-cell/>
          <table:table-cell table:style-name="ce49"/>
          <table:table-cell office:value-type="float" office:value="41000000" calcext:value-type="float">
            <text:p>41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68" table:formula="of:=ROUND(POWER([.D53];[.H53])*[.I53])" office:value-type="float" office:value="0" calcext:value-type="float">
            <text:p>0</text:p>
          </table:table-cell>
          <table:table-cell table:style-name="ce68" table:formula="of:=ROUND(POWER([.D53];[.F53])*[.G53])" office:value-type="float" office:value="0" calcext:value-type="float">
            <text:p>0</text:p>
          </table:table-cell>
          <table:table-cell/>
          <table:table-cell table:style-name="ce50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74" table:formula="of:=MIN(1;[.R53]/[.D53])" office:value-type="percentage" office:value="1" calcext:value-type="percentage">
            <text:p>100,00%</text:p>
          </table:table-cell>
          <table:table-cell/>
          <table:table-cell table:style-name="ce57" table:formula="of:=[.J53]" office:value-type="float" office:value="41000000" calcext:value-type="float">
            <text:p>41 000 000</text:p>
          </table:table-cell>
          <table:table-cell table:style-name="ce76" table:formula="of:=[.V53]/[.M54]" office:value-type="percentage" office:value="0.642649969972572" calcext:value-type="percentage">
            <text:p>64,26%</text:p>
          </table:table-cell>
          <table:table-cell table:style-name="ce81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76" table:formula="of:=[.Z53]/[.V53]" office:value-type="percentage" office:value="0" calcext:value-type="percentage">
            <text:p>0,00%</text:p>
          </table:table-cell>
          <table:table-cell table:style-name="ce76" table:formula="of:=[.AA53]/[.V53]" office:value-type="percentage" office:value="1" calcext:value-type="percentage">
            <text:p>100,00%</text:p>
          </table:table-cell>
          <table:table-cell table:style-name="ce76" table:formula="of:=[.Z53]/[.AB53]" office:value-type="string" office:string-value="#DIV/0 !" calcext:value-type="string">
            <text:p>#DIV/0 !</text:p>
          </table:table-cell>
          <table:table-cell/>
          <table:table-cell table:style-name="ce76" table:formula="of:=[.S53]*[.AG53]" office:value-type="string" office:string-value="#DIV/0 !" calcext:value-type="string">
            <text:p>#DIV/0 !</text:p>
          </table:table-cell>
          <table:table-cell table:formula="of:=[.D53]*[.AI53]" office:value-type="string" office:string-value="#DIV/0 !" calcext:value-type="string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76" table:formula="of:=[.AL53]/[.M54]" office:value-type="percentage" office:value="0.357350030027428" calcext:value-type="percentage">
            <text:p>35,74%</text:p>
          </table:table-cell>
          <table:table-cell table:style-name="ce76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80" table:formula="of:=ROUND([.AL53]/[.D53])" office:value-type="float" office:value="447026" calcext:value-type="float">
            <text:p>447 026</text:p>
          </table:table-cell>
          <table:table-cell table:style-name="ce61" table:formula="of:=[.K53]" office:value-type="float" office:value="130000" calcext:value-type="float">
            <text:p>130 000</text:p>
          </table:table-cell>
          <table:table-cell/>
          <table:table-cell table:style-name="ce80" table:formula="of:=MIN([.AQ53];[.AU53])" office:value-type="float" office:value="0" calcext:value-type="float">
            <text:p>0</text:p>
          </table:table-cell>
          <table:table-cell table:style-name="ce80" table:formula="of:=[.AQ53]-[.AS53]" office:value-type="float" office:value="130000" calcext:value-type="float">
            <text:p>130 000</text:p>
          </table:table-cell>
          <table:table-cell table:style-name="ce80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76" table:formula="of:=[.AS53]/[.AQ53]" office:value-type="percentage" office:value="0" calcext:value-type="percentage">
            <text:p>0,00%</text:p>
          </table:table-cell>
          <table:table-cell table:style-name="ce76" table:formula="of:=[.AT53]/[.AQ53]" office:value-type="percentage" office:value="1" calcext:value-type="percentage">
            <text:p>100,00%</text:p>
          </table:table-cell>
          <table:table-cell/>
          <table:table-cell table:style-name="ce76" table:formula="of:=[.AS53]/[.AU53]" office:value-type="string" office:string-value="#DIV/0 !" calcext:value-type="string">
            <text:p>#DIV/0 !</text:p>
          </table:table-cell>
          <table:table-cell table:formula="of:=[.D53]*[.BA53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2" calcext:value-type="float">
            <text:p>52</text:p>
          </table:table-cell>
          <table:table-cell table:style-name="ce49" office:value-type="float" office:value="60" calcext:value-type="float">
            <text:p>60</text:p>
          </table:table-cell>
          <table:table-cell/>
          <table:table-cell table:style-name="ce49"/>
          <table:table-cell/>
          <table:table-cell table:style-name="ce49"/>
          <table:table-cell office:value-type="float" office:value="42000000" calcext:value-type="float">
            <text:p>42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68" table:formula="of:=ROUND(POWER([.D54];[.H54])*[.I54])" office:value-type="float" office:value="0" calcext:value-type="float">
            <text:p>0</text:p>
          </table:table-cell>
          <table:table-cell table:style-name="ce68" table:formula="of:=ROUND(POWER([.D54];[.F54])*[.G54])" office:value-type="float" office:value="0" calcext:value-type="float">
            <text:p>0</text:p>
          </table:table-cell>
          <table:table-cell/>
          <table:table-cell table:style-name="ce50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74" table:formula="of:=MIN(1;[.R54]/[.D54])" office:value-type="percentage" office:value="1" calcext:value-type="percentage">
            <text:p>100,00%</text:p>
          </table:table-cell>
          <table:table-cell/>
          <table:table-cell table:style-name="ce57" table:formula="of:=[.J54]" office:value-type="float" office:value="42000000" calcext:value-type="float">
            <text:p>42 000 000</text:p>
          </table:table-cell>
          <table:table-cell table:style-name="ce76" table:formula="of:=[.V54]/[.M55]" office:value-type="percentage" office:value="0.624132585733453" calcext:value-type="percentage">
            <text:p>62,41%</text:p>
          </table:table-cell>
          <table:table-cell table:style-name="ce81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76" table:formula="of:=[.Z54]/[.V54]" office:value-type="percentage" office:value="0" calcext:value-type="percentage">
            <text:p>0,00%</text:p>
          </table:table-cell>
          <table:table-cell table:style-name="ce76" table:formula="of:=[.AA54]/[.V54]" office:value-type="percentage" office:value="1" calcext:value-type="percentage">
            <text:p>100,00%</text:p>
          </table:table-cell>
          <table:table-cell table:style-name="ce76" table:formula="of:=[.Z54]/[.AB54]" office:value-type="string" office:string-value="#DIV/0 !" calcext:value-type="string">
            <text:p>#DIV/0 !</text:p>
          </table:table-cell>
          <table:table-cell/>
          <table:table-cell table:style-name="ce76" table:formula="of:=[.S54]*[.AG54]" office:value-type="string" office:string-value="#DIV/0 !" calcext:value-type="string">
            <text:p>#DIV/0 !</text:p>
          </table:table-cell>
          <table:table-cell table:formula="of:=[.D54]*[.AI54]" office:value-type="string" office:string-value="#DIV/0 !" calcext:value-type="string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76" table:formula="of:=[.AL54]/[.M55]" office:value-type="percentage" office:value="0.375867414266547" calcext:value-type="percentage">
            <text:p>37,59%</text:p>
          </table:table-cell>
          <table:table-cell table:style-name="ce76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80" table:formula="of:=ROUND([.AL54]/[.D54])" office:value-type="float" office:value="486411" calcext:value-type="float">
            <text:p>486 411</text:p>
          </table:table-cell>
          <table:table-cell table:style-name="ce61" table:formula="of:=[.K54]" office:value-type="float" office:value="130000" calcext:value-type="float">
            <text:p>130 000</text:p>
          </table:table-cell>
          <table:table-cell/>
          <table:table-cell table:style-name="ce80" table:formula="of:=MIN([.AQ54];[.AU54])" office:value-type="float" office:value="0" calcext:value-type="float">
            <text:p>0</text:p>
          </table:table-cell>
          <table:table-cell table:style-name="ce80" table:formula="of:=[.AQ54]-[.AS54]" office:value-type="float" office:value="130000" calcext:value-type="float">
            <text:p>130 000</text:p>
          </table:table-cell>
          <table:table-cell table:style-name="ce80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76" table:formula="of:=[.AS54]/[.AQ54]" office:value-type="percentage" office:value="0" calcext:value-type="percentage">
            <text:p>0,00%</text:p>
          </table:table-cell>
          <table:table-cell table:style-name="ce76" table:formula="of:=[.AT54]/[.AQ54]" office:value-type="percentage" office:value="1" calcext:value-type="percentage">
            <text:p>100,00%</text:p>
          </table:table-cell>
          <table:table-cell/>
          <table:table-cell table:style-name="ce76" table:formula="of:=[.AS54]/[.AU54]" office:value-type="string" office:string-value="#DIV/0 !" calcext:value-type="string">
            <text:p>#DIV/0 !</text:p>
          </table:table-cell>
          <table:table-cell table:formula="of:=[.D54]*[.BA54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3" calcext:value-type="float">
            <text:p>53</text:p>
          </table:table-cell>
          <table:table-cell table:style-name="ce49" office:value-type="float" office:value="60" calcext:value-type="float">
            <text:p>60</text:p>
          </table:table-cell>
          <table:table-cell/>
          <table:table-cell table:style-name="ce49"/>
          <table:table-cell/>
          <table:table-cell table:style-name="ce49"/>
          <table:table-cell office:value-type="float" office:value="43000000" calcext:value-type="float">
            <text:p>43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68" table:formula="of:=ROUND(POWER([.D55];[.H55])*[.I55])" office:value-type="float" office:value="0" calcext:value-type="float">
            <text:p>0</text:p>
          </table:table-cell>
          <table:table-cell table:style-name="ce68" table:formula="of:=ROUND(POWER([.D55];[.F55])*[.G55])" office:value-type="float" office:value="0" calcext:value-type="float">
            <text:p>0</text:p>
          </table:table-cell>
          <table:table-cell/>
          <table:table-cell table:style-name="ce50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74" table:formula="of:=MIN(1;[.R55]/[.D55])" office:value-type="percentage" office:value="1" calcext:value-type="percentage">
            <text:p>100,00%</text:p>
          </table:table-cell>
          <table:table-cell/>
          <table:table-cell table:style-name="ce57" table:formula="of:=[.J55]" office:value-type="float" office:value="43000000" calcext:value-type="float">
            <text:p>43 000 000</text:p>
          </table:table-cell>
          <table:table-cell table:style-name="ce76" table:formula="of:=[.V55]/[.M56]" office:value-type="percentage" office:value="0.606409400440064" calcext:value-type="percentage">
            <text:p>60,64%</text:p>
          </table:table-cell>
          <table:table-cell table:style-name="ce81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76" table:formula="of:=[.Z55]/[.V55]" office:value-type="percentage" office:value="0" calcext:value-type="percentage">
            <text:p>0,00%</text:p>
          </table:table-cell>
          <table:table-cell table:style-name="ce76" table:formula="of:=[.AA55]/[.V55]" office:value-type="percentage" office:value="1" calcext:value-type="percentage">
            <text:p>100,00%</text:p>
          </table:table-cell>
          <table:table-cell table:style-name="ce76" table:formula="of:=[.Z55]/[.AB55]" office:value-type="string" office:string-value="#DIV/0 !" calcext:value-type="string">
            <text:p>#DIV/0 !</text:p>
          </table:table-cell>
          <table:table-cell/>
          <table:table-cell table:style-name="ce76" table:formula="of:=[.S55]*[.AG55]" office:value-type="string" office:string-value="#DIV/0 !" calcext:value-type="string">
            <text:p>#DIV/0 !</text:p>
          </table:table-cell>
          <table:table-cell table:formula="of:=[.D55]*[.AI55]" office:value-type="string" office:string-value="#DIV/0 !" calcext:value-type="string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76" table:formula="of:=[.AL55]/[.M56]" office:value-type="percentage" office:value="0.393590599559936" calcext:value-type="percentage">
            <text:p>39,36%</text:p>
          </table:table-cell>
          <table:table-cell table:style-name="ce76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80" table:formula="of:=ROUND([.AL55]/[.D55])" office:value-type="float" office:value="526589" calcext:value-type="float">
            <text:p>526 589</text:p>
          </table:table-cell>
          <table:table-cell table:style-name="ce61" table:formula="of:=[.K55]" office:value-type="float" office:value="130000" calcext:value-type="float">
            <text:p>130 000</text:p>
          </table:table-cell>
          <table:table-cell/>
          <table:table-cell table:style-name="ce80" table:formula="of:=MIN([.AQ55];[.AU55])" office:value-type="float" office:value="0" calcext:value-type="float">
            <text:p>0</text:p>
          </table:table-cell>
          <table:table-cell table:style-name="ce80" table:formula="of:=[.AQ55]-[.AS55]" office:value-type="float" office:value="130000" calcext:value-type="float">
            <text:p>130 000</text:p>
          </table:table-cell>
          <table:table-cell table:style-name="ce80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76" table:formula="of:=[.AS55]/[.AQ55]" office:value-type="percentage" office:value="0" calcext:value-type="percentage">
            <text:p>0,00%</text:p>
          </table:table-cell>
          <table:table-cell table:style-name="ce76" table:formula="of:=[.AT55]/[.AQ55]" office:value-type="percentage" office:value="1" calcext:value-type="percentage">
            <text:p>100,00%</text:p>
          </table:table-cell>
          <table:table-cell/>
          <table:table-cell table:style-name="ce76" table:formula="of:=[.AS55]/[.AU55]" office:value-type="string" office:string-value="#DIV/0 !" calcext:value-type="string">
            <text:p>#DIV/0 !</text:p>
          </table:table-cell>
          <table:table-cell table:formula="of:=[.D55]*[.BA55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/>
          <table:table-cell table:style-name="ce49"/>
          <table:table-cell/>
          <table:table-cell table:style-name="ce49"/>
          <table:table-cell office:value-type="float" office:value="44000000" calcext:value-type="float">
            <text:p>44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68" table:formula="of:=ROUND(POWER([.D56];[.H56])*[.I56])" office:value-type="float" office:value="0" calcext:value-type="float">
            <text:p>0</text:p>
          </table:table-cell>
          <table:table-cell table:style-name="ce68" table:formula="of:=ROUND(POWER([.D56];[.F56])*[.G56])" office:value-type="float" office:value="0" calcext:value-type="float">
            <text:p>0</text:p>
          </table:table-cell>
          <table:table-cell/>
          <table:table-cell table:style-name="ce50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74" table:formula="of:=MIN(1;[.R56]/[.D56])" office:value-type="percentage" office:value="1" calcext:value-type="percentage">
            <text:p>100,00%</text:p>
          </table:table-cell>
          <table:table-cell/>
          <table:table-cell table:style-name="ce57" table:formula="of:=[.J56]" office:value-type="float" office:value="44000000" calcext:value-type="float">
            <text:p>44 000 000</text:p>
          </table:table-cell>
          <table:table-cell table:style-name="ce76" table:formula="of:=[.V56]/[.M57]" office:value-type="percentage" office:value="0.589436665331727" calcext:value-type="percentage">
            <text:p>58,94%</text:p>
          </table:table-cell>
          <table:table-cell table:style-name="ce81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76" table:formula="of:=[.Z56]/[.V56]" office:value-type="percentage" office:value="0" calcext:value-type="percentage">
            <text:p>0,00%</text:p>
          </table:table-cell>
          <table:table-cell table:style-name="ce76" table:formula="of:=[.AA56]/[.V56]" office:value-type="percentage" office:value="1" calcext:value-type="percentage">
            <text:p>100,00%</text:p>
          </table:table-cell>
          <table:table-cell table:style-name="ce76" table:formula="of:=[.Z56]/[.AB56]" office:value-type="string" office:string-value="#DIV/0 !" calcext:value-type="string">
            <text:p>#DIV/0 !</text:p>
          </table:table-cell>
          <table:table-cell/>
          <table:table-cell table:style-name="ce76" table:formula="of:=[.S56]*[.AG56]" office:value-type="string" office:string-value="#DIV/0 !" calcext:value-type="string">
            <text:p>#DIV/0 !</text:p>
          </table:table-cell>
          <table:table-cell table:formula="of:=[.D56]*[.AI56]" office:value-type="string" office:string-value="#DIV/0 !" calcext:value-type="string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76" table:formula="of:=[.AL56]/[.M57]" office:value-type="percentage" office:value="0.410563334668273" calcext:value-type="percentage">
            <text:p>41,06%</text:p>
          </table:table-cell>
          <table:table-cell table:style-name="ce76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80" table:formula="of:=ROUND([.AL56]/[.D56])" office:value-type="float" office:value="567547" calcext:value-type="float">
            <text:p>567 547</text:p>
          </table:table-cell>
          <table:table-cell table:style-name="ce61" table:formula="of:=[.K56]" office:value-type="float" office:value="130000" calcext:value-type="float">
            <text:p>130 000</text:p>
          </table:table-cell>
          <table:table-cell/>
          <table:table-cell table:style-name="ce80" table:formula="of:=MIN([.AQ56];[.AU56])" office:value-type="float" office:value="0" calcext:value-type="float">
            <text:p>0</text:p>
          </table:table-cell>
          <table:table-cell table:style-name="ce80" table:formula="of:=[.AQ56]-[.AS56]" office:value-type="float" office:value="130000" calcext:value-type="float">
            <text:p>130 000</text:p>
          </table:table-cell>
          <table:table-cell table:style-name="ce80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76" table:formula="of:=[.AS56]/[.AQ56]" office:value-type="percentage" office:value="0" calcext:value-type="percentage">
            <text:p>0,00%</text:p>
          </table:table-cell>
          <table:table-cell table:style-name="ce76" table:formula="of:=[.AT56]/[.AQ56]" office:value-type="percentage" office:value="1" calcext:value-type="percentage">
            <text:p>100,00%</text:p>
          </table:table-cell>
          <table:table-cell/>
          <table:table-cell table:style-name="ce76" table:formula="of:=[.AS56]/[.AU56]" office:value-type="string" office:string-value="#DIV/0 !" calcext:value-type="string">
            <text:p>#DIV/0 !</text:p>
          </table:table-cell>
          <table:table-cell table:formula="of:=[.D56]*[.BA56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5" calcext:value-type="float">
            <text:p>55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70000000" calcext:value-type="float">
            <text:p>70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68" table:formula="of:=ROUND(POWER([.D57];[.H57])*[.I57])" office:value-type="float" office:value="0" calcext:value-type="float">
            <text:p>0</text:p>
          </table:table-cell>
          <table:table-cell table:style-name="ce68" table:formula="of:=ROUND(POWER([.D57];[.F57])*[.G57])" office:value-type="float" office:value="0" calcext:value-type="float">
            <text:p>0</text:p>
          </table:table-cell>
          <table:table-cell/>
          <table:table-cell table:style-name="ce50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74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57" table:formula="of:=[.J57]" office:value-type="float" office:value="70000000" calcext:value-type="float">
            <text:p>70 000 000</text:p>
          </table:table-cell>
          <table:table-cell table:style-name="ce76" table:formula="of:=[.V57]/[.M58]" office:value-type="percentage" office:value="0.891603087193521" calcext:value-type="percentage">
            <text:p>89,16%</text:p>
          </table:table-cell>
          <table:table-cell table:style-name="ce81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76" table:formula="of:=[.Z57]/[.V57]" office:value-type="percentage" office:value="0" calcext:value-type="percentage">
            <text:p>0,00%</text:p>
          </table:table-cell>
          <table:table-cell table:style-name="ce76" table:formula="of:=[.AA57]/[.V57]" office:value-type="percentage" office:value="1" calcext:value-type="percentage">
            <text:p>100,00%</text:p>
          </table:table-cell>
          <table:table-cell table:style-name="ce76" table:formula="of:=[.Z57]/[.AB57]" office:value-type="string" office:string-value="#DIV/0 !" calcext:value-type="string">
            <text:p>#DIV/0 !</text:p>
          </table:table-cell>
          <table:table-cell/>
          <table:table-cell table:style-name="ce76" table:formula="of:=[.S57]*[.AG57]" office:value-type="string" office:string-value="#DIV/0 !" calcext:value-type="string">
            <text:p>#DIV/0 !</text:p>
          </table:table-cell>
          <table:table-cell table:formula="of:=[.D57]*[.AI57]" office:value-type="string" office:string-value="#DIV/0 !" calcext:value-type="string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76" table:formula="of:=[.AL57]/[.M58]" office:value-type="percentage" office:value="0.108396912806479" calcext:value-type="percentage">
            <text:p>10,84%</text:p>
          </table:table-cell>
          <table:table-cell table:style-name="ce76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80" table:formula="of:=ROUND([.AL57]/[.D57])" office:value-type="float" office:value="154732" calcext:value-type="float">
            <text:p>154 732</text:p>
          </table:table-cell>
          <table:table-cell table:style-name="ce61" table:formula="of:=[.K57]" office:value-type="float" office:value="130000" calcext:value-type="float">
            <text:p>130 000</text:p>
          </table:table-cell>
          <table:table-cell/>
          <table:table-cell table:style-name="ce80" table:formula="of:=MIN([.AQ57];[.AU57])" office:value-type="float" office:value="0" calcext:value-type="float">
            <text:p>0</text:p>
          </table:table-cell>
          <table:table-cell table:style-name="ce80" table:formula="of:=[.AQ57]-[.AS57]" office:value-type="float" office:value="130000" calcext:value-type="float">
            <text:p>130 000</text:p>
          </table:table-cell>
          <table:table-cell table:style-name="ce80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76" table:formula="of:=[.AS57]/[.AQ57]" office:value-type="percentage" office:value="0" calcext:value-type="percentage">
            <text:p>0,00%</text:p>
          </table:table-cell>
          <table:table-cell table:style-name="ce76" table:formula="of:=[.AT57]/[.AQ57]" office:value-type="percentage" office:value="1" calcext:value-type="percentage">
            <text:p>100,00%</text:p>
          </table:table-cell>
          <table:table-cell/>
          <table:table-cell table:style-name="ce76" table:formula="of:=[.AS57]/[.AU57]" office:value-type="string" office:string-value="#DIV/0 !" calcext:value-type="string">
            <text:p>#DIV/0 !</text:p>
          </table:table-cell>
          <table:table-cell table:formula="of:=[.D57]*[.BA57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6" calcext:value-type="float">
            <text:p>56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75000000" calcext:value-type="float">
            <text:p>75 000 000</text:p>
          </table:table-cell>
          <table:table-cell table:style-name="ce60" office:value-type="float" office:value="130000" calcext:value-type="float">
            <text:p>130 000</text:p>
          </table:table-cell>
          <table:table-cell table:style-name="ce62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68" table:formula="of:=ROUND(POWER([.D58];[.H58])*[.I58])" office:value-type="float" office:value="0" calcext:value-type="float">
            <text:p>0</text:p>
          </table:table-cell>
          <table:table-cell table:style-name="ce68" table:formula="of:=ROUND(POWER([.D58];[.F58])*[.G58])" office:value-type="float" office:value="0" calcext:value-type="float">
            <text:p>0</text:p>
          </table:table-cell>
          <table:table-cell/>
          <table:table-cell table:style-name="ce50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74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57" table:formula="of:=[.J58]" office:value-type="float" office:value="75000000" calcext:value-type="float">
            <text:p>75 000 000</text:p>
          </table:table-cell>
          <table:table-cell table:style-name="ce76" table:formula="of:=[.V58]/[.M59]" office:value-type="percentage" office:value="0.909100022129919" calcext:value-type="percentage">
            <text:p>90,91%</text:p>
          </table:table-cell>
          <table:table-cell table:style-name="ce81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76" table:formula="of:=[.Z58]/[.V58]" office:value-type="percentage" office:value="0" calcext:value-type="percentage">
            <text:p>0,00%</text:p>
          </table:table-cell>
          <table:table-cell table:style-name="ce76" table:formula="of:=[.AA58]/[.V58]" office:value-type="percentage" office:value="1" calcext:value-type="percentage">
            <text:p>100,00%</text:p>
          </table:table-cell>
          <table:table-cell table:style-name="ce76" table:formula="of:=[.Z58]/[.AB58]" office:value-type="string" office:string-value="#DIV/0 !" calcext:value-type="string">
            <text:p>#DIV/0 !</text:p>
          </table:table-cell>
          <table:table-cell/>
          <table:table-cell table:style-name="ce76" table:formula="of:=[.S58]*[.AG58]" office:value-type="string" office:string-value="#DIV/0 !" calcext:value-type="string">
            <text:p>#DIV/0 !</text:p>
          </table:table-cell>
          <table:table-cell table:formula="of:=[.D58]*[.AI58]" office:value-type="string" office:string-value="#DIV/0 !" calcext:value-type="string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76" table:formula="of:=[.AL58]/[.M59]" office:value-type="percentage" office:value="0.0908999778700812" calcext:value-type="percentage">
            <text:p>9,09%</text:p>
          </table:table-cell>
          <table:table-cell table:style-name="ce76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80" table:formula="of:=ROUND([.AL58]/[.D58])" office:value-type="float" office:value="133914" calcext:value-type="float">
            <text:p>133 914</text:p>
          </table:table-cell>
          <table:table-cell table:style-name="ce61" table:formula="of:=[.K58]" office:value-type="float" office:value="130000" calcext:value-type="float">
            <text:p>130 000</text:p>
          </table:table-cell>
          <table:table-cell/>
          <table:table-cell table:style-name="ce80" table:formula="of:=MIN([.AQ58];[.AU58])" office:value-type="float" office:value="0" calcext:value-type="float">
            <text:p>0</text:p>
          </table:table-cell>
          <table:table-cell table:style-name="ce80" table:formula="of:=[.AQ58]-[.AS58]" office:value-type="float" office:value="130000" calcext:value-type="float">
            <text:p>130 000</text:p>
          </table:table-cell>
          <table:table-cell table:style-name="ce80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76" table:formula="of:=[.AS58]/[.AQ58]" office:value-type="percentage" office:value="0" calcext:value-type="percentage">
            <text:p>0,00%</text:p>
          </table:table-cell>
          <table:table-cell table:style-name="ce76" table:formula="of:=[.AT58]/[.AQ58]" office:value-type="percentage" office:value="1" calcext:value-type="percentage">
            <text:p>100,00%</text:p>
          </table:table-cell>
          <table:table-cell/>
          <table:table-cell table:style-name="ce76" table:formula="of:=[.AS58]/[.AU58]" office:value-type="string" office:string-value="#DIV/0 !" calcext:value-type="string">
            <text:p>#DIV/0 !</text:p>
          </table:table-cell>
          <table:table-cell table:formula="of:=[.D58]*[.BA58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7" calcext:value-type="float">
            <text:p>57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82000000" calcext:value-type="float">
            <text:p>82 000 000</text:p>
          </table:table-cell>
          <table:table-cell table:style-name="ce60" office:value-type="float" office:value="80000" calcext:value-type="float">
            <text:p>80 000</text:p>
          </table:table-cell>
          <table:table-cell table:style-name="ce62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68" table:formula="of:=ROUND(POWER([.D59];[.H59])*[.I59])" office:value-type="float" office:value="0" calcext:value-type="float">
            <text:p>0</text:p>
          </table:table-cell>
          <table:table-cell table:style-name="ce68" table:formula="of:=ROUND(POWER([.D59];[.F59])*[.G59])" office:value-type="float" office:value="0" calcext:value-type="float">
            <text:p>0</text:p>
          </table:table-cell>
          <table:table-cell/>
          <table:table-cell table:style-name="ce50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74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57" table:formula="of:=[.J59]" office:value-type="float" office:value="82000000" calcext:value-type="float">
            <text:p>82 000 000</text:p>
          </table:table-cell>
          <table:table-cell table:style-name="ce76" table:formula="of:=[.V59]/[.M60]" office:value-type="percentage" office:value="0.94670674838316" calcext:value-type="percentage">
            <text:p>94,67%</text:p>
          </table:table-cell>
          <table:table-cell table:style-name="ce81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76" table:formula="of:=[.Z59]/[.V59]" office:value-type="percentage" office:value="0" calcext:value-type="percentage">
            <text:p>0,00%</text:p>
          </table:table-cell>
          <table:table-cell table:style-name="ce76" table:formula="of:=[.AA59]/[.V59]" office:value-type="percentage" office:value="1" calcext:value-type="percentage">
            <text:p>100,00%</text:p>
          </table:table-cell>
          <table:table-cell table:style-name="ce76" table:formula="of:=[.Z59]/[.AB59]" office:value-type="string" office:string-value="#DIV/0 !" calcext:value-type="string">
            <text:p>#DIV/0 !</text:p>
          </table:table-cell>
          <table:table-cell/>
          <table:table-cell table:style-name="ce76" table:formula="of:=[.S59]*[.AG59]" office:value-type="string" office:string-value="#DIV/0 !" calcext:value-type="string">
            <text:p>#DIV/0 !</text:p>
          </table:table-cell>
          <table:table-cell table:formula="of:=[.D59]*[.AI59]" office:value-type="string" office:string-value="#DIV/0 !" calcext:value-type="string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76" table:formula="of:=[.AL59]/[.M60]" office:value-type="percentage" office:value="0.0532932516168395" calcext:value-type="percentage">
            <text:p>5,33%</text:p>
          </table:table-cell>
          <table:table-cell table:style-name="ce76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80" table:formula="of:=ROUND([.AL59]/[.D59])" office:value-type="float" office:value="80983" calcext:value-type="float">
            <text:p>80 983</text:p>
          </table:table-cell>
          <table:table-cell table:style-name="ce61" table:formula="of:=[.K59]" office:value-type="float" office:value="80000" calcext:value-type="float">
            <text:p>80 000</text:p>
          </table:table-cell>
          <table:table-cell/>
          <table:table-cell table:style-name="ce80" table:formula="of:=MIN([.AQ59];[.AU59])" office:value-type="float" office:value="0" calcext:value-type="float">
            <text:p>0</text:p>
          </table:table-cell>
          <table:table-cell table:style-name="ce80" table:formula="of:=[.AQ59]-[.AS59]" office:value-type="float" office:value="80000" calcext:value-type="float">
            <text:p>80 000</text:p>
          </table:table-cell>
          <table:table-cell table:style-name="ce80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76" table:formula="of:=[.AS59]/[.AQ59]" office:value-type="percentage" office:value="0" calcext:value-type="percentage">
            <text:p>0,00%</text:p>
          </table:table-cell>
          <table:table-cell table:style-name="ce76" table:formula="of:=[.AT59]/[.AQ59]" office:value-type="percentage" office:value="1" calcext:value-type="percentage">
            <text:p>100,00%</text:p>
          </table:table-cell>
          <table:table-cell/>
          <table:table-cell table:style-name="ce76" table:formula="of:=[.AS59]/[.AU59]" office:value-type="string" office:string-value="#DIV/0 !" calcext:value-type="string">
            <text:p>#DIV/0 !</text:p>
          </table:table-cell>
          <table:table-cell table:formula="of:=[.D59]*[.BA59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8" calcext:value-type="float">
            <text:p>58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48000000" calcext:value-type="float">
            <text:p>48 000 000</text:p>
          </table:table-cell>
          <table:table-cell table:style-name="ce60" office:value-type="float" office:value="700000" calcext:value-type="float">
            <text:p>700 000</text:p>
          </table:table-cell>
          <table:table-cell table:style-name="ce62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68" table:formula="of:=ROUND(POWER([.D60];[.H60])*[.I60])" office:value-type="float" office:value="0" calcext:value-type="float">
            <text:p>0</text:p>
          </table:table-cell>
          <table:table-cell table:style-name="ce68" table:formula="of:=ROUND(POWER([.D60];[.F60])*[.G60])" office:value-type="float" office:value="0" calcext:value-type="float">
            <text:p>0</text:p>
          </table:table-cell>
          <table:table-cell/>
          <table:table-cell table:style-name="ce50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74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57" table:formula="of:=[.J60]" office:value-type="float" office:value="48000000" calcext:value-type="float">
            <text:p>48 000 000</text:p>
          </table:table-cell>
          <table:table-cell table:style-name="ce76" table:formula="of:=[.V60]/[.M61]" office:value-type="percentage" office:value="0.528269581778547" calcext:value-type="percentage">
            <text:p>52,83%</text:p>
          </table:table-cell>
          <table:table-cell table:style-name="ce81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76" table:formula="of:=[.Z60]/[.V60]" office:value-type="percentage" office:value="0" calcext:value-type="percentage">
            <text:p>0,00%</text:p>
          </table:table-cell>
          <table:table-cell table:style-name="ce76" table:formula="of:=[.AA60]/[.V60]" office:value-type="percentage" office:value="1" calcext:value-type="percentage">
            <text:p>100,00%</text:p>
          </table:table-cell>
          <table:table-cell table:style-name="ce76" table:formula="of:=[.Z60]/[.AB60]" office:value-type="string" office:string-value="#DIV/0 !" calcext:value-type="string">
            <text:p>#DIV/0 !</text:p>
          </table:table-cell>
          <table:table-cell/>
          <table:table-cell table:style-name="ce76" table:formula="of:=[.S60]*[.AG60]" office:value-type="string" office:string-value="#DIV/0 !" calcext:value-type="string">
            <text:p>#DIV/0 !</text:p>
          </table:table-cell>
          <table:table-cell table:formula="of:=[.D60]*[.AI60]" office:value-type="string" office:string-value="#DIV/0 !" calcext:value-type="string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76" table:formula="of:=[.AL60]/[.M61]" office:value-type="percentage" office:value="0.471730418221453" calcext:value-type="percentage">
            <text:p>47,17%</text:p>
          </table:table-cell>
          <table:table-cell table:style-name="ce76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80" table:formula="of:=ROUND([.AL60]/[.D60])" office:value-type="float" office:value="739012" calcext:value-type="float">
            <text:p>739 012</text:p>
          </table:table-cell>
          <table:table-cell table:style-name="ce61" table:formula="of:=[.K60]" office:value-type="float" office:value="700000" calcext:value-type="float">
            <text:p>700 000</text:p>
          </table:table-cell>
          <table:table-cell/>
          <table:table-cell table:style-name="ce80" table:formula="of:=MIN([.AQ60];[.AU60])" office:value-type="float" office:value="0" calcext:value-type="float">
            <text:p>0</text:p>
          </table:table-cell>
          <table:table-cell table:style-name="ce80" table:formula="of:=[.AQ60]-[.AS60]" office:value-type="float" office:value="700000" calcext:value-type="float">
            <text:p>700 000</text:p>
          </table:table-cell>
          <table:table-cell table:style-name="ce80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76" table:formula="of:=[.AS60]/[.AQ60]" office:value-type="percentage" office:value="0" calcext:value-type="percentage">
            <text:p>0,00%</text:p>
          </table:table-cell>
          <table:table-cell table:style-name="ce76" table:formula="of:=[.AT60]/[.AQ60]" office:value-type="percentage" office:value="1" calcext:value-type="percentage">
            <text:p>100,00%</text:p>
          </table:table-cell>
          <table:table-cell/>
          <table:table-cell table:style-name="ce76" table:formula="of:=[.AS60]/[.AU60]" office:value-type="string" office:string-value="#DIV/0 !" calcext:value-type="string">
            <text:p>#DIV/0 !</text:p>
          </table:table-cell>
          <table:table-cell table:formula="of:=[.D60]*[.BA60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59" calcext:value-type="float">
            <text:p>59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49000000" calcext:value-type="float">
            <text:p>49 000 000</text:p>
          </table:table-cell>
          <table:table-cell table:style-name="ce60" office:value-type="float" office:value="800000" calcext:value-type="float">
            <text:p>800 000</text:p>
          </table:table-cell>
          <table:table-cell table:style-name="ce62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68" table:formula="of:=ROUND(POWER([.D61];[.H61])*[.I61])" office:value-type="float" office:value="0" calcext:value-type="float">
            <text:p>0</text:p>
          </table:table-cell>
          <table:table-cell table:style-name="ce68" table:formula="of:=ROUND(POWER([.D61];[.F61])*[.G61])" office:value-type="float" office:value="0" calcext:value-type="float">
            <text:p>0</text:p>
          </table:table-cell>
          <table:table-cell/>
          <table:table-cell table:style-name="ce50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74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57" table:formula="of:=[.J61]" office:value-type="float" office:value="49000000" calcext:value-type="float">
            <text:p>49 000 000</text:p>
          </table:table-cell>
          <table:table-cell table:style-name="ce76" table:formula="of:=[.V61]/[.M62]" office:value-type="percentage" office:value="0.514484837617351" calcext:value-type="percentage">
            <text:p>51,45%</text:p>
          </table:table-cell>
          <table:table-cell table:style-name="ce81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76" table:formula="of:=[.Z61]/[.V61]" office:value-type="percentage" office:value="0" calcext:value-type="percentage">
            <text:p>0,00%</text:p>
          </table:table-cell>
          <table:table-cell table:style-name="ce76" table:formula="of:=[.AA61]/[.V61]" office:value-type="percentage" office:value="1" calcext:value-type="percentage">
            <text:p>100,00%</text:p>
          </table:table-cell>
          <table:table-cell table:style-name="ce76" table:formula="of:=[.Z61]/[.AB61]" office:value-type="string" office:string-value="#DIV/0 !" calcext:value-type="string">
            <text:p>#DIV/0 !</text:p>
          </table:table-cell>
          <table:table-cell/>
          <table:table-cell table:style-name="ce76" table:formula="of:=[.S61]*[.AG61]" office:value-type="string" office:string-value="#DIV/0 !" calcext:value-type="string">
            <text:p>#DIV/0 !</text:p>
          </table:table-cell>
          <table:table-cell table:formula="of:=[.D61]*[.AI61]" office:value-type="string" office:string-value="#DIV/0 !" calcext:value-type="string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76" table:formula="of:=[.AL61]/[.M62]" office:value-type="percentage" office:value="0.485515162382649" calcext:value-type="percentage">
            <text:p>48,55%</text:p>
          </table:table-cell>
          <table:table-cell table:style-name="ce76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80" table:formula="of:=ROUND([.AL61]/[.D61])" office:value-type="float" office:value="783744" calcext:value-type="float">
            <text:p>783 744</text:p>
          </table:table-cell>
          <table:table-cell table:style-name="ce61" table:formula="of:=[.K61]" office:value-type="float" office:value="800000" calcext:value-type="float">
            <text:p>800 000</text:p>
          </table:table-cell>
          <table:table-cell/>
          <table:table-cell table:style-name="ce80" table:formula="of:=MIN([.AQ61];[.AU61])" office:value-type="float" office:value="0" calcext:value-type="float">
            <text:p>0</text:p>
          </table:table-cell>
          <table:table-cell table:style-name="ce80" table:formula="of:=[.AQ61]-[.AS61]" office:value-type="float" office:value="800000" calcext:value-type="float">
            <text:p>800 000</text:p>
          </table:table-cell>
          <table:table-cell table:style-name="ce80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76" table:formula="of:=[.AS61]/[.AQ61]" office:value-type="percentage" office:value="0" calcext:value-type="percentage">
            <text:p>0,00%</text:p>
          </table:table-cell>
          <table:table-cell table:style-name="ce76" table:formula="of:=[.AT61]/[.AQ61]" office:value-type="percentage" office:value="1" calcext:value-type="percentage">
            <text:p>100,00%</text:p>
          </table:table-cell>
          <table:table-cell/>
          <table:table-cell table:style-name="ce76" table:formula="of:=[.AS61]/[.AU61]" office:value-type="string" office:string-value="#DIV/0 !" calcext:value-type="string">
            <text:p>#DIV/0 !</text:p>
          </table:table-cell>
          <table:table-cell table:formula="of:=[.D61]*[.BA61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13">
          <table:table-cell table:style-name="ce36"/>
          <table:table-cell table:style-name="ce40"/>
          <table:table-cell/>
          <table:table-cell office:value-type="float" office:value="60" calcext:value-type="float">
            <text:p>60</text:p>
          </table:table-cell>
          <table:table-cell table:style-name="ce49" office:value-type="float" office:value="50" calcext:value-type="float">
            <text:p>50</text:p>
          </table:table-cell>
          <table:table-cell/>
          <table:table-cell table:style-name="ce49"/>
          <table:table-cell/>
          <table:table-cell table:style-name="ce49"/>
          <table:table-cell office:value-type="float" office:value="50000000" calcext:value-type="float">
            <text:p>50 000 000</text:p>
          </table:table-cell>
          <table:table-cell table:style-name="ce60" office:value-type="float" office:value="800000" calcext:value-type="float">
            <text:p>800 000</text:p>
          </table:table-cell>
          <table:table-cell table:style-name="ce62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68" table:formula="of:=ROUND(POWER([.D62];[.H62])*[.I62])" office:value-type="float" office:value="0" calcext:value-type="float">
            <text:p>0</text:p>
          </table:table-cell>
          <table:table-cell table:style-name="ce68" table:formula="of:=ROUND(POWER([.D62];[.F62])*[.G62])" office:value-type="float" office:value="0" calcext:value-type="float">
            <text:p>0</text:p>
          </table:table-cell>
          <table:table-cell/>
          <table:table-cell table:style-name="ce50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74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57" table:formula="of:=[.J62]" office:value-type="float" office:value="50000000" calcext:value-type="float">
            <text:p>50 000 000</text:p>
          </table:table-cell>
          <table:table-cell table:style-name="ce76" table:formula="of:=[.V62]/[.M63]" office:value-type="percentage" office:value="0.501240861852785" calcext:value-type="percentage">
            <text:p>50,12%</text:p>
          </table:table-cell>
          <table:table-cell table:style-name="ce81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76" table:formula="of:=[.Z62]/[.V62]" office:value-type="percentage" office:value="0" calcext:value-type="percentage">
            <text:p>0,00%</text:p>
          </table:table-cell>
          <table:table-cell table:style-name="ce76" table:formula="of:=[.AA62]/[.V62]" office:value-type="percentage" office:value="1" calcext:value-type="percentage">
            <text:p>100,00%</text:p>
          </table:table-cell>
          <table:table-cell table:style-name="ce76" table:formula="of:=[.Z62]/[.AB62]" office:value-type="string" office:string-value="#DIV/0 !" calcext:value-type="string">
            <text:p>#DIV/0 !</text:p>
          </table:table-cell>
          <table:table-cell/>
          <table:table-cell table:style-name="ce76" table:formula="of:=[.S62]*[.AG62]" office:value-type="string" office:string-value="#DIV/0 !" calcext:value-type="string">
            <text:p>#DIV/0 !</text:p>
          </table:table-cell>
          <table:table-cell table:formula="of:=[.D62]*[.AI62]" office:value-type="string" office:string-value="#DIV/0 !" calcext:value-type="string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76" table:formula="of:=[.AL62]/[.M63]" office:value-type="percentage" office:value="0.498759138147214" calcext:value-type="percentage">
            <text:p>49,88%</text:p>
          </table:table-cell>
          <table:table-cell table:style-name="ce76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80" table:formula="of:=ROUND([.AL62]/[.D62])" office:value-type="float" office:value="829207" calcext:value-type="float">
            <text:p>829 207</text:p>
          </table:table-cell>
          <table:table-cell table:style-name="ce61" table:formula="of:=[.K62]" office:value-type="float" office:value="800000" calcext:value-type="float">
            <text:p>800 000</text:p>
          </table:table-cell>
          <table:table-cell/>
          <table:table-cell table:style-name="ce80" table:formula="of:=MIN([.AQ62];[.AU62])" office:value-type="float" office:value="0" calcext:value-type="float">
            <text:p>0</text:p>
          </table:table-cell>
          <table:table-cell table:style-name="ce80" table:formula="of:=[.AQ62]-[.AS62]" office:value-type="float" office:value="800000" calcext:value-type="float">
            <text:p>800 000</text:p>
          </table:table-cell>
          <table:table-cell table:style-name="ce80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76" table:formula="of:=[.AS62]/[.AQ62]" office:value-type="percentage" office:value="0" calcext:value-type="percentage">
            <text:p>0,00%</text:p>
          </table:table-cell>
          <table:table-cell table:style-name="ce76" table:formula="of:=[.AT62]/[.AQ62]" office:value-type="percentage" office:value="1" calcext:value-type="percentage">
            <text:p>100,00%</text:p>
          </table:table-cell>
          <table:table-cell/>
          <table:table-cell table:style-name="ce76" table:formula="of:=[.AS62]/[.AU62]" office:value-type="string" office:string-value="#DIV/0 !" calcext:value-type="string">
            <text:p>#DIV/0 !</text:p>
          </table:table-cell>
          <table:table-cell table:formula="of:=[.D62]*[.BA62]" office:value-type="string" office:string-value="#DIV/0 !" calcext:value-type="string">
            <text:p>#DIV/0 !</text:p>
          </table:table-cell>
          <table:table-cell/>
          <table:table-cell table:style-name="ce23" table:number-columns-repeated="969"/>
        </table:table-row>
        <table:table-row table:style-name="ro7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68" table:formula="of:=ROUND(POWER([.D63];[.H63])*[.I63])" office:value-type="float" office:value="0" calcext:value-type="float">
            <text:p>0</text:p>
          </table:table-cell>
          <table:table-cell table:style-name="ce68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7" table:number-rows-repeated="6546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_5f_20_5f__5f_28_5f_user_5f_29_5f_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3:42:07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03-13T17:02:52.643000000</dc:date>
    <meta:editing-cycles>17</meta:editing-cycles>
    <meta:editing-duration>PT23H3M51S</meta:editing-duration>
    <meta:generator>LibreOffice/4.3.7.2$Windows_x86 LibreOffice_project/8a35821d8636a03b8bf4e15b48f59794652c68ba</meta:generator>
    <meta:document-statistic meta:table-count="7" meta:cell-count="3500" meta:object-count="0"/>
  </office:meta>
</office:document-meta>
</file>